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106" table:default-cell-style-name="Default"/>
        <table:table-row table:style-name="ro1">
          <table:table-cell office:value-type="string" calcext:value-type="string">
            <text:p>Vertical segments</text:p>
          </table:table-cell>
          <table:table-cell/>
          <table:table-cell office:value-type="string" calcext:value-type="string">
            <text:p>Segment length</text:p>
          </table:table-cell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Position 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]+[.C2]-1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2]-[.A2])" office:value-type="float" office:value="1" calcext:value-type="float">
            <text:p>1</text:p>
          </table:table-cell>
          <table:table-cell/>
          <table:table-cell table:formula="of:=IF([.G$1] &lt; [.$C2]; [.$A2]+[.$E2]*[.G$1]; &quot;&quot;)" office:value-type="float" office:value="33" calcext:value-type="float">
            <text:p>33</text:p>
          </table:table-cell>
          <table:table-cell table:formula="of:=IF([.H$1] &lt; [.$C2]; [.$A2]+[.$E2]*[.H$1]; &quot;&quot;)" office:value-type="float" office:value="34" calcext:value-type="float">
            <text:p>34</text:p>
          </table:table-cell>
          <table:table-cell table:formula="of:=IF([.I$1] &lt; [.$C2]; [.$A2]+[.$E2]*[.I$1]; &quot;&quot;)" office:value-type="float" office:value="35" calcext:value-type="float">
            <text:p>35</text:p>
          </table:table-cell>
          <table:table-cell table:formula="of:=IF([.J$1] &lt; [.$C2]; [.$A2]+[.$E2]*[.J$1]; &quot;&quot;)" office:value-type="float" office:value="36" calcext:value-type="float">
            <text:p>36</text:p>
          </table:table-cell>
          <table:table-cell table:formula="of:=IF([.K$1] &lt; [.$C2]; [.$A2]+[.$E2]*[.K$1]; &quot;&quot;)" office:value-type="float" office:value="37" calcext:value-type="float">
            <text:p>37</text:p>
          </table:table-cell>
          <table:table-cell table:formula="of:=IF([.L$1] &lt; [.$C2]; [.$A2]+[.$E2]*[.L$1]; &quot;&quot;)" office:value-type="float" office:value="38" calcext:value-type="float">
            <text:p>38</text:p>
          </table:table-cell>
          <table:table-cell table:formula="of:=IF([.M$1] &lt; [.$C2]; [.$A2]+[.$E2]*[.M$1]; &quot;&quot;)" office:value-type="float" office:value="39" calcext:value-type="float">
            <text:p>39</text:p>
          </table:table-cell>
          <table:table-cell table:formula="of:=IF([.N$1] &lt; [.$C2]; [.$A2]+[.$E2]*[.N$1]; &quot;&quot;)" office:value-type="float" office:value="40" calcext:value-type="float">
            <text:p>40</text:p>
          </table:table-cell>
          <table:table-cell table:formula="of:=IF([.O$1] &lt; [.$C2]; [.$A2]+[.$E2]*[.O$1]; &quot;&quot;)" office:value-type="float" office:value="41" calcext:value-type="float">
            <text:p>41</text:p>
          </table:table-cell>
          <table:table-cell table:formula="of:=IF([.P$1] &lt; [.$C2]; [.$A2]+[.$E2]*[.P$1]; &quot;&quot;)" office:value-type="float" office:value="42" calcext:value-type="float">
            <text:p>42</text:p>
          </table:table-cell>
          <table:table-cell table:formula="of:=IF([.Q$1] &lt; [.$C2]; [.$A2]+[.$E2]*[.Q$1]; &quot;&quot;)" office:value-type="float" office:value="43" calcext:value-type="float">
            <text:p>43</text:p>
          </table:table-cell>
          <table:table-cell table:formula="of:=IF([.R$1] &lt; [.$C2]; [.$A2]+[.$E2]*[.R$1]; &quot;&quot;)" office:value-type="float" office:value="44" calcext:value-type="float">
            <text:p>44</text:p>
          </table:table-cell>
          <table:table-cell table:formula="of:=IF([.S$1] &lt; [.$C2]; [.$A2]+[.$E2]*[.S$1]; &quot;&quot;)" office:value-type="float" office:value="45" calcext:value-type="float">
            <text:p>45</text:p>
          </table:table-cell>
          <table:table-cell table:formula="of:=IF([.T$1] &lt; [.$C2]; [.$A2]+[.$E2]*[.T$1]; &quot;&quot;)" office:value-type="float" office:value="46" calcext:value-type="float">
            <text:p>46</text:p>
          </table:table-cell>
          <table:table-cell table:formula="of:=IF([.U$1] &lt; [.$C2]; [.$A2]+[.$E2]*[.U$1]; &quot;&quot;)" office:value-type="float" office:value="47" calcext:value-type="float">
            <text:p>47</text:p>
          </table:table-cell>
          <table:table-cell table:formula="of:=IF([.V$1] &lt; [.$C2]; [.$A2]+[.$E2]*[.V$1]; &quot;&quot;)" office:value-type="float" office:value="48" calcext:value-type="float">
            <text:p>48</text:p>
          </table:table-cell>
          <table:table-cell table:formula="of:=IF([.W$1] &lt; [.$C2]; [.$A2]+[.$E2]*[.W$1]; &quot;&quot;)" office:value-type="float" office:value="49" calcext:value-type="float">
            <text:p>49</text:p>
          </table:table-cell>
          <table:table-cell table:formula="of:=IF([.X$1] &lt; [.$C2]; [.$A2]+[.$E2]*[.X$1]; &quot;&quot;)" office:value-type="float" office:value="50" calcext:value-type="float">
            <text:p>50</text:p>
          </table:table-cell>
          <table:table-cell table:formula="of:=IF([.Y$1] &lt; [.$C2]; [.$A2]+[.$E2]*[.Y$1]; &quot;&quot;)" office:value-type="float" office:value="51" calcext:value-type="float">
            <text:p>51</text:p>
          </table:table-cell>
          <table:table-cell table:formula="of:=IF([.Z$1] &lt; [.$C2]; [.$A2]+[.$E2]*[.Z$1]; &quot;&quot;)" office:value-type="float" office:value="52" calcext:value-type="float">
            <text:p>52</text:p>
          </table:table-cell>
          <table:table-cell table:formula="of:=IF([.AA$1] &lt; [.$C2]; [.$A2]+[.$E2]*[.AA$1]; &quot;&quot;)" office:value-type="float" office:value="53" calcext:value-type="float">
            <text:p>53</text:p>
          </table:table-cell>
          <table:table-cell table:formula="of:=IF([.AB$1] &lt; [.$C2]; [.$A2]+[.$E2]*[.AB$1]; &quot;&quot;)" office:value-type="float" office:value="54" calcext:value-type="float">
            <text:p>54</text:p>
          </table:table-cell>
          <table:table-cell table:formula="of:=IF([.AC$1] &lt; [.$C2]; [.$A2]+[.$E2]*[.AC$1]; &quot;&quot;)" office:value-type="float" office:value="55" calcext:value-type="float">
            <text:p>55</text:p>
          </table:table-cell>
          <table:table-cell table:formula="of:=IF([.AD$1] &lt; [.$C2]; [.$A2]+[.$E2]*[.AD$1]; &quot;&quot;)" office:value-type="float" office:value="56" calcext:value-type="float">
            <text:p>56</text:p>
          </table:table-cell>
          <table:table-cell table:style-name="ce5" table:formula="of:=IF([.AE$1] &lt; [.$C2]; [.$A2]+[.$E2]*[.AE$1]; &quot;&quot;)" office:value-type="float" office:value="57" calcext:value-type="float">
            <text:p>57</text:p>
          </table:table-cell>
          <table:table-cell table:formula="of:=IF([.AF$1] &lt; [.$C2]; [.$A2]+[.$E2]*[.AF$1]; &quot;&quot;)">
            <text:p/>
          </table:table-cell>
          <table:table-cell table:formula="of:=IF([.AG$1] &lt; [.$C2]; [.$A2]+[.$E2]*[.AG$1]; &quot;&quot;)">
            <text:p/>
          </table:table-cell>
          <table:table-cell table:formula="of:=IF([.AH$1] &lt; [.$C2]; [.$A2]+[.$E2]*[.AH$1]; &quot;&quot;)">
            <text:p/>
          </table:table-cell>
          <table:table-cell table:formula="of:=IF([.AI$1] &lt; [.$C2]; [.$A2]+[.$E2]*[.AI$1]; &quot;&quot;)">
            <text:p/>
          </table:table-cell>
          <table:table-cell table:formula="of:=IF([.AJ$1] &lt; [.$C2]; [.$A2]+[.$E2]*[.AJ$1]; &quot;&quot;)">
            <text:p/>
          </table:table-cell>
          <table:table-cell table:formula="of:=IF([.AK$1] &lt; [.$C2]; [.$A2]+[.$E2]*[.AK$1]; &quot;&quot;)">
            <text:p/>
          </table:table-cell>
          <table:table-cell table:formula="of:=IF([.AL$1] &lt; [.$C2]; [.$A2]+[.$E2]*[.AL$1]; &quot;&quot;)">
            <text:p/>
          </table:table-cell>
          <table:table-cell table:formula="of:=IF([.AM$1] &lt; [.$C2]; [.$A2]+[.$E2]*[.AM$1]; &quot;&quot;)">
            <text:p/>
          </table:table-cell>
          <table:table-cell table:formula="of:=IF([.AN$1] &lt; [.$C2]; [.$A2]+[.$E2]*[.AN$1]; &quot;&quot;)">
            <text:p/>
          </table:table-cell>
          <table:table-cell table:formula="of:=IF([.AO$1] &lt; [.$C2]; [.$A2]+[.$E2]*[.AO$1]; &quot;&quot;)">
            <text:p/>
          </table:table-cell>
          <table:table-cell table:formula="of:=IF([.AP$1] &lt; [.$C2]; [.$A2]+[.$E2]*[.AP$1]; &quot;&quot;)">
            <text:p/>
          </table:table-cell>
          <table:table-cell table:formula="of:=IF([.AQ$1] &lt; [.$C2]; [.$A2]+[.$E2]*[.AQ$1]; &quot;&quot;)">
            <text:p/>
          </table:table-cell>
          <table:table-cell table:formula="of:=IF([.AR$1] &lt; [.$C2]; [.$A2]+[.$E2]*[.AR$1]; &quot;&quot;)">
            <text:p/>
          </table:table-cell>
          <table:table-cell table:formula="of:=IF([.AS$1] &lt; [.$C2]; [.$A2]+[.$E2]*[.AS$1]; &quot;&quot;)">
            <text:p/>
          </table:table-cell>
          <table:table-cell table:formula="of:=IF([.AT$1] &lt; [.$C2]; [.$A2]+[.$E2]*[.AT$1]; &quot;&quot;)">
            <text:p/>
          </table:table-cell>
          <table:table-cell table:formula="of:=IF([.AU$1] &lt; [.$C2]; [.$A2]+[.$E2]*[.AU$1]; &quot;&quot;)">
            <text:p/>
          </table:table-cell>
          <table:table-cell table:formula="of:=IF([.AV$1] &lt; [.$C2]; [.$A2]+[.$E2]*[.AV$1]; &quot;&quot;)">
            <text:p/>
          </table:table-cell>
          <table:table-cell table:formula="of:=IF([.AW$1] &lt; [.$C2]; [.$A2]+[.$E2]*[.AW$1]; &quot;&quot;)">
            <text:p/>
          </table:table-cell>
          <table:table-cell table:formula="of:=IF([.AX$1] &lt; [.$C2]; [.$A2]+[.$E2]*[.AX$1]; &quot;&quot;)">
            <text:p/>
          </table:table-cell>
          <table:table-cell table:formula="of:=IF([.AY$1] &lt; [.$C2]; [.$A2]+[.$E2]*[.AY$1]; &quot;&quot;)">
            <text:p/>
          </table:table-cell>
          <table:table-cell table:formula="of:=IF([.AZ$1] &lt; [.$C2]; [.$A2]+[.$E2]*[.AZ$1]; &quot;&quot;)">
            <text:p/>
          </table:table-cell>
          <table:table-cell table:formula="of:=IF([.BA$1] &lt; [.$C2]; [.$A2]+[.$E2]*[.BA$1]; &quot;&quot;)">
            <text:p/>
          </table:table-cell>
          <table:table-cell table:formula="of:=IF([.BB$1] &lt; [.$C2]; [.$A2]+[.$E2]*[.BB$1]; &quot;&quot;)">
            <text:p/>
          </table:table-cell>
          <table:table-cell table:formula="of:=IF([.BC$1] &lt; [.$C2]; [.$A2]+[.$E2]*[.BC$1]; &quot;&quot;)">
            <text:p/>
          </table:table-cell>
          <table:table-cell table:formula="of:=IF([.BD$1] &lt; [.$C2]; [.$A2]+[.$E2]*[.BD$1]; &quot;&quot;)">
            <text:p/>
          </table:table-cell>
          <table:table-cell table:formula="of:=IF([.BE$1] &lt; [.$C2]; [.$A2]+[.$E2]*[.BE$1]; &quot;&quot;)">
            <text:p/>
          </table:table-cell>
          <table:table-cell table:formula="of:=IF([.BF$1] &lt; [.$C2]; [.$A2]+[.$E2]*[.BF$1]; &quot;&quot;)">
            <text:p/>
          </table:table-cell>
          <table:table-cell table:formula="of:=IF([.BG$1] &lt; [.$C2]; [.$A2]+[.$E2]*[.BG$1]; &quot;&quot;)">
            <text:p/>
          </table:table-cell>
          <table:table-cell table:formula="of:=IF([.BH$1] &lt; [.$C2]; [.$A2]+[.$E2]*[.BH$1]; &quot;&quot;)">
            <text:p/>
          </table:table-cell>
          <table:table-cell table:formula="of:=IF([.BI$1] &lt; [.$C2]; [.$A2]+[.$E2]*[.BI$1]; &quot;&quot;)">
            <text:p/>
          </table:table-cell>
          <table:table-cell table:formula="of:=IF([.BJ$1] &lt; [.$C2]; [.$A2]+[.$E2]*[.BJ$1]; &quot;&quot;)">
            <text:p/>
          </table:table-cell>
          <table:table-cell table:formula="of:=IF([.BK$1] &lt; [.$C2]; [.$A2]+[.$E2]*[.BK$1]; &quot;&quot;)">
            <text:p/>
          </table:table-cell>
          <table:table-cell table:formula="of:=IF([.BL$1] &lt; [.$C2]; [.$A2]+[.$E2]*[.BL$1]; &quot;&quot;)">
            <text:p/>
          </table:table-cell>
          <table:table-cell table:formula="of:=IF([.BM$1] &lt; [.$C2]; [.$A2]+[.$E2]*[.BM$1]; &quot;&quot;)">
            <text:p/>
          </table:table-cell>
          <table:table-cell table:formula="of:=IF([.BN$1] &lt; [.$C2]; [.$A2]+[.$E2]*[.BN$1]; &quot;&quot;)">
            <text:p/>
          </table:table-cell>
          <table:table-cell table:formula="of:=IF([.BO$1] &lt; [.$C2]; [.$A2]+[.$E2]*[.BO$1]; &quot;&quot;)">
            <text:p/>
          </table:table-cell>
          <table:table-cell table:formula="of:=IF([.BP$1] &lt; [.$C2]; [.$A2]+[.$E2]*[.BP$1]; &quot;&quot;)">
            <text:p/>
          </table:table-cell>
          <table:table-cell table:formula="of:=IF([.BQ$1] &lt; [.$C2]; [.$A2]+[.$E2]*[.BQ$1]; &quot;&quot;)">
            <text:p/>
          </table:table-cell>
          <table:table-cell table:formula="of:=IF([.BR$1] &lt; [.$C2]; [.$A2]+[.$E2]*[.BR$1]; &quot;&quot;)">
            <text:p/>
          </table:table-cell>
          <table:table-cell table:formula="of:=IF([.BS$1] &lt; [.$C2]; [.$A2]+[.$E2]*[.BS$1]; &quot;&quot;)">
            <text:p/>
          </table:table-cell>
          <table:table-cell table:formula="of:=IF([.BT$1] &lt; [.$C2]; [.$A2]+[.$E2]*[.BT$1]; &quot;&quot;)">
            <text:p/>
          </table:table-cell>
          <table:table-cell table:formula="of:=IF([.BU$1] &lt; [.$C2]; [.$A2]+[.$E2]*[.BU$1]; &quot;&quot;)">
            <text:p/>
          </table:table-cell>
          <table:table-cell table:formula="of:=IF([.BV$1] &lt; [.$C2]; [.$A2]+[.$E2]*[.BV$1]; &quot;&quot;)">
            <text:p/>
          </table:table-cell>
          <table:table-cell table:formula="of:=IF([.BW$1] &lt; [.$C2]; [.$A2]+[.$E2]*[.BW$1]; &quot;&quot;)">
            <text:p/>
          </table:table-cell>
          <table:table-cell table:formula="of:=IF([.BX$1] &lt; [.$C2]; [.$A2]+[.$E2]*[.BX$1]; &quot;&quot;)">
            <text:p/>
          </table:table-cell>
          <table:table-cell table:formula="of:=IF([.BY$1] &lt; [.$C2]; [.$A2]+[.$E2]*[.BY$1]; &quot;&quot;)">
            <text:p/>
          </table:table-cell>
          <table:table-cell table:formula="of:=IF([.BZ$1] &lt; [.$C2]; [.$A2]+[.$E2]*[.BZ$1]; &quot;&quot;)">
            <text:p/>
          </table:table-cell>
          <table:table-cell table:formula="of:=IF([.CA$1] &lt; [.$C2]; [.$A2]+[.$E2]*[.CA$1]; &quot;&quot;)">
            <text:p/>
          </table:table-cell>
          <table:table-cell table:formula="of:=IF([.CB$1] &lt; [.$C2]; [.$A2]+[.$E2]*[.CB$1]; &quot;&quot;)">
            <text:p/>
          </table:table-cell>
          <table:table-cell table:formula="of:=IF([.CC$1] &lt; [.$C2]; [.$A2]+[.$E2]*[.CC$1]; &quot;&quot;)">
            <text:p/>
          </table:table-cell>
          <table:table-cell table:formula="of:=IF([.CD$1] &lt; [.$C2]; [.$A2]+[.$E2]*[.CD$1]; &quot;&quot;)">
            <text:p/>
          </table:table-cell>
          <table:table-cell table:formula="of:=IF([.CE$1] &lt; [.$C2]; [.$A2]+[.$E2]*[.CE$1]; &quot;&quot;)">
            <text:p/>
          </table:table-cell>
          <table:table-cell table:formula="of:=IF([.CF$1] &lt; [.$C2]; [.$A2]+[.$E2]*[.CF$1]; &quot;&quot;)">
            <text:p/>
          </table:table-cell>
          <table:table-cell table:formula="of:=IF([.CG$1] &lt; [.$C2]; [.$A2]+[.$E2]*[.CG$1]; &quot;&quot;)">
            <text:p/>
          </table:table-cell>
          <table:table-cell table:formula="of:=IF([.CH$1] &lt; [.$C2]; [.$A2]+[.$E2]*[.CH$1]; &quot;&quot;)">
            <text:p/>
          </table:table-cell>
          <table:table-cell table:formula="of:=IF([.CI$1] &lt; [.$C2]; [.$A2]+[.$E2]*[.CI$1]; &quot;&quot;)">
            <text:p/>
          </table:table-cell>
          <table:table-cell table:formula="of:=IF([.CJ$1] &lt; [.$C2]; [.$A2]+[.$E2]*[.CJ$1]; &quot;&quot;)">
            <text:p/>
          </table:table-cell>
          <table:table-cell table:formula="of:=IF([.CK$1] &lt; [.$C2]; [.$A2]+[.$E2]*[.CK$1]; &quot;&quot;)">
            <text:p/>
          </table:table-cell>
          <table:table-cell table:formula="of:=IF([.CL$1] &lt; [.$C2]; [.$A2]+[.$E2]*[.CL$1]; &quot;&quot;)">
            <text:p/>
          </table:table-cell>
          <table:table-cell table:formula="of:=IF([.CM$1] &lt; [.$C2]; [.$A2]+[.$E2]*[.CM$1]; &quot;&quot;)">
            <text:p/>
          </table:table-cell>
          <table:table-cell table:formula="of:=IF([.CN$1] &lt; [.$C2]; [.$A2]+[.$E2]*[.CN$1]; &quot;&quot;)">
            <text:p/>
          </table:table-cell>
          <table:table-cell table:formula="of:=IF([.CO$1] &lt; [.$C2]; [.$A2]+[.$E2]*[.CO$1]; &quot;&quot;)">
            <text:p/>
          </table:table-cell>
          <table:table-cell table:formula="of:=IF([.CP$1] &lt; [.$C2]; [.$A2]+[.$E2]*[.CP$1]; &quot;&quot;)">
            <text:p/>
          </table:table-cell>
          <table:table-cell table:formula="of:=IF([.CQ$1] &lt; [.$C2]; [.$A2]+[.$E2]*[.CQ$1]; &quot;&quot;)">
            <text:p/>
          </table:table-cell>
          <table:table-cell table:formula="of:=IF([.CR$1] &lt; [.$C2]; [.$A2]+[.$E2]*[.CR$1]; &quot;&quot;)">
            <text:p/>
          </table:table-cell>
          <table:table-cell table:formula="of:=IF([.CS$1] &lt; [.$C2]; [.$A2]+[.$E2]*[.CS$1]; &quot;&quot;)">
            <text:p/>
          </table:table-cell>
          <table:table-cell table:formula="of:=IF([.CT$1] &lt; [.$C2]; [.$A2]+[.$E2]*[.CT$1]; &quot;&quot;)">
            <text:p/>
          </table:table-cell>
          <table:table-cell table:formula="of:=IF([.CU$1] &lt; [.$C2]; [.$A2]+[.$E2]*[.CU$1]; &quot;&quot;)">
            <text:p/>
          </table:table-cell>
          <table:table-cell table:formula="of:=IF([.CV$1] &lt; [.$C2]; [.$A2]+[.$E2]*[.CV$1]; &quot;&quot;)">
            <text:p/>
          </table:table-cell>
          <table:table-cell table:formula="of:=IF([.CW$1] &lt; [.$C2]; [.$A2]+[.$E2]*[.CW$1]; &quot;&quot;)">
            <text:p/>
          </table:table-cell>
          <table:table-cell table:formula="of:=IF([.CX$1] &lt; [.$C2]; [.$A2]+[.$E2]*[.CX$1]; &quot;&quot;)">
            <text:p/>
          </table:table-cell>
          <table:table-cell table:formula="of:=IF([.CY$1] &lt; [.$C2]; [.$A2]+[.$E2]*[.CY$1]; &quot;&quot;)">
            <text:p/>
          </table:table-cell>
          <table:table-cell table:formula="of:=IF([.CZ$1] &lt; [.$C2]; [.$A2]+[.$E2]*[.CZ$1]; &quot;&quot;)">
            <text:p/>
          </table:table-cell>
          <table:table-cell table:formula="of:=IF([.DA$1] &lt; [.$C2]; [.$A2]+[.$E2]*[.DA$1]; &quot;&quot;)">
            <text:p/>
          </table:table-cell>
          <table:table-cell table:formula="of:=IF([.DB$1] &lt; [.$C2]; [.$A2]+[.$E2]*[.DB$1]; &quot;&quot;)">
            <text:p/>
          </table:table-cell>
          <table:table-cell table:number-columns-repeated="6"/>
        </table:table-row>
        <table:table-row table:style-name="ro1">
          <table:table-cell table:formula="of:=[.B3]+[.C3]-1" office:value-type="float" office:value="85" calcext:value-type="float">
            <text:p>85</text:p>
          </table:table-cell>
          <table:table-cell table:formula="of:=[.B20]+1"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3]-[.A3])" office:value-type="float" office:value="-1" calcext:value-type="float">
            <text:p>-1</text:p>
          </table:table-cell>
          <table:table-cell/>
          <table:table-cell table:formula="of:=IF([.G$1] &lt; [.$C3]; [.$A3]+[.$E3]*[.G$1]; &quot;&quot;)" office:value-type="float" office:value="85" calcext:value-type="float">
            <text:p>85</text:p>
          </table:table-cell>
          <table:table-cell table:formula="of:=IF([.H$1] &lt; [.$C3]; [.$A3]+[.$E3]*[.H$1]; &quot;&quot;)" office:value-type="float" office:value="84" calcext:value-type="float">
            <text:p>84</text:p>
          </table:table-cell>
          <table:table-cell table:formula="of:=IF([.I$1] &lt; [.$C3]; [.$A3]+[.$E3]*[.I$1]; &quot;&quot;)" office:value-type="float" office:value="83" calcext:value-type="float">
            <text:p>83</text:p>
          </table:table-cell>
          <table:table-cell table:formula="of:=IF([.J$1] &lt; [.$C3]; [.$A3]+[.$E3]*[.J$1]; &quot;&quot;)" office:value-type="float" office:value="82" calcext:value-type="float">
            <text:p>82</text:p>
          </table:table-cell>
          <table:table-cell table:formula="of:=IF([.K$1] &lt; [.$C3]; [.$A3]+[.$E3]*[.K$1]; &quot;&quot;)" office:value-type="float" office:value="81" calcext:value-type="float">
            <text:p>81</text:p>
          </table:table-cell>
          <table:table-cell table:formula="of:=IF([.L$1] &lt; [.$C3]; [.$A3]+[.$E3]*[.L$1]; &quot;&quot;)" office:value-type="float" office:value="80" calcext:value-type="float">
            <text:p>80</text:p>
          </table:table-cell>
          <table:table-cell table:formula="of:=IF([.M$1] &lt; [.$C3]; [.$A3]+[.$E3]*[.M$1]; &quot;&quot;)" office:value-type="float" office:value="79" calcext:value-type="float">
            <text:p>79</text:p>
          </table:table-cell>
          <table:table-cell table:formula="of:=IF([.N$1] &lt; [.$C3]; [.$A3]+[.$E3]*[.N$1]; &quot;&quot;)" office:value-type="float" office:value="78" calcext:value-type="float">
            <text:p>78</text:p>
          </table:table-cell>
          <table:table-cell table:formula="of:=IF([.O$1] &lt; [.$C3]; [.$A3]+[.$E3]*[.O$1]; &quot;&quot;)" office:value-type="float" office:value="77" calcext:value-type="float">
            <text:p>77</text:p>
          </table:table-cell>
          <table:table-cell table:formula="of:=IF([.P$1] &lt; [.$C3]; [.$A3]+[.$E3]*[.P$1]; &quot;&quot;)" office:value-type="float" office:value="76" calcext:value-type="float">
            <text:p>76</text:p>
          </table:table-cell>
          <table:table-cell table:formula="of:=IF([.Q$1] &lt; [.$C3]; [.$A3]+[.$E3]*[.Q$1]; &quot;&quot;)" office:value-type="float" office:value="75" calcext:value-type="float">
            <text:p>75</text:p>
          </table:table-cell>
          <table:table-cell table:formula="of:=IF([.R$1] &lt; [.$C3]; [.$A3]+[.$E3]*[.R$1]; &quot;&quot;)" office:value-type="float" office:value="74" calcext:value-type="float">
            <text:p>74</text:p>
          </table:table-cell>
          <table:table-cell table:formula="of:=IF([.S$1] &lt; [.$C3]; [.$A3]+[.$E3]*[.S$1]; &quot;&quot;)" office:value-type="float" office:value="73" calcext:value-type="float">
            <text:p>73</text:p>
          </table:table-cell>
          <table:table-cell table:formula="of:=IF([.T$1] &lt; [.$C3]; [.$A3]+[.$E3]*[.T$1]; &quot;&quot;)" office:value-type="float" office:value="72" calcext:value-type="float">
            <text:p>72</text:p>
          </table:table-cell>
          <table:table-cell table:formula="of:=IF([.U$1] &lt; [.$C3]; [.$A3]+[.$E3]*[.U$1]; &quot;&quot;)" office:value-type="float" office:value="71" calcext:value-type="float">
            <text:p>71</text:p>
          </table:table-cell>
          <table:table-cell table:formula="of:=IF([.V$1] &lt; [.$C3]; [.$A3]+[.$E3]*[.V$1]; &quot;&quot;)" office:value-type="float" office:value="70" calcext:value-type="float">
            <text:p>70</text:p>
          </table:table-cell>
          <table:table-cell table:formula="of:=IF([.W$1] &lt; [.$C3]; [.$A3]+[.$E3]*[.W$1]; &quot;&quot;)" office:value-type="float" office:value="69" calcext:value-type="float">
            <text:p>69</text:p>
          </table:table-cell>
          <table:table-cell table:formula="of:=IF([.X$1] &lt; [.$C3]; [.$A3]+[.$E3]*[.X$1]; &quot;&quot;)" office:value-type="float" office:value="68" calcext:value-type="float">
            <text:p>68</text:p>
          </table:table-cell>
          <table:table-cell table:formula="of:=IF([.Y$1] &lt; [.$C3]; [.$A3]+[.$E3]*[.Y$1]; &quot;&quot;)" office:value-type="float" office:value="67" calcext:value-type="float">
            <text:p>67</text:p>
          </table:table-cell>
          <table:table-cell table:formula="of:=IF([.Z$1] &lt; [.$C3]; [.$A3]+[.$E3]*[.Z$1]; &quot;&quot;)" office:value-type="float" office:value="66" calcext:value-type="float">
            <text:p>66</text:p>
          </table:table-cell>
          <table:table-cell table:formula="of:=IF([.AA$1] &lt; [.$C3]; [.$A3]+[.$E3]*[.AA$1]; &quot;&quot;)" office:value-type="float" office:value="65" calcext:value-type="float">
            <text:p>65</text:p>
          </table:table-cell>
          <table:table-cell table:formula="of:=IF([.AB$1] &lt; [.$C3]; [.$A3]+[.$E3]*[.AB$1]; &quot;&quot;)" office:value-type="float" office:value="64" calcext:value-type="float">
            <text:p>64</text:p>
          </table:table-cell>
          <table:table-cell table:formula="of:=IF([.AC$1] &lt; [.$C3]; [.$A3]+[.$E3]*[.AC$1]; &quot;&quot;)" office:value-type="float" office:value="63" calcext:value-type="float">
            <text:p>63</text:p>
          </table:table-cell>
          <table:table-cell table:formula="of:=IF([.AD$1] &lt; [.$C3]; [.$A3]+[.$E3]*[.AD$1]; &quot;&quot;)" office:value-type="float" office:value="62" calcext:value-type="float">
            <text:p>62</text:p>
          </table:table-cell>
          <table:table-cell table:style-name="ce5" table:formula="of:=IF([.AE$1] &lt; [.$C3]; [.$A3]+[.$E3]*[.AE$1]; &quot;&quot;)" office:value-type="float" office:value="61" calcext:value-type="float">
            <text:p>61</text:p>
          </table:table-cell>
          <table:table-cell table:formula="of:=IF([.AF$1] &lt; [.$C3]; [.$A3]+[.$E3]*[.AF$1]; &quot;&quot;)">
            <text:p/>
          </table:table-cell>
          <table:table-cell table:formula="of:=IF([.AG$1] &lt; [.$C3]; [.$A3]+[.$E3]*[.AG$1]; &quot;&quot;)">
            <text:p/>
          </table:table-cell>
          <table:table-cell table:formula="of:=IF([.AH$1] &lt; [.$C3]; [.$A3]+[.$E3]*[.AH$1]; &quot;&quot;)">
            <text:p/>
          </table:table-cell>
          <table:table-cell table:formula="of:=IF([.AI$1] &lt; [.$C3]; [.$A3]+[.$E3]*[.AI$1]; &quot;&quot;)">
            <text:p/>
          </table:table-cell>
          <table:table-cell table:formula="of:=IF([.AJ$1] &lt; [.$C3]; [.$A3]+[.$E3]*[.AJ$1]; &quot;&quot;)">
            <text:p/>
          </table:table-cell>
          <table:table-cell table:formula="of:=IF([.AK$1] &lt; [.$C3]; [.$A3]+[.$E3]*[.AK$1]; &quot;&quot;)">
            <text:p/>
          </table:table-cell>
          <table:table-cell table:formula="of:=IF([.AL$1] &lt; [.$C3]; [.$A3]+[.$E3]*[.AL$1]; &quot;&quot;)">
            <text:p/>
          </table:table-cell>
          <table:table-cell table:formula="of:=IF([.AM$1] &lt; [.$C3]; [.$A3]+[.$E3]*[.AM$1]; &quot;&quot;)">
            <text:p/>
          </table:table-cell>
          <table:table-cell table:formula="of:=IF([.AN$1] &lt; [.$C3]; [.$A3]+[.$E3]*[.AN$1]; &quot;&quot;)">
            <text:p/>
          </table:table-cell>
          <table:table-cell table:formula="of:=IF([.AO$1] &lt; [.$C3]; [.$A3]+[.$E3]*[.AO$1]; &quot;&quot;)">
            <text:p/>
          </table:table-cell>
          <table:table-cell table:formula="of:=IF([.AP$1] &lt; [.$C3]; [.$A3]+[.$E3]*[.AP$1]; &quot;&quot;)">
            <text:p/>
          </table:table-cell>
          <table:table-cell table:formula="of:=IF([.AQ$1] &lt; [.$C3]; [.$A3]+[.$E3]*[.AQ$1]; &quot;&quot;)">
            <text:p/>
          </table:table-cell>
          <table:table-cell table:formula="of:=IF([.AR$1] &lt; [.$C3]; [.$A3]+[.$E3]*[.AR$1]; &quot;&quot;)">
            <text:p/>
          </table:table-cell>
          <table:table-cell table:formula="of:=IF([.AS$1] &lt; [.$C3]; [.$A3]+[.$E3]*[.AS$1]; &quot;&quot;)">
            <text:p/>
          </table:table-cell>
          <table:table-cell table:formula="of:=IF([.AT$1] &lt; [.$C3]; [.$A3]+[.$E3]*[.AT$1]; &quot;&quot;)">
            <text:p/>
          </table:table-cell>
          <table:table-cell table:formula="of:=IF([.AU$1] &lt; [.$C3]; [.$A3]+[.$E3]*[.AU$1]; &quot;&quot;)">
            <text:p/>
          </table:table-cell>
          <table:table-cell table:formula="of:=IF([.AV$1] &lt; [.$C3]; [.$A3]+[.$E3]*[.AV$1]; &quot;&quot;)">
            <text:p/>
          </table:table-cell>
          <table:table-cell table:formula="of:=IF([.AW$1] &lt; [.$C3]; [.$A3]+[.$E3]*[.AW$1]; &quot;&quot;)">
            <text:p/>
          </table:table-cell>
          <table:table-cell table:formula="of:=IF([.AX$1] &lt; [.$C3]; [.$A3]+[.$E3]*[.AX$1]; &quot;&quot;)">
            <text:p/>
          </table:table-cell>
          <table:table-cell table:formula="of:=IF([.AY$1] &lt; [.$C3]; [.$A3]+[.$E3]*[.AY$1]; &quot;&quot;)">
            <text:p/>
          </table:table-cell>
          <table:table-cell table:formula="of:=IF([.AZ$1] &lt; [.$C3]; [.$A3]+[.$E3]*[.AZ$1]; &quot;&quot;)">
            <text:p/>
          </table:table-cell>
          <table:table-cell table:formula="of:=IF([.BA$1] &lt; [.$C3]; [.$A3]+[.$E3]*[.BA$1]; &quot;&quot;)">
            <text:p/>
          </table:table-cell>
          <table:table-cell table:formula="of:=IF([.BB$1] &lt; [.$C3]; [.$A3]+[.$E3]*[.BB$1]; &quot;&quot;)">
            <text:p/>
          </table:table-cell>
          <table:table-cell table:formula="of:=IF([.BC$1] &lt; [.$C3]; [.$A3]+[.$E3]*[.BC$1]; &quot;&quot;)">
            <text:p/>
          </table:table-cell>
          <table:table-cell table:formula="of:=IF([.BD$1] &lt; [.$C3]; [.$A3]+[.$E3]*[.BD$1]; &quot;&quot;)">
            <text:p/>
          </table:table-cell>
          <table:table-cell table:formula="of:=IF([.BE$1] &lt; [.$C3]; [.$A3]+[.$E3]*[.BE$1]; &quot;&quot;)">
            <text:p/>
          </table:table-cell>
          <table:table-cell table:formula="of:=IF([.BF$1] &lt; [.$C3]; [.$A3]+[.$E3]*[.BF$1]; &quot;&quot;)">
            <text:p/>
          </table:table-cell>
          <table:table-cell table:formula="of:=IF([.BG$1] &lt; [.$C3]; [.$A3]+[.$E3]*[.BG$1]; &quot;&quot;)">
            <text:p/>
          </table:table-cell>
          <table:table-cell table:formula="of:=IF([.BH$1] &lt; [.$C3]; [.$A3]+[.$E3]*[.BH$1]; &quot;&quot;)">
            <text:p/>
          </table:table-cell>
          <table:table-cell table:formula="of:=IF([.BI$1] &lt; [.$C3]; [.$A3]+[.$E3]*[.BI$1]; &quot;&quot;)">
            <text:p/>
          </table:table-cell>
          <table:table-cell table:formula="of:=IF([.BJ$1] &lt; [.$C3]; [.$A3]+[.$E3]*[.BJ$1]; &quot;&quot;)">
            <text:p/>
          </table:table-cell>
          <table:table-cell table:formula="of:=IF([.BK$1] &lt; [.$C3]; [.$A3]+[.$E3]*[.BK$1]; &quot;&quot;)">
            <text:p/>
          </table:table-cell>
          <table:table-cell table:formula="of:=IF([.BL$1] &lt; [.$C3]; [.$A3]+[.$E3]*[.BL$1]; &quot;&quot;)">
            <text:p/>
          </table:table-cell>
          <table:table-cell table:formula="of:=IF([.BM$1] &lt; [.$C3]; [.$A3]+[.$E3]*[.BM$1]; &quot;&quot;)">
            <text:p/>
          </table:table-cell>
          <table:table-cell table:formula="of:=IF([.BN$1] &lt; [.$C3]; [.$A3]+[.$E3]*[.BN$1]; &quot;&quot;)">
            <text:p/>
          </table:table-cell>
          <table:table-cell table:formula="of:=IF([.BO$1] &lt; [.$C3]; [.$A3]+[.$E3]*[.BO$1]; &quot;&quot;)">
            <text:p/>
          </table:table-cell>
          <table:table-cell table:formula="of:=IF([.BP$1] &lt; [.$C3]; [.$A3]+[.$E3]*[.BP$1]; &quot;&quot;)">
            <text:p/>
          </table:table-cell>
          <table:table-cell table:formula="of:=IF([.BQ$1] &lt; [.$C3]; [.$A3]+[.$E3]*[.BQ$1]; &quot;&quot;)">
            <text:p/>
          </table:table-cell>
          <table:table-cell table:formula="of:=IF([.BR$1] &lt; [.$C3]; [.$A3]+[.$E3]*[.BR$1]; &quot;&quot;)">
            <text:p/>
          </table:table-cell>
          <table:table-cell table:formula="of:=IF([.BS$1] &lt; [.$C3]; [.$A3]+[.$E3]*[.BS$1]; &quot;&quot;)">
            <text:p/>
          </table:table-cell>
          <table:table-cell table:formula="of:=IF([.BT$1] &lt; [.$C3]; [.$A3]+[.$E3]*[.BT$1]; &quot;&quot;)">
            <text:p/>
          </table:table-cell>
          <table:table-cell table:formula="of:=IF([.BU$1] &lt; [.$C3]; [.$A3]+[.$E3]*[.BU$1]; &quot;&quot;)">
            <text:p/>
          </table:table-cell>
          <table:table-cell table:formula="of:=IF([.BV$1] &lt; [.$C3]; [.$A3]+[.$E3]*[.BV$1]; &quot;&quot;)">
            <text:p/>
          </table:table-cell>
          <table:table-cell table:formula="of:=IF([.BW$1] &lt; [.$C3]; [.$A3]+[.$E3]*[.BW$1]; &quot;&quot;)">
            <text:p/>
          </table:table-cell>
          <table:table-cell table:formula="of:=IF([.BX$1] &lt; [.$C3]; [.$A3]+[.$E3]*[.BX$1]; &quot;&quot;)">
            <text:p/>
          </table:table-cell>
          <table:table-cell table:formula="of:=IF([.BY$1] &lt; [.$C3]; [.$A3]+[.$E3]*[.BY$1]; &quot;&quot;)">
            <text:p/>
          </table:table-cell>
          <table:table-cell table:formula="of:=IF([.BZ$1] &lt; [.$C3]; [.$A3]+[.$E3]*[.BZ$1]; &quot;&quot;)">
            <text:p/>
          </table:table-cell>
          <table:table-cell table:formula="of:=IF([.CA$1] &lt; [.$C3]; [.$A3]+[.$E3]*[.CA$1]; &quot;&quot;)">
            <text:p/>
          </table:table-cell>
          <table:table-cell table:formula="of:=IF([.CB$1] &lt; [.$C3]; [.$A3]+[.$E3]*[.CB$1]; &quot;&quot;)">
            <text:p/>
          </table:table-cell>
          <table:table-cell table:formula="of:=IF([.CC$1] &lt; [.$C3]; [.$A3]+[.$E3]*[.CC$1]; &quot;&quot;)">
            <text:p/>
          </table:table-cell>
          <table:table-cell table:formula="of:=IF([.CD$1] &lt; [.$C3]; [.$A3]+[.$E3]*[.CD$1]; &quot;&quot;)">
            <text:p/>
          </table:table-cell>
          <table:table-cell table:formula="of:=IF([.CE$1] &lt; [.$C3]; [.$A3]+[.$E3]*[.CE$1]; &quot;&quot;)">
            <text:p/>
          </table:table-cell>
          <table:table-cell table:formula="of:=IF([.CF$1] &lt; [.$C3]; [.$A3]+[.$E3]*[.CF$1]; &quot;&quot;)">
            <text:p/>
          </table:table-cell>
          <table:table-cell table:formula="of:=IF([.CG$1] &lt; [.$C3]; [.$A3]+[.$E3]*[.CG$1]; &quot;&quot;)">
            <text:p/>
          </table:table-cell>
          <table:table-cell table:formula="of:=IF([.CH$1] &lt; [.$C3]; [.$A3]+[.$E3]*[.CH$1]; &quot;&quot;)">
            <text:p/>
          </table:table-cell>
          <table:table-cell table:formula="of:=IF([.CI$1] &lt; [.$C3]; [.$A3]+[.$E3]*[.CI$1]; &quot;&quot;)">
            <text:p/>
          </table:table-cell>
          <table:table-cell table:formula="of:=IF([.CJ$1] &lt; [.$C3]; [.$A3]+[.$E3]*[.CJ$1]; &quot;&quot;)">
            <text:p/>
          </table:table-cell>
          <table:table-cell table:formula="of:=IF([.CK$1] &lt; [.$C3]; [.$A3]+[.$E3]*[.CK$1]; &quot;&quot;)">
            <text:p/>
          </table:table-cell>
          <table:table-cell table:formula="of:=IF([.CL$1] &lt; [.$C3]; [.$A3]+[.$E3]*[.CL$1]; &quot;&quot;)">
            <text:p/>
          </table:table-cell>
          <table:table-cell table:formula="of:=IF([.CM$1] &lt; [.$C3]; [.$A3]+[.$E3]*[.CM$1]; &quot;&quot;)">
            <text:p/>
          </table:table-cell>
          <table:table-cell table:formula="of:=IF([.CN$1] &lt; [.$C3]; [.$A3]+[.$E3]*[.CN$1]; &quot;&quot;)">
            <text:p/>
          </table:table-cell>
          <table:table-cell table:formula="of:=IF([.CO$1] &lt; [.$C3]; [.$A3]+[.$E3]*[.CO$1]; &quot;&quot;)">
            <text:p/>
          </table:table-cell>
          <table:table-cell table:formula="of:=IF([.CP$1] &lt; [.$C3]; [.$A3]+[.$E3]*[.CP$1]; &quot;&quot;)">
            <text:p/>
          </table:table-cell>
          <table:table-cell table:formula="of:=IF([.CQ$1] &lt; [.$C3]; [.$A3]+[.$E3]*[.CQ$1]; &quot;&quot;)">
            <text:p/>
          </table:table-cell>
          <table:table-cell table:formula="of:=IF([.CR$1] &lt; [.$C3]; [.$A3]+[.$E3]*[.CR$1]; &quot;&quot;)">
            <text:p/>
          </table:table-cell>
          <table:table-cell table:formula="of:=IF([.CS$1] &lt; [.$C3]; [.$A3]+[.$E3]*[.CS$1]; &quot;&quot;)">
            <text:p/>
          </table:table-cell>
          <table:table-cell table:formula="of:=IF([.CT$1] &lt; [.$C3]; [.$A3]+[.$E3]*[.CT$1]; &quot;&quot;)">
            <text:p/>
          </table:table-cell>
          <table:table-cell table:formula="of:=IF([.CU$1] &lt; [.$C3]; [.$A3]+[.$E3]*[.CU$1]; &quot;&quot;)">
            <text:p/>
          </table:table-cell>
          <table:table-cell table:formula="of:=IF([.CV$1] &lt; [.$C3]; [.$A3]+[.$E3]*[.CV$1]; &quot;&quot;)">
            <text:p/>
          </table:table-cell>
          <table:table-cell table:formula="of:=IF([.CW$1] &lt; [.$C3]; [.$A3]+[.$E3]*[.CW$1]; &quot;&quot;)">
            <text:p/>
          </table:table-cell>
          <table:table-cell table:formula="of:=IF([.CX$1] &lt; [.$C3]; [.$A3]+[.$E3]*[.CX$1]; &quot;&quot;)">
            <text:p/>
          </table:table-cell>
          <table:table-cell table:formula="of:=IF([.CY$1] &lt; [.$C3]; [.$A3]+[.$E3]*[.CY$1]; &quot;&quot;)">
            <text:p/>
          </table:table-cell>
          <table:table-cell table:formula="of:=IF([.CZ$1] &lt; [.$C3]; [.$A3]+[.$E3]*[.CZ$1]; &quot;&quot;)">
            <text:p/>
          </table:table-cell>
          <table:table-cell table:formula="of:=IF([.DA$1] &lt; [.$C3]; [.$A3]+[.$E3]*[.DA$1]; &quot;&quot;)">
            <text:p/>
          </table:table-cell>
          <table:table-cell table:formula="of:=IF([.DB$1] &lt; [.$C3]; [.$A3]+[.$E3]*[.DB$1]; &quot;&quot;)">
            <text:p/>
          </table:table-cell>
          <table:table-cell table:number-columns-repeated="6"/>
        </table:table-row>
        <table:table-row table:style-name="ro1">
          <table:table-cell table:formula="of:=[.B30]+1" office:value-type="float" office:value="89" calcext:value-type="float">
            <text:p>89</text:p>
          </table:table-cell>
          <table:table-cell table:formula="of:=[.A4]+[.C4]-1"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4]-[.A4])" office:value-type="float" office:value="1" calcext:value-type="float">
            <text:p>1</text:p>
          </table:table-cell>
          <table:table-cell/>
          <table:table-cell table:formula="of:=IF([.G$1] &lt; [.$C4]; [.$A4]+[.$E4]*[.G$1]; &quot;&quot;)" office:value-type="float" office:value="89" calcext:value-type="float">
            <text:p>89</text:p>
          </table:table-cell>
          <table:table-cell table:formula="of:=IF([.H$1] &lt; [.$C4]; [.$A4]+[.$E4]*[.H$1]; &quot;&quot;)" office:value-type="float" office:value="90" calcext:value-type="float">
            <text:p>90</text:p>
          </table:table-cell>
          <table:table-cell table:formula="of:=IF([.I$1] &lt; [.$C4]; [.$A4]+[.$E4]*[.I$1]; &quot;&quot;)" office:value-type="float" office:value="91" calcext:value-type="float">
            <text:p>91</text:p>
          </table:table-cell>
          <table:table-cell table:formula="of:=IF([.J$1] &lt; [.$C4]; [.$A4]+[.$E4]*[.J$1]; &quot;&quot;)" office:value-type="float" office:value="92" calcext:value-type="float">
            <text:p>92</text:p>
          </table:table-cell>
          <table:table-cell table:formula="of:=IF([.K$1] &lt; [.$C4]; [.$A4]+[.$E4]*[.K$1]; &quot;&quot;)" office:value-type="float" office:value="93" calcext:value-type="float">
            <text:p>93</text:p>
          </table:table-cell>
          <table:table-cell table:formula="of:=IF([.L$1] &lt; [.$C4]; [.$A4]+[.$E4]*[.L$1]; &quot;&quot;)" office:value-type="float" office:value="94" calcext:value-type="float">
            <text:p>94</text:p>
          </table:table-cell>
          <table:table-cell table:formula="of:=IF([.M$1] &lt; [.$C4]; [.$A4]+[.$E4]*[.M$1]; &quot;&quot;)" office:value-type="float" office:value="95" calcext:value-type="float">
            <text:p>95</text:p>
          </table:table-cell>
          <table:table-cell table:formula="of:=IF([.N$1] &lt; [.$C4]; [.$A4]+[.$E4]*[.N$1]; &quot;&quot;)" office:value-type="float" office:value="96" calcext:value-type="float">
            <text:p>96</text:p>
          </table:table-cell>
          <table:table-cell table:formula="of:=IF([.O$1] &lt; [.$C4]; [.$A4]+[.$E4]*[.O$1]; &quot;&quot;)" office:value-type="float" office:value="97" calcext:value-type="float">
            <text:p>97</text:p>
          </table:table-cell>
          <table:table-cell table:formula="of:=IF([.P$1] &lt; [.$C4]; [.$A4]+[.$E4]*[.P$1]; &quot;&quot;)" office:value-type="float" office:value="98" calcext:value-type="float">
            <text:p>98</text:p>
          </table:table-cell>
          <table:table-cell table:formula="of:=IF([.Q$1] &lt; [.$C4]; [.$A4]+[.$E4]*[.Q$1]; &quot;&quot;)" office:value-type="float" office:value="99" calcext:value-type="float">
            <text:p>99</text:p>
          </table:table-cell>
          <table:table-cell table:formula="of:=IF([.R$1] &lt; [.$C4]; [.$A4]+[.$E4]*[.R$1]; &quot;&quot;)" office:value-type="float" office:value="100" calcext:value-type="float">
            <text:p>100</text:p>
          </table:table-cell>
          <table:table-cell table:formula="of:=IF([.S$1] &lt; [.$C4]; [.$A4]+[.$E4]*[.S$1]; &quot;&quot;)" office:value-type="float" office:value="101" calcext:value-type="float">
            <text:p>101</text:p>
          </table:table-cell>
          <table:table-cell table:formula="of:=IF([.T$1] &lt; [.$C4]; [.$A4]+[.$E4]*[.T$1]; &quot;&quot;)" office:value-type="float" office:value="102" calcext:value-type="float">
            <text:p>102</text:p>
          </table:table-cell>
          <table:table-cell table:formula="of:=IF([.U$1] &lt; [.$C4]; [.$A4]+[.$E4]*[.U$1]; &quot;&quot;)" office:value-type="float" office:value="103" calcext:value-type="float">
            <text:p>103</text:p>
          </table:table-cell>
          <table:table-cell table:formula="of:=IF([.V$1] &lt; [.$C4]; [.$A4]+[.$E4]*[.V$1]; &quot;&quot;)" office:value-type="float" office:value="104" calcext:value-type="float">
            <text:p>104</text:p>
          </table:table-cell>
          <table:table-cell table:formula="of:=IF([.W$1] &lt; [.$C4]; [.$A4]+[.$E4]*[.W$1]; &quot;&quot;)" office:value-type="float" office:value="105" calcext:value-type="float">
            <text:p>105</text:p>
          </table:table-cell>
          <table:table-cell table:formula="of:=IF([.X$1] &lt; [.$C4]; [.$A4]+[.$E4]*[.X$1]; &quot;&quot;)" office:value-type="float" office:value="106" calcext:value-type="float">
            <text:p>106</text:p>
          </table:table-cell>
          <table:table-cell table:formula="of:=IF([.Y$1] &lt; [.$C4]; [.$A4]+[.$E4]*[.Y$1]; &quot;&quot;)" office:value-type="float" office:value="107" calcext:value-type="float">
            <text:p>107</text:p>
          </table:table-cell>
          <table:table-cell table:formula="of:=IF([.Z$1] &lt; [.$C4]; [.$A4]+[.$E4]*[.Z$1]; &quot;&quot;)" office:value-type="float" office:value="108" calcext:value-type="float">
            <text:p>108</text:p>
          </table:table-cell>
          <table:table-cell table:formula="of:=IF([.AA$1] &lt; [.$C4]; [.$A4]+[.$E4]*[.AA$1]; &quot;&quot;)" office:value-type="float" office:value="109" calcext:value-type="float">
            <text:p>109</text:p>
          </table:table-cell>
          <table:table-cell table:formula="of:=IF([.AB$1] &lt; [.$C4]; [.$A4]+[.$E4]*[.AB$1]; &quot;&quot;)" office:value-type="float" office:value="110" calcext:value-type="float">
            <text:p>110</text:p>
          </table:table-cell>
          <table:table-cell table:formula="of:=IF([.AC$1] &lt; [.$C4]; [.$A4]+[.$E4]*[.AC$1]; &quot;&quot;)" office:value-type="float" office:value="111" calcext:value-type="float">
            <text:p>111</text:p>
          </table:table-cell>
          <table:table-cell table:formula="of:=IF([.AD$1] &lt; [.$C4]; [.$A4]+[.$E4]*[.AD$1]; &quot;&quot;)" office:value-type="float" office:value="112" calcext:value-type="float">
            <text:p>112</text:p>
          </table:table-cell>
          <table:table-cell table:style-name="ce5" table:formula="of:=IF([.AE$1] &lt; [.$C4]; [.$A4]+[.$E4]*[.AE$1]; &quot;&quot;)" office:value-type="float" office:value="113" calcext:value-type="float">
            <text:p>113</text:p>
          </table:table-cell>
          <table:table-cell table:formula="of:=IF([.AF$1] &lt; [.$C4]; [.$A4]+[.$E4]*[.AF$1]; &quot;&quot;)">
            <text:p/>
          </table:table-cell>
          <table:table-cell table:formula="of:=IF([.AG$1] &lt; [.$C4]; [.$A4]+[.$E4]*[.AG$1]; &quot;&quot;)">
            <text:p/>
          </table:table-cell>
          <table:table-cell table:formula="of:=IF([.AH$1] &lt; [.$C4]; [.$A4]+[.$E4]*[.AH$1]; &quot;&quot;)">
            <text:p/>
          </table:table-cell>
          <table:table-cell table:formula="of:=IF([.AI$1] &lt; [.$C4]; [.$A4]+[.$E4]*[.AI$1]; &quot;&quot;)">
            <text:p/>
          </table:table-cell>
          <table:table-cell table:formula="of:=IF([.AJ$1] &lt; [.$C4]; [.$A4]+[.$E4]*[.AJ$1]; &quot;&quot;)">
            <text:p/>
          </table:table-cell>
          <table:table-cell table:formula="of:=IF([.AK$1] &lt; [.$C4]; [.$A4]+[.$E4]*[.AK$1]; &quot;&quot;)">
            <text:p/>
          </table:table-cell>
          <table:table-cell table:formula="of:=IF([.AL$1] &lt; [.$C4]; [.$A4]+[.$E4]*[.AL$1]; &quot;&quot;)">
            <text:p/>
          </table:table-cell>
          <table:table-cell table:formula="of:=IF([.AM$1] &lt; [.$C4]; [.$A4]+[.$E4]*[.AM$1]; &quot;&quot;)">
            <text:p/>
          </table:table-cell>
          <table:table-cell table:formula="of:=IF([.AN$1] &lt; [.$C4]; [.$A4]+[.$E4]*[.AN$1]; &quot;&quot;)">
            <text:p/>
          </table:table-cell>
          <table:table-cell table:formula="of:=IF([.AO$1] &lt; [.$C4]; [.$A4]+[.$E4]*[.AO$1]; &quot;&quot;)">
            <text:p/>
          </table:table-cell>
          <table:table-cell table:formula="of:=IF([.AP$1] &lt; [.$C4]; [.$A4]+[.$E4]*[.AP$1]; &quot;&quot;)">
            <text:p/>
          </table:table-cell>
          <table:table-cell table:formula="of:=IF([.AQ$1] &lt; [.$C4]; [.$A4]+[.$E4]*[.AQ$1]; &quot;&quot;)">
            <text:p/>
          </table:table-cell>
          <table:table-cell table:formula="of:=IF([.AR$1] &lt; [.$C4]; [.$A4]+[.$E4]*[.AR$1]; &quot;&quot;)">
            <text:p/>
          </table:table-cell>
          <table:table-cell table:formula="of:=IF([.AS$1] &lt; [.$C4]; [.$A4]+[.$E4]*[.AS$1]; &quot;&quot;)">
            <text:p/>
          </table:table-cell>
          <table:table-cell table:formula="of:=IF([.AT$1] &lt; [.$C4]; [.$A4]+[.$E4]*[.AT$1]; &quot;&quot;)">
            <text:p/>
          </table:table-cell>
          <table:table-cell table:formula="of:=IF([.AU$1] &lt; [.$C4]; [.$A4]+[.$E4]*[.AU$1]; &quot;&quot;)">
            <text:p/>
          </table:table-cell>
          <table:table-cell table:formula="of:=IF([.AV$1] &lt; [.$C4]; [.$A4]+[.$E4]*[.AV$1]; &quot;&quot;)">
            <text:p/>
          </table:table-cell>
          <table:table-cell table:formula="of:=IF([.AW$1] &lt; [.$C4]; [.$A4]+[.$E4]*[.AW$1]; &quot;&quot;)">
            <text:p/>
          </table:table-cell>
          <table:table-cell table:formula="of:=IF([.AX$1] &lt; [.$C4]; [.$A4]+[.$E4]*[.AX$1]; &quot;&quot;)">
            <text:p/>
          </table:table-cell>
          <table:table-cell table:formula="of:=IF([.AY$1] &lt; [.$C4]; [.$A4]+[.$E4]*[.AY$1]; &quot;&quot;)">
            <text:p/>
          </table:table-cell>
          <table:table-cell table:formula="of:=IF([.AZ$1] &lt; [.$C4]; [.$A4]+[.$E4]*[.AZ$1]; &quot;&quot;)">
            <text:p/>
          </table:table-cell>
          <table:table-cell table:formula="of:=IF([.BA$1] &lt; [.$C4]; [.$A4]+[.$E4]*[.BA$1]; &quot;&quot;)">
            <text:p/>
          </table:table-cell>
          <table:table-cell table:formula="of:=IF([.BB$1] &lt; [.$C4]; [.$A4]+[.$E4]*[.BB$1]; &quot;&quot;)">
            <text:p/>
          </table:table-cell>
          <table:table-cell table:formula="of:=IF([.BC$1] &lt; [.$C4]; [.$A4]+[.$E4]*[.BC$1]; &quot;&quot;)">
            <text:p/>
          </table:table-cell>
          <table:table-cell table:formula="of:=IF([.BD$1] &lt; [.$C4]; [.$A4]+[.$E4]*[.BD$1]; &quot;&quot;)">
            <text:p/>
          </table:table-cell>
          <table:table-cell table:formula="of:=IF([.BE$1] &lt; [.$C4]; [.$A4]+[.$E4]*[.BE$1]; &quot;&quot;)">
            <text:p/>
          </table:table-cell>
          <table:table-cell table:formula="of:=IF([.BF$1] &lt; [.$C4]; [.$A4]+[.$E4]*[.BF$1]; &quot;&quot;)">
            <text:p/>
          </table:table-cell>
          <table:table-cell table:formula="of:=IF([.BG$1] &lt; [.$C4]; [.$A4]+[.$E4]*[.BG$1]; &quot;&quot;)">
            <text:p/>
          </table:table-cell>
          <table:table-cell table:formula="of:=IF([.BH$1] &lt; [.$C4]; [.$A4]+[.$E4]*[.BH$1]; &quot;&quot;)">
            <text:p/>
          </table:table-cell>
          <table:table-cell table:formula="of:=IF([.BI$1] &lt; [.$C4]; [.$A4]+[.$E4]*[.BI$1]; &quot;&quot;)">
            <text:p/>
          </table:table-cell>
          <table:table-cell table:formula="of:=IF([.BJ$1] &lt; [.$C4]; [.$A4]+[.$E4]*[.BJ$1]; &quot;&quot;)">
            <text:p/>
          </table:table-cell>
          <table:table-cell table:formula="of:=IF([.BK$1] &lt; [.$C4]; [.$A4]+[.$E4]*[.BK$1]; &quot;&quot;)">
            <text:p/>
          </table:table-cell>
          <table:table-cell table:formula="of:=IF([.BL$1] &lt; [.$C4]; [.$A4]+[.$E4]*[.BL$1]; &quot;&quot;)">
            <text:p/>
          </table:table-cell>
          <table:table-cell table:formula="of:=IF([.BM$1] &lt; [.$C4]; [.$A4]+[.$E4]*[.BM$1]; &quot;&quot;)">
            <text:p/>
          </table:table-cell>
          <table:table-cell table:formula="of:=IF([.BN$1] &lt; [.$C4]; [.$A4]+[.$E4]*[.BN$1]; &quot;&quot;)">
            <text:p/>
          </table:table-cell>
          <table:table-cell table:formula="of:=IF([.BO$1] &lt; [.$C4]; [.$A4]+[.$E4]*[.BO$1]; &quot;&quot;)">
            <text:p/>
          </table:table-cell>
          <table:table-cell table:formula="of:=IF([.BP$1] &lt; [.$C4]; [.$A4]+[.$E4]*[.BP$1]; &quot;&quot;)">
            <text:p/>
          </table:table-cell>
          <table:table-cell table:formula="of:=IF([.BQ$1] &lt; [.$C4]; [.$A4]+[.$E4]*[.BQ$1]; &quot;&quot;)">
            <text:p/>
          </table:table-cell>
          <table:table-cell table:formula="of:=IF([.BR$1] &lt; [.$C4]; [.$A4]+[.$E4]*[.BR$1]; &quot;&quot;)">
            <text:p/>
          </table:table-cell>
          <table:table-cell table:formula="of:=IF([.BS$1] &lt; [.$C4]; [.$A4]+[.$E4]*[.BS$1]; &quot;&quot;)">
            <text:p/>
          </table:table-cell>
          <table:table-cell table:formula="of:=IF([.BT$1] &lt; [.$C4]; [.$A4]+[.$E4]*[.BT$1]; &quot;&quot;)">
            <text:p/>
          </table:table-cell>
          <table:table-cell table:formula="of:=IF([.BU$1] &lt; [.$C4]; [.$A4]+[.$E4]*[.BU$1]; &quot;&quot;)">
            <text:p/>
          </table:table-cell>
          <table:table-cell table:formula="of:=IF([.BV$1] &lt; [.$C4]; [.$A4]+[.$E4]*[.BV$1]; &quot;&quot;)">
            <text:p/>
          </table:table-cell>
          <table:table-cell table:formula="of:=IF([.BW$1] &lt; [.$C4]; [.$A4]+[.$E4]*[.BW$1]; &quot;&quot;)">
            <text:p/>
          </table:table-cell>
          <table:table-cell table:formula="of:=IF([.BX$1] &lt; [.$C4]; [.$A4]+[.$E4]*[.BX$1]; &quot;&quot;)">
            <text:p/>
          </table:table-cell>
          <table:table-cell table:formula="of:=IF([.BY$1] &lt; [.$C4]; [.$A4]+[.$E4]*[.BY$1]; &quot;&quot;)">
            <text:p/>
          </table:table-cell>
          <table:table-cell table:formula="of:=IF([.BZ$1] &lt; [.$C4]; [.$A4]+[.$E4]*[.BZ$1]; &quot;&quot;)">
            <text:p/>
          </table:table-cell>
          <table:table-cell table:formula="of:=IF([.CA$1] &lt; [.$C4]; [.$A4]+[.$E4]*[.CA$1]; &quot;&quot;)">
            <text:p/>
          </table:table-cell>
          <table:table-cell table:formula="of:=IF([.CB$1] &lt; [.$C4]; [.$A4]+[.$E4]*[.CB$1]; &quot;&quot;)">
            <text:p/>
          </table:table-cell>
          <table:table-cell table:formula="of:=IF([.CC$1] &lt; [.$C4]; [.$A4]+[.$E4]*[.CC$1]; &quot;&quot;)">
            <text:p/>
          </table:table-cell>
          <table:table-cell table:formula="of:=IF([.CD$1] &lt; [.$C4]; [.$A4]+[.$E4]*[.CD$1]; &quot;&quot;)">
            <text:p/>
          </table:table-cell>
          <table:table-cell table:formula="of:=IF([.CE$1] &lt; [.$C4]; [.$A4]+[.$E4]*[.CE$1]; &quot;&quot;)">
            <text:p/>
          </table:table-cell>
          <table:table-cell table:formula="of:=IF([.CF$1] &lt; [.$C4]; [.$A4]+[.$E4]*[.CF$1]; &quot;&quot;)">
            <text:p/>
          </table:table-cell>
          <table:table-cell table:formula="of:=IF([.CG$1] &lt; [.$C4]; [.$A4]+[.$E4]*[.CG$1]; &quot;&quot;)">
            <text:p/>
          </table:table-cell>
          <table:table-cell table:formula="of:=IF([.CH$1] &lt; [.$C4]; [.$A4]+[.$E4]*[.CH$1]; &quot;&quot;)">
            <text:p/>
          </table:table-cell>
          <table:table-cell table:formula="of:=IF([.CI$1] &lt; [.$C4]; [.$A4]+[.$E4]*[.CI$1]; &quot;&quot;)">
            <text:p/>
          </table:table-cell>
          <table:table-cell table:formula="of:=IF([.CJ$1] &lt; [.$C4]; [.$A4]+[.$E4]*[.CJ$1]; &quot;&quot;)">
            <text:p/>
          </table:table-cell>
          <table:table-cell table:formula="of:=IF([.CK$1] &lt; [.$C4]; [.$A4]+[.$E4]*[.CK$1]; &quot;&quot;)">
            <text:p/>
          </table:table-cell>
          <table:table-cell table:formula="of:=IF([.CL$1] &lt; [.$C4]; [.$A4]+[.$E4]*[.CL$1]; &quot;&quot;)">
            <text:p/>
          </table:table-cell>
          <table:table-cell table:formula="of:=IF([.CM$1] &lt; [.$C4]; [.$A4]+[.$E4]*[.CM$1]; &quot;&quot;)">
            <text:p/>
          </table:table-cell>
          <table:table-cell table:formula="of:=IF([.CN$1] &lt; [.$C4]; [.$A4]+[.$E4]*[.CN$1]; &quot;&quot;)">
            <text:p/>
          </table:table-cell>
          <table:table-cell table:formula="of:=IF([.CO$1] &lt; [.$C4]; [.$A4]+[.$E4]*[.CO$1]; &quot;&quot;)">
            <text:p/>
          </table:table-cell>
          <table:table-cell table:formula="of:=IF([.CP$1] &lt; [.$C4]; [.$A4]+[.$E4]*[.CP$1]; &quot;&quot;)">
            <text:p/>
          </table:table-cell>
          <table:table-cell table:formula="of:=IF([.CQ$1] &lt; [.$C4]; [.$A4]+[.$E4]*[.CQ$1]; &quot;&quot;)">
            <text:p/>
          </table:table-cell>
          <table:table-cell table:formula="of:=IF([.CR$1] &lt; [.$C4]; [.$A4]+[.$E4]*[.CR$1]; &quot;&quot;)">
            <text:p/>
          </table:table-cell>
          <table:table-cell table:formula="of:=IF([.CS$1] &lt; [.$C4]; [.$A4]+[.$E4]*[.CS$1]; &quot;&quot;)">
            <text:p/>
          </table:table-cell>
          <table:table-cell table:formula="of:=IF([.CT$1] &lt; [.$C4]; [.$A4]+[.$E4]*[.CT$1]; &quot;&quot;)">
            <text:p/>
          </table:table-cell>
          <table:table-cell table:formula="of:=IF([.CU$1] &lt; [.$C4]; [.$A4]+[.$E4]*[.CU$1]; &quot;&quot;)">
            <text:p/>
          </table:table-cell>
          <table:table-cell table:formula="of:=IF([.CV$1] &lt; [.$C4]; [.$A4]+[.$E4]*[.CV$1]; &quot;&quot;)">
            <text:p/>
          </table:table-cell>
          <table:table-cell table:formula="of:=IF([.CW$1] &lt; [.$C4]; [.$A4]+[.$E4]*[.CW$1]; &quot;&quot;)">
            <text:p/>
          </table:table-cell>
          <table:table-cell table:formula="of:=IF([.CX$1] &lt; [.$C4]; [.$A4]+[.$E4]*[.CX$1]; &quot;&quot;)">
            <text:p/>
          </table:table-cell>
          <table:table-cell table:formula="of:=IF([.CY$1] &lt; [.$C4]; [.$A4]+[.$E4]*[.CY$1]; &quot;&quot;)">
            <text:p/>
          </table:table-cell>
          <table:table-cell table:formula="of:=IF([.CZ$1] &lt; [.$C4]; [.$A4]+[.$E4]*[.CZ$1]; &quot;&quot;)">
            <text:p/>
          </table:table-cell>
          <table:table-cell table:formula="of:=IF([.DA$1] &lt; [.$C4]; [.$A4]+[.$E4]*[.DA$1]; &quot;&quot;)">
            <text:p/>
          </table:table-cell>
          <table:table-cell table:formula="of:=IF([.DB$1] &lt; [.$C4]; [.$A4]+[.$E4]*[.DB$1]; &quot;&quot;)">
            <text:p/>
          </table:table-cell>
          <table:table-cell table:number-columns-repeated="6"/>
        </table:table-row>
        <table:table-row table:style-name="ro1">
          <table:table-cell table:formula="of:=[.B5]+[.C5]-1" office:value-type="float" office:value="141" calcext:value-type="float">
            <text:p>141</text:p>
          </table:table-cell>
          <table:table-cell table:formula="of:=[.B21]+1"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5]-[.A5])" office:value-type="float" office:value="-1" calcext:value-type="float">
            <text:p>-1</text:p>
          </table:table-cell>
          <table:table-cell/>
          <table:table-cell table:formula="of:=IF([.G$1] &lt; [.$C5]; [.$A5]+[.$E5]*[.G$1]; &quot;&quot;)" office:value-type="float" office:value="141" calcext:value-type="float">
            <text:p>141</text:p>
          </table:table-cell>
          <table:table-cell table:formula="of:=IF([.H$1] &lt; [.$C5]; [.$A5]+[.$E5]*[.H$1]; &quot;&quot;)" office:value-type="float" office:value="140" calcext:value-type="float">
            <text:p>140</text:p>
          </table:table-cell>
          <table:table-cell table:formula="of:=IF([.I$1] &lt; [.$C5]; [.$A5]+[.$E5]*[.I$1]; &quot;&quot;)" office:value-type="float" office:value="139" calcext:value-type="float">
            <text:p>139</text:p>
          </table:table-cell>
          <table:table-cell table:formula="of:=IF([.J$1] &lt; [.$C5]; [.$A5]+[.$E5]*[.J$1]; &quot;&quot;)" office:value-type="float" office:value="138" calcext:value-type="float">
            <text:p>138</text:p>
          </table:table-cell>
          <table:table-cell table:formula="of:=IF([.K$1] &lt; [.$C5]; [.$A5]+[.$E5]*[.K$1]; &quot;&quot;)" office:value-type="float" office:value="137" calcext:value-type="float">
            <text:p>137</text:p>
          </table:table-cell>
          <table:table-cell table:formula="of:=IF([.L$1] &lt; [.$C5]; [.$A5]+[.$E5]*[.L$1]; &quot;&quot;)" office:value-type="float" office:value="136" calcext:value-type="float">
            <text:p>136</text:p>
          </table:table-cell>
          <table:table-cell table:formula="of:=IF([.M$1] &lt; [.$C5]; [.$A5]+[.$E5]*[.M$1]; &quot;&quot;)" office:value-type="float" office:value="135" calcext:value-type="float">
            <text:p>135</text:p>
          </table:table-cell>
          <table:table-cell table:formula="of:=IF([.N$1] &lt; [.$C5]; [.$A5]+[.$E5]*[.N$1]; &quot;&quot;)" office:value-type="float" office:value="134" calcext:value-type="float">
            <text:p>134</text:p>
          </table:table-cell>
          <table:table-cell table:formula="of:=IF([.O$1] &lt; [.$C5]; [.$A5]+[.$E5]*[.O$1]; &quot;&quot;)" office:value-type="float" office:value="133" calcext:value-type="float">
            <text:p>133</text:p>
          </table:table-cell>
          <table:table-cell table:formula="of:=IF([.P$1] &lt; [.$C5]; [.$A5]+[.$E5]*[.P$1]; &quot;&quot;)" office:value-type="float" office:value="132" calcext:value-type="float">
            <text:p>132</text:p>
          </table:table-cell>
          <table:table-cell table:formula="of:=IF([.Q$1] &lt; [.$C5]; [.$A5]+[.$E5]*[.Q$1]; &quot;&quot;)" office:value-type="float" office:value="131" calcext:value-type="float">
            <text:p>131</text:p>
          </table:table-cell>
          <table:table-cell table:formula="of:=IF([.R$1] &lt; [.$C5]; [.$A5]+[.$E5]*[.R$1]; &quot;&quot;)" office:value-type="float" office:value="130" calcext:value-type="float">
            <text:p>130</text:p>
          </table:table-cell>
          <table:table-cell table:formula="of:=IF([.S$1] &lt; [.$C5]; [.$A5]+[.$E5]*[.S$1]; &quot;&quot;)" office:value-type="float" office:value="129" calcext:value-type="float">
            <text:p>129</text:p>
          </table:table-cell>
          <table:table-cell table:formula="of:=IF([.T$1] &lt; [.$C5]; [.$A5]+[.$E5]*[.T$1]; &quot;&quot;)" office:value-type="float" office:value="128" calcext:value-type="float">
            <text:p>128</text:p>
          </table:table-cell>
          <table:table-cell table:formula="of:=IF([.U$1] &lt; [.$C5]; [.$A5]+[.$E5]*[.U$1]; &quot;&quot;)" office:value-type="float" office:value="127" calcext:value-type="float">
            <text:p>127</text:p>
          </table:table-cell>
          <table:table-cell table:formula="of:=IF([.V$1] &lt; [.$C5]; [.$A5]+[.$E5]*[.V$1]; &quot;&quot;)" office:value-type="float" office:value="126" calcext:value-type="float">
            <text:p>126</text:p>
          </table:table-cell>
          <table:table-cell table:formula="of:=IF([.W$1] &lt; [.$C5]; [.$A5]+[.$E5]*[.W$1]; &quot;&quot;)" office:value-type="float" office:value="125" calcext:value-type="float">
            <text:p>125</text:p>
          </table:table-cell>
          <table:table-cell table:formula="of:=IF([.X$1] &lt; [.$C5]; [.$A5]+[.$E5]*[.X$1]; &quot;&quot;)" office:value-type="float" office:value="124" calcext:value-type="float">
            <text:p>124</text:p>
          </table:table-cell>
          <table:table-cell table:formula="of:=IF([.Y$1] &lt; [.$C5]; [.$A5]+[.$E5]*[.Y$1]; &quot;&quot;)" office:value-type="float" office:value="123" calcext:value-type="float">
            <text:p>123</text:p>
          </table:table-cell>
          <table:table-cell table:formula="of:=IF([.Z$1] &lt; [.$C5]; [.$A5]+[.$E5]*[.Z$1]; &quot;&quot;)" office:value-type="float" office:value="122" calcext:value-type="float">
            <text:p>122</text:p>
          </table:table-cell>
          <table:table-cell table:formula="of:=IF([.AA$1] &lt; [.$C5]; [.$A5]+[.$E5]*[.AA$1]; &quot;&quot;)" office:value-type="float" office:value="121" calcext:value-type="float">
            <text:p>121</text:p>
          </table:table-cell>
          <table:table-cell table:formula="of:=IF([.AB$1] &lt; [.$C5]; [.$A5]+[.$E5]*[.AB$1]; &quot;&quot;)" office:value-type="float" office:value="120" calcext:value-type="float">
            <text:p>120</text:p>
          </table:table-cell>
          <table:table-cell table:formula="of:=IF([.AC$1] &lt; [.$C5]; [.$A5]+[.$E5]*[.AC$1]; &quot;&quot;)" office:value-type="float" office:value="119" calcext:value-type="float">
            <text:p>119</text:p>
          </table:table-cell>
          <table:table-cell table:formula="of:=IF([.AD$1] &lt; [.$C5]; [.$A5]+[.$E5]*[.AD$1]; &quot;&quot;)" office:value-type="float" office:value="118" calcext:value-type="float">
            <text:p>118</text:p>
          </table:table-cell>
          <table:table-cell table:style-name="ce5" table:formula="of:=IF([.AE$1] &lt; [.$C5]; [.$A5]+[.$E5]*[.AE$1]; &quot;&quot;)" office:value-type="float" office:value="117" calcext:value-type="float">
            <text:p>117</text:p>
          </table:table-cell>
          <table:table-cell table:formula="of:=IF([.AF$1] &lt; [.$C5]; [.$A5]+[.$E5]*[.AF$1]; &quot;&quot;)">
            <text:p/>
          </table:table-cell>
          <table:table-cell table:formula="of:=IF([.AG$1] &lt; [.$C5]; [.$A5]+[.$E5]*[.AG$1]; &quot;&quot;)">
            <text:p/>
          </table:table-cell>
          <table:table-cell table:formula="of:=IF([.AH$1] &lt; [.$C5]; [.$A5]+[.$E5]*[.AH$1]; &quot;&quot;)">
            <text:p/>
          </table:table-cell>
          <table:table-cell table:formula="of:=IF([.AI$1] &lt; [.$C5]; [.$A5]+[.$E5]*[.AI$1]; &quot;&quot;)">
            <text:p/>
          </table:table-cell>
          <table:table-cell table:formula="of:=IF([.AJ$1] &lt; [.$C5]; [.$A5]+[.$E5]*[.AJ$1]; &quot;&quot;)">
            <text:p/>
          </table:table-cell>
          <table:table-cell table:formula="of:=IF([.AK$1] &lt; [.$C5]; [.$A5]+[.$E5]*[.AK$1]; &quot;&quot;)">
            <text:p/>
          </table:table-cell>
          <table:table-cell table:formula="of:=IF([.AL$1] &lt; [.$C5]; [.$A5]+[.$E5]*[.AL$1]; &quot;&quot;)">
            <text:p/>
          </table:table-cell>
          <table:table-cell table:formula="of:=IF([.AM$1] &lt; [.$C5]; [.$A5]+[.$E5]*[.AM$1]; &quot;&quot;)">
            <text:p/>
          </table:table-cell>
          <table:table-cell table:formula="of:=IF([.AN$1] &lt; [.$C5]; [.$A5]+[.$E5]*[.AN$1]; &quot;&quot;)">
            <text:p/>
          </table:table-cell>
          <table:table-cell table:formula="of:=IF([.AO$1] &lt; [.$C5]; [.$A5]+[.$E5]*[.AO$1]; &quot;&quot;)">
            <text:p/>
          </table:table-cell>
          <table:table-cell table:formula="of:=IF([.AP$1] &lt; [.$C5]; [.$A5]+[.$E5]*[.AP$1]; &quot;&quot;)">
            <text:p/>
          </table:table-cell>
          <table:table-cell table:formula="of:=IF([.AQ$1] &lt; [.$C5]; [.$A5]+[.$E5]*[.AQ$1]; &quot;&quot;)">
            <text:p/>
          </table:table-cell>
          <table:table-cell table:formula="of:=IF([.AR$1] &lt; [.$C5]; [.$A5]+[.$E5]*[.AR$1]; &quot;&quot;)">
            <text:p/>
          </table:table-cell>
          <table:table-cell table:formula="of:=IF([.AS$1] &lt; [.$C5]; [.$A5]+[.$E5]*[.AS$1]; &quot;&quot;)">
            <text:p/>
          </table:table-cell>
          <table:table-cell table:formula="of:=IF([.AT$1] &lt; [.$C5]; [.$A5]+[.$E5]*[.AT$1]; &quot;&quot;)">
            <text:p/>
          </table:table-cell>
          <table:table-cell table:formula="of:=IF([.AU$1] &lt; [.$C5]; [.$A5]+[.$E5]*[.AU$1]; &quot;&quot;)">
            <text:p/>
          </table:table-cell>
          <table:table-cell table:formula="of:=IF([.AV$1] &lt; [.$C5]; [.$A5]+[.$E5]*[.AV$1]; &quot;&quot;)">
            <text:p/>
          </table:table-cell>
          <table:table-cell table:formula="of:=IF([.AW$1] &lt; [.$C5]; [.$A5]+[.$E5]*[.AW$1]; &quot;&quot;)">
            <text:p/>
          </table:table-cell>
          <table:table-cell table:formula="of:=IF([.AX$1] &lt; [.$C5]; [.$A5]+[.$E5]*[.AX$1]; &quot;&quot;)">
            <text:p/>
          </table:table-cell>
          <table:table-cell table:formula="of:=IF([.AY$1] &lt; [.$C5]; [.$A5]+[.$E5]*[.AY$1]; &quot;&quot;)">
            <text:p/>
          </table:table-cell>
          <table:table-cell table:formula="of:=IF([.AZ$1] &lt; [.$C5]; [.$A5]+[.$E5]*[.AZ$1]; &quot;&quot;)">
            <text:p/>
          </table:table-cell>
          <table:table-cell table:formula="of:=IF([.BA$1] &lt; [.$C5]; [.$A5]+[.$E5]*[.BA$1]; &quot;&quot;)">
            <text:p/>
          </table:table-cell>
          <table:table-cell table:formula="of:=IF([.BB$1] &lt; [.$C5]; [.$A5]+[.$E5]*[.BB$1]; &quot;&quot;)">
            <text:p/>
          </table:table-cell>
          <table:table-cell table:formula="of:=IF([.BC$1] &lt; [.$C5]; [.$A5]+[.$E5]*[.BC$1]; &quot;&quot;)">
            <text:p/>
          </table:table-cell>
          <table:table-cell table:formula="of:=IF([.BD$1] &lt; [.$C5]; [.$A5]+[.$E5]*[.BD$1]; &quot;&quot;)">
            <text:p/>
          </table:table-cell>
          <table:table-cell table:formula="of:=IF([.BE$1] &lt; [.$C5]; [.$A5]+[.$E5]*[.BE$1]; &quot;&quot;)">
            <text:p/>
          </table:table-cell>
          <table:table-cell table:formula="of:=IF([.BF$1] &lt; [.$C5]; [.$A5]+[.$E5]*[.BF$1]; &quot;&quot;)">
            <text:p/>
          </table:table-cell>
          <table:table-cell table:formula="of:=IF([.BG$1] &lt; [.$C5]; [.$A5]+[.$E5]*[.BG$1]; &quot;&quot;)">
            <text:p/>
          </table:table-cell>
          <table:table-cell table:formula="of:=IF([.BH$1] &lt; [.$C5]; [.$A5]+[.$E5]*[.BH$1]; &quot;&quot;)">
            <text:p/>
          </table:table-cell>
          <table:table-cell table:formula="of:=IF([.BI$1] &lt; [.$C5]; [.$A5]+[.$E5]*[.BI$1]; &quot;&quot;)">
            <text:p/>
          </table:table-cell>
          <table:table-cell table:formula="of:=IF([.BJ$1] &lt; [.$C5]; [.$A5]+[.$E5]*[.BJ$1]; &quot;&quot;)">
            <text:p/>
          </table:table-cell>
          <table:table-cell table:formula="of:=IF([.BK$1] &lt; [.$C5]; [.$A5]+[.$E5]*[.BK$1]; &quot;&quot;)">
            <text:p/>
          </table:table-cell>
          <table:table-cell table:formula="of:=IF([.BL$1] &lt; [.$C5]; [.$A5]+[.$E5]*[.BL$1]; &quot;&quot;)">
            <text:p/>
          </table:table-cell>
          <table:table-cell table:formula="of:=IF([.BM$1] &lt; [.$C5]; [.$A5]+[.$E5]*[.BM$1]; &quot;&quot;)">
            <text:p/>
          </table:table-cell>
          <table:table-cell table:formula="of:=IF([.BN$1] &lt; [.$C5]; [.$A5]+[.$E5]*[.BN$1]; &quot;&quot;)">
            <text:p/>
          </table:table-cell>
          <table:table-cell table:formula="of:=IF([.BO$1] &lt; [.$C5]; [.$A5]+[.$E5]*[.BO$1]; &quot;&quot;)">
            <text:p/>
          </table:table-cell>
          <table:table-cell table:formula="of:=IF([.BP$1] &lt; [.$C5]; [.$A5]+[.$E5]*[.BP$1]; &quot;&quot;)">
            <text:p/>
          </table:table-cell>
          <table:table-cell table:formula="of:=IF([.BQ$1] &lt; [.$C5]; [.$A5]+[.$E5]*[.BQ$1]; &quot;&quot;)">
            <text:p/>
          </table:table-cell>
          <table:table-cell table:formula="of:=IF([.BR$1] &lt; [.$C5]; [.$A5]+[.$E5]*[.BR$1]; &quot;&quot;)">
            <text:p/>
          </table:table-cell>
          <table:table-cell table:formula="of:=IF([.BS$1] &lt; [.$C5]; [.$A5]+[.$E5]*[.BS$1]; &quot;&quot;)">
            <text:p/>
          </table:table-cell>
          <table:table-cell table:formula="of:=IF([.BT$1] &lt; [.$C5]; [.$A5]+[.$E5]*[.BT$1]; &quot;&quot;)">
            <text:p/>
          </table:table-cell>
          <table:table-cell table:formula="of:=IF([.BU$1] &lt; [.$C5]; [.$A5]+[.$E5]*[.BU$1]; &quot;&quot;)">
            <text:p/>
          </table:table-cell>
          <table:table-cell table:formula="of:=IF([.BV$1] &lt; [.$C5]; [.$A5]+[.$E5]*[.BV$1]; &quot;&quot;)">
            <text:p/>
          </table:table-cell>
          <table:table-cell table:formula="of:=IF([.BW$1] &lt; [.$C5]; [.$A5]+[.$E5]*[.BW$1]; &quot;&quot;)">
            <text:p/>
          </table:table-cell>
          <table:table-cell table:formula="of:=IF([.BX$1] &lt; [.$C5]; [.$A5]+[.$E5]*[.BX$1]; &quot;&quot;)">
            <text:p/>
          </table:table-cell>
          <table:table-cell table:formula="of:=IF([.BY$1] &lt; [.$C5]; [.$A5]+[.$E5]*[.BY$1]; &quot;&quot;)">
            <text:p/>
          </table:table-cell>
          <table:table-cell table:formula="of:=IF([.BZ$1] &lt; [.$C5]; [.$A5]+[.$E5]*[.BZ$1]; &quot;&quot;)">
            <text:p/>
          </table:table-cell>
          <table:table-cell table:formula="of:=IF([.CA$1] &lt; [.$C5]; [.$A5]+[.$E5]*[.CA$1]; &quot;&quot;)">
            <text:p/>
          </table:table-cell>
          <table:table-cell table:formula="of:=IF([.CB$1] &lt; [.$C5]; [.$A5]+[.$E5]*[.CB$1]; &quot;&quot;)">
            <text:p/>
          </table:table-cell>
          <table:table-cell table:formula="of:=IF([.CC$1] &lt; [.$C5]; [.$A5]+[.$E5]*[.CC$1]; &quot;&quot;)">
            <text:p/>
          </table:table-cell>
          <table:table-cell table:formula="of:=IF([.CD$1] &lt; [.$C5]; [.$A5]+[.$E5]*[.CD$1]; &quot;&quot;)">
            <text:p/>
          </table:table-cell>
          <table:table-cell table:formula="of:=IF([.CE$1] &lt; [.$C5]; [.$A5]+[.$E5]*[.CE$1]; &quot;&quot;)">
            <text:p/>
          </table:table-cell>
          <table:table-cell table:formula="of:=IF([.CF$1] &lt; [.$C5]; [.$A5]+[.$E5]*[.CF$1]; &quot;&quot;)">
            <text:p/>
          </table:table-cell>
          <table:table-cell table:formula="of:=IF([.CG$1] &lt; [.$C5]; [.$A5]+[.$E5]*[.CG$1]; &quot;&quot;)">
            <text:p/>
          </table:table-cell>
          <table:table-cell table:formula="of:=IF([.CH$1] &lt; [.$C5]; [.$A5]+[.$E5]*[.CH$1]; &quot;&quot;)">
            <text:p/>
          </table:table-cell>
          <table:table-cell table:formula="of:=IF([.CI$1] &lt; [.$C5]; [.$A5]+[.$E5]*[.CI$1]; &quot;&quot;)">
            <text:p/>
          </table:table-cell>
          <table:table-cell table:formula="of:=IF([.CJ$1] &lt; [.$C5]; [.$A5]+[.$E5]*[.CJ$1]; &quot;&quot;)">
            <text:p/>
          </table:table-cell>
          <table:table-cell table:formula="of:=IF([.CK$1] &lt; [.$C5]; [.$A5]+[.$E5]*[.CK$1]; &quot;&quot;)">
            <text:p/>
          </table:table-cell>
          <table:table-cell table:formula="of:=IF([.CL$1] &lt; [.$C5]; [.$A5]+[.$E5]*[.CL$1]; &quot;&quot;)">
            <text:p/>
          </table:table-cell>
          <table:table-cell table:formula="of:=IF([.CM$1] &lt; [.$C5]; [.$A5]+[.$E5]*[.CM$1]; &quot;&quot;)">
            <text:p/>
          </table:table-cell>
          <table:table-cell table:formula="of:=IF([.CN$1] &lt; [.$C5]; [.$A5]+[.$E5]*[.CN$1]; &quot;&quot;)">
            <text:p/>
          </table:table-cell>
          <table:table-cell table:formula="of:=IF([.CO$1] &lt; [.$C5]; [.$A5]+[.$E5]*[.CO$1]; &quot;&quot;)">
            <text:p/>
          </table:table-cell>
          <table:table-cell table:formula="of:=IF([.CP$1] &lt; [.$C5]; [.$A5]+[.$E5]*[.CP$1]; &quot;&quot;)">
            <text:p/>
          </table:table-cell>
          <table:table-cell table:formula="of:=IF([.CQ$1] &lt; [.$C5]; [.$A5]+[.$E5]*[.CQ$1]; &quot;&quot;)">
            <text:p/>
          </table:table-cell>
          <table:table-cell table:formula="of:=IF([.CR$1] &lt; [.$C5]; [.$A5]+[.$E5]*[.CR$1]; &quot;&quot;)">
            <text:p/>
          </table:table-cell>
          <table:table-cell table:formula="of:=IF([.CS$1] &lt; [.$C5]; [.$A5]+[.$E5]*[.CS$1]; &quot;&quot;)">
            <text:p/>
          </table:table-cell>
          <table:table-cell table:formula="of:=IF([.CT$1] &lt; [.$C5]; [.$A5]+[.$E5]*[.CT$1]; &quot;&quot;)">
            <text:p/>
          </table:table-cell>
          <table:table-cell table:formula="of:=IF([.CU$1] &lt; [.$C5]; [.$A5]+[.$E5]*[.CU$1]; &quot;&quot;)">
            <text:p/>
          </table:table-cell>
          <table:table-cell table:formula="of:=IF([.CV$1] &lt; [.$C5]; [.$A5]+[.$E5]*[.CV$1]; &quot;&quot;)">
            <text:p/>
          </table:table-cell>
          <table:table-cell table:formula="of:=IF([.CW$1] &lt; [.$C5]; [.$A5]+[.$E5]*[.CW$1]; &quot;&quot;)">
            <text:p/>
          </table:table-cell>
          <table:table-cell table:formula="of:=IF([.CX$1] &lt; [.$C5]; [.$A5]+[.$E5]*[.CX$1]; &quot;&quot;)">
            <text:p/>
          </table:table-cell>
          <table:table-cell table:formula="of:=IF([.CY$1] &lt; [.$C5]; [.$A5]+[.$E5]*[.CY$1]; &quot;&quot;)">
            <text:p/>
          </table:table-cell>
          <table:table-cell table:formula="of:=IF([.CZ$1] &lt; [.$C5]; [.$A5]+[.$E5]*[.CZ$1]; &quot;&quot;)">
            <text:p/>
          </table:table-cell>
          <table:table-cell table:formula="of:=IF([.DA$1] &lt; [.$C5]; [.$A5]+[.$E5]*[.DA$1]; &quot;&quot;)">
            <text:p/>
          </table:table-cell>
          <table:table-cell table:formula="of:=IF([.DB$1] &lt; [.$C5]; [.$A5]+[.$E5]*[.DB$1]; &quot;&quot;)">
            <text:p/>
          </table:table-cell>
          <table:table-cell table:number-columns-repeated="6"/>
        </table:table-row>
        <table:table-row table:style-name="ro1">
          <table:table-cell table:formula="of:=[.B31]+1" office:value-type="float" office:value="145" calcext:value-type="float">
            <text:p>145</text:p>
          </table:table-cell>
          <table:table-cell table:formula="of:=[.A6]+[.C6]-1"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6]-[.A6])" office:value-type="float" office:value="1" calcext:value-type="float">
            <text:p>1</text:p>
          </table:table-cell>
          <table:table-cell/>
          <table:table-cell table:formula="of:=IF([.G$1] &lt; [.$C6]; [.$A6]+[.$E6]*[.G$1]; &quot;&quot;)" office:value-type="float" office:value="145" calcext:value-type="float">
            <text:p>145</text:p>
          </table:table-cell>
          <table:table-cell table:formula="of:=IF([.H$1] &lt; [.$C6]; [.$A6]+[.$E6]*[.H$1]; &quot;&quot;)" office:value-type="float" office:value="146" calcext:value-type="float">
            <text:p>146</text:p>
          </table:table-cell>
          <table:table-cell table:formula="of:=IF([.I$1] &lt; [.$C6]; [.$A6]+[.$E6]*[.I$1]; &quot;&quot;)" office:value-type="float" office:value="147" calcext:value-type="float">
            <text:p>147</text:p>
          </table:table-cell>
          <table:table-cell table:formula="of:=IF([.J$1] &lt; [.$C6]; [.$A6]+[.$E6]*[.J$1]; &quot;&quot;)" office:value-type="float" office:value="148" calcext:value-type="float">
            <text:p>148</text:p>
          </table:table-cell>
          <table:table-cell table:formula="of:=IF([.K$1] &lt; [.$C6]; [.$A6]+[.$E6]*[.K$1]; &quot;&quot;)" office:value-type="float" office:value="149" calcext:value-type="float">
            <text:p>149</text:p>
          </table:table-cell>
          <table:table-cell table:formula="of:=IF([.L$1] &lt; [.$C6]; [.$A6]+[.$E6]*[.L$1]; &quot;&quot;)" office:value-type="float" office:value="150" calcext:value-type="float">
            <text:p>150</text:p>
          </table:table-cell>
          <table:table-cell table:formula="of:=IF([.M$1] &lt; [.$C6]; [.$A6]+[.$E6]*[.M$1]; &quot;&quot;)" office:value-type="float" office:value="151" calcext:value-type="float">
            <text:p>151</text:p>
          </table:table-cell>
          <table:table-cell table:formula="of:=IF([.N$1] &lt; [.$C6]; [.$A6]+[.$E6]*[.N$1]; &quot;&quot;)" office:value-type="float" office:value="152" calcext:value-type="float">
            <text:p>152</text:p>
          </table:table-cell>
          <table:table-cell table:formula="of:=IF([.O$1] &lt; [.$C6]; [.$A6]+[.$E6]*[.O$1]; &quot;&quot;)" office:value-type="float" office:value="153" calcext:value-type="float">
            <text:p>153</text:p>
          </table:table-cell>
          <table:table-cell table:formula="of:=IF([.P$1] &lt; [.$C6]; [.$A6]+[.$E6]*[.P$1]; &quot;&quot;)" office:value-type="float" office:value="154" calcext:value-type="float">
            <text:p>154</text:p>
          </table:table-cell>
          <table:table-cell table:formula="of:=IF([.Q$1] &lt; [.$C6]; [.$A6]+[.$E6]*[.Q$1]; &quot;&quot;)" office:value-type="float" office:value="155" calcext:value-type="float">
            <text:p>155</text:p>
          </table:table-cell>
          <table:table-cell table:formula="of:=IF([.R$1] &lt; [.$C6]; [.$A6]+[.$E6]*[.R$1]; &quot;&quot;)" office:value-type="float" office:value="156" calcext:value-type="float">
            <text:p>156</text:p>
          </table:table-cell>
          <table:table-cell table:formula="of:=IF([.S$1] &lt; [.$C6]; [.$A6]+[.$E6]*[.S$1]; &quot;&quot;)" office:value-type="float" office:value="157" calcext:value-type="float">
            <text:p>157</text:p>
          </table:table-cell>
          <table:table-cell table:formula="of:=IF([.T$1] &lt; [.$C6]; [.$A6]+[.$E6]*[.T$1]; &quot;&quot;)" office:value-type="float" office:value="158" calcext:value-type="float">
            <text:p>158</text:p>
          </table:table-cell>
          <table:table-cell table:formula="of:=IF([.U$1] &lt; [.$C6]; [.$A6]+[.$E6]*[.U$1]; &quot;&quot;)" office:value-type="float" office:value="159" calcext:value-type="float">
            <text:p>159</text:p>
          </table:table-cell>
          <table:table-cell table:formula="of:=IF([.V$1] &lt; [.$C6]; [.$A6]+[.$E6]*[.V$1]; &quot;&quot;)" office:value-type="float" office:value="160" calcext:value-type="float">
            <text:p>160</text:p>
          </table:table-cell>
          <table:table-cell table:formula="of:=IF([.W$1] &lt; [.$C6]; [.$A6]+[.$E6]*[.W$1]; &quot;&quot;)" office:value-type="float" office:value="161" calcext:value-type="float">
            <text:p>161</text:p>
          </table:table-cell>
          <table:table-cell table:formula="of:=IF([.X$1] &lt; [.$C6]; [.$A6]+[.$E6]*[.X$1]; &quot;&quot;)" office:value-type="float" office:value="162" calcext:value-type="float">
            <text:p>162</text:p>
          </table:table-cell>
          <table:table-cell table:formula="of:=IF([.Y$1] &lt; [.$C6]; [.$A6]+[.$E6]*[.Y$1]; &quot;&quot;)" office:value-type="float" office:value="163" calcext:value-type="float">
            <text:p>163</text:p>
          </table:table-cell>
          <table:table-cell table:formula="of:=IF([.Z$1] &lt; [.$C6]; [.$A6]+[.$E6]*[.Z$1]; &quot;&quot;)" office:value-type="float" office:value="164" calcext:value-type="float">
            <text:p>164</text:p>
          </table:table-cell>
          <table:table-cell table:formula="of:=IF([.AA$1] &lt; [.$C6]; [.$A6]+[.$E6]*[.AA$1]; &quot;&quot;)" office:value-type="float" office:value="165" calcext:value-type="float">
            <text:p>165</text:p>
          </table:table-cell>
          <table:table-cell table:formula="of:=IF([.AB$1] &lt; [.$C6]; [.$A6]+[.$E6]*[.AB$1]; &quot;&quot;)" office:value-type="float" office:value="166" calcext:value-type="float">
            <text:p>166</text:p>
          </table:table-cell>
          <table:table-cell table:formula="of:=IF([.AC$1] &lt; [.$C6]; [.$A6]+[.$E6]*[.AC$1]; &quot;&quot;)" office:value-type="float" office:value="167" calcext:value-type="float">
            <text:p>167</text:p>
          </table:table-cell>
          <table:table-cell table:formula="of:=IF([.AD$1] &lt; [.$C6]; [.$A6]+[.$E6]*[.AD$1]; &quot;&quot;)" office:value-type="float" office:value="168" calcext:value-type="float">
            <text:p>168</text:p>
          </table:table-cell>
          <table:table-cell table:style-name="ce5" table:formula="of:=IF([.AE$1] &lt; [.$C6]; [.$A6]+[.$E6]*[.AE$1]; &quot;&quot;)" office:value-type="float" office:value="169" calcext:value-type="float">
            <text:p>169</text:p>
          </table:table-cell>
          <table:table-cell table:formula="of:=IF([.AF$1] &lt; [.$C6]; [.$A6]+[.$E6]*[.AF$1]; &quot;&quot;)">
            <text:p/>
          </table:table-cell>
          <table:table-cell table:formula="of:=IF([.AG$1] &lt; [.$C6]; [.$A6]+[.$E6]*[.AG$1]; &quot;&quot;)">
            <text:p/>
          </table:table-cell>
          <table:table-cell table:formula="of:=IF([.AH$1] &lt; [.$C6]; [.$A6]+[.$E6]*[.AH$1]; &quot;&quot;)">
            <text:p/>
          </table:table-cell>
          <table:table-cell table:formula="of:=IF([.AI$1] &lt; [.$C6]; [.$A6]+[.$E6]*[.AI$1]; &quot;&quot;)">
            <text:p/>
          </table:table-cell>
          <table:table-cell table:formula="of:=IF([.AJ$1] &lt; [.$C6]; [.$A6]+[.$E6]*[.AJ$1]; &quot;&quot;)">
            <text:p/>
          </table:table-cell>
          <table:table-cell table:number-columns-repeated="76"/>
        </table:table-row>
        <table:table-row table:style-name="ro1">
          <table:table-cell table:formula="of:=[.B7]+[.C7]-1" office:value-type="float" office:value="197" calcext:value-type="float">
            <text:p>197</text:p>
          </table:table-cell>
          <table:table-cell table:formula="of:=[.B22]+1"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7]-[.A7])" office:value-type="float" office:value="-1" calcext:value-type="float">
            <text:p>-1</text:p>
          </table:table-cell>
          <table:table-cell/>
          <table:table-cell table:formula="of:=IF([.G$1] &lt; [.$C7]; [.$A7]+[.$E7]*[.G$1]; &quot;&quot;)" office:value-type="float" office:value="197" calcext:value-type="float">
            <text:p>197</text:p>
          </table:table-cell>
          <table:table-cell table:formula="of:=IF([.H$1] &lt; [.$C7]; [.$A7]+[.$E7]*[.H$1]; &quot;&quot;)" office:value-type="float" office:value="196" calcext:value-type="float">
            <text:p>196</text:p>
          </table:table-cell>
          <table:table-cell table:formula="of:=IF([.I$1] &lt; [.$C7]; [.$A7]+[.$E7]*[.I$1]; &quot;&quot;)" office:value-type="float" office:value="195" calcext:value-type="float">
            <text:p>195</text:p>
          </table:table-cell>
          <table:table-cell table:formula="of:=IF([.J$1] &lt; [.$C7]; [.$A7]+[.$E7]*[.J$1]; &quot;&quot;)" office:value-type="float" office:value="194" calcext:value-type="float">
            <text:p>194</text:p>
          </table:table-cell>
          <table:table-cell table:formula="of:=IF([.K$1] &lt; [.$C7]; [.$A7]+[.$E7]*[.K$1]; &quot;&quot;)" office:value-type="float" office:value="193" calcext:value-type="float">
            <text:p>193</text:p>
          </table:table-cell>
          <table:table-cell table:formula="of:=IF([.L$1] &lt; [.$C7]; [.$A7]+[.$E7]*[.L$1]; &quot;&quot;)" office:value-type="float" office:value="192" calcext:value-type="float">
            <text:p>192</text:p>
          </table:table-cell>
          <table:table-cell table:formula="of:=IF([.M$1] &lt; [.$C7]; [.$A7]+[.$E7]*[.M$1]; &quot;&quot;)" office:value-type="float" office:value="191" calcext:value-type="float">
            <text:p>191</text:p>
          </table:table-cell>
          <table:table-cell table:formula="of:=IF([.N$1] &lt; [.$C7]; [.$A7]+[.$E7]*[.N$1]; &quot;&quot;)" office:value-type="float" office:value="190" calcext:value-type="float">
            <text:p>190</text:p>
          </table:table-cell>
          <table:table-cell table:formula="of:=IF([.O$1] &lt; [.$C7]; [.$A7]+[.$E7]*[.O$1]; &quot;&quot;)" office:value-type="float" office:value="189" calcext:value-type="float">
            <text:p>189</text:p>
          </table:table-cell>
          <table:table-cell table:formula="of:=IF([.P$1] &lt; [.$C7]; [.$A7]+[.$E7]*[.P$1]; &quot;&quot;)" office:value-type="float" office:value="188" calcext:value-type="float">
            <text:p>188</text:p>
          </table:table-cell>
          <table:table-cell table:formula="of:=IF([.Q$1] &lt; [.$C7]; [.$A7]+[.$E7]*[.Q$1]; &quot;&quot;)" office:value-type="float" office:value="187" calcext:value-type="float">
            <text:p>187</text:p>
          </table:table-cell>
          <table:table-cell table:formula="of:=IF([.R$1] &lt; [.$C7]; [.$A7]+[.$E7]*[.R$1]; &quot;&quot;)" office:value-type="float" office:value="186" calcext:value-type="float">
            <text:p>186</text:p>
          </table:table-cell>
          <table:table-cell table:formula="of:=IF([.S$1] &lt; [.$C7]; [.$A7]+[.$E7]*[.S$1]; &quot;&quot;)" office:value-type="float" office:value="185" calcext:value-type="float">
            <text:p>185</text:p>
          </table:table-cell>
          <table:table-cell table:formula="of:=IF([.T$1] &lt; [.$C7]; [.$A7]+[.$E7]*[.T$1]; &quot;&quot;)" office:value-type="float" office:value="184" calcext:value-type="float">
            <text:p>184</text:p>
          </table:table-cell>
          <table:table-cell table:formula="of:=IF([.U$1] &lt; [.$C7]; [.$A7]+[.$E7]*[.U$1]; &quot;&quot;)" office:value-type="float" office:value="183" calcext:value-type="float">
            <text:p>183</text:p>
          </table:table-cell>
          <table:table-cell table:formula="of:=IF([.V$1] &lt; [.$C7]; [.$A7]+[.$E7]*[.V$1]; &quot;&quot;)" office:value-type="float" office:value="182" calcext:value-type="float">
            <text:p>182</text:p>
          </table:table-cell>
          <table:table-cell table:formula="of:=IF([.W$1] &lt; [.$C7]; [.$A7]+[.$E7]*[.W$1]; &quot;&quot;)" office:value-type="float" office:value="181" calcext:value-type="float">
            <text:p>181</text:p>
          </table:table-cell>
          <table:table-cell table:formula="of:=IF([.X$1] &lt; [.$C7]; [.$A7]+[.$E7]*[.X$1]; &quot;&quot;)" office:value-type="float" office:value="180" calcext:value-type="float">
            <text:p>180</text:p>
          </table:table-cell>
          <table:table-cell table:formula="of:=IF([.Y$1] &lt; [.$C7]; [.$A7]+[.$E7]*[.Y$1]; &quot;&quot;)" office:value-type="float" office:value="179" calcext:value-type="float">
            <text:p>179</text:p>
          </table:table-cell>
          <table:table-cell table:formula="of:=IF([.Z$1] &lt; [.$C7]; [.$A7]+[.$E7]*[.Z$1]; &quot;&quot;)" office:value-type="float" office:value="178" calcext:value-type="float">
            <text:p>178</text:p>
          </table:table-cell>
          <table:table-cell table:formula="of:=IF([.AA$1] &lt; [.$C7]; [.$A7]+[.$E7]*[.AA$1]; &quot;&quot;)" office:value-type="float" office:value="177" calcext:value-type="float">
            <text:p>177</text:p>
          </table:table-cell>
          <table:table-cell table:formula="of:=IF([.AB$1] &lt; [.$C7]; [.$A7]+[.$E7]*[.AB$1]; &quot;&quot;)" office:value-type="float" office:value="176" calcext:value-type="float">
            <text:p>176</text:p>
          </table:table-cell>
          <table:table-cell table:formula="of:=IF([.AC$1] &lt; [.$C7]; [.$A7]+[.$E7]*[.AC$1]; &quot;&quot;)" office:value-type="float" office:value="175" calcext:value-type="float">
            <text:p>175</text:p>
          </table:table-cell>
          <table:table-cell table:formula="of:=IF([.AD$1] &lt; [.$C7]; [.$A7]+[.$E7]*[.AD$1]; &quot;&quot;)" office:value-type="float" office:value="174" calcext:value-type="float">
            <text:p>174</text:p>
          </table:table-cell>
          <table:table-cell table:style-name="ce5" table:formula="of:=IF([.AE$1] &lt; [.$C7]; [.$A7]+[.$E7]*[.AE$1]; &quot;&quot;)" office:value-type="float" office:value="173" calcext:value-type="float">
            <text:p>173</text:p>
          </table:table-cell>
          <table:table-cell table:formula="of:=IF([.AF$1] &lt; [.$C7]; [.$A7]+[.$E7]*[.AF$1]; &quot;&quot;)">
            <text:p/>
          </table:table-cell>
          <table:table-cell table:formula="of:=IF([.AG$1] &lt; [.$C7]; [.$A7]+[.$E7]*[.AG$1]; &quot;&quot;)">
            <text:p/>
          </table:table-cell>
          <table:table-cell table:formula="of:=IF([.AH$1] &lt; [.$C7]; [.$A7]+[.$E7]*[.AH$1]; &quot;&quot;)">
            <text:p/>
          </table:table-cell>
          <table:table-cell table:formula="of:=IF([.AI$1] &lt; [.$C7]; [.$A7]+[.$E7]*[.AI$1]; &quot;&quot;)">
            <text:p/>
          </table:table-cell>
          <table:table-cell table:formula="of:=IF([.AJ$1] &lt; [.$C7]; [.$A7]+[.$E7]*[.AJ$1]; &quot;&quot;)">
            <text:p/>
          </table:table-cell>
          <table:table-cell table:number-columns-repeated="76"/>
        </table:table-row>
        <table:table-row table:style-name="ro1">
          <table:table-cell table:formula="of:=[.B32]+1" office:value-type="float" office:value="201" calcext:value-type="float">
            <text:p>201</text:p>
          </table:table-cell>
          <table:table-cell table:formula="of:=[.A8]+[.C8]-1"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8]-[.A8])" office:value-type="float" office:value="1" calcext:value-type="float">
            <text:p>1</text:p>
          </table:table-cell>
          <table:table-cell/>
          <table:table-cell table:formula="of:=IF([.G$1] &lt; [.$C8]; [.$A8]+[.$E8]*[.G$1]; &quot;&quot;)" office:value-type="float" office:value="201" calcext:value-type="float">
            <text:p>201</text:p>
          </table:table-cell>
          <table:table-cell table:formula="of:=IF([.H$1] &lt; [.$C8]; [.$A8]+[.$E8]*[.H$1]; &quot;&quot;)" office:value-type="float" office:value="202" calcext:value-type="float">
            <text:p>202</text:p>
          </table:table-cell>
          <table:table-cell table:formula="of:=IF([.I$1] &lt; [.$C8]; [.$A8]+[.$E8]*[.I$1]; &quot;&quot;)" office:value-type="float" office:value="203" calcext:value-type="float">
            <text:p>203</text:p>
          </table:table-cell>
          <table:table-cell table:formula="of:=IF([.J$1] &lt; [.$C8]; [.$A8]+[.$E8]*[.J$1]; &quot;&quot;)" office:value-type="float" office:value="204" calcext:value-type="float">
            <text:p>204</text:p>
          </table:table-cell>
          <table:table-cell table:formula="of:=IF([.K$1] &lt; [.$C8]; [.$A8]+[.$E8]*[.K$1]; &quot;&quot;)" office:value-type="float" office:value="205" calcext:value-type="float">
            <text:p>205</text:p>
          </table:table-cell>
          <table:table-cell table:formula="of:=IF([.L$1] &lt; [.$C8]; [.$A8]+[.$E8]*[.L$1]; &quot;&quot;)" office:value-type="float" office:value="206" calcext:value-type="float">
            <text:p>206</text:p>
          </table:table-cell>
          <table:table-cell table:formula="of:=IF([.M$1] &lt; [.$C8]; [.$A8]+[.$E8]*[.M$1]; &quot;&quot;)" office:value-type="float" office:value="207" calcext:value-type="float">
            <text:p>207</text:p>
          </table:table-cell>
          <table:table-cell table:formula="of:=IF([.N$1] &lt; [.$C8]; [.$A8]+[.$E8]*[.N$1]; &quot;&quot;)" office:value-type="float" office:value="208" calcext:value-type="float">
            <text:p>208</text:p>
          </table:table-cell>
          <table:table-cell table:formula="of:=IF([.O$1] &lt; [.$C8]; [.$A8]+[.$E8]*[.O$1]; &quot;&quot;)" office:value-type="float" office:value="209" calcext:value-type="float">
            <text:p>209</text:p>
          </table:table-cell>
          <table:table-cell table:formula="of:=IF([.P$1] &lt; [.$C8]; [.$A8]+[.$E8]*[.P$1]; &quot;&quot;)" office:value-type="float" office:value="210" calcext:value-type="float">
            <text:p>210</text:p>
          </table:table-cell>
          <table:table-cell table:formula="of:=IF([.Q$1] &lt; [.$C8]; [.$A8]+[.$E8]*[.Q$1]; &quot;&quot;)" office:value-type="float" office:value="211" calcext:value-type="float">
            <text:p>211</text:p>
          </table:table-cell>
          <table:table-cell table:formula="of:=IF([.R$1] &lt; [.$C8]; [.$A8]+[.$E8]*[.R$1]; &quot;&quot;)" office:value-type="float" office:value="212" calcext:value-type="float">
            <text:p>212</text:p>
          </table:table-cell>
          <table:table-cell table:formula="of:=IF([.S$1] &lt; [.$C8]; [.$A8]+[.$E8]*[.S$1]; &quot;&quot;)" office:value-type="float" office:value="213" calcext:value-type="float">
            <text:p>213</text:p>
          </table:table-cell>
          <table:table-cell table:formula="of:=IF([.T$1] &lt; [.$C8]; [.$A8]+[.$E8]*[.T$1]; &quot;&quot;)" office:value-type="float" office:value="214" calcext:value-type="float">
            <text:p>214</text:p>
          </table:table-cell>
          <table:table-cell table:formula="of:=IF([.U$1] &lt; [.$C8]; [.$A8]+[.$E8]*[.U$1]; &quot;&quot;)" office:value-type="float" office:value="215" calcext:value-type="float">
            <text:p>215</text:p>
          </table:table-cell>
          <table:table-cell table:formula="of:=IF([.V$1] &lt; [.$C8]; [.$A8]+[.$E8]*[.V$1]; &quot;&quot;)" office:value-type="float" office:value="216" calcext:value-type="float">
            <text:p>216</text:p>
          </table:table-cell>
          <table:table-cell table:formula="of:=IF([.W$1] &lt; [.$C8]; [.$A8]+[.$E8]*[.W$1]; &quot;&quot;)" office:value-type="float" office:value="217" calcext:value-type="float">
            <text:p>217</text:p>
          </table:table-cell>
          <table:table-cell table:formula="of:=IF([.X$1] &lt; [.$C8]; [.$A8]+[.$E8]*[.X$1]; &quot;&quot;)" office:value-type="float" office:value="218" calcext:value-type="float">
            <text:p>218</text:p>
          </table:table-cell>
          <table:table-cell table:formula="of:=IF([.Y$1] &lt; [.$C8]; [.$A8]+[.$E8]*[.Y$1]; &quot;&quot;)" office:value-type="float" office:value="219" calcext:value-type="float">
            <text:p>219</text:p>
          </table:table-cell>
          <table:table-cell table:formula="of:=IF([.Z$1] &lt; [.$C8]; [.$A8]+[.$E8]*[.Z$1]; &quot;&quot;)" office:value-type="float" office:value="220" calcext:value-type="float">
            <text:p>220</text:p>
          </table:table-cell>
          <table:table-cell table:formula="of:=IF([.AA$1] &lt; [.$C8]; [.$A8]+[.$E8]*[.AA$1]; &quot;&quot;)" office:value-type="float" office:value="221" calcext:value-type="float">
            <text:p>221</text:p>
          </table:table-cell>
          <table:table-cell table:formula="of:=IF([.AB$1] &lt; [.$C8]; [.$A8]+[.$E8]*[.AB$1]; &quot;&quot;)" office:value-type="float" office:value="222" calcext:value-type="float">
            <text:p>222</text:p>
          </table:table-cell>
          <table:table-cell table:formula="of:=IF([.AC$1] &lt; [.$C8]; [.$A8]+[.$E8]*[.AC$1]; &quot;&quot;)" office:value-type="float" office:value="223" calcext:value-type="float">
            <text:p>223</text:p>
          </table:table-cell>
          <table:table-cell table:formula="of:=IF([.AD$1] &lt; [.$C8]; [.$A8]+[.$E8]*[.AD$1]; &quot;&quot;)" office:value-type="float" office:value="224" calcext:value-type="float">
            <text:p>224</text:p>
          </table:table-cell>
          <table:table-cell table:style-name="ce5" table:formula="of:=IF([.AE$1] &lt; [.$C8]; [.$A8]+[.$E8]*[.AE$1]; &quot;&quot;)" office:value-type="float" office:value="225" calcext:value-type="float">
            <text:p>225</text:p>
          </table:table-cell>
          <table:table-cell table:formula="of:=IF([.AF$1] &lt; [.$C8]; [.$A8]+[.$E8]*[.AF$1]; &quot;&quot;)">
            <text:p/>
          </table:table-cell>
          <table:table-cell table:formula="of:=IF([.AG$1] &lt; [.$C8]; [.$A8]+[.$E8]*[.AG$1]; &quot;&quot;)">
            <text:p/>
          </table:table-cell>
          <table:table-cell table:formula="of:=IF([.AH$1] &lt; [.$C8]; [.$A8]+[.$E8]*[.AH$1]; &quot;&quot;)">
            <text:p/>
          </table:table-cell>
          <table:table-cell table:formula="of:=IF([.AI$1] &lt; [.$C8]; [.$A8]+[.$E8]*[.AI$1]; &quot;&quot;)">
            <text:p/>
          </table:table-cell>
          <table:table-cell table:formula="of:=IF([.AJ$1] &lt; [.$C8]; [.$A8]+[.$E8]*[.AJ$1]; &quot;&quot;)">
            <text:p/>
          </table:table-cell>
          <table:table-cell table:number-columns-repeated="76"/>
        </table:table-row>
        <table:table-row table:style-name="ro1">
          <table:table-cell table:formula="of:=[.B9]+[.C9]-1" office:value-type="float" office:value="253" calcext:value-type="float">
            <text:p>253</text:p>
          </table:table-cell>
          <table:table-cell table:formula="of:=[.B23]+1"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9]-[.A9])" office:value-type="float" office:value="-1" calcext:value-type="float">
            <text:p>-1</text:p>
          </table:table-cell>
          <table:table-cell/>
          <table:table-cell table:formula="of:=IF([.G$1] &lt; [.$C9]; [.$A9]+[.$E9]*[.G$1]; &quot;&quot;)" office:value-type="float" office:value="253" calcext:value-type="float">
            <text:p>253</text:p>
          </table:table-cell>
          <table:table-cell table:formula="of:=IF([.H$1] &lt; [.$C9]; [.$A9]+[.$E9]*[.H$1]; &quot;&quot;)" office:value-type="float" office:value="252" calcext:value-type="float">
            <text:p>252</text:p>
          </table:table-cell>
          <table:table-cell table:formula="of:=IF([.I$1] &lt; [.$C9]; [.$A9]+[.$E9]*[.I$1]; &quot;&quot;)" office:value-type="float" office:value="251" calcext:value-type="float">
            <text:p>251</text:p>
          </table:table-cell>
          <table:table-cell table:formula="of:=IF([.J$1] &lt; [.$C9]; [.$A9]+[.$E9]*[.J$1]; &quot;&quot;)" office:value-type="float" office:value="250" calcext:value-type="float">
            <text:p>250</text:p>
          </table:table-cell>
          <table:table-cell table:formula="of:=IF([.K$1] &lt; [.$C9]; [.$A9]+[.$E9]*[.K$1]; &quot;&quot;)" office:value-type="float" office:value="249" calcext:value-type="float">
            <text:p>249</text:p>
          </table:table-cell>
          <table:table-cell table:formula="of:=IF([.L$1] &lt; [.$C9]; [.$A9]+[.$E9]*[.L$1]; &quot;&quot;)" office:value-type="float" office:value="248" calcext:value-type="float">
            <text:p>248</text:p>
          </table:table-cell>
          <table:table-cell table:formula="of:=IF([.M$1] &lt; [.$C9]; [.$A9]+[.$E9]*[.M$1]; &quot;&quot;)" office:value-type="float" office:value="247" calcext:value-type="float">
            <text:p>247</text:p>
          </table:table-cell>
          <table:table-cell table:formula="of:=IF([.N$1] &lt; [.$C9]; [.$A9]+[.$E9]*[.N$1]; &quot;&quot;)" office:value-type="float" office:value="246" calcext:value-type="float">
            <text:p>246</text:p>
          </table:table-cell>
          <table:table-cell table:formula="of:=IF([.O$1] &lt; [.$C9]; [.$A9]+[.$E9]*[.O$1]; &quot;&quot;)" office:value-type="float" office:value="245" calcext:value-type="float">
            <text:p>245</text:p>
          </table:table-cell>
          <table:table-cell table:formula="of:=IF([.P$1] &lt; [.$C9]; [.$A9]+[.$E9]*[.P$1]; &quot;&quot;)" office:value-type="float" office:value="244" calcext:value-type="float">
            <text:p>244</text:p>
          </table:table-cell>
          <table:table-cell table:formula="of:=IF([.Q$1] &lt; [.$C9]; [.$A9]+[.$E9]*[.Q$1]; &quot;&quot;)" office:value-type="float" office:value="243" calcext:value-type="float">
            <text:p>243</text:p>
          </table:table-cell>
          <table:table-cell table:formula="of:=IF([.R$1] &lt; [.$C9]; [.$A9]+[.$E9]*[.R$1]; &quot;&quot;)" office:value-type="float" office:value="242" calcext:value-type="float">
            <text:p>242</text:p>
          </table:table-cell>
          <table:table-cell table:formula="of:=IF([.S$1] &lt; [.$C9]; [.$A9]+[.$E9]*[.S$1]; &quot;&quot;)" office:value-type="float" office:value="241" calcext:value-type="float">
            <text:p>241</text:p>
          </table:table-cell>
          <table:table-cell table:formula="of:=IF([.T$1] &lt; [.$C9]; [.$A9]+[.$E9]*[.T$1]; &quot;&quot;)" office:value-type="float" office:value="240" calcext:value-type="float">
            <text:p>240</text:p>
          </table:table-cell>
          <table:table-cell table:formula="of:=IF([.U$1] &lt; [.$C9]; [.$A9]+[.$E9]*[.U$1]; &quot;&quot;)" office:value-type="float" office:value="239" calcext:value-type="float">
            <text:p>239</text:p>
          </table:table-cell>
          <table:table-cell table:formula="of:=IF([.V$1] &lt; [.$C9]; [.$A9]+[.$E9]*[.V$1]; &quot;&quot;)" office:value-type="float" office:value="238" calcext:value-type="float">
            <text:p>238</text:p>
          </table:table-cell>
          <table:table-cell table:formula="of:=IF([.W$1] &lt; [.$C9]; [.$A9]+[.$E9]*[.W$1]; &quot;&quot;)" office:value-type="float" office:value="237" calcext:value-type="float">
            <text:p>237</text:p>
          </table:table-cell>
          <table:table-cell table:formula="of:=IF([.X$1] &lt; [.$C9]; [.$A9]+[.$E9]*[.X$1]; &quot;&quot;)" office:value-type="float" office:value="236" calcext:value-type="float">
            <text:p>236</text:p>
          </table:table-cell>
          <table:table-cell table:formula="of:=IF([.Y$1] &lt; [.$C9]; [.$A9]+[.$E9]*[.Y$1]; &quot;&quot;)" office:value-type="float" office:value="235" calcext:value-type="float">
            <text:p>235</text:p>
          </table:table-cell>
          <table:table-cell table:formula="of:=IF([.Z$1] &lt; [.$C9]; [.$A9]+[.$E9]*[.Z$1]; &quot;&quot;)" office:value-type="float" office:value="234" calcext:value-type="float">
            <text:p>234</text:p>
          </table:table-cell>
          <table:table-cell table:formula="of:=IF([.AA$1] &lt; [.$C9]; [.$A9]+[.$E9]*[.AA$1]; &quot;&quot;)" office:value-type="float" office:value="233" calcext:value-type="float">
            <text:p>233</text:p>
          </table:table-cell>
          <table:table-cell table:formula="of:=IF([.AB$1] &lt; [.$C9]; [.$A9]+[.$E9]*[.AB$1]; &quot;&quot;)" office:value-type="float" office:value="232" calcext:value-type="float">
            <text:p>232</text:p>
          </table:table-cell>
          <table:table-cell table:formula="of:=IF([.AC$1] &lt; [.$C9]; [.$A9]+[.$E9]*[.AC$1]; &quot;&quot;)" office:value-type="float" office:value="231" calcext:value-type="float">
            <text:p>231</text:p>
          </table:table-cell>
          <table:table-cell table:formula="of:=IF([.AD$1] &lt; [.$C9]; [.$A9]+[.$E9]*[.AD$1]; &quot;&quot;)" office:value-type="float" office:value="230" calcext:value-type="float">
            <text:p>230</text:p>
          </table:table-cell>
          <table:table-cell table:style-name="ce5" table:formula="of:=IF([.AE$1] &lt; [.$C9]; [.$A9]+[.$E9]*[.AE$1]; &quot;&quot;)" office:value-type="float" office:value="229" calcext:value-type="float">
            <text:p>229</text:p>
          </table:table-cell>
          <table:table-cell table:formula="of:=IF([.AF$1] &lt; [.$C9]; [.$A9]+[.$E9]*[.AF$1]; &quot;&quot;)">
            <text:p/>
          </table:table-cell>
          <table:table-cell table:formula="of:=IF([.AG$1] &lt; [.$C9]; [.$A9]+[.$E9]*[.AG$1]; &quot;&quot;)">
            <text:p/>
          </table:table-cell>
          <table:table-cell table:formula="of:=IF([.AH$1] &lt; [.$C9]; [.$A9]+[.$E9]*[.AH$1]; &quot;&quot;)">
            <text:p/>
          </table:table-cell>
          <table:table-cell table:formula="of:=IF([.AI$1] &lt; [.$C9]; [.$A9]+[.$E9]*[.AI$1]; &quot;&quot;)">
            <text:p/>
          </table:table-cell>
          <table:table-cell table:formula="of:=IF([.AJ$1] &lt; [.$C9]; [.$A9]+[.$E9]*[.AJ$1]; &quot;&quot;)">
            <text:p/>
          </table:table-cell>
          <table:table-cell table:number-columns-repeated="76"/>
        </table:table-row>
        <table:table-row table:style-name="ro1">
          <table:table-cell table:formula="of:=[.B33]+1" office:value-type="float" office:value="257" calcext:value-type="float">
            <text:p>257</text:p>
          </table:table-cell>
          <table:table-cell table:formula="of:=[.A10]+[.C10]-1"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0]-[.A10])" office:value-type="float" office:value="1" calcext:value-type="float">
            <text:p>1</text:p>
          </table:table-cell>
          <table:table-cell/>
          <table:table-cell table:formula="of:=IF([.G$1] &lt; [.$C10]; [.$A10]+[.$E10]*[.G$1]; &quot;&quot;)" office:value-type="float" office:value="257" calcext:value-type="float">
            <text:p>257</text:p>
          </table:table-cell>
          <table:table-cell table:formula="of:=IF([.H$1] &lt; [.$C10]; [.$A10]+[.$E10]*[.H$1]; &quot;&quot;)" office:value-type="float" office:value="258" calcext:value-type="float">
            <text:p>258</text:p>
          </table:table-cell>
          <table:table-cell table:formula="of:=IF([.I$1] &lt; [.$C10]; [.$A10]+[.$E10]*[.I$1]; &quot;&quot;)" office:value-type="float" office:value="259" calcext:value-type="float">
            <text:p>259</text:p>
          </table:table-cell>
          <table:table-cell table:formula="of:=IF([.J$1] &lt; [.$C10]; [.$A10]+[.$E10]*[.J$1]; &quot;&quot;)" office:value-type="float" office:value="260" calcext:value-type="float">
            <text:p>260</text:p>
          </table:table-cell>
          <table:table-cell table:formula="of:=IF([.K$1] &lt; [.$C10]; [.$A10]+[.$E10]*[.K$1]; &quot;&quot;)" office:value-type="float" office:value="261" calcext:value-type="float">
            <text:p>261</text:p>
          </table:table-cell>
          <table:table-cell table:formula="of:=IF([.L$1] &lt; [.$C10]; [.$A10]+[.$E10]*[.L$1]; &quot;&quot;)" office:value-type="float" office:value="262" calcext:value-type="float">
            <text:p>262</text:p>
          </table:table-cell>
          <table:table-cell table:formula="of:=IF([.M$1] &lt; [.$C10]; [.$A10]+[.$E10]*[.M$1]; &quot;&quot;)" office:value-type="float" office:value="263" calcext:value-type="float">
            <text:p>263</text:p>
          </table:table-cell>
          <table:table-cell table:formula="of:=IF([.N$1] &lt; [.$C10]; [.$A10]+[.$E10]*[.N$1]; &quot;&quot;)" office:value-type="float" office:value="264" calcext:value-type="float">
            <text:p>264</text:p>
          </table:table-cell>
          <table:table-cell table:formula="of:=IF([.O$1] &lt; [.$C10]; [.$A10]+[.$E10]*[.O$1]; &quot;&quot;)" office:value-type="float" office:value="265" calcext:value-type="float">
            <text:p>265</text:p>
          </table:table-cell>
          <table:table-cell table:formula="of:=IF([.P$1] &lt; [.$C10]; [.$A10]+[.$E10]*[.P$1]; &quot;&quot;)" office:value-type="float" office:value="266" calcext:value-type="float">
            <text:p>266</text:p>
          </table:table-cell>
          <table:table-cell table:formula="of:=IF([.Q$1] &lt; [.$C10]; [.$A10]+[.$E10]*[.Q$1]; &quot;&quot;)" office:value-type="float" office:value="267" calcext:value-type="float">
            <text:p>267</text:p>
          </table:table-cell>
          <table:table-cell table:formula="of:=IF([.R$1] &lt; [.$C10]; [.$A10]+[.$E10]*[.R$1]; &quot;&quot;)" office:value-type="float" office:value="268" calcext:value-type="float">
            <text:p>268</text:p>
          </table:table-cell>
          <table:table-cell table:formula="of:=IF([.S$1] &lt; [.$C10]; [.$A10]+[.$E10]*[.S$1]; &quot;&quot;)" office:value-type="float" office:value="269" calcext:value-type="float">
            <text:p>269</text:p>
          </table:table-cell>
          <table:table-cell table:formula="of:=IF([.T$1] &lt; [.$C10]; [.$A10]+[.$E10]*[.T$1]; &quot;&quot;)" office:value-type="float" office:value="270" calcext:value-type="float">
            <text:p>270</text:p>
          </table:table-cell>
          <table:table-cell table:formula="of:=IF([.U$1] &lt; [.$C10]; [.$A10]+[.$E10]*[.U$1]; &quot;&quot;)" office:value-type="float" office:value="271" calcext:value-type="float">
            <text:p>271</text:p>
          </table:table-cell>
          <table:table-cell table:formula="of:=IF([.V$1] &lt; [.$C10]; [.$A10]+[.$E10]*[.V$1]; &quot;&quot;)" office:value-type="float" office:value="272" calcext:value-type="float">
            <text:p>272</text:p>
          </table:table-cell>
          <table:table-cell table:formula="of:=IF([.W$1] &lt; [.$C10]; [.$A10]+[.$E10]*[.W$1]; &quot;&quot;)" office:value-type="float" office:value="273" calcext:value-type="float">
            <text:p>273</text:p>
          </table:table-cell>
          <table:table-cell table:formula="of:=IF([.X$1] &lt; [.$C10]; [.$A10]+[.$E10]*[.X$1]; &quot;&quot;)" office:value-type="float" office:value="274" calcext:value-type="float">
            <text:p>274</text:p>
          </table:table-cell>
          <table:table-cell table:formula="of:=IF([.Y$1] &lt; [.$C10]; [.$A10]+[.$E10]*[.Y$1]; &quot;&quot;)" office:value-type="float" office:value="275" calcext:value-type="float">
            <text:p>275</text:p>
          </table:table-cell>
          <table:table-cell table:formula="of:=IF([.Z$1] &lt; [.$C10]; [.$A10]+[.$E10]*[.Z$1]; &quot;&quot;)" office:value-type="float" office:value="276" calcext:value-type="float">
            <text:p>276</text:p>
          </table:table-cell>
          <table:table-cell table:formula="of:=IF([.AA$1] &lt; [.$C10]; [.$A10]+[.$E10]*[.AA$1]; &quot;&quot;)" office:value-type="float" office:value="277" calcext:value-type="float">
            <text:p>277</text:p>
          </table:table-cell>
          <table:table-cell table:formula="of:=IF([.AB$1] &lt; [.$C10]; [.$A10]+[.$E10]*[.AB$1]; &quot;&quot;)" office:value-type="float" office:value="278" calcext:value-type="float">
            <text:p>278</text:p>
          </table:table-cell>
          <table:table-cell table:formula="of:=IF([.AC$1] &lt; [.$C10]; [.$A10]+[.$E10]*[.AC$1]; &quot;&quot;)" office:value-type="float" office:value="279" calcext:value-type="float">
            <text:p>279</text:p>
          </table:table-cell>
          <table:table-cell table:formula="of:=IF([.AD$1] &lt; [.$C10]; [.$A10]+[.$E10]*[.AD$1]; &quot;&quot;)" office:value-type="float" office:value="280" calcext:value-type="float">
            <text:p>280</text:p>
          </table:table-cell>
          <table:table-cell table:style-name="ce5" table:formula="of:=IF([.AE$1] &lt; [.$C10]; [.$A10]+[.$E10]*[.AE$1]; &quot;&quot;)" office:value-type="float" office:value="281" calcext:value-type="float">
            <text:p>281</text:p>
          </table:table-cell>
          <table:table-cell table:formula="of:=IF([.AF$1] &lt; [.$C10]; [.$A10]+[.$E10]*[.AF$1]; &quot;&quot;)">
            <text:p/>
          </table:table-cell>
          <table:table-cell table:formula="of:=IF([.AG$1] &lt; [.$C10]; [.$A10]+[.$E10]*[.AG$1]; &quot;&quot;)">
            <text:p/>
          </table:table-cell>
          <table:table-cell table:formula="of:=IF([.AH$1] &lt; [.$C10]; [.$A10]+[.$E10]*[.AH$1]; &quot;&quot;)">
            <text:p/>
          </table:table-cell>
          <table:table-cell table:formula="of:=IF([.AI$1] &lt; [.$C10]; [.$A10]+[.$E10]*[.AI$1]; &quot;&quot;)">
            <text:p/>
          </table:table-cell>
          <table:table-cell table:formula="of:=IF([.AJ$1] &lt; [.$C10]; [.$A10]+[.$E10]*[.AJ$1]; &quot;&quot;)">
            <text:p/>
          </table:table-cell>
          <table:table-cell table:number-columns-repeated="76"/>
        </table:table-row>
        <table:table-row table:style-name="ro1">
          <table:table-cell table:formula="of:=[.B11]+[.C11]-1" office:value-type="float" office:value="309" calcext:value-type="float">
            <text:p>309</text:p>
          </table:table-cell>
          <table:table-cell table:formula="of:=[.B24]+1"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1]-[.A11])" office:value-type="float" office:value="-1" calcext:value-type="float">
            <text:p>-1</text:p>
          </table:table-cell>
          <table:table-cell/>
          <table:table-cell table:formula="of:=IF([.G$1] &lt; [.$C11]; [.$A11]+[.$E11]*[.G$1]; &quot;&quot;)" office:value-type="float" office:value="309" calcext:value-type="float">
            <text:p>309</text:p>
          </table:table-cell>
          <table:table-cell table:formula="of:=IF([.H$1] &lt; [.$C11]; [.$A11]+[.$E11]*[.H$1]; &quot;&quot;)" office:value-type="float" office:value="308" calcext:value-type="float">
            <text:p>308</text:p>
          </table:table-cell>
          <table:table-cell table:formula="of:=IF([.I$1] &lt; [.$C11]; [.$A11]+[.$E11]*[.I$1]; &quot;&quot;)" office:value-type="float" office:value="307" calcext:value-type="float">
            <text:p>307</text:p>
          </table:table-cell>
          <table:table-cell table:formula="of:=IF([.J$1] &lt; [.$C11]; [.$A11]+[.$E11]*[.J$1]; &quot;&quot;)" office:value-type="float" office:value="306" calcext:value-type="float">
            <text:p>306</text:p>
          </table:table-cell>
          <table:table-cell table:formula="of:=IF([.K$1] &lt; [.$C11]; [.$A11]+[.$E11]*[.K$1]; &quot;&quot;)" office:value-type="float" office:value="305" calcext:value-type="float">
            <text:p>305</text:p>
          </table:table-cell>
          <table:table-cell table:formula="of:=IF([.L$1] &lt; [.$C11]; [.$A11]+[.$E11]*[.L$1]; &quot;&quot;)" office:value-type="float" office:value="304" calcext:value-type="float">
            <text:p>304</text:p>
          </table:table-cell>
          <table:table-cell table:formula="of:=IF([.M$1] &lt; [.$C11]; [.$A11]+[.$E11]*[.M$1]; &quot;&quot;)" office:value-type="float" office:value="303" calcext:value-type="float">
            <text:p>303</text:p>
          </table:table-cell>
          <table:table-cell table:formula="of:=IF([.N$1] &lt; [.$C11]; [.$A11]+[.$E11]*[.N$1]; &quot;&quot;)" office:value-type="float" office:value="302" calcext:value-type="float">
            <text:p>302</text:p>
          </table:table-cell>
          <table:table-cell table:formula="of:=IF([.O$1] &lt; [.$C11]; [.$A11]+[.$E11]*[.O$1]; &quot;&quot;)" office:value-type="float" office:value="301" calcext:value-type="float">
            <text:p>301</text:p>
          </table:table-cell>
          <table:table-cell table:formula="of:=IF([.P$1] &lt; [.$C11]; [.$A11]+[.$E11]*[.P$1]; &quot;&quot;)" office:value-type="float" office:value="300" calcext:value-type="float">
            <text:p>300</text:p>
          </table:table-cell>
          <table:table-cell table:formula="of:=IF([.Q$1] &lt; [.$C11]; [.$A11]+[.$E11]*[.Q$1]; &quot;&quot;)" office:value-type="float" office:value="299" calcext:value-type="float">
            <text:p>299</text:p>
          </table:table-cell>
          <table:table-cell table:formula="of:=IF([.R$1] &lt; [.$C11]; [.$A11]+[.$E11]*[.R$1]; &quot;&quot;)" office:value-type="float" office:value="298" calcext:value-type="float">
            <text:p>298</text:p>
          </table:table-cell>
          <table:table-cell table:formula="of:=IF([.S$1] &lt; [.$C11]; [.$A11]+[.$E11]*[.S$1]; &quot;&quot;)" office:value-type="float" office:value="297" calcext:value-type="float">
            <text:p>297</text:p>
          </table:table-cell>
          <table:table-cell table:formula="of:=IF([.T$1] &lt; [.$C11]; [.$A11]+[.$E11]*[.T$1]; &quot;&quot;)" office:value-type="float" office:value="296" calcext:value-type="float">
            <text:p>296</text:p>
          </table:table-cell>
          <table:table-cell table:formula="of:=IF([.U$1] &lt; [.$C11]; [.$A11]+[.$E11]*[.U$1]; &quot;&quot;)" office:value-type="float" office:value="295" calcext:value-type="float">
            <text:p>295</text:p>
          </table:table-cell>
          <table:table-cell table:formula="of:=IF([.V$1] &lt; [.$C11]; [.$A11]+[.$E11]*[.V$1]; &quot;&quot;)" office:value-type="float" office:value="294" calcext:value-type="float">
            <text:p>294</text:p>
          </table:table-cell>
          <table:table-cell table:formula="of:=IF([.W$1] &lt; [.$C11]; [.$A11]+[.$E11]*[.W$1]; &quot;&quot;)" office:value-type="float" office:value="293" calcext:value-type="float">
            <text:p>293</text:p>
          </table:table-cell>
          <table:table-cell table:formula="of:=IF([.X$1] &lt; [.$C11]; [.$A11]+[.$E11]*[.X$1]; &quot;&quot;)" office:value-type="float" office:value="292" calcext:value-type="float">
            <text:p>292</text:p>
          </table:table-cell>
          <table:table-cell table:formula="of:=IF([.Y$1] &lt; [.$C11]; [.$A11]+[.$E11]*[.Y$1]; &quot;&quot;)" office:value-type="float" office:value="291" calcext:value-type="float">
            <text:p>291</text:p>
          </table:table-cell>
          <table:table-cell table:formula="of:=IF([.Z$1] &lt; [.$C11]; [.$A11]+[.$E11]*[.Z$1]; &quot;&quot;)" office:value-type="float" office:value="290" calcext:value-type="float">
            <text:p>290</text:p>
          </table:table-cell>
          <table:table-cell table:formula="of:=IF([.AA$1] &lt; [.$C11]; [.$A11]+[.$E11]*[.AA$1]; &quot;&quot;)" office:value-type="float" office:value="289" calcext:value-type="float">
            <text:p>289</text:p>
          </table:table-cell>
          <table:table-cell table:formula="of:=IF([.AB$1] &lt; [.$C11]; [.$A11]+[.$E11]*[.AB$1]; &quot;&quot;)" office:value-type="float" office:value="288" calcext:value-type="float">
            <text:p>288</text:p>
          </table:table-cell>
          <table:table-cell table:formula="of:=IF([.AC$1] &lt; [.$C11]; [.$A11]+[.$E11]*[.AC$1]; &quot;&quot;)" office:value-type="float" office:value="287" calcext:value-type="float">
            <text:p>287</text:p>
          </table:table-cell>
          <table:table-cell table:formula="of:=IF([.AD$1] &lt; [.$C11]; [.$A11]+[.$E11]*[.AD$1]; &quot;&quot;)" office:value-type="float" office:value="286" calcext:value-type="float">
            <text:p>286</text:p>
          </table:table-cell>
          <table:table-cell table:style-name="ce5" table:formula="of:=IF([.AE$1] &lt; [.$C11]; [.$A11]+[.$E11]*[.AE$1]; &quot;&quot;)" office:value-type="float" office:value="285" calcext:value-type="float">
            <text:p>285</text:p>
          </table:table-cell>
          <table:table-cell table:formula="of:=IF([.AF$1] &lt; [.$C11]; [.$A11]+[.$E11]*[.AF$1]; &quot;&quot;)">
            <text:p/>
          </table:table-cell>
          <table:table-cell table:formula="of:=IF([.AG$1] &lt; [.$C11]; [.$A11]+[.$E11]*[.AG$1]; &quot;&quot;)">
            <text:p/>
          </table:table-cell>
          <table:table-cell table:formula="of:=IF([.AH$1] &lt; [.$C11]; [.$A11]+[.$E11]*[.AH$1]; &quot;&quot;)">
            <text:p/>
          </table:table-cell>
          <table:table-cell table:formula="of:=IF([.AI$1] &lt; [.$C11]; [.$A11]+[.$E11]*[.AI$1]; &quot;&quot;)">
            <text:p/>
          </table:table-cell>
          <table:table-cell table:formula="of:=IF([.AJ$1] &lt; [.$C11]; [.$A11]+[.$E11]*[.AJ$1]; &quot;&quot;)">
            <text:p/>
          </table:table-cell>
          <table:table-cell table:number-columns-repeated="76"/>
        </table:table-row>
        <table:table-row table:style-name="ro1">
          <table:table-cell table:formula="of:=[.B34]+1" office:value-type="float" office:value="313" calcext:value-type="float">
            <text:p>313</text:p>
          </table:table-cell>
          <table:table-cell table:formula="of:=[.A12]+[.C12]-1"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2]-[.A12])" office:value-type="float" office:value="1" calcext:value-type="float">
            <text:p>1</text:p>
          </table:table-cell>
          <table:table-cell/>
          <table:table-cell table:formula="of:=IF([.G$1] &lt; [.$C12]; [.$A12]+[.$E12]*[.G$1]; &quot;&quot;)" office:value-type="float" office:value="313" calcext:value-type="float">
            <text:p>313</text:p>
          </table:table-cell>
          <table:table-cell table:formula="of:=IF([.H$1] &lt; [.$C12]; [.$A12]+[.$E12]*[.H$1]; &quot;&quot;)" office:value-type="float" office:value="314" calcext:value-type="float">
            <text:p>314</text:p>
          </table:table-cell>
          <table:table-cell table:formula="of:=IF([.I$1] &lt; [.$C12]; [.$A12]+[.$E12]*[.I$1]; &quot;&quot;)" office:value-type="float" office:value="315" calcext:value-type="float">
            <text:p>315</text:p>
          </table:table-cell>
          <table:table-cell table:formula="of:=IF([.J$1] &lt; [.$C12]; [.$A12]+[.$E12]*[.J$1]; &quot;&quot;)" office:value-type="float" office:value="316" calcext:value-type="float">
            <text:p>316</text:p>
          </table:table-cell>
          <table:table-cell table:formula="of:=IF([.K$1] &lt; [.$C12]; [.$A12]+[.$E12]*[.K$1]; &quot;&quot;)" office:value-type="float" office:value="317" calcext:value-type="float">
            <text:p>317</text:p>
          </table:table-cell>
          <table:table-cell table:formula="of:=IF([.L$1] &lt; [.$C12]; [.$A12]+[.$E12]*[.L$1]; &quot;&quot;)" office:value-type="float" office:value="318" calcext:value-type="float">
            <text:p>318</text:p>
          </table:table-cell>
          <table:table-cell table:formula="of:=IF([.M$1] &lt; [.$C12]; [.$A12]+[.$E12]*[.M$1]; &quot;&quot;)" office:value-type="float" office:value="319" calcext:value-type="float">
            <text:p>319</text:p>
          </table:table-cell>
          <table:table-cell table:formula="of:=IF([.N$1] &lt; [.$C12]; [.$A12]+[.$E12]*[.N$1]; &quot;&quot;)" office:value-type="float" office:value="320" calcext:value-type="float">
            <text:p>320</text:p>
          </table:table-cell>
          <table:table-cell table:formula="of:=IF([.O$1] &lt; [.$C12]; [.$A12]+[.$E12]*[.O$1]; &quot;&quot;)" office:value-type="float" office:value="321" calcext:value-type="float">
            <text:p>321</text:p>
          </table:table-cell>
          <table:table-cell table:formula="of:=IF([.P$1] &lt; [.$C12]; [.$A12]+[.$E12]*[.P$1]; &quot;&quot;)" office:value-type="float" office:value="322" calcext:value-type="float">
            <text:p>322</text:p>
          </table:table-cell>
          <table:table-cell table:formula="of:=IF([.Q$1] &lt; [.$C12]; [.$A12]+[.$E12]*[.Q$1]; &quot;&quot;)" office:value-type="float" office:value="323" calcext:value-type="float">
            <text:p>323</text:p>
          </table:table-cell>
          <table:table-cell table:formula="of:=IF([.R$1] &lt; [.$C12]; [.$A12]+[.$E12]*[.R$1]; &quot;&quot;)" office:value-type="float" office:value="324" calcext:value-type="float">
            <text:p>324</text:p>
          </table:table-cell>
          <table:table-cell table:formula="of:=IF([.S$1] &lt; [.$C12]; [.$A12]+[.$E12]*[.S$1]; &quot;&quot;)" office:value-type="float" office:value="325" calcext:value-type="float">
            <text:p>325</text:p>
          </table:table-cell>
          <table:table-cell table:formula="of:=IF([.T$1] &lt; [.$C12]; [.$A12]+[.$E12]*[.T$1]; &quot;&quot;)" office:value-type="float" office:value="326" calcext:value-type="float">
            <text:p>326</text:p>
          </table:table-cell>
          <table:table-cell table:formula="of:=IF([.U$1] &lt; [.$C12]; [.$A12]+[.$E12]*[.U$1]; &quot;&quot;)" office:value-type="float" office:value="327" calcext:value-type="float">
            <text:p>327</text:p>
          </table:table-cell>
          <table:table-cell table:formula="of:=IF([.V$1] &lt; [.$C12]; [.$A12]+[.$E12]*[.V$1]; &quot;&quot;)" office:value-type="float" office:value="328" calcext:value-type="float">
            <text:p>328</text:p>
          </table:table-cell>
          <table:table-cell table:formula="of:=IF([.W$1] &lt; [.$C12]; [.$A12]+[.$E12]*[.W$1]; &quot;&quot;)" office:value-type="float" office:value="329" calcext:value-type="float">
            <text:p>329</text:p>
          </table:table-cell>
          <table:table-cell table:formula="of:=IF([.X$1] &lt; [.$C12]; [.$A12]+[.$E12]*[.X$1]; &quot;&quot;)" office:value-type="float" office:value="330" calcext:value-type="float">
            <text:p>330</text:p>
          </table:table-cell>
          <table:table-cell table:formula="of:=IF([.Y$1] &lt; [.$C12]; [.$A12]+[.$E12]*[.Y$1]; &quot;&quot;)" office:value-type="float" office:value="331" calcext:value-type="float">
            <text:p>331</text:p>
          </table:table-cell>
          <table:table-cell table:formula="of:=IF([.Z$1] &lt; [.$C12]; [.$A12]+[.$E12]*[.Z$1]; &quot;&quot;)" office:value-type="float" office:value="332" calcext:value-type="float">
            <text:p>332</text:p>
          </table:table-cell>
          <table:table-cell table:formula="of:=IF([.AA$1] &lt; [.$C12]; [.$A12]+[.$E12]*[.AA$1]; &quot;&quot;)" office:value-type="float" office:value="333" calcext:value-type="float">
            <text:p>333</text:p>
          </table:table-cell>
          <table:table-cell table:formula="of:=IF([.AB$1] &lt; [.$C12]; [.$A12]+[.$E12]*[.AB$1]; &quot;&quot;)" office:value-type="float" office:value="334" calcext:value-type="float">
            <text:p>334</text:p>
          </table:table-cell>
          <table:table-cell table:formula="of:=IF([.AC$1] &lt; [.$C12]; [.$A12]+[.$E12]*[.AC$1]; &quot;&quot;)" office:value-type="float" office:value="335" calcext:value-type="float">
            <text:p>335</text:p>
          </table:table-cell>
          <table:table-cell table:formula="of:=IF([.AD$1] &lt; [.$C12]; [.$A12]+[.$E12]*[.AD$1]; &quot;&quot;)" office:value-type="float" office:value="336" calcext:value-type="float">
            <text:p>336</text:p>
          </table:table-cell>
          <table:table-cell table:style-name="ce5" table:formula="of:=IF([.AE$1] &lt; [.$C12]; [.$A12]+[.$E12]*[.AE$1]; &quot;&quot;)" office:value-type="float" office:value="337" calcext:value-type="float">
            <text:p>337</text:p>
          </table:table-cell>
          <table:table-cell table:formula="of:=IF([.AF$1] &lt; [.$C12]; [.$A12]+[.$E12]*[.AF$1]; &quot;&quot;)">
            <text:p/>
          </table:table-cell>
          <table:table-cell table:formula="of:=IF([.AG$1] &lt; [.$C12]; [.$A12]+[.$E12]*[.AG$1]; &quot;&quot;)">
            <text:p/>
          </table:table-cell>
          <table:table-cell table:formula="of:=IF([.AH$1] &lt; [.$C12]; [.$A12]+[.$E12]*[.AH$1]; &quot;&quot;)">
            <text:p/>
          </table:table-cell>
          <table:table-cell table:formula="of:=IF([.AI$1] &lt; [.$C12]; [.$A12]+[.$E12]*[.AI$1]; &quot;&quot;)">
            <text:p/>
          </table:table-cell>
          <table:table-cell table:formula="of:=IF([.AJ$1] &lt; [.$C12]; [.$A12]+[.$E12]*[.AJ$1]; &quot;&quot;)">
            <text:p/>
          </table:table-cell>
          <table:table-cell table:number-columns-repeated="76"/>
        </table:table-row>
        <table:table-row table:style-name="ro1">
          <table:table-cell table:formula="of:=[.B13]+[.C13]-1" office:value-type="float" office:value="365" calcext:value-type="float">
            <text:p>365</text:p>
          </table:table-cell>
          <table:table-cell table:formula="of:=[.B25]+1" office:value-type="float" office:value="341" calcext:value-type="float">
            <text:p>34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3]-[.A13])" office:value-type="float" office:value="-1" calcext:value-type="float">
            <text:p>-1</text:p>
          </table:table-cell>
          <table:table-cell/>
          <table:table-cell table:formula="of:=IF([.G$1] &lt; [.$C13]; [.$A13]+[.$E13]*[.G$1]; &quot;&quot;)" office:value-type="float" office:value="365" calcext:value-type="float">
            <text:p>365</text:p>
          </table:table-cell>
          <table:table-cell table:formula="of:=IF([.H$1] &lt; [.$C13]; [.$A13]+[.$E13]*[.H$1]; &quot;&quot;)" office:value-type="float" office:value="364" calcext:value-type="float">
            <text:p>364</text:p>
          </table:table-cell>
          <table:table-cell table:formula="of:=IF([.I$1] &lt; [.$C13]; [.$A13]+[.$E13]*[.I$1]; &quot;&quot;)" office:value-type="float" office:value="363" calcext:value-type="float">
            <text:p>363</text:p>
          </table:table-cell>
          <table:table-cell table:formula="of:=IF([.J$1] &lt; [.$C13]; [.$A13]+[.$E13]*[.J$1]; &quot;&quot;)" office:value-type="float" office:value="362" calcext:value-type="float">
            <text:p>362</text:p>
          </table:table-cell>
          <table:table-cell table:formula="of:=IF([.K$1] &lt; [.$C13]; [.$A13]+[.$E13]*[.K$1]; &quot;&quot;)" office:value-type="float" office:value="361" calcext:value-type="float">
            <text:p>361</text:p>
          </table:table-cell>
          <table:table-cell table:formula="of:=IF([.L$1] &lt; [.$C13]; [.$A13]+[.$E13]*[.L$1]; &quot;&quot;)" office:value-type="float" office:value="360" calcext:value-type="float">
            <text:p>360</text:p>
          </table:table-cell>
          <table:table-cell table:formula="of:=IF([.M$1] &lt; [.$C13]; [.$A13]+[.$E13]*[.M$1]; &quot;&quot;)" office:value-type="float" office:value="359" calcext:value-type="float">
            <text:p>359</text:p>
          </table:table-cell>
          <table:table-cell table:formula="of:=IF([.N$1] &lt; [.$C13]; [.$A13]+[.$E13]*[.N$1]; &quot;&quot;)" office:value-type="float" office:value="358" calcext:value-type="float">
            <text:p>358</text:p>
          </table:table-cell>
          <table:table-cell table:formula="of:=IF([.O$1] &lt; [.$C13]; [.$A13]+[.$E13]*[.O$1]; &quot;&quot;)" office:value-type="float" office:value="357" calcext:value-type="float">
            <text:p>357</text:p>
          </table:table-cell>
          <table:table-cell table:formula="of:=IF([.P$1] &lt; [.$C13]; [.$A13]+[.$E13]*[.P$1]; &quot;&quot;)" office:value-type="float" office:value="356" calcext:value-type="float">
            <text:p>356</text:p>
          </table:table-cell>
          <table:table-cell table:formula="of:=IF([.Q$1] &lt; [.$C13]; [.$A13]+[.$E13]*[.Q$1]; &quot;&quot;)" office:value-type="float" office:value="355" calcext:value-type="float">
            <text:p>355</text:p>
          </table:table-cell>
          <table:table-cell table:formula="of:=IF([.R$1] &lt; [.$C13]; [.$A13]+[.$E13]*[.R$1]; &quot;&quot;)" office:value-type="float" office:value="354" calcext:value-type="float">
            <text:p>354</text:p>
          </table:table-cell>
          <table:table-cell table:formula="of:=IF([.S$1] &lt; [.$C13]; [.$A13]+[.$E13]*[.S$1]; &quot;&quot;)" office:value-type="float" office:value="353" calcext:value-type="float">
            <text:p>353</text:p>
          </table:table-cell>
          <table:table-cell table:formula="of:=IF([.T$1] &lt; [.$C13]; [.$A13]+[.$E13]*[.T$1]; &quot;&quot;)" office:value-type="float" office:value="352" calcext:value-type="float">
            <text:p>352</text:p>
          </table:table-cell>
          <table:table-cell table:formula="of:=IF([.U$1] &lt; [.$C13]; [.$A13]+[.$E13]*[.U$1]; &quot;&quot;)" office:value-type="float" office:value="351" calcext:value-type="float">
            <text:p>351</text:p>
          </table:table-cell>
          <table:table-cell table:formula="of:=IF([.V$1] &lt; [.$C13]; [.$A13]+[.$E13]*[.V$1]; &quot;&quot;)" office:value-type="float" office:value="350" calcext:value-type="float">
            <text:p>350</text:p>
          </table:table-cell>
          <table:table-cell table:formula="of:=IF([.W$1] &lt; [.$C13]; [.$A13]+[.$E13]*[.W$1]; &quot;&quot;)" office:value-type="float" office:value="349" calcext:value-type="float">
            <text:p>349</text:p>
          </table:table-cell>
          <table:table-cell table:formula="of:=IF([.X$1] &lt; [.$C13]; [.$A13]+[.$E13]*[.X$1]; &quot;&quot;)" office:value-type="float" office:value="348" calcext:value-type="float">
            <text:p>348</text:p>
          </table:table-cell>
          <table:table-cell table:formula="of:=IF([.Y$1] &lt; [.$C13]; [.$A13]+[.$E13]*[.Y$1]; &quot;&quot;)" office:value-type="float" office:value="347" calcext:value-type="float">
            <text:p>347</text:p>
          </table:table-cell>
          <table:table-cell table:formula="of:=IF([.Z$1] &lt; [.$C13]; [.$A13]+[.$E13]*[.Z$1]; &quot;&quot;)" office:value-type="float" office:value="346" calcext:value-type="float">
            <text:p>346</text:p>
          </table:table-cell>
          <table:table-cell table:formula="of:=IF([.AA$1] &lt; [.$C13]; [.$A13]+[.$E13]*[.AA$1]; &quot;&quot;)" office:value-type="float" office:value="345" calcext:value-type="float">
            <text:p>345</text:p>
          </table:table-cell>
          <table:table-cell table:formula="of:=IF([.AB$1] &lt; [.$C13]; [.$A13]+[.$E13]*[.AB$1]; &quot;&quot;)" office:value-type="float" office:value="344" calcext:value-type="float">
            <text:p>344</text:p>
          </table:table-cell>
          <table:table-cell table:formula="of:=IF([.AC$1] &lt; [.$C13]; [.$A13]+[.$E13]*[.AC$1]; &quot;&quot;)" office:value-type="float" office:value="343" calcext:value-type="float">
            <text:p>343</text:p>
          </table:table-cell>
          <table:table-cell table:formula="of:=IF([.AD$1] &lt; [.$C13]; [.$A13]+[.$E13]*[.AD$1]; &quot;&quot;)" office:value-type="float" office:value="342" calcext:value-type="float">
            <text:p>342</text:p>
          </table:table-cell>
          <table:table-cell table:style-name="ce5" table:formula="of:=IF([.AE$1] &lt; [.$C13]; [.$A13]+[.$E13]*[.AE$1]; &quot;&quot;)" office:value-type="float" office:value="341" calcext:value-type="float">
            <text:p>341</text:p>
          </table:table-cell>
          <table:table-cell table:formula="of:=IF([.AF$1] &lt; [.$C13]; [.$A13]+[.$E13]*[.AF$1]; &quot;&quot;)">
            <text:p/>
          </table:table-cell>
          <table:table-cell table:formula="of:=IF([.AG$1] &lt; [.$C13]; [.$A13]+[.$E13]*[.AG$1]; &quot;&quot;)">
            <text:p/>
          </table:table-cell>
          <table:table-cell table:formula="of:=IF([.AH$1] &lt; [.$C13]; [.$A13]+[.$E13]*[.AH$1]; &quot;&quot;)">
            <text:p/>
          </table:table-cell>
          <table:table-cell table:formula="of:=IF([.AI$1] &lt; [.$C13]; [.$A13]+[.$E13]*[.AI$1]; &quot;&quot;)">
            <text:p/>
          </table:table-cell>
          <table:table-cell table:formula="of:=IF([.AJ$1] &lt; [.$C13]; [.$A13]+[.$E13]*[.AJ$1]; &quot;&quot;)">
            <text:p/>
          </table:table-cell>
          <table:table-cell table:number-columns-repeated="76"/>
        </table:table-row>
        <table:table-row table:style-name="ro1">
          <table:table-cell table:formula="of:=[.B35]+1" office:value-type="float" office:value="369" calcext:value-type="float">
            <text:p>369</text:p>
          </table:table-cell>
          <table:table-cell table:formula="of:=[.A14]+[.C14]-1"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4]-[.A14])" office:value-type="float" office:value="1" calcext:value-type="float">
            <text:p>1</text:p>
          </table:table-cell>
          <table:table-cell/>
          <table:table-cell table:formula="of:=IF([.G$1] &lt; [.$C14]; [.$A14]+[.$E14]*[.G$1]; &quot;&quot;)" office:value-type="float" office:value="369" calcext:value-type="float">
            <text:p>369</text:p>
          </table:table-cell>
          <table:table-cell table:formula="of:=IF([.H$1] &lt; [.$C14]; [.$A14]+[.$E14]*[.H$1]; &quot;&quot;)" office:value-type="float" office:value="370" calcext:value-type="float">
            <text:p>370</text:p>
          </table:table-cell>
          <table:table-cell table:formula="of:=IF([.I$1] &lt; [.$C14]; [.$A14]+[.$E14]*[.I$1]; &quot;&quot;)" office:value-type="float" office:value="371" calcext:value-type="float">
            <text:p>371</text:p>
          </table:table-cell>
          <table:table-cell table:formula="of:=IF([.J$1] &lt; [.$C14]; [.$A14]+[.$E14]*[.J$1]; &quot;&quot;)" office:value-type="float" office:value="372" calcext:value-type="float">
            <text:p>372</text:p>
          </table:table-cell>
          <table:table-cell table:formula="of:=IF([.K$1] &lt; [.$C14]; [.$A14]+[.$E14]*[.K$1]; &quot;&quot;)" office:value-type="float" office:value="373" calcext:value-type="float">
            <text:p>373</text:p>
          </table:table-cell>
          <table:table-cell table:formula="of:=IF([.L$1] &lt; [.$C14]; [.$A14]+[.$E14]*[.L$1]; &quot;&quot;)" office:value-type="float" office:value="374" calcext:value-type="float">
            <text:p>374</text:p>
          </table:table-cell>
          <table:table-cell table:formula="of:=IF([.M$1] &lt; [.$C14]; [.$A14]+[.$E14]*[.M$1]; &quot;&quot;)" office:value-type="float" office:value="375" calcext:value-type="float">
            <text:p>375</text:p>
          </table:table-cell>
          <table:table-cell table:formula="of:=IF([.N$1] &lt; [.$C14]; [.$A14]+[.$E14]*[.N$1]; &quot;&quot;)" office:value-type="float" office:value="376" calcext:value-type="float">
            <text:p>376</text:p>
          </table:table-cell>
          <table:table-cell table:formula="of:=IF([.O$1] &lt; [.$C14]; [.$A14]+[.$E14]*[.O$1]; &quot;&quot;)" office:value-type="float" office:value="377" calcext:value-type="float">
            <text:p>377</text:p>
          </table:table-cell>
          <table:table-cell table:formula="of:=IF([.P$1] &lt; [.$C14]; [.$A14]+[.$E14]*[.P$1]; &quot;&quot;)" office:value-type="float" office:value="378" calcext:value-type="float">
            <text:p>378</text:p>
          </table:table-cell>
          <table:table-cell table:formula="of:=IF([.Q$1] &lt; [.$C14]; [.$A14]+[.$E14]*[.Q$1]; &quot;&quot;)" office:value-type="float" office:value="379" calcext:value-type="float">
            <text:p>379</text:p>
          </table:table-cell>
          <table:table-cell table:formula="of:=IF([.R$1] &lt; [.$C14]; [.$A14]+[.$E14]*[.R$1]; &quot;&quot;)" office:value-type="float" office:value="380" calcext:value-type="float">
            <text:p>380</text:p>
          </table:table-cell>
          <table:table-cell table:formula="of:=IF([.S$1] &lt; [.$C14]; [.$A14]+[.$E14]*[.S$1]; &quot;&quot;)" office:value-type="float" office:value="381" calcext:value-type="float">
            <text:p>381</text:p>
          </table:table-cell>
          <table:table-cell table:formula="of:=IF([.T$1] &lt; [.$C14]; [.$A14]+[.$E14]*[.T$1]; &quot;&quot;)" office:value-type="float" office:value="382" calcext:value-type="float">
            <text:p>382</text:p>
          </table:table-cell>
          <table:table-cell table:formula="of:=IF([.U$1] &lt; [.$C14]; [.$A14]+[.$E14]*[.U$1]; &quot;&quot;)" office:value-type="float" office:value="383" calcext:value-type="float">
            <text:p>383</text:p>
          </table:table-cell>
          <table:table-cell table:formula="of:=IF([.V$1] &lt; [.$C14]; [.$A14]+[.$E14]*[.V$1]; &quot;&quot;)" office:value-type="float" office:value="384" calcext:value-type="float">
            <text:p>384</text:p>
          </table:table-cell>
          <table:table-cell table:formula="of:=IF([.W$1] &lt; [.$C14]; [.$A14]+[.$E14]*[.W$1]; &quot;&quot;)" office:value-type="float" office:value="385" calcext:value-type="float">
            <text:p>385</text:p>
          </table:table-cell>
          <table:table-cell table:formula="of:=IF([.X$1] &lt; [.$C14]; [.$A14]+[.$E14]*[.X$1]; &quot;&quot;)" office:value-type="float" office:value="386" calcext:value-type="float">
            <text:p>386</text:p>
          </table:table-cell>
          <table:table-cell table:formula="of:=IF([.Y$1] &lt; [.$C14]; [.$A14]+[.$E14]*[.Y$1]; &quot;&quot;)" office:value-type="float" office:value="387" calcext:value-type="float">
            <text:p>387</text:p>
          </table:table-cell>
          <table:table-cell table:formula="of:=IF([.Z$1] &lt; [.$C14]; [.$A14]+[.$E14]*[.Z$1]; &quot;&quot;)" office:value-type="float" office:value="388" calcext:value-type="float">
            <text:p>388</text:p>
          </table:table-cell>
          <table:table-cell table:formula="of:=IF([.AA$1] &lt; [.$C14]; [.$A14]+[.$E14]*[.AA$1]; &quot;&quot;)" office:value-type="float" office:value="389" calcext:value-type="float">
            <text:p>389</text:p>
          </table:table-cell>
          <table:table-cell table:formula="of:=IF([.AB$1] &lt; [.$C14]; [.$A14]+[.$E14]*[.AB$1]; &quot;&quot;)" office:value-type="float" office:value="390" calcext:value-type="float">
            <text:p>390</text:p>
          </table:table-cell>
          <table:table-cell table:formula="of:=IF([.AC$1] &lt; [.$C14]; [.$A14]+[.$E14]*[.AC$1]; &quot;&quot;)" office:value-type="float" office:value="391" calcext:value-type="float">
            <text:p>391</text:p>
          </table:table-cell>
          <table:table-cell table:formula="of:=IF([.AD$1] &lt; [.$C14]; [.$A14]+[.$E14]*[.AD$1]; &quot;&quot;)" office:value-type="float" office:value="392" calcext:value-type="float">
            <text:p>392</text:p>
          </table:table-cell>
          <table:table-cell table:style-name="ce5" table:formula="of:=IF([.AE$1] &lt; [.$C14]; [.$A14]+[.$E14]*[.AE$1]; &quot;&quot;)" office:value-type="float" office:value="393" calcext:value-type="float">
            <text:p>393</text:p>
          </table:table-cell>
          <table:table-cell table:formula="of:=IF([.AF$1] &lt; [.$C14]; [.$A14]+[.$E14]*[.AF$1]; &quot;&quot;)">
            <text:p/>
          </table:table-cell>
          <table:table-cell table:formula="of:=IF([.AG$1] &lt; [.$C14]; [.$A14]+[.$E14]*[.AG$1]; &quot;&quot;)">
            <text:p/>
          </table:table-cell>
          <table:table-cell table:formula="of:=IF([.AH$1] &lt; [.$C14]; [.$A14]+[.$E14]*[.AH$1]; &quot;&quot;)">
            <text:p/>
          </table:table-cell>
          <table:table-cell table:formula="of:=IF([.AI$1] &lt; [.$C14]; [.$A14]+[.$E14]*[.AI$1]; &quot;&quot;)">
            <text:p/>
          </table:table-cell>
          <table:table-cell table:formula="of:=IF([.AJ$1] &lt; [.$C14]; [.$A14]+[.$E14]*[.AJ$1]; &quot;&quot;)">
            <text:p/>
          </table:table-cell>
          <table:table-cell table:number-columns-repeated="76"/>
        </table:table-row>
        <table:table-row table:style-name="ro1">
          <table:table-cell table:formula="of:=[.B15]+[.C15]-1" office:value-type="float" office:value="421" calcext:value-type="float">
            <text:p>421</text:p>
          </table:table-cell>
          <table:table-cell table:formula="of:=[.B26]+1"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5]-[.A15])" office:value-type="float" office:value="-1" calcext:value-type="float">
            <text:p>-1</text:p>
          </table:table-cell>
          <table:table-cell/>
          <table:table-cell table:formula="of:=IF([.G$1] &lt; [.$C15]; [.$A15]+[.$E15]*[.G$1]; &quot;&quot;)" office:value-type="float" office:value="421" calcext:value-type="float">
            <text:p>421</text:p>
          </table:table-cell>
          <table:table-cell table:formula="of:=IF([.H$1] &lt; [.$C15]; [.$A15]+[.$E15]*[.H$1]; &quot;&quot;)" office:value-type="float" office:value="420" calcext:value-type="float">
            <text:p>420</text:p>
          </table:table-cell>
          <table:table-cell table:formula="of:=IF([.I$1] &lt; [.$C15]; [.$A15]+[.$E15]*[.I$1]; &quot;&quot;)" office:value-type="float" office:value="419" calcext:value-type="float">
            <text:p>419</text:p>
          </table:table-cell>
          <table:table-cell table:formula="of:=IF([.J$1] &lt; [.$C15]; [.$A15]+[.$E15]*[.J$1]; &quot;&quot;)" office:value-type="float" office:value="418" calcext:value-type="float">
            <text:p>418</text:p>
          </table:table-cell>
          <table:table-cell table:formula="of:=IF([.K$1] &lt; [.$C15]; [.$A15]+[.$E15]*[.K$1]; &quot;&quot;)" office:value-type="float" office:value="417" calcext:value-type="float">
            <text:p>417</text:p>
          </table:table-cell>
          <table:table-cell table:formula="of:=IF([.L$1] &lt; [.$C15]; [.$A15]+[.$E15]*[.L$1]; &quot;&quot;)" office:value-type="float" office:value="416" calcext:value-type="float">
            <text:p>416</text:p>
          </table:table-cell>
          <table:table-cell table:formula="of:=IF([.M$1] &lt; [.$C15]; [.$A15]+[.$E15]*[.M$1]; &quot;&quot;)" office:value-type="float" office:value="415" calcext:value-type="float">
            <text:p>415</text:p>
          </table:table-cell>
          <table:table-cell table:formula="of:=IF([.N$1] &lt; [.$C15]; [.$A15]+[.$E15]*[.N$1]; &quot;&quot;)" office:value-type="float" office:value="414" calcext:value-type="float">
            <text:p>414</text:p>
          </table:table-cell>
          <table:table-cell table:formula="of:=IF([.O$1] &lt; [.$C15]; [.$A15]+[.$E15]*[.O$1]; &quot;&quot;)" office:value-type="float" office:value="413" calcext:value-type="float">
            <text:p>413</text:p>
          </table:table-cell>
          <table:table-cell table:formula="of:=IF([.P$1] &lt; [.$C15]; [.$A15]+[.$E15]*[.P$1]; &quot;&quot;)" office:value-type="float" office:value="412" calcext:value-type="float">
            <text:p>412</text:p>
          </table:table-cell>
          <table:table-cell table:formula="of:=IF([.Q$1] &lt; [.$C15]; [.$A15]+[.$E15]*[.Q$1]; &quot;&quot;)" office:value-type="float" office:value="411" calcext:value-type="float">
            <text:p>411</text:p>
          </table:table-cell>
          <table:table-cell table:formula="of:=IF([.R$1] &lt; [.$C15]; [.$A15]+[.$E15]*[.R$1]; &quot;&quot;)" office:value-type="float" office:value="410" calcext:value-type="float">
            <text:p>410</text:p>
          </table:table-cell>
          <table:table-cell table:formula="of:=IF([.S$1] &lt; [.$C15]; [.$A15]+[.$E15]*[.S$1]; &quot;&quot;)" office:value-type="float" office:value="409" calcext:value-type="float">
            <text:p>409</text:p>
          </table:table-cell>
          <table:table-cell table:formula="of:=IF([.T$1] &lt; [.$C15]; [.$A15]+[.$E15]*[.T$1]; &quot;&quot;)" office:value-type="float" office:value="408" calcext:value-type="float">
            <text:p>408</text:p>
          </table:table-cell>
          <table:table-cell table:formula="of:=IF([.U$1] &lt; [.$C15]; [.$A15]+[.$E15]*[.U$1]; &quot;&quot;)" office:value-type="float" office:value="407" calcext:value-type="float">
            <text:p>407</text:p>
          </table:table-cell>
          <table:table-cell table:formula="of:=IF([.V$1] &lt; [.$C15]; [.$A15]+[.$E15]*[.V$1]; &quot;&quot;)" office:value-type="float" office:value="406" calcext:value-type="float">
            <text:p>406</text:p>
          </table:table-cell>
          <table:table-cell table:formula="of:=IF([.W$1] &lt; [.$C15]; [.$A15]+[.$E15]*[.W$1]; &quot;&quot;)" office:value-type="float" office:value="405" calcext:value-type="float">
            <text:p>405</text:p>
          </table:table-cell>
          <table:table-cell table:formula="of:=IF([.X$1] &lt; [.$C15]; [.$A15]+[.$E15]*[.X$1]; &quot;&quot;)" office:value-type="float" office:value="404" calcext:value-type="float">
            <text:p>404</text:p>
          </table:table-cell>
          <table:table-cell table:formula="of:=IF([.Y$1] &lt; [.$C15]; [.$A15]+[.$E15]*[.Y$1]; &quot;&quot;)" office:value-type="float" office:value="403" calcext:value-type="float">
            <text:p>403</text:p>
          </table:table-cell>
          <table:table-cell table:formula="of:=IF([.Z$1] &lt; [.$C15]; [.$A15]+[.$E15]*[.Z$1]; &quot;&quot;)" office:value-type="float" office:value="402" calcext:value-type="float">
            <text:p>402</text:p>
          </table:table-cell>
          <table:table-cell table:formula="of:=IF([.AA$1] &lt; [.$C15]; [.$A15]+[.$E15]*[.AA$1]; &quot;&quot;)" office:value-type="float" office:value="401" calcext:value-type="float">
            <text:p>401</text:p>
          </table:table-cell>
          <table:table-cell table:formula="of:=IF([.AB$1] &lt; [.$C15]; [.$A15]+[.$E15]*[.AB$1]; &quot;&quot;)" office:value-type="float" office:value="400" calcext:value-type="float">
            <text:p>400</text:p>
          </table:table-cell>
          <table:table-cell table:formula="of:=IF([.AC$1] &lt; [.$C15]; [.$A15]+[.$E15]*[.AC$1]; &quot;&quot;)" office:value-type="float" office:value="399" calcext:value-type="float">
            <text:p>399</text:p>
          </table:table-cell>
          <table:table-cell table:formula="of:=IF([.AD$1] &lt; [.$C15]; [.$A15]+[.$E15]*[.AD$1]; &quot;&quot;)" office:value-type="float" office:value="398" calcext:value-type="float">
            <text:p>398</text:p>
          </table:table-cell>
          <table:table-cell table:style-name="ce5" table:formula="of:=IF([.AE$1] &lt; [.$C15]; [.$A15]+[.$E15]*[.AE$1]; &quot;&quot;)" office:value-type="float" office:value="397" calcext:value-type="float">
            <text:p>397</text:p>
          </table:table-cell>
          <table:table-cell table:formula="of:=IF([.AF$1] &lt; [.$C15]; [.$A15]+[.$E15]*[.AF$1]; &quot;&quot;)">
            <text:p/>
          </table:table-cell>
          <table:table-cell table:formula="of:=IF([.AG$1] &lt; [.$C15]; [.$A15]+[.$E15]*[.AG$1]; &quot;&quot;)">
            <text:p/>
          </table:table-cell>
          <table:table-cell table:formula="of:=IF([.AH$1] &lt; [.$C15]; [.$A15]+[.$E15]*[.AH$1]; &quot;&quot;)">
            <text:p/>
          </table:table-cell>
          <table:table-cell table:formula="of:=IF([.AI$1] &lt; [.$C15]; [.$A15]+[.$E15]*[.AI$1]; &quot;&quot;)">
            <text:p/>
          </table:table-cell>
          <table:table-cell table:formula="of:=IF([.AJ$1] &lt; [.$C15]; [.$A15]+[.$E15]*[.AJ$1]; &quot;&quot;)">
            <text:p/>
          </table:table-cell>
          <table:table-cell table:number-columns-repeated="76"/>
        </table:table-row>
        <table:table-row table:style-name="ro1">
          <table:table-cell table:formula="of:=[.B36]+1" office:value-type="float" office:value="425" calcext:value-type="float">
            <text:p>425</text:p>
          </table:table-cell>
          <table:table-cell table:formula="of:=[.A16]+[.C16]-1" office:value-type="float" office:value="449" calcext:value-type="float">
            <text:p>44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IGN([.B16]-[.A16])" office:value-type="float" office:value="1" calcext:value-type="float">
            <text:p>1</text:p>
          </table:table-cell>
          <table:table-cell/>
          <table:table-cell table:formula="of:=IF([.G$1] &lt; [.$C16]; [.$A16]+[.$E16]*[.G$1]; &quot;&quot;)" office:value-type="float" office:value="425" calcext:value-type="float">
            <text:p>425</text:p>
          </table:table-cell>
          <table:table-cell table:formula="of:=IF([.H$1] &lt; [.$C16]; [.$A16]+[.$E16]*[.H$1]; &quot;&quot;)" office:value-type="float" office:value="426" calcext:value-type="float">
            <text:p>426</text:p>
          </table:table-cell>
          <table:table-cell table:formula="of:=IF([.I$1] &lt; [.$C16]; [.$A16]+[.$E16]*[.I$1]; &quot;&quot;)" office:value-type="float" office:value="427" calcext:value-type="float">
            <text:p>427</text:p>
          </table:table-cell>
          <table:table-cell table:formula="of:=IF([.J$1] &lt; [.$C16]; [.$A16]+[.$E16]*[.J$1]; &quot;&quot;)" office:value-type="float" office:value="428" calcext:value-type="float">
            <text:p>428</text:p>
          </table:table-cell>
          <table:table-cell table:formula="of:=IF([.K$1] &lt; [.$C16]; [.$A16]+[.$E16]*[.K$1]; &quot;&quot;)" office:value-type="float" office:value="429" calcext:value-type="float">
            <text:p>429</text:p>
          </table:table-cell>
          <table:table-cell table:formula="of:=IF([.L$1] &lt; [.$C16]; [.$A16]+[.$E16]*[.L$1]; &quot;&quot;)" office:value-type="float" office:value="430" calcext:value-type="float">
            <text:p>430</text:p>
          </table:table-cell>
          <table:table-cell table:formula="of:=IF([.M$1] &lt; [.$C16]; [.$A16]+[.$E16]*[.M$1]; &quot;&quot;)" office:value-type="float" office:value="431" calcext:value-type="float">
            <text:p>431</text:p>
          </table:table-cell>
          <table:table-cell table:formula="of:=IF([.N$1] &lt; [.$C16]; [.$A16]+[.$E16]*[.N$1]; &quot;&quot;)" office:value-type="float" office:value="432" calcext:value-type="float">
            <text:p>432</text:p>
          </table:table-cell>
          <table:table-cell table:formula="of:=IF([.O$1] &lt; [.$C16]; [.$A16]+[.$E16]*[.O$1]; &quot;&quot;)" office:value-type="float" office:value="433" calcext:value-type="float">
            <text:p>433</text:p>
          </table:table-cell>
          <table:table-cell table:formula="of:=IF([.P$1] &lt; [.$C16]; [.$A16]+[.$E16]*[.P$1]; &quot;&quot;)" office:value-type="float" office:value="434" calcext:value-type="float">
            <text:p>434</text:p>
          </table:table-cell>
          <table:table-cell table:formula="of:=IF([.Q$1] &lt; [.$C16]; [.$A16]+[.$E16]*[.Q$1]; &quot;&quot;)" office:value-type="float" office:value="435" calcext:value-type="float">
            <text:p>435</text:p>
          </table:table-cell>
          <table:table-cell table:formula="of:=IF([.R$1] &lt; [.$C16]; [.$A16]+[.$E16]*[.R$1]; &quot;&quot;)" office:value-type="float" office:value="436" calcext:value-type="float">
            <text:p>436</text:p>
          </table:table-cell>
          <table:table-cell table:formula="of:=IF([.S$1] &lt; [.$C16]; [.$A16]+[.$E16]*[.S$1]; &quot;&quot;)" office:value-type="float" office:value="437" calcext:value-type="float">
            <text:p>437</text:p>
          </table:table-cell>
          <table:table-cell table:formula="of:=IF([.T$1] &lt; [.$C16]; [.$A16]+[.$E16]*[.T$1]; &quot;&quot;)" office:value-type="float" office:value="438" calcext:value-type="float">
            <text:p>438</text:p>
          </table:table-cell>
          <table:table-cell table:formula="of:=IF([.U$1] &lt; [.$C16]; [.$A16]+[.$E16]*[.U$1]; &quot;&quot;)" office:value-type="float" office:value="439" calcext:value-type="float">
            <text:p>439</text:p>
          </table:table-cell>
          <table:table-cell table:formula="of:=IF([.V$1] &lt; [.$C16]; [.$A16]+[.$E16]*[.V$1]; &quot;&quot;)" office:value-type="float" office:value="440" calcext:value-type="float">
            <text:p>440</text:p>
          </table:table-cell>
          <table:table-cell table:formula="of:=IF([.W$1] &lt; [.$C16]; [.$A16]+[.$E16]*[.W$1]; &quot;&quot;)" office:value-type="float" office:value="441" calcext:value-type="float">
            <text:p>441</text:p>
          </table:table-cell>
          <table:table-cell table:formula="of:=IF([.X$1] &lt; [.$C16]; [.$A16]+[.$E16]*[.X$1]; &quot;&quot;)" office:value-type="float" office:value="442" calcext:value-type="float">
            <text:p>442</text:p>
          </table:table-cell>
          <table:table-cell table:formula="of:=IF([.Y$1] &lt; [.$C16]; [.$A16]+[.$E16]*[.Y$1]; &quot;&quot;)" office:value-type="float" office:value="443" calcext:value-type="float">
            <text:p>443</text:p>
          </table:table-cell>
          <table:table-cell table:formula="of:=IF([.Z$1] &lt; [.$C16]; [.$A16]+[.$E16]*[.Z$1]; &quot;&quot;)" office:value-type="float" office:value="444" calcext:value-type="float">
            <text:p>444</text:p>
          </table:table-cell>
          <table:table-cell table:formula="of:=IF([.AA$1] &lt; [.$C16]; [.$A16]+[.$E16]*[.AA$1]; &quot;&quot;)" office:value-type="float" office:value="445" calcext:value-type="float">
            <text:p>445</text:p>
          </table:table-cell>
          <table:table-cell table:formula="of:=IF([.AB$1] &lt; [.$C16]; [.$A16]+[.$E16]*[.AB$1]; &quot;&quot;)" office:value-type="float" office:value="446" calcext:value-type="float">
            <text:p>446</text:p>
          </table:table-cell>
          <table:table-cell table:formula="of:=IF([.AC$1] &lt; [.$C16]; [.$A16]+[.$E16]*[.AC$1]; &quot;&quot;)" office:value-type="float" office:value="447" calcext:value-type="float">
            <text:p>447</text:p>
          </table:table-cell>
          <table:table-cell table:formula="of:=IF([.AD$1] &lt; [.$C16]; [.$A16]+[.$E16]*[.AD$1]; &quot;&quot;)" office:value-type="float" office:value="448" calcext:value-type="float">
            <text:p>448</text:p>
          </table:table-cell>
          <table:table-cell table:style-name="ce5" table:formula="of:=IF([.AE$1] &lt; [.$C16]; [.$A16]+[.$E16]*[.AE$1]; &quot;&quot;)" office:value-type="float" office:value="449" calcext:value-type="float">
            <text:p>449</text:p>
          </table:table-cell>
          <table:table-cell table:formula="of:=IF([.AF$1] &lt; [.$C16]; [.$A16]+[.$E16]*[.AF$1]; &quot;&quot;)">
            <text:p/>
          </table:table-cell>
          <table:table-cell table:formula="of:=IF([.AG$1] &lt; [.$C16]; [.$A16]+[.$E16]*[.AG$1]; &quot;&quot;)">
            <text:p/>
          </table:table-cell>
          <table:table-cell table:formula="of:=IF([.AH$1] &lt; [.$C16]; [.$A16]+[.$E16]*[.AH$1]; &quot;&quot;)">
            <text:p/>
          </table:table-cell>
          <table:table-cell table:formula="of:=IF([.AI$1] &lt; [.$C16]; [.$A16]+[.$E16]*[.AI$1]; &quot;&quot;)">
            <text:p/>
          </table:table-cell>
          <table:table-cell table:formula="of:=IF([.AJ$1] &lt; [.$C16]; [.$A16]+[.$E16]*[.AJ$1]; &quot;&quot;)">
            <text:p/>
          </table:table-cell>
          <table:table-cell table:number-columns-repeated="76"/>
        </table:table-row>
        <table:table-row table:style-name="ro1" table:number-rows-repeated="2">
          <table:table-cell table:number-columns-repeated="112"/>
        </table:table-row>
        <table:table-row table:style-name="ro1">
          <table:table-cell office:value-type="string" calcext:value-type="string">
            <text:p>Upper horizontal segments</text:p>
          </table:table-cell>
          <table:table-cell/>
          <table:table-cell office:value-type="string" calcext:value-type="string">
            <text:p>Segment length</text:p>
          </table:table-cell>
          <table:table-cell table:number-columns-repeated="109"/>
        </table:table-row>
        <table:table-row table:style-name="ro1">
          <table:table-cell table:formula="of:=[.B2]+1" office:value-type="float" office:value="58" calcext:value-type="float">
            <text:p>58</text:p>
          </table:table-cell>
          <table:table-cell table:formula="of:=[.A20]+[.C20]-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0]-[.A20])" office:value-type="float" office:value="1" calcext:value-type="float">
            <text:p>1</text:p>
          </table:table-cell>
          <table:table-cell/>
          <table:table-cell table:formula="of:=IF([.G$1] &lt; [.$C20]; [.$A20]+[.$E20]*[.G$1]; &quot;&quot;)" office:value-type="float" office:value="58" calcext:value-type="float">
            <text:p>58</text:p>
          </table:table-cell>
          <table:table-cell table:formula="of:=IF([.H$1] &lt; [.$C20]; [.$A20]+[.$E20]*[.H$1]; &quot;&quot;)" office:value-type="float" office:value="59" calcext:value-type="float">
            <text:p>59</text:p>
          </table:table-cell>
          <table:table-cell table:formula="of:=IF([.I$1] &lt; [.$C20]; [.$A20]+[.$E20]*[.I$1]; &quot;&quot;)" office:value-type="float" office:value="60" calcext:value-type="float">
            <text:p>60</text:p>
          </table:table-cell>
          <table:table-cell table:formula="of:=IF([.J$1] &lt; [.$C20]; [.$A20]+[.$E20]*[.J$1]; &quot;&quot;)">
            <text:p/>
          </table:table-cell>
          <table:table-cell table:formula="of:=IF([.K$1] &lt; [.$C20]; [.$A20]+[.$E20]*[.K$1]; &quot;&quot;)">
            <text:p/>
          </table:table-cell>
          <table:table-cell table:formula="of:=IF([.L$1] &lt; [.$C20]; [.$A20]+[.$E20]*[.L$1]; &quot;&quot;)">
            <text:p/>
          </table:table-cell>
          <table:table-cell table:formula="of:=IF([.M$1] &lt; [.$C20]; [.$A20]+[.$E20]*[.M$1]; &quot;&quot;)">
            <text:p/>
          </table:table-cell>
          <table:table-cell table:formula="of:=IF([.N$1] &lt; [.$C20]; [.$A20]+[.$E20]*[.N$1]; &quot;&quot;)">
            <text:p/>
          </table:table-cell>
          <table:table-cell table:formula="of:=IF([.O$1] &lt; [.$C20]; [.$A20]+[.$E20]*[.O$1]; &quot;&quot;)">
            <text:p/>
          </table:table-cell>
          <table:table-cell table:formula="of:=IF([.P$1] &lt; [.$C20]; [.$A20]+[.$E20]*[.P$1]; &quot;&quot;)">
            <text:p/>
          </table:table-cell>
          <table:table-cell table:formula="of:=IF([.Q$1] &lt; [.$C20]; [.$A20]+[.$E20]*[.Q$1]; &quot;&quot;)">
            <text:p/>
          </table:table-cell>
          <table:table-cell table:formula="of:=IF([.R$1] &lt; [.$C20]; [.$A20]+[.$E20]*[.R$1]; &quot;&quot;)">
            <text:p/>
          </table:table-cell>
          <table:table-cell table:formula="of:=IF([.S$1] &lt; [.$C20]; [.$A20]+[.$E20]*[.S$1]; &quot;&quot;)">
            <text:p/>
          </table:table-cell>
          <table:table-cell table:formula="of:=IF([.T$1] &lt; [.$C20]; [.$A20]+[.$E20]*[.T$1]; &quot;&quot;)">
            <text:p/>
          </table:table-cell>
          <table:table-cell table:formula="of:=IF([.U$1] &lt; [.$C20]; [.$A20]+[.$E20]*[.U$1]; &quot;&quot;)">
            <text:p/>
          </table:table-cell>
          <table:table-cell table:formula="of:=IF([.V$1] &lt; [.$C20]; [.$A20]+[.$E20]*[.V$1]; &quot;&quot;)">
            <text:p/>
          </table:table-cell>
          <table:table-cell table:formula="of:=IF([.W$1] &lt; [.$C20]; [.$A20]+[.$E20]*[.W$1]; &quot;&quot;)">
            <text:p/>
          </table:table-cell>
          <table:table-cell table:formula="of:=IF([.X$1] &lt; [.$C20]; [.$A20]+[.$E20]*[.X$1]; &quot;&quot;)">
            <text:p/>
          </table:table-cell>
          <table:table-cell table:formula="of:=IF([.Y$1] &lt; [.$C20]; [.$A20]+[.$E20]*[.Y$1]; &quot;&quot;)">
            <text:p/>
          </table:table-cell>
          <table:table-cell table:formula="of:=IF([.Z$1] &lt; [.$C20]; [.$A20]+[.$E20]*[.Z$1]; &quot;&quot;)">
            <text:p/>
          </table:table-cell>
          <table:table-cell table:formula="of:=IF([.AA$1] &lt; [.$C20]; [.$A20]+[.$E20]*[.AA$1]; &quot;&quot;)">
            <text:p/>
          </table:table-cell>
          <table:table-cell table:formula="of:=IF([.AB$1] &lt; [.$C20]; [.$A20]+[.$E20]*[.AB$1]; &quot;&quot;)">
            <text:p/>
          </table:table-cell>
          <table:table-cell table:formula="of:=IF([.AC$1] &lt; [.$C20]; [.$A20]+[.$E20]*[.AC$1]; &quot;&quot;)">
            <text:p/>
          </table:table-cell>
          <table:table-cell table:formula="of:=IF([.AD$1] &lt; [.$C20]; [.$A20]+[.$E20]*[.AD$1]; &quot;&quot;)">
            <text:p/>
          </table:table-cell>
          <table:table-cell table:formula="of:=IF([.AE$1] &lt; [.$C20]; [.$A20]+[.$E20]*[.AE$1]; &quot;&quot;)">
            <text:p/>
          </table:table-cell>
          <table:table-cell table:formula="of:=IF([.AF$1] &lt; [.$C20]; [.$A20]+[.$E20]*[.AF$1]; &quot;&quot;)">
            <text:p/>
          </table:table-cell>
          <table:table-cell table:formula="of:=IF([.AG$1] &lt; [.$C20]; [.$A20]+[.$E20]*[.AG$1]; &quot;&quot;)">
            <text:p/>
          </table:table-cell>
          <table:table-cell table:formula="of:=IF([.AH$1] &lt; [.$C20]; [.$A20]+[.$E20]*[.AH$1]; &quot;&quot;)">
            <text:p/>
          </table:table-cell>
          <table:table-cell table:formula="of:=IF([.AI$1] &lt; [.$C20]; [.$A20]+[.$E20]*[.AI$1]; &quot;&quot;)">
            <text:p/>
          </table:table-cell>
          <table:table-cell table:formula="of:=IF([.AJ$1] &lt; [.$C20]; [.$A20]+[.$E20]*[.AJ$1]; &quot;&quot;)">
            <text:p/>
          </table:table-cell>
          <table:table-cell table:formula="of:=IF([.AK$1] &lt; [.$C20]; [.$A20]+[.$E20]*[.AK$1]; &quot;&quot;)">
            <text:p/>
          </table:table-cell>
          <table:table-cell table:formula="of:=IF([.AL$1] &lt; [.$C20]; [.$A20]+[.$E20]*[.AL$1]; &quot;&quot;)">
            <text:p/>
          </table:table-cell>
          <table:table-cell table:formula="of:=IF([.AM$1] &lt; [.$C20]; [.$A20]+[.$E20]*[.AM$1]; &quot;&quot;)">
            <text:p/>
          </table:table-cell>
          <table:table-cell table:formula="of:=IF([.AN$1] &lt; [.$C20]; [.$A20]+[.$E20]*[.AN$1]; &quot;&quot;)">
            <text:p/>
          </table:table-cell>
          <table:table-cell table:formula="of:=IF([.AO$1] &lt; [.$C20]; [.$A20]+[.$E20]*[.AO$1]; &quot;&quot;)">
            <text:p/>
          </table:table-cell>
          <table:table-cell table:formula="of:=IF([.AP$1] &lt; [.$C20]; [.$A20]+[.$E20]*[.AP$1]; &quot;&quot;)">
            <text:p/>
          </table:table-cell>
          <table:table-cell table:formula="of:=IF([.AQ$1] &lt; [.$C20]; [.$A20]+[.$E20]*[.AQ$1]; &quot;&quot;)">
            <text:p/>
          </table:table-cell>
          <table:table-cell table:formula="of:=IF([.AR$1] &lt; [.$C20]; [.$A20]+[.$E20]*[.AR$1]; &quot;&quot;)">
            <text:p/>
          </table:table-cell>
          <table:table-cell table:formula="of:=IF([.AS$1] &lt; [.$C20]; [.$A20]+[.$E20]*[.AS$1]; &quot;&quot;)">
            <text:p/>
          </table:table-cell>
          <table:table-cell table:formula="of:=IF([.AT$1] &lt; [.$C20]; [.$A20]+[.$E20]*[.AT$1]; &quot;&quot;)">
            <text:p/>
          </table:table-cell>
          <table:table-cell table:formula="of:=IF([.AU$1] &lt; [.$C20]; [.$A20]+[.$E20]*[.AU$1]; &quot;&quot;)">
            <text:p/>
          </table:table-cell>
          <table:table-cell table:formula="of:=IF([.AV$1] &lt; [.$C20]; [.$A20]+[.$E20]*[.AV$1]; &quot;&quot;)">
            <text:p/>
          </table:table-cell>
          <table:table-cell table:formula="of:=IF([.AW$1] &lt; [.$C20]; [.$A20]+[.$E20]*[.AW$1]; &quot;&quot;)">
            <text:p/>
          </table:table-cell>
          <table:table-cell table:formula="of:=IF([.AX$1] &lt; [.$C20]; [.$A20]+[.$E20]*[.AX$1]; &quot;&quot;)">
            <text:p/>
          </table:table-cell>
          <table:table-cell table:formula="of:=IF([.AY$1] &lt; [.$C20]; [.$A20]+[.$E20]*[.AY$1]; &quot;&quot;)">
            <text:p/>
          </table:table-cell>
          <table:table-cell table:formula="of:=IF([.AZ$1] &lt; [.$C20]; [.$A20]+[.$E20]*[.AZ$1]; &quot;&quot;)">
            <text:p/>
          </table:table-cell>
          <table:table-cell table:formula="of:=IF([.BA$1] &lt; [.$C20]; [.$A20]+[.$E20]*[.BA$1]; &quot;&quot;)">
            <text:p/>
          </table:table-cell>
          <table:table-cell table:formula="of:=IF([.BB$1] &lt; [.$C20]; [.$A20]+[.$E20]*[.BB$1]; &quot;&quot;)">
            <text:p/>
          </table:table-cell>
          <table:table-cell table:formula="of:=IF([.BC$1] &lt; [.$C20]; [.$A20]+[.$E20]*[.BC$1]; &quot;&quot;)">
            <text:p/>
          </table:table-cell>
          <table:table-cell table:formula="of:=IF([.BD$1] &lt; [.$C20]; [.$A20]+[.$E20]*[.BD$1]; &quot;&quot;)">
            <text:p/>
          </table:table-cell>
          <table:table-cell table:formula="of:=IF([.BE$1] &lt; [.$C20]; [.$A20]+[.$E20]*[.BE$1]; &quot;&quot;)">
            <text:p/>
          </table:table-cell>
          <table:table-cell table:formula="of:=IF([.BF$1] &lt; [.$C20]; [.$A20]+[.$E20]*[.BF$1]; &quot;&quot;)">
            <text:p/>
          </table:table-cell>
          <table:table-cell table:formula="of:=IF([.BG$1] &lt; [.$C20]; [.$A20]+[.$E20]*[.BG$1]; &quot;&quot;)">
            <text:p/>
          </table:table-cell>
          <table:table-cell table:formula="of:=IF([.BH$1] &lt; [.$C20]; [.$A20]+[.$E20]*[.BH$1]; &quot;&quot;)">
            <text:p/>
          </table:table-cell>
          <table:table-cell table:formula="of:=IF([.BI$1] &lt; [.$C20]; [.$A20]+[.$E20]*[.BI$1]; &quot;&quot;)">
            <text:p/>
          </table:table-cell>
          <table:table-cell table:formula="of:=IF([.BJ$1] &lt; [.$C20]; [.$A20]+[.$E20]*[.BJ$1]; &quot;&quot;)">
            <text:p/>
          </table:table-cell>
          <table:table-cell table:formula="of:=IF([.BK$1] &lt; [.$C20]; [.$A20]+[.$E20]*[.BK$1]; &quot;&quot;)">
            <text:p/>
          </table:table-cell>
          <table:table-cell table:formula="of:=IF([.BL$1] &lt; [.$C20]; [.$A20]+[.$E20]*[.BL$1]; &quot;&quot;)">
            <text:p/>
          </table:table-cell>
          <table:table-cell table:formula="of:=IF([.BM$1] &lt; [.$C20]; [.$A20]+[.$E20]*[.BM$1]; &quot;&quot;)">
            <text:p/>
          </table:table-cell>
          <table:table-cell table:formula="of:=IF([.BN$1] &lt; [.$C20]; [.$A20]+[.$E20]*[.BN$1]; &quot;&quot;)">
            <text:p/>
          </table:table-cell>
          <table:table-cell table:formula="of:=IF([.BO$1] &lt; [.$C20]; [.$A20]+[.$E20]*[.BO$1]; &quot;&quot;)">
            <text:p/>
          </table:table-cell>
          <table:table-cell table:formula="of:=IF([.BP$1] &lt; [.$C20]; [.$A20]+[.$E20]*[.BP$1]; &quot;&quot;)">
            <text:p/>
          </table:table-cell>
          <table:table-cell table:formula="of:=IF([.BQ$1] &lt; [.$C20]; [.$A20]+[.$E20]*[.BQ$1]; &quot;&quot;)">
            <text:p/>
          </table:table-cell>
          <table:table-cell table:formula="of:=IF([.BR$1] &lt; [.$C20]; [.$A20]+[.$E20]*[.BR$1]; &quot;&quot;)">
            <text:p/>
          </table:table-cell>
          <table:table-cell table:formula="of:=IF([.BS$1] &lt; [.$C20]; [.$A20]+[.$E20]*[.BS$1]; &quot;&quot;)">
            <text:p/>
          </table:table-cell>
          <table:table-cell table:formula="of:=IF([.BT$1] &lt; [.$C20]; [.$A20]+[.$E20]*[.BT$1]; &quot;&quot;)">
            <text:p/>
          </table:table-cell>
          <table:table-cell table:formula="of:=IF([.BU$1] &lt; [.$C20]; [.$A20]+[.$E20]*[.BU$1]; &quot;&quot;)">
            <text:p/>
          </table:table-cell>
          <table:table-cell table:formula="of:=IF([.BV$1] &lt; [.$C20]; [.$A20]+[.$E20]*[.BV$1]; &quot;&quot;)">
            <text:p/>
          </table:table-cell>
          <table:table-cell table:formula="of:=IF([.BW$1] &lt; [.$C20]; [.$A20]+[.$E20]*[.BW$1]; &quot;&quot;)">
            <text:p/>
          </table:table-cell>
          <table:table-cell table:formula="of:=IF([.BX$1] &lt; [.$C20]; [.$A20]+[.$E20]*[.BX$1]; &quot;&quot;)">
            <text:p/>
          </table:table-cell>
          <table:table-cell table:formula="of:=IF([.BY$1] &lt; [.$C20]; [.$A20]+[.$E20]*[.BY$1]; &quot;&quot;)">
            <text:p/>
          </table:table-cell>
          <table:table-cell table:formula="of:=IF([.BZ$1] &lt; [.$C20]; [.$A20]+[.$E20]*[.BZ$1]; &quot;&quot;)">
            <text:p/>
          </table:table-cell>
          <table:table-cell table:formula="of:=IF([.CA$1] &lt; [.$C20]; [.$A20]+[.$E20]*[.CA$1]; &quot;&quot;)">
            <text:p/>
          </table:table-cell>
          <table:table-cell table:formula="of:=IF([.CB$1] &lt; [.$C20]; [.$A20]+[.$E20]*[.CB$1]; &quot;&quot;)">
            <text:p/>
          </table:table-cell>
          <table:table-cell table:formula="of:=IF([.CC$1] &lt; [.$C20]; [.$A20]+[.$E20]*[.CC$1]; &quot;&quot;)">
            <text:p/>
          </table:table-cell>
          <table:table-cell table:formula="of:=IF([.CD$1] &lt; [.$C20]; [.$A20]+[.$E20]*[.CD$1]; &quot;&quot;)">
            <text:p/>
          </table:table-cell>
          <table:table-cell table:formula="of:=IF([.CE$1] &lt; [.$C20]; [.$A20]+[.$E20]*[.CE$1]; &quot;&quot;)">
            <text:p/>
          </table:table-cell>
          <table:table-cell table:formula="of:=IF([.CF$1] &lt; [.$C20]; [.$A20]+[.$E20]*[.CF$1]; &quot;&quot;)">
            <text:p/>
          </table:table-cell>
          <table:table-cell table:formula="of:=IF([.CG$1] &lt; [.$C20]; [.$A20]+[.$E20]*[.CG$1]; &quot;&quot;)">
            <text:p/>
          </table:table-cell>
          <table:table-cell table:formula="of:=IF([.CH$1] &lt; [.$C20]; [.$A20]+[.$E20]*[.CH$1]; &quot;&quot;)">
            <text:p/>
          </table:table-cell>
          <table:table-cell table:formula="of:=IF([.CI$1] &lt; [.$C20]; [.$A20]+[.$E20]*[.CI$1]; &quot;&quot;)">
            <text:p/>
          </table:table-cell>
          <table:table-cell table:formula="of:=IF([.CJ$1] &lt; [.$C20]; [.$A20]+[.$E20]*[.CJ$1]; &quot;&quot;)">
            <text:p/>
          </table:table-cell>
          <table:table-cell table:formula="of:=IF([.CK$1] &lt; [.$C20]; [.$A20]+[.$E20]*[.CK$1]; &quot;&quot;)">
            <text:p/>
          </table:table-cell>
          <table:table-cell table:formula="of:=IF([.CL$1] &lt; [.$C20]; [.$A20]+[.$E20]*[.CL$1]; &quot;&quot;)">
            <text:p/>
          </table:table-cell>
          <table:table-cell table:formula="of:=IF([.CM$1] &lt; [.$C20]; [.$A20]+[.$E20]*[.CM$1]; &quot;&quot;)">
            <text:p/>
          </table:table-cell>
          <table:table-cell table:formula="of:=IF([.CN$1] &lt; [.$C20]; [.$A20]+[.$E20]*[.CN$1]; &quot;&quot;)">
            <text:p/>
          </table:table-cell>
          <table:table-cell table:formula="of:=IF([.CO$1] &lt; [.$C20]; [.$A20]+[.$E20]*[.CO$1]; &quot;&quot;)">
            <text:p/>
          </table:table-cell>
          <table:table-cell table:formula="of:=IF([.CP$1] &lt; [.$C20]; [.$A20]+[.$E20]*[.CP$1]; &quot;&quot;)">
            <text:p/>
          </table:table-cell>
          <table:table-cell table:formula="of:=IF([.CQ$1] &lt; [.$C20]; [.$A20]+[.$E20]*[.CQ$1]; &quot;&quot;)">
            <text:p/>
          </table:table-cell>
          <table:table-cell table:formula="of:=IF([.CR$1] &lt; [.$C20]; [.$A20]+[.$E20]*[.CR$1]; &quot;&quot;)">
            <text:p/>
          </table:table-cell>
          <table:table-cell table:formula="of:=IF([.CS$1] &lt; [.$C20]; [.$A20]+[.$E20]*[.CS$1]; &quot;&quot;)">
            <text:p/>
          </table:table-cell>
          <table:table-cell table:formula="of:=IF([.CT$1] &lt; [.$C20]; [.$A20]+[.$E20]*[.CT$1]; &quot;&quot;)">
            <text:p/>
          </table:table-cell>
          <table:table-cell table:formula="of:=IF([.CU$1] &lt; [.$C20]; [.$A20]+[.$E20]*[.CU$1]; &quot;&quot;)">
            <text:p/>
          </table:table-cell>
          <table:table-cell table:formula="of:=IF([.CV$1] &lt; [.$C20]; [.$A20]+[.$E20]*[.CV$1]; &quot;&quot;)">
            <text:p/>
          </table:table-cell>
          <table:table-cell table:formula="of:=IF([.CW$1] &lt; [.$C20]; [.$A20]+[.$E20]*[.CW$1]; &quot;&quot;)">
            <text:p/>
          </table:table-cell>
          <table:table-cell table:formula="of:=IF([.CX$1] &lt; [.$C20]; [.$A20]+[.$E20]*[.CX$1]; &quot;&quot;)">
            <text:p/>
          </table:table-cell>
          <table:table-cell table:formula="of:=IF([.CY$1] &lt; [.$C20]; [.$A20]+[.$E20]*[.CY$1]; &quot;&quot;)">
            <text:p/>
          </table:table-cell>
          <table:table-cell table:formula="of:=IF([.CZ$1] &lt; [.$C20]; [.$A20]+[.$E20]*[.CZ$1]; &quot;&quot;)">
            <text:p/>
          </table:table-cell>
          <table:table-cell table:formula="of:=IF([.DA$1] &lt; [.$C20]; [.$A20]+[.$E20]*[.DA$1]; &quot;&quot;)">
            <text:p/>
          </table:table-cell>
          <table:table-cell table:formula="of:=IF([.DB$1] &lt; [.$C20]; [.$A20]+[.$E20]*[.DB$1]; &quot;&quot;)">
            <text:p/>
          </table:table-cell>
          <table:table-cell table:number-columns-repeated="6"/>
        </table:table-row>
        <table:table-row table:style-name="ro1">
          <table:table-cell table:formula="of:=[.B4]+1" office:value-type="float" office:value="114" calcext:value-type="float">
            <text:p>114</text:p>
          </table:table-cell>
          <table:table-cell table:formula="of:=[.A21]+[.C21]-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1]-[.A21])" office:value-type="float" office:value="1" calcext:value-type="float">
            <text:p>1</text:p>
          </table:table-cell>
          <table:table-cell/>
          <table:table-cell table:formula="of:=IF([.G$1] &lt; [.$C21]; [.$A21]+[.$E21]*[.G$1]; &quot;&quot;)" office:value-type="float" office:value="114" calcext:value-type="float">
            <text:p>114</text:p>
          </table:table-cell>
          <table:table-cell table:formula="of:=IF([.H$1] &lt; [.$C21]; [.$A21]+[.$E21]*[.H$1]; &quot;&quot;)" office:value-type="float" office:value="115" calcext:value-type="float">
            <text:p>115</text:p>
          </table:table-cell>
          <table:table-cell table:formula="of:=IF([.I$1] &lt; [.$C21]; [.$A21]+[.$E21]*[.I$1]; &quot;&quot;)" office:value-type="float" office:value="116" calcext:value-type="float">
            <text:p>116</text:p>
          </table:table-cell>
          <table:table-cell table:formula="of:=IF([.J$1] &lt; [.$C21]; [.$A21]+[.$E21]*[.J$1]; &quot;&quot;)">
            <text:p/>
          </table:table-cell>
          <table:table-cell table:formula="of:=IF([.K$1] &lt; [.$C21]; [.$A21]+[.$E21]*[.K$1]; &quot;&quot;)">
            <text:p/>
          </table:table-cell>
          <table:table-cell table:formula="of:=IF([.L$1] &lt; [.$C21]; [.$A21]+[.$E21]*[.L$1]; &quot;&quot;)">
            <text:p/>
          </table:table-cell>
          <table:table-cell table:formula="of:=IF([.M$1] &lt; [.$C21]; [.$A21]+[.$E21]*[.M$1]; &quot;&quot;)">
            <text:p/>
          </table:table-cell>
          <table:table-cell table:formula="of:=IF([.N$1] &lt; [.$C21]; [.$A21]+[.$E21]*[.N$1]; &quot;&quot;)">
            <text:p/>
          </table:table-cell>
          <table:table-cell table:formula="of:=IF([.O$1] &lt; [.$C21]; [.$A21]+[.$E21]*[.O$1]; &quot;&quot;)">
            <text:p/>
          </table:table-cell>
          <table:table-cell table:formula="of:=IF([.P$1] &lt; [.$C21]; [.$A21]+[.$E21]*[.P$1]; &quot;&quot;)">
            <text:p/>
          </table:table-cell>
          <table:table-cell table:formula="of:=IF([.Q$1] &lt; [.$C21]; [.$A21]+[.$E21]*[.Q$1]; &quot;&quot;)">
            <text:p/>
          </table:table-cell>
          <table:table-cell table:formula="of:=IF([.R$1] &lt; [.$C21]; [.$A21]+[.$E21]*[.R$1]; &quot;&quot;)">
            <text:p/>
          </table:table-cell>
          <table:table-cell table:formula="of:=IF([.S$1] &lt; [.$C21]; [.$A21]+[.$E21]*[.S$1]; &quot;&quot;)">
            <text:p/>
          </table:table-cell>
          <table:table-cell table:formula="of:=IF([.T$1] &lt; [.$C21]; [.$A21]+[.$E21]*[.T$1]; &quot;&quot;)">
            <text:p/>
          </table:table-cell>
          <table:table-cell table:formula="of:=IF([.U$1] &lt; [.$C21]; [.$A21]+[.$E21]*[.U$1]; &quot;&quot;)">
            <text:p/>
          </table:table-cell>
          <table:table-cell table:formula="of:=IF([.V$1] &lt; [.$C21]; [.$A21]+[.$E21]*[.V$1]; &quot;&quot;)">
            <text:p/>
          </table:table-cell>
          <table:table-cell table:formula="of:=IF([.W$1] &lt; [.$C21]; [.$A21]+[.$E21]*[.W$1]; &quot;&quot;)">
            <text:p/>
          </table:table-cell>
          <table:table-cell table:formula="of:=IF([.X$1] &lt; [.$C21]; [.$A21]+[.$E21]*[.X$1]; &quot;&quot;)">
            <text:p/>
          </table:table-cell>
          <table:table-cell table:formula="of:=IF([.Y$1] &lt; [.$C21]; [.$A21]+[.$E21]*[.Y$1]; &quot;&quot;)">
            <text:p/>
          </table:table-cell>
          <table:table-cell table:formula="of:=IF([.Z$1] &lt; [.$C21]; [.$A21]+[.$E21]*[.Z$1]; &quot;&quot;)">
            <text:p/>
          </table:table-cell>
          <table:table-cell table:formula="of:=IF([.AA$1] &lt; [.$C21]; [.$A21]+[.$E21]*[.AA$1]; &quot;&quot;)">
            <text:p/>
          </table:table-cell>
          <table:table-cell table:formula="of:=IF([.AB$1] &lt; [.$C21]; [.$A21]+[.$E21]*[.AB$1]; &quot;&quot;)">
            <text:p/>
          </table:table-cell>
          <table:table-cell table:formula="of:=IF([.AC$1] &lt; [.$C21]; [.$A21]+[.$E21]*[.AC$1]; &quot;&quot;)">
            <text:p/>
          </table:table-cell>
          <table:table-cell table:formula="of:=IF([.AD$1] &lt; [.$C21]; [.$A21]+[.$E21]*[.AD$1]; &quot;&quot;)">
            <text:p/>
          </table:table-cell>
          <table:table-cell table:formula="of:=IF([.AE$1] &lt; [.$C21]; [.$A21]+[.$E21]*[.AE$1]; &quot;&quot;)">
            <text:p/>
          </table:table-cell>
          <table:table-cell table:formula="of:=IF([.AF$1] &lt; [.$C21]; [.$A21]+[.$E21]*[.AF$1]; &quot;&quot;)">
            <text:p/>
          </table:table-cell>
          <table:table-cell table:formula="of:=IF([.AG$1] &lt; [.$C21]; [.$A21]+[.$E21]*[.AG$1]; &quot;&quot;)">
            <text:p/>
          </table:table-cell>
          <table:table-cell table:formula="of:=IF([.AH$1] &lt; [.$C21]; [.$A21]+[.$E21]*[.AH$1]; &quot;&quot;)">
            <text:p/>
          </table:table-cell>
          <table:table-cell table:formula="of:=IF([.AI$1] &lt; [.$C21]; [.$A21]+[.$E21]*[.AI$1]; &quot;&quot;)">
            <text:p/>
          </table:table-cell>
          <table:table-cell table:formula="of:=IF([.AJ$1] &lt; [.$C21]; [.$A21]+[.$E21]*[.AJ$1]; &quot;&quot;)">
            <text:p/>
          </table:table-cell>
          <table:table-cell table:formula="of:=IF([.AK$1] &lt; [.$C21]; [.$A21]+[.$E21]*[.AK$1]; &quot;&quot;)">
            <text:p/>
          </table:table-cell>
          <table:table-cell table:formula="of:=IF([.AL$1] &lt; [.$C21]; [.$A21]+[.$E21]*[.AL$1]; &quot;&quot;)">
            <text:p/>
          </table:table-cell>
          <table:table-cell table:formula="of:=IF([.AM$1] &lt; [.$C21]; [.$A21]+[.$E21]*[.AM$1]; &quot;&quot;)">
            <text:p/>
          </table:table-cell>
          <table:table-cell table:formula="of:=IF([.AN$1] &lt; [.$C21]; [.$A21]+[.$E21]*[.AN$1]; &quot;&quot;)">
            <text:p/>
          </table:table-cell>
          <table:table-cell table:formula="of:=IF([.AO$1] &lt; [.$C21]; [.$A21]+[.$E21]*[.AO$1]; &quot;&quot;)">
            <text:p/>
          </table:table-cell>
          <table:table-cell table:formula="of:=IF([.AP$1] &lt; [.$C21]; [.$A21]+[.$E21]*[.AP$1]; &quot;&quot;)">
            <text:p/>
          </table:table-cell>
          <table:table-cell table:formula="of:=IF([.AQ$1] &lt; [.$C21]; [.$A21]+[.$E21]*[.AQ$1]; &quot;&quot;)">
            <text:p/>
          </table:table-cell>
          <table:table-cell table:formula="of:=IF([.AR$1] &lt; [.$C21]; [.$A21]+[.$E21]*[.AR$1]; &quot;&quot;)">
            <text:p/>
          </table:table-cell>
          <table:table-cell table:formula="of:=IF([.AS$1] &lt; [.$C21]; [.$A21]+[.$E21]*[.AS$1]; &quot;&quot;)">
            <text:p/>
          </table:table-cell>
          <table:table-cell table:formula="of:=IF([.AT$1] &lt; [.$C21]; [.$A21]+[.$E21]*[.AT$1]; &quot;&quot;)">
            <text:p/>
          </table:table-cell>
          <table:table-cell table:formula="of:=IF([.AU$1] &lt; [.$C21]; [.$A21]+[.$E21]*[.AU$1]; &quot;&quot;)">
            <text:p/>
          </table:table-cell>
          <table:table-cell table:formula="of:=IF([.AV$1] &lt; [.$C21]; [.$A21]+[.$E21]*[.AV$1]; &quot;&quot;)">
            <text:p/>
          </table:table-cell>
          <table:table-cell table:formula="of:=IF([.AW$1] &lt; [.$C21]; [.$A21]+[.$E21]*[.AW$1]; &quot;&quot;)">
            <text:p/>
          </table:table-cell>
          <table:table-cell table:formula="of:=IF([.AX$1] &lt; [.$C21]; [.$A21]+[.$E21]*[.AX$1]; &quot;&quot;)">
            <text:p/>
          </table:table-cell>
          <table:table-cell table:formula="of:=IF([.AY$1] &lt; [.$C21]; [.$A21]+[.$E21]*[.AY$1]; &quot;&quot;)">
            <text:p/>
          </table:table-cell>
          <table:table-cell table:formula="of:=IF([.AZ$1] &lt; [.$C21]; [.$A21]+[.$E21]*[.AZ$1]; &quot;&quot;)">
            <text:p/>
          </table:table-cell>
          <table:table-cell table:formula="of:=IF([.BA$1] &lt; [.$C21]; [.$A21]+[.$E21]*[.BA$1]; &quot;&quot;)">
            <text:p/>
          </table:table-cell>
          <table:table-cell table:formula="of:=IF([.BB$1] &lt; [.$C21]; [.$A21]+[.$E21]*[.BB$1]; &quot;&quot;)">
            <text:p/>
          </table:table-cell>
          <table:table-cell table:formula="of:=IF([.BC$1] &lt; [.$C21]; [.$A21]+[.$E21]*[.BC$1]; &quot;&quot;)">
            <text:p/>
          </table:table-cell>
          <table:table-cell table:formula="of:=IF([.BD$1] &lt; [.$C21]; [.$A21]+[.$E21]*[.BD$1]; &quot;&quot;)">
            <text:p/>
          </table:table-cell>
          <table:table-cell table:formula="of:=IF([.BE$1] &lt; [.$C21]; [.$A21]+[.$E21]*[.BE$1]; &quot;&quot;)">
            <text:p/>
          </table:table-cell>
          <table:table-cell table:formula="of:=IF([.BF$1] &lt; [.$C21]; [.$A21]+[.$E21]*[.BF$1]; &quot;&quot;)">
            <text:p/>
          </table:table-cell>
          <table:table-cell table:formula="of:=IF([.BG$1] &lt; [.$C21]; [.$A21]+[.$E21]*[.BG$1]; &quot;&quot;)">
            <text:p/>
          </table:table-cell>
          <table:table-cell table:formula="of:=IF([.BH$1] &lt; [.$C21]; [.$A21]+[.$E21]*[.BH$1]; &quot;&quot;)">
            <text:p/>
          </table:table-cell>
          <table:table-cell table:formula="of:=IF([.BI$1] &lt; [.$C21]; [.$A21]+[.$E21]*[.BI$1]; &quot;&quot;)">
            <text:p/>
          </table:table-cell>
          <table:table-cell table:formula="of:=IF([.BJ$1] &lt; [.$C21]; [.$A21]+[.$E21]*[.BJ$1]; &quot;&quot;)">
            <text:p/>
          </table:table-cell>
          <table:table-cell table:formula="of:=IF([.BK$1] &lt; [.$C21]; [.$A21]+[.$E21]*[.BK$1]; &quot;&quot;)">
            <text:p/>
          </table:table-cell>
          <table:table-cell table:formula="of:=IF([.BL$1] &lt; [.$C21]; [.$A21]+[.$E21]*[.BL$1]; &quot;&quot;)">
            <text:p/>
          </table:table-cell>
          <table:table-cell table:formula="of:=IF([.BM$1] &lt; [.$C21]; [.$A21]+[.$E21]*[.BM$1]; &quot;&quot;)">
            <text:p/>
          </table:table-cell>
          <table:table-cell table:formula="of:=IF([.BN$1] &lt; [.$C21]; [.$A21]+[.$E21]*[.BN$1]; &quot;&quot;)">
            <text:p/>
          </table:table-cell>
          <table:table-cell table:formula="of:=IF([.BO$1] &lt; [.$C21]; [.$A21]+[.$E21]*[.BO$1]; &quot;&quot;)">
            <text:p/>
          </table:table-cell>
          <table:table-cell table:formula="of:=IF([.BP$1] &lt; [.$C21]; [.$A21]+[.$E21]*[.BP$1]; &quot;&quot;)">
            <text:p/>
          </table:table-cell>
          <table:table-cell table:formula="of:=IF([.BQ$1] &lt; [.$C21]; [.$A21]+[.$E21]*[.BQ$1]; &quot;&quot;)">
            <text:p/>
          </table:table-cell>
          <table:table-cell table:formula="of:=IF([.BR$1] &lt; [.$C21]; [.$A21]+[.$E21]*[.BR$1]; &quot;&quot;)">
            <text:p/>
          </table:table-cell>
          <table:table-cell table:formula="of:=IF([.BS$1] &lt; [.$C21]; [.$A21]+[.$E21]*[.BS$1]; &quot;&quot;)">
            <text:p/>
          </table:table-cell>
          <table:table-cell table:formula="of:=IF([.BT$1] &lt; [.$C21]; [.$A21]+[.$E21]*[.BT$1]; &quot;&quot;)">
            <text:p/>
          </table:table-cell>
          <table:table-cell table:formula="of:=IF([.BU$1] &lt; [.$C21]; [.$A21]+[.$E21]*[.BU$1]; &quot;&quot;)">
            <text:p/>
          </table:table-cell>
          <table:table-cell table:formula="of:=IF([.BV$1] &lt; [.$C21]; [.$A21]+[.$E21]*[.BV$1]; &quot;&quot;)">
            <text:p/>
          </table:table-cell>
          <table:table-cell table:formula="of:=IF([.BW$1] &lt; [.$C21]; [.$A21]+[.$E21]*[.BW$1]; &quot;&quot;)">
            <text:p/>
          </table:table-cell>
          <table:table-cell table:formula="of:=IF([.BX$1] &lt; [.$C21]; [.$A21]+[.$E21]*[.BX$1]; &quot;&quot;)">
            <text:p/>
          </table:table-cell>
          <table:table-cell table:formula="of:=IF([.BY$1] &lt; [.$C21]; [.$A21]+[.$E21]*[.BY$1]; &quot;&quot;)">
            <text:p/>
          </table:table-cell>
          <table:table-cell table:formula="of:=IF([.BZ$1] &lt; [.$C21]; [.$A21]+[.$E21]*[.BZ$1]; &quot;&quot;)">
            <text:p/>
          </table:table-cell>
          <table:table-cell table:formula="of:=IF([.CA$1] &lt; [.$C21]; [.$A21]+[.$E21]*[.CA$1]; &quot;&quot;)">
            <text:p/>
          </table:table-cell>
          <table:table-cell table:formula="of:=IF([.CB$1] &lt; [.$C21]; [.$A21]+[.$E21]*[.CB$1]; &quot;&quot;)">
            <text:p/>
          </table:table-cell>
          <table:table-cell table:formula="of:=IF([.CC$1] &lt; [.$C21]; [.$A21]+[.$E21]*[.CC$1]; &quot;&quot;)">
            <text:p/>
          </table:table-cell>
          <table:table-cell table:formula="of:=IF([.CD$1] &lt; [.$C21]; [.$A21]+[.$E21]*[.CD$1]; &quot;&quot;)">
            <text:p/>
          </table:table-cell>
          <table:table-cell table:formula="of:=IF([.CE$1] &lt; [.$C21]; [.$A21]+[.$E21]*[.CE$1]; &quot;&quot;)">
            <text:p/>
          </table:table-cell>
          <table:table-cell table:formula="of:=IF([.CF$1] &lt; [.$C21]; [.$A21]+[.$E21]*[.CF$1]; &quot;&quot;)">
            <text:p/>
          </table:table-cell>
          <table:table-cell table:formula="of:=IF([.CG$1] &lt; [.$C21]; [.$A21]+[.$E21]*[.CG$1]; &quot;&quot;)">
            <text:p/>
          </table:table-cell>
          <table:table-cell table:formula="of:=IF([.CH$1] &lt; [.$C21]; [.$A21]+[.$E21]*[.CH$1]; &quot;&quot;)">
            <text:p/>
          </table:table-cell>
          <table:table-cell table:formula="of:=IF([.CI$1] &lt; [.$C21]; [.$A21]+[.$E21]*[.CI$1]; &quot;&quot;)">
            <text:p/>
          </table:table-cell>
          <table:table-cell table:formula="of:=IF([.CJ$1] &lt; [.$C21]; [.$A21]+[.$E21]*[.CJ$1]; &quot;&quot;)">
            <text:p/>
          </table:table-cell>
          <table:table-cell table:formula="of:=IF([.CK$1] &lt; [.$C21]; [.$A21]+[.$E21]*[.CK$1]; &quot;&quot;)">
            <text:p/>
          </table:table-cell>
          <table:table-cell table:formula="of:=IF([.CL$1] &lt; [.$C21]; [.$A21]+[.$E21]*[.CL$1]; &quot;&quot;)">
            <text:p/>
          </table:table-cell>
          <table:table-cell table:formula="of:=IF([.CM$1] &lt; [.$C21]; [.$A21]+[.$E21]*[.CM$1]; &quot;&quot;)">
            <text:p/>
          </table:table-cell>
          <table:table-cell table:formula="of:=IF([.CN$1] &lt; [.$C21]; [.$A21]+[.$E21]*[.CN$1]; &quot;&quot;)">
            <text:p/>
          </table:table-cell>
          <table:table-cell table:formula="of:=IF([.CO$1] &lt; [.$C21]; [.$A21]+[.$E21]*[.CO$1]; &quot;&quot;)">
            <text:p/>
          </table:table-cell>
          <table:table-cell table:formula="of:=IF([.CP$1] &lt; [.$C21]; [.$A21]+[.$E21]*[.CP$1]; &quot;&quot;)">
            <text:p/>
          </table:table-cell>
          <table:table-cell table:formula="of:=IF([.CQ$1] &lt; [.$C21]; [.$A21]+[.$E21]*[.CQ$1]; &quot;&quot;)">
            <text:p/>
          </table:table-cell>
          <table:table-cell table:formula="of:=IF([.CR$1] &lt; [.$C21]; [.$A21]+[.$E21]*[.CR$1]; &quot;&quot;)">
            <text:p/>
          </table:table-cell>
          <table:table-cell table:formula="of:=IF([.CS$1] &lt; [.$C21]; [.$A21]+[.$E21]*[.CS$1]; &quot;&quot;)">
            <text:p/>
          </table:table-cell>
          <table:table-cell table:formula="of:=IF([.CT$1] &lt; [.$C21]; [.$A21]+[.$E21]*[.CT$1]; &quot;&quot;)">
            <text:p/>
          </table:table-cell>
          <table:table-cell table:formula="of:=IF([.CU$1] &lt; [.$C21]; [.$A21]+[.$E21]*[.CU$1]; &quot;&quot;)">
            <text:p/>
          </table:table-cell>
          <table:table-cell table:formula="of:=IF([.CV$1] &lt; [.$C21]; [.$A21]+[.$E21]*[.CV$1]; &quot;&quot;)">
            <text:p/>
          </table:table-cell>
          <table:table-cell table:formula="of:=IF([.CW$1] &lt; [.$C21]; [.$A21]+[.$E21]*[.CW$1]; &quot;&quot;)">
            <text:p/>
          </table:table-cell>
          <table:table-cell table:formula="of:=IF([.CX$1] &lt; [.$C21]; [.$A21]+[.$E21]*[.CX$1]; &quot;&quot;)">
            <text:p/>
          </table:table-cell>
          <table:table-cell table:formula="of:=IF([.CY$1] &lt; [.$C21]; [.$A21]+[.$E21]*[.CY$1]; &quot;&quot;)">
            <text:p/>
          </table:table-cell>
          <table:table-cell table:formula="of:=IF([.CZ$1] &lt; [.$C21]; [.$A21]+[.$E21]*[.CZ$1]; &quot;&quot;)">
            <text:p/>
          </table:table-cell>
          <table:table-cell table:formula="of:=IF([.DA$1] &lt; [.$C21]; [.$A21]+[.$E21]*[.DA$1]; &quot;&quot;)">
            <text:p/>
          </table:table-cell>
          <table:table-cell table:formula="of:=IF([.DB$1] &lt; [.$C21]; [.$A21]+[.$E21]*[.DB$1]; &quot;&quot;)">
            <text:p/>
          </table:table-cell>
          <table:table-cell table:number-columns-repeated="6"/>
        </table:table-row>
        <table:table-row table:style-name="ro1">
          <table:table-cell table:formula="of:=[.B6]+1" office:value-type="float" office:value="170" calcext:value-type="float">
            <text:p>170</text:p>
          </table:table-cell>
          <table:table-cell table:formula="of:=[.A22]+[.C22]-1"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2]-[.A22])" office:value-type="float" office:value="1" calcext:value-type="float">
            <text:p>1</text:p>
          </table:table-cell>
          <table:table-cell/>
          <table:table-cell table:formula="of:=IF([.G$1] &lt; [.$C22]; [.$A22]+[.$E22]*[.G$1]; &quot;&quot;)" office:value-type="float" office:value="170" calcext:value-type="float">
            <text:p>170</text:p>
          </table:table-cell>
          <table:table-cell table:formula="of:=IF([.H$1] &lt; [.$C22]; [.$A22]+[.$E22]*[.H$1]; &quot;&quot;)" office:value-type="float" office:value="171" calcext:value-type="float">
            <text:p>171</text:p>
          </table:table-cell>
          <table:table-cell table:formula="of:=IF([.I$1] &lt; [.$C22]; [.$A22]+[.$E22]*[.I$1]; &quot;&quot;)" office:value-type="float" office:value="172" calcext:value-type="float">
            <text:p>172</text:p>
          </table:table-cell>
          <table:table-cell table:formula="of:=IF([.J$1] &lt; [.$C22]; [.$A22]+[.$E22]*[.J$1]; &quot;&quot;)">
            <text:p/>
          </table:table-cell>
          <table:table-cell table:formula="of:=IF([.K$1] &lt; [.$C22]; [.$A22]+[.$E22]*[.K$1]; &quot;&quot;)">
            <text:p/>
          </table:table-cell>
          <table:table-cell table:formula="of:=IF([.L$1] &lt; [.$C22]; [.$A22]+[.$E22]*[.L$1]; &quot;&quot;)">
            <text:p/>
          </table:table-cell>
          <table:table-cell table:formula="of:=IF([.M$1] &lt; [.$C22]; [.$A22]+[.$E22]*[.M$1]; &quot;&quot;)">
            <text:p/>
          </table:table-cell>
          <table:table-cell table:formula="of:=IF([.N$1] &lt; [.$C22]; [.$A22]+[.$E22]*[.N$1]; &quot;&quot;)">
            <text:p/>
          </table:table-cell>
          <table:table-cell table:formula="of:=IF([.O$1] &lt; [.$C22]; [.$A22]+[.$E22]*[.O$1]; &quot;&quot;)">
            <text:p/>
          </table:table-cell>
          <table:table-cell table:formula="of:=IF([.P$1] &lt; [.$C22]; [.$A22]+[.$E22]*[.P$1]; &quot;&quot;)">
            <text:p/>
          </table:table-cell>
          <table:table-cell table:formula="of:=IF([.Q$1] &lt; [.$C22]; [.$A22]+[.$E22]*[.Q$1]; &quot;&quot;)">
            <text:p/>
          </table:table-cell>
          <table:table-cell table:formula="of:=IF([.R$1] &lt; [.$C22]; [.$A22]+[.$E22]*[.R$1]; &quot;&quot;)">
            <text:p/>
          </table:table-cell>
          <table:table-cell table:formula="of:=IF([.S$1] &lt; [.$C22]; [.$A22]+[.$E22]*[.S$1]; &quot;&quot;)">
            <text:p/>
          </table:table-cell>
          <table:table-cell table:formula="of:=IF([.T$1] &lt; [.$C22]; [.$A22]+[.$E22]*[.T$1]; &quot;&quot;)">
            <text:p/>
          </table:table-cell>
          <table:table-cell table:formula="of:=IF([.U$1] &lt; [.$C22]; [.$A22]+[.$E22]*[.U$1]; &quot;&quot;)">
            <text:p/>
          </table:table-cell>
          <table:table-cell table:formula="of:=IF([.V$1] &lt; [.$C22]; [.$A22]+[.$E22]*[.V$1]; &quot;&quot;)">
            <text:p/>
          </table:table-cell>
          <table:table-cell table:formula="of:=IF([.W$1] &lt; [.$C22]; [.$A22]+[.$E22]*[.W$1]; &quot;&quot;)">
            <text:p/>
          </table:table-cell>
          <table:table-cell table:formula="of:=IF([.X$1] &lt; [.$C22]; [.$A22]+[.$E22]*[.X$1]; &quot;&quot;)">
            <text:p/>
          </table:table-cell>
          <table:table-cell table:formula="of:=IF([.Y$1] &lt; [.$C22]; [.$A22]+[.$E22]*[.Y$1]; &quot;&quot;)">
            <text:p/>
          </table:table-cell>
          <table:table-cell table:formula="of:=IF([.Z$1] &lt; [.$C22]; [.$A22]+[.$E22]*[.Z$1]; &quot;&quot;)">
            <text:p/>
          </table:table-cell>
          <table:table-cell table:formula="of:=IF([.AA$1] &lt; [.$C22]; [.$A22]+[.$E22]*[.AA$1]; &quot;&quot;)">
            <text:p/>
          </table:table-cell>
          <table:table-cell table:formula="of:=IF([.AB$1] &lt; [.$C22]; [.$A22]+[.$E22]*[.AB$1]; &quot;&quot;)">
            <text:p/>
          </table:table-cell>
          <table:table-cell table:formula="of:=IF([.AC$1] &lt; [.$C22]; [.$A22]+[.$E22]*[.AC$1]; &quot;&quot;)">
            <text:p/>
          </table:table-cell>
          <table:table-cell table:formula="of:=IF([.AD$1] &lt; [.$C22]; [.$A22]+[.$E22]*[.AD$1]; &quot;&quot;)">
            <text:p/>
          </table:table-cell>
          <table:table-cell table:formula="of:=IF([.AE$1] &lt; [.$C22]; [.$A22]+[.$E22]*[.AE$1]; &quot;&quot;)">
            <text:p/>
          </table:table-cell>
          <table:table-cell table:formula="of:=IF([.AF$1] &lt; [.$C22]; [.$A22]+[.$E22]*[.AF$1]; &quot;&quot;)">
            <text:p/>
          </table:table-cell>
          <table:table-cell table:formula="of:=IF([.AG$1] &lt; [.$C22]; [.$A22]+[.$E22]*[.AG$1]; &quot;&quot;)">
            <text:p/>
          </table:table-cell>
          <table:table-cell table:formula="of:=IF([.AH$1] &lt; [.$C22]; [.$A22]+[.$E22]*[.AH$1]; &quot;&quot;)">
            <text:p/>
          </table:table-cell>
          <table:table-cell table:formula="of:=IF([.AI$1] &lt; [.$C22]; [.$A22]+[.$E22]*[.AI$1]; &quot;&quot;)">
            <text:p/>
          </table:table-cell>
          <table:table-cell table:formula="of:=IF([.AJ$1] &lt; [.$C22]; [.$A22]+[.$E22]*[.AJ$1]; &quot;&quot;)">
            <text:p/>
          </table:table-cell>
          <table:table-cell table:formula="of:=IF([.AK$1] &lt; [.$C22]; [.$A22]+[.$E22]*[.AK$1]; &quot;&quot;)">
            <text:p/>
          </table:table-cell>
          <table:table-cell table:formula="of:=IF([.AL$1] &lt; [.$C22]; [.$A22]+[.$E22]*[.AL$1]; &quot;&quot;)">
            <text:p/>
          </table:table-cell>
          <table:table-cell table:formula="of:=IF([.AM$1] &lt; [.$C22]; [.$A22]+[.$E22]*[.AM$1]; &quot;&quot;)">
            <text:p/>
          </table:table-cell>
          <table:table-cell table:formula="of:=IF([.AN$1] &lt; [.$C22]; [.$A22]+[.$E22]*[.AN$1]; &quot;&quot;)">
            <text:p/>
          </table:table-cell>
          <table:table-cell table:formula="of:=IF([.AO$1] &lt; [.$C22]; [.$A22]+[.$E22]*[.AO$1]; &quot;&quot;)">
            <text:p/>
          </table:table-cell>
          <table:table-cell table:formula="of:=IF([.AP$1] &lt; [.$C22]; [.$A22]+[.$E22]*[.AP$1]; &quot;&quot;)">
            <text:p/>
          </table:table-cell>
          <table:table-cell table:formula="of:=IF([.AQ$1] &lt; [.$C22]; [.$A22]+[.$E22]*[.AQ$1]; &quot;&quot;)">
            <text:p/>
          </table:table-cell>
          <table:table-cell table:formula="of:=IF([.AR$1] &lt; [.$C22]; [.$A22]+[.$E22]*[.AR$1]; &quot;&quot;)">
            <text:p/>
          </table:table-cell>
          <table:table-cell table:formula="of:=IF([.AS$1] &lt; [.$C22]; [.$A22]+[.$E22]*[.AS$1]; &quot;&quot;)">
            <text:p/>
          </table:table-cell>
          <table:table-cell table:formula="of:=IF([.AT$1] &lt; [.$C22]; [.$A22]+[.$E22]*[.AT$1]; &quot;&quot;)">
            <text:p/>
          </table:table-cell>
          <table:table-cell table:formula="of:=IF([.AU$1] &lt; [.$C22]; [.$A22]+[.$E22]*[.AU$1]; &quot;&quot;)">
            <text:p/>
          </table:table-cell>
          <table:table-cell table:formula="of:=IF([.AV$1] &lt; [.$C22]; [.$A22]+[.$E22]*[.AV$1]; &quot;&quot;)">
            <text:p/>
          </table:table-cell>
          <table:table-cell table:formula="of:=IF([.AW$1] &lt; [.$C22]; [.$A22]+[.$E22]*[.AW$1]; &quot;&quot;)">
            <text:p/>
          </table:table-cell>
          <table:table-cell table:formula="of:=IF([.AX$1] &lt; [.$C22]; [.$A22]+[.$E22]*[.AX$1]; &quot;&quot;)">
            <text:p/>
          </table:table-cell>
          <table:table-cell table:formula="of:=IF([.AY$1] &lt; [.$C22]; [.$A22]+[.$E22]*[.AY$1]; &quot;&quot;)">
            <text:p/>
          </table:table-cell>
          <table:table-cell table:formula="of:=IF([.AZ$1] &lt; [.$C22]; [.$A22]+[.$E22]*[.AZ$1]; &quot;&quot;)">
            <text:p/>
          </table:table-cell>
          <table:table-cell table:formula="of:=IF([.BA$1] &lt; [.$C22]; [.$A22]+[.$E22]*[.BA$1]; &quot;&quot;)">
            <text:p/>
          </table:table-cell>
          <table:table-cell table:formula="of:=IF([.BB$1] &lt; [.$C22]; [.$A22]+[.$E22]*[.BB$1]; &quot;&quot;)">
            <text:p/>
          </table:table-cell>
          <table:table-cell table:formula="of:=IF([.BC$1] &lt; [.$C22]; [.$A22]+[.$E22]*[.BC$1]; &quot;&quot;)">
            <text:p/>
          </table:table-cell>
          <table:table-cell table:formula="of:=IF([.BD$1] &lt; [.$C22]; [.$A22]+[.$E22]*[.BD$1]; &quot;&quot;)">
            <text:p/>
          </table:table-cell>
          <table:table-cell table:formula="of:=IF([.BE$1] &lt; [.$C22]; [.$A22]+[.$E22]*[.BE$1]; &quot;&quot;)">
            <text:p/>
          </table:table-cell>
          <table:table-cell table:formula="of:=IF([.BF$1] &lt; [.$C22]; [.$A22]+[.$E22]*[.BF$1]; &quot;&quot;)">
            <text:p/>
          </table:table-cell>
          <table:table-cell table:formula="of:=IF([.BG$1] &lt; [.$C22]; [.$A22]+[.$E22]*[.BG$1]; &quot;&quot;)">
            <text:p/>
          </table:table-cell>
          <table:table-cell table:formula="of:=IF([.BH$1] &lt; [.$C22]; [.$A22]+[.$E22]*[.BH$1]; &quot;&quot;)">
            <text:p/>
          </table:table-cell>
          <table:table-cell table:formula="of:=IF([.BI$1] &lt; [.$C22]; [.$A22]+[.$E22]*[.BI$1]; &quot;&quot;)">
            <text:p/>
          </table:table-cell>
          <table:table-cell table:formula="of:=IF([.BJ$1] &lt; [.$C22]; [.$A22]+[.$E22]*[.BJ$1]; &quot;&quot;)">
            <text:p/>
          </table:table-cell>
          <table:table-cell table:formula="of:=IF([.BK$1] &lt; [.$C22]; [.$A22]+[.$E22]*[.BK$1]; &quot;&quot;)">
            <text:p/>
          </table:table-cell>
          <table:table-cell table:formula="of:=IF([.BL$1] &lt; [.$C22]; [.$A22]+[.$E22]*[.BL$1]; &quot;&quot;)">
            <text:p/>
          </table:table-cell>
          <table:table-cell table:formula="of:=IF([.BM$1] &lt; [.$C22]; [.$A22]+[.$E22]*[.BM$1]; &quot;&quot;)">
            <text:p/>
          </table:table-cell>
          <table:table-cell table:formula="of:=IF([.BN$1] &lt; [.$C22]; [.$A22]+[.$E22]*[.BN$1]; &quot;&quot;)">
            <text:p/>
          </table:table-cell>
          <table:table-cell table:formula="of:=IF([.BO$1] &lt; [.$C22]; [.$A22]+[.$E22]*[.BO$1]; &quot;&quot;)">
            <text:p/>
          </table:table-cell>
          <table:table-cell table:formula="of:=IF([.BP$1] &lt; [.$C22]; [.$A22]+[.$E22]*[.BP$1]; &quot;&quot;)">
            <text:p/>
          </table:table-cell>
          <table:table-cell table:formula="of:=IF([.BQ$1] &lt; [.$C22]; [.$A22]+[.$E22]*[.BQ$1]; &quot;&quot;)">
            <text:p/>
          </table:table-cell>
          <table:table-cell table:formula="of:=IF([.BR$1] &lt; [.$C22]; [.$A22]+[.$E22]*[.BR$1]; &quot;&quot;)">
            <text:p/>
          </table:table-cell>
          <table:table-cell table:formula="of:=IF([.BS$1] &lt; [.$C22]; [.$A22]+[.$E22]*[.BS$1]; &quot;&quot;)">
            <text:p/>
          </table:table-cell>
          <table:table-cell table:formula="of:=IF([.BT$1] &lt; [.$C22]; [.$A22]+[.$E22]*[.BT$1]; &quot;&quot;)">
            <text:p/>
          </table:table-cell>
          <table:table-cell table:formula="of:=IF([.BU$1] &lt; [.$C22]; [.$A22]+[.$E22]*[.BU$1]; &quot;&quot;)">
            <text:p/>
          </table:table-cell>
          <table:table-cell table:formula="of:=IF([.BV$1] &lt; [.$C22]; [.$A22]+[.$E22]*[.BV$1]; &quot;&quot;)">
            <text:p/>
          </table:table-cell>
          <table:table-cell table:formula="of:=IF([.BW$1] &lt; [.$C22]; [.$A22]+[.$E22]*[.BW$1]; &quot;&quot;)">
            <text:p/>
          </table:table-cell>
          <table:table-cell table:formula="of:=IF([.BX$1] &lt; [.$C22]; [.$A22]+[.$E22]*[.BX$1]; &quot;&quot;)">
            <text:p/>
          </table:table-cell>
          <table:table-cell table:formula="of:=IF([.BY$1] &lt; [.$C22]; [.$A22]+[.$E22]*[.BY$1]; &quot;&quot;)">
            <text:p/>
          </table:table-cell>
          <table:table-cell table:formula="of:=IF([.BZ$1] &lt; [.$C22]; [.$A22]+[.$E22]*[.BZ$1]; &quot;&quot;)">
            <text:p/>
          </table:table-cell>
          <table:table-cell table:formula="of:=IF([.CA$1] &lt; [.$C22]; [.$A22]+[.$E22]*[.CA$1]; &quot;&quot;)">
            <text:p/>
          </table:table-cell>
          <table:table-cell table:formula="of:=IF([.CB$1] &lt; [.$C22]; [.$A22]+[.$E22]*[.CB$1]; &quot;&quot;)">
            <text:p/>
          </table:table-cell>
          <table:table-cell table:formula="of:=IF([.CC$1] &lt; [.$C22]; [.$A22]+[.$E22]*[.CC$1]; &quot;&quot;)">
            <text:p/>
          </table:table-cell>
          <table:table-cell table:formula="of:=IF([.CD$1] &lt; [.$C22]; [.$A22]+[.$E22]*[.CD$1]; &quot;&quot;)">
            <text:p/>
          </table:table-cell>
          <table:table-cell table:formula="of:=IF([.CE$1] &lt; [.$C22]; [.$A22]+[.$E22]*[.CE$1]; &quot;&quot;)">
            <text:p/>
          </table:table-cell>
          <table:table-cell table:formula="of:=IF([.CF$1] &lt; [.$C22]; [.$A22]+[.$E22]*[.CF$1]; &quot;&quot;)">
            <text:p/>
          </table:table-cell>
          <table:table-cell table:formula="of:=IF([.CG$1] &lt; [.$C22]; [.$A22]+[.$E22]*[.CG$1]; &quot;&quot;)">
            <text:p/>
          </table:table-cell>
          <table:table-cell table:formula="of:=IF([.CH$1] &lt; [.$C22]; [.$A22]+[.$E22]*[.CH$1]; &quot;&quot;)">
            <text:p/>
          </table:table-cell>
          <table:table-cell table:formula="of:=IF([.CI$1] &lt; [.$C22]; [.$A22]+[.$E22]*[.CI$1]; &quot;&quot;)">
            <text:p/>
          </table:table-cell>
          <table:table-cell table:formula="of:=IF([.CJ$1] &lt; [.$C22]; [.$A22]+[.$E22]*[.CJ$1]; &quot;&quot;)">
            <text:p/>
          </table:table-cell>
          <table:table-cell table:formula="of:=IF([.CK$1] &lt; [.$C22]; [.$A22]+[.$E22]*[.CK$1]; &quot;&quot;)">
            <text:p/>
          </table:table-cell>
          <table:table-cell table:formula="of:=IF([.CL$1] &lt; [.$C22]; [.$A22]+[.$E22]*[.CL$1]; &quot;&quot;)">
            <text:p/>
          </table:table-cell>
          <table:table-cell table:formula="of:=IF([.CM$1] &lt; [.$C22]; [.$A22]+[.$E22]*[.CM$1]; &quot;&quot;)">
            <text:p/>
          </table:table-cell>
          <table:table-cell table:formula="of:=IF([.CN$1] &lt; [.$C22]; [.$A22]+[.$E22]*[.CN$1]; &quot;&quot;)">
            <text:p/>
          </table:table-cell>
          <table:table-cell table:formula="of:=IF([.CO$1] &lt; [.$C22]; [.$A22]+[.$E22]*[.CO$1]; &quot;&quot;)">
            <text:p/>
          </table:table-cell>
          <table:table-cell table:formula="of:=IF([.CP$1] &lt; [.$C22]; [.$A22]+[.$E22]*[.CP$1]; &quot;&quot;)">
            <text:p/>
          </table:table-cell>
          <table:table-cell table:formula="of:=IF([.CQ$1] &lt; [.$C22]; [.$A22]+[.$E22]*[.CQ$1]; &quot;&quot;)">
            <text:p/>
          </table:table-cell>
          <table:table-cell table:formula="of:=IF([.CR$1] &lt; [.$C22]; [.$A22]+[.$E22]*[.CR$1]; &quot;&quot;)">
            <text:p/>
          </table:table-cell>
          <table:table-cell table:formula="of:=IF([.CS$1] &lt; [.$C22]; [.$A22]+[.$E22]*[.CS$1]; &quot;&quot;)">
            <text:p/>
          </table:table-cell>
          <table:table-cell table:formula="of:=IF([.CT$1] &lt; [.$C22]; [.$A22]+[.$E22]*[.CT$1]; &quot;&quot;)">
            <text:p/>
          </table:table-cell>
          <table:table-cell table:formula="of:=IF([.CU$1] &lt; [.$C22]; [.$A22]+[.$E22]*[.CU$1]; &quot;&quot;)">
            <text:p/>
          </table:table-cell>
          <table:table-cell table:formula="of:=IF([.CV$1] &lt; [.$C22]; [.$A22]+[.$E22]*[.CV$1]; &quot;&quot;)">
            <text:p/>
          </table:table-cell>
          <table:table-cell table:formula="of:=IF([.CW$1] &lt; [.$C22]; [.$A22]+[.$E22]*[.CW$1]; &quot;&quot;)">
            <text:p/>
          </table:table-cell>
          <table:table-cell table:formula="of:=IF([.CX$1] &lt; [.$C22]; [.$A22]+[.$E22]*[.CX$1]; &quot;&quot;)">
            <text:p/>
          </table:table-cell>
          <table:table-cell table:formula="of:=IF([.CY$1] &lt; [.$C22]; [.$A22]+[.$E22]*[.CY$1]; &quot;&quot;)">
            <text:p/>
          </table:table-cell>
          <table:table-cell table:formula="of:=IF([.CZ$1] &lt; [.$C22]; [.$A22]+[.$E22]*[.CZ$1]; &quot;&quot;)">
            <text:p/>
          </table:table-cell>
          <table:table-cell table:formula="of:=IF([.DA$1] &lt; [.$C22]; [.$A22]+[.$E22]*[.DA$1]; &quot;&quot;)">
            <text:p/>
          </table:table-cell>
          <table:table-cell table:formula="of:=IF([.DB$1] &lt; [.$C22]; [.$A22]+[.$E22]*[.DB$1]; &quot;&quot;)">
            <text:p/>
          </table:table-cell>
          <table:table-cell table:number-columns-repeated="6"/>
        </table:table-row>
        <table:table-row table:style-name="ro1">
          <table:table-cell table:formula="of:=[.B8]+1" office:value-type="float" office:value="226" calcext:value-type="float">
            <text:p>226</text:p>
          </table:table-cell>
          <table:table-cell table:formula="of:=[.A23]+[.C23]-1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3]-[.A23])" office:value-type="float" office:value="1" calcext:value-type="float">
            <text:p>1</text:p>
          </table:table-cell>
          <table:table-cell/>
          <table:table-cell table:formula="of:=IF([.G$1] &lt; [.$C23]; [.$A23]+[.$E23]*[.G$1]; &quot;&quot;)" office:value-type="float" office:value="226" calcext:value-type="float">
            <text:p>226</text:p>
          </table:table-cell>
          <table:table-cell table:formula="of:=IF([.H$1] &lt; [.$C23]; [.$A23]+[.$E23]*[.H$1]; &quot;&quot;)" office:value-type="float" office:value="227" calcext:value-type="float">
            <text:p>227</text:p>
          </table:table-cell>
          <table:table-cell table:formula="of:=IF([.I$1] &lt; [.$C23]; [.$A23]+[.$E23]*[.I$1]; &quot;&quot;)" office:value-type="float" office:value="228" calcext:value-type="float">
            <text:p>228</text:p>
          </table:table-cell>
          <table:table-cell table:formula="of:=IF([.J$1] &lt; [.$C23]; [.$A23]+[.$E23]*[.J$1]; &quot;&quot;)">
            <text:p/>
          </table:table-cell>
          <table:table-cell table:formula="of:=IF([.K$1] &lt; [.$C23]; [.$A23]+[.$E23]*[.K$1]; &quot;&quot;)">
            <text:p/>
          </table:table-cell>
          <table:table-cell table:formula="of:=IF([.L$1] &lt; [.$C23]; [.$A23]+[.$E23]*[.L$1]; &quot;&quot;)">
            <text:p/>
          </table:table-cell>
          <table:table-cell table:formula="of:=IF([.M$1] &lt; [.$C23]; [.$A23]+[.$E23]*[.M$1]; &quot;&quot;)">
            <text:p/>
          </table:table-cell>
          <table:table-cell table:formula="of:=IF([.N$1] &lt; [.$C23]; [.$A23]+[.$E23]*[.N$1]; &quot;&quot;)">
            <text:p/>
          </table:table-cell>
          <table:table-cell table:formula="of:=IF([.O$1] &lt; [.$C23]; [.$A23]+[.$E23]*[.O$1]; &quot;&quot;)">
            <text:p/>
          </table:table-cell>
          <table:table-cell table:formula="of:=IF([.P$1] &lt; [.$C23]; [.$A23]+[.$E23]*[.P$1]; &quot;&quot;)">
            <text:p/>
          </table:table-cell>
          <table:table-cell table:formula="of:=IF([.Q$1] &lt; [.$C23]; [.$A23]+[.$E23]*[.Q$1]; &quot;&quot;)">
            <text:p/>
          </table:table-cell>
          <table:table-cell table:formula="of:=IF([.R$1] &lt; [.$C23]; [.$A23]+[.$E23]*[.R$1]; &quot;&quot;)">
            <text:p/>
          </table:table-cell>
          <table:table-cell table:formula="of:=IF([.S$1] &lt; [.$C23]; [.$A23]+[.$E23]*[.S$1]; &quot;&quot;)">
            <text:p/>
          </table:table-cell>
          <table:table-cell table:formula="of:=IF([.T$1] &lt; [.$C23]; [.$A23]+[.$E23]*[.T$1]; &quot;&quot;)">
            <text:p/>
          </table:table-cell>
          <table:table-cell table:formula="of:=IF([.U$1] &lt; [.$C23]; [.$A23]+[.$E23]*[.U$1]; &quot;&quot;)">
            <text:p/>
          </table:table-cell>
          <table:table-cell table:formula="of:=IF([.V$1] &lt; [.$C23]; [.$A23]+[.$E23]*[.V$1]; &quot;&quot;)">
            <text:p/>
          </table:table-cell>
          <table:table-cell table:formula="of:=IF([.W$1] &lt; [.$C23]; [.$A23]+[.$E23]*[.W$1]; &quot;&quot;)">
            <text:p/>
          </table:table-cell>
          <table:table-cell table:formula="of:=IF([.X$1] &lt; [.$C23]; [.$A23]+[.$E23]*[.X$1]; &quot;&quot;)">
            <text:p/>
          </table:table-cell>
          <table:table-cell table:formula="of:=IF([.Y$1] &lt; [.$C23]; [.$A23]+[.$E23]*[.Y$1]; &quot;&quot;)">
            <text:p/>
          </table:table-cell>
          <table:table-cell table:formula="of:=IF([.Z$1] &lt; [.$C23]; [.$A23]+[.$E23]*[.Z$1]; &quot;&quot;)">
            <text:p/>
          </table:table-cell>
          <table:table-cell table:formula="of:=IF([.AA$1] &lt; [.$C23]; [.$A23]+[.$E23]*[.AA$1]; &quot;&quot;)">
            <text:p/>
          </table:table-cell>
          <table:table-cell table:formula="of:=IF([.AB$1] &lt; [.$C23]; [.$A23]+[.$E23]*[.AB$1]; &quot;&quot;)">
            <text:p/>
          </table:table-cell>
          <table:table-cell table:formula="of:=IF([.AC$1] &lt; [.$C23]; [.$A23]+[.$E23]*[.AC$1]; &quot;&quot;)">
            <text:p/>
          </table:table-cell>
          <table:table-cell table:formula="of:=IF([.AD$1] &lt; [.$C23]; [.$A23]+[.$E23]*[.AD$1]; &quot;&quot;)">
            <text:p/>
          </table:table-cell>
          <table:table-cell table:formula="of:=IF([.AE$1] &lt; [.$C23]; [.$A23]+[.$E23]*[.AE$1]; &quot;&quot;)">
            <text:p/>
          </table:table-cell>
          <table:table-cell table:formula="of:=IF([.AF$1] &lt; [.$C23]; [.$A23]+[.$E23]*[.AF$1]; &quot;&quot;)">
            <text:p/>
          </table:table-cell>
          <table:table-cell table:formula="of:=IF([.AG$1] &lt; [.$C23]; [.$A23]+[.$E23]*[.AG$1]; &quot;&quot;)">
            <text:p/>
          </table:table-cell>
          <table:table-cell table:formula="of:=IF([.AH$1] &lt; [.$C23]; [.$A23]+[.$E23]*[.AH$1]; &quot;&quot;)">
            <text:p/>
          </table:table-cell>
          <table:table-cell table:formula="of:=IF([.AI$1] &lt; [.$C23]; [.$A23]+[.$E23]*[.AI$1]; &quot;&quot;)">
            <text:p/>
          </table:table-cell>
          <table:table-cell table:formula="of:=IF([.AJ$1] &lt; [.$C23]; [.$A23]+[.$E23]*[.AJ$1]; &quot;&quot;)">
            <text:p/>
          </table:table-cell>
          <table:table-cell table:formula="of:=IF([.AK$1] &lt; [.$C23]; [.$A23]+[.$E23]*[.AK$1]; &quot;&quot;)">
            <text:p/>
          </table:table-cell>
          <table:table-cell table:formula="of:=IF([.AL$1] &lt; [.$C23]; [.$A23]+[.$E23]*[.AL$1]; &quot;&quot;)">
            <text:p/>
          </table:table-cell>
          <table:table-cell table:formula="of:=IF([.AM$1] &lt; [.$C23]; [.$A23]+[.$E23]*[.AM$1]; &quot;&quot;)">
            <text:p/>
          </table:table-cell>
          <table:table-cell table:formula="of:=IF([.AN$1] &lt; [.$C23]; [.$A23]+[.$E23]*[.AN$1]; &quot;&quot;)">
            <text:p/>
          </table:table-cell>
          <table:table-cell table:formula="of:=IF([.AO$1] &lt; [.$C23]; [.$A23]+[.$E23]*[.AO$1]; &quot;&quot;)">
            <text:p/>
          </table:table-cell>
          <table:table-cell table:formula="of:=IF([.AP$1] &lt; [.$C23]; [.$A23]+[.$E23]*[.AP$1]; &quot;&quot;)">
            <text:p/>
          </table:table-cell>
          <table:table-cell table:formula="of:=IF([.AQ$1] &lt; [.$C23]; [.$A23]+[.$E23]*[.AQ$1]; &quot;&quot;)">
            <text:p/>
          </table:table-cell>
          <table:table-cell table:formula="of:=IF([.AR$1] &lt; [.$C23]; [.$A23]+[.$E23]*[.AR$1]; &quot;&quot;)">
            <text:p/>
          </table:table-cell>
          <table:table-cell table:formula="of:=IF([.AS$1] &lt; [.$C23]; [.$A23]+[.$E23]*[.AS$1]; &quot;&quot;)">
            <text:p/>
          </table:table-cell>
          <table:table-cell table:formula="of:=IF([.AT$1] &lt; [.$C23]; [.$A23]+[.$E23]*[.AT$1]; &quot;&quot;)">
            <text:p/>
          </table:table-cell>
          <table:table-cell table:formula="of:=IF([.AU$1] &lt; [.$C23]; [.$A23]+[.$E23]*[.AU$1]; &quot;&quot;)">
            <text:p/>
          </table:table-cell>
          <table:table-cell table:formula="of:=IF([.AV$1] &lt; [.$C23]; [.$A23]+[.$E23]*[.AV$1]; &quot;&quot;)">
            <text:p/>
          </table:table-cell>
          <table:table-cell table:formula="of:=IF([.AW$1] &lt; [.$C23]; [.$A23]+[.$E23]*[.AW$1]; &quot;&quot;)">
            <text:p/>
          </table:table-cell>
          <table:table-cell table:formula="of:=IF([.AX$1] &lt; [.$C23]; [.$A23]+[.$E23]*[.AX$1]; &quot;&quot;)">
            <text:p/>
          </table:table-cell>
          <table:table-cell table:formula="of:=IF([.AY$1] &lt; [.$C23]; [.$A23]+[.$E23]*[.AY$1]; &quot;&quot;)">
            <text:p/>
          </table:table-cell>
          <table:table-cell table:formula="of:=IF([.AZ$1] &lt; [.$C23]; [.$A23]+[.$E23]*[.AZ$1]; &quot;&quot;)">
            <text:p/>
          </table:table-cell>
          <table:table-cell table:formula="of:=IF([.BA$1] &lt; [.$C23]; [.$A23]+[.$E23]*[.BA$1]; &quot;&quot;)">
            <text:p/>
          </table:table-cell>
          <table:table-cell table:formula="of:=IF([.BB$1] &lt; [.$C23]; [.$A23]+[.$E23]*[.BB$1]; &quot;&quot;)">
            <text:p/>
          </table:table-cell>
          <table:table-cell table:formula="of:=IF([.BC$1] &lt; [.$C23]; [.$A23]+[.$E23]*[.BC$1]; &quot;&quot;)">
            <text:p/>
          </table:table-cell>
          <table:table-cell table:formula="of:=IF([.BD$1] &lt; [.$C23]; [.$A23]+[.$E23]*[.BD$1]; &quot;&quot;)">
            <text:p/>
          </table:table-cell>
          <table:table-cell table:formula="of:=IF([.BE$1] &lt; [.$C23]; [.$A23]+[.$E23]*[.BE$1]; &quot;&quot;)">
            <text:p/>
          </table:table-cell>
          <table:table-cell table:formula="of:=IF([.BF$1] &lt; [.$C23]; [.$A23]+[.$E23]*[.BF$1]; &quot;&quot;)">
            <text:p/>
          </table:table-cell>
          <table:table-cell table:formula="of:=IF([.BG$1] &lt; [.$C23]; [.$A23]+[.$E23]*[.BG$1]; &quot;&quot;)">
            <text:p/>
          </table:table-cell>
          <table:table-cell table:formula="of:=IF([.BH$1] &lt; [.$C23]; [.$A23]+[.$E23]*[.BH$1]; &quot;&quot;)">
            <text:p/>
          </table:table-cell>
          <table:table-cell table:formula="of:=IF([.BI$1] &lt; [.$C23]; [.$A23]+[.$E23]*[.BI$1]; &quot;&quot;)">
            <text:p/>
          </table:table-cell>
          <table:table-cell table:formula="of:=IF([.BJ$1] &lt; [.$C23]; [.$A23]+[.$E23]*[.BJ$1]; &quot;&quot;)">
            <text:p/>
          </table:table-cell>
          <table:table-cell table:formula="of:=IF([.BK$1] &lt; [.$C23]; [.$A23]+[.$E23]*[.BK$1]; &quot;&quot;)">
            <text:p/>
          </table:table-cell>
          <table:table-cell table:formula="of:=IF([.BL$1] &lt; [.$C23]; [.$A23]+[.$E23]*[.BL$1]; &quot;&quot;)">
            <text:p/>
          </table:table-cell>
          <table:table-cell table:formula="of:=IF([.BM$1] &lt; [.$C23]; [.$A23]+[.$E23]*[.BM$1]; &quot;&quot;)">
            <text:p/>
          </table:table-cell>
          <table:table-cell table:formula="of:=IF([.BN$1] &lt; [.$C23]; [.$A23]+[.$E23]*[.BN$1]; &quot;&quot;)">
            <text:p/>
          </table:table-cell>
          <table:table-cell table:formula="of:=IF([.BO$1] &lt; [.$C23]; [.$A23]+[.$E23]*[.BO$1]; &quot;&quot;)">
            <text:p/>
          </table:table-cell>
          <table:table-cell table:formula="of:=IF([.BP$1] &lt; [.$C23]; [.$A23]+[.$E23]*[.BP$1]; &quot;&quot;)">
            <text:p/>
          </table:table-cell>
          <table:table-cell table:formula="of:=IF([.BQ$1] &lt; [.$C23]; [.$A23]+[.$E23]*[.BQ$1]; &quot;&quot;)">
            <text:p/>
          </table:table-cell>
          <table:table-cell table:formula="of:=IF([.BR$1] &lt; [.$C23]; [.$A23]+[.$E23]*[.BR$1]; &quot;&quot;)">
            <text:p/>
          </table:table-cell>
          <table:table-cell table:formula="of:=IF([.BS$1] &lt; [.$C23]; [.$A23]+[.$E23]*[.BS$1]; &quot;&quot;)">
            <text:p/>
          </table:table-cell>
          <table:table-cell table:formula="of:=IF([.BT$1] &lt; [.$C23]; [.$A23]+[.$E23]*[.BT$1]; &quot;&quot;)">
            <text:p/>
          </table:table-cell>
          <table:table-cell table:formula="of:=IF([.BU$1] &lt; [.$C23]; [.$A23]+[.$E23]*[.BU$1]; &quot;&quot;)">
            <text:p/>
          </table:table-cell>
          <table:table-cell table:formula="of:=IF([.BV$1] &lt; [.$C23]; [.$A23]+[.$E23]*[.BV$1]; &quot;&quot;)">
            <text:p/>
          </table:table-cell>
          <table:table-cell table:formula="of:=IF([.BW$1] &lt; [.$C23]; [.$A23]+[.$E23]*[.BW$1]; &quot;&quot;)">
            <text:p/>
          </table:table-cell>
          <table:table-cell table:formula="of:=IF([.BX$1] &lt; [.$C23]; [.$A23]+[.$E23]*[.BX$1]; &quot;&quot;)">
            <text:p/>
          </table:table-cell>
          <table:table-cell table:formula="of:=IF([.BY$1] &lt; [.$C23]; [.$A23]+[.$E23]*[.BY$1]; &quot;&quot;)">
            <text:p/>
          </table:table-cell>
          <table:table-cell table:formula="of:=IF([.BZ$1] &lt; [.$C23]; [.$A23]+[.$E23]*[.BZ$1]; &quot;&quot;)">
            <text:p/>
          </table:table-cell>
          <table:table-cell table:formula="of:=IF([.CA$1] &lt; [.$C23]; [.$A23]+[.$E23]*[.CA$1]; &quot;&quot;)">
            <text:p/>
          </table:table-cell>
          <table:table-cell table:formula="of:=IF([.CB$1] &lt; [.$C23]; [.$A23]+[.$E23]*[.CB$1]; &quot;&quot;)">
            <text:p/>
          </table:table-cell>
          <table:table-cell table:formula="of:=IF([.CC$1] &lt; [.$C23]; [.$A23]+[.$E23]*[.CC$1]; &quot;&quot;)">
            <text:p/>
          </table:table-cell>
          <table:table-cell table:formula="of:=IF([.CD$1] &lt; [.$C23]; [.$A23]+[.$E23]*[.CD$1]; &quot;&quot;)">
            <text:p/>
          </table:table-cell>
          <table:table-cell table:formula="of:=IF([.CE$1] &lt; [.$C23]; [.$A23]+[.$E23]*[.CE$1]; &quot;&quot;)">
            <text:p/>
          </table:table-cell>
          <table:table-cell table:formula="of:=IF([.CF$1] &lt; [.$C23]; [.$A23]+[.$E23]*[.CF$1]; &quot;&quot;)">
            <text:p/>
          </table:table-cell>
          <table:table-cell table:formula="of:=IF([.CG$1] &lt; [.$C23]; [.$A23]+[.$E23]*[.CG$1]; &quot;&quot;)">
            <text:p/>
          </table:table-cell>
          <table:table-cell table:formula="of:=IF([.CH$1] &lt; [.$C23]; [.$A23]+[.$E23]*[.CH$1]; &quot;&quot;)">
            <text:p/>
          </table:table-cell>
          <table:table-cell table:formula="of:=IF([.CI$1] &lt; [.$C23]; [.$A23]+[.$E23]*[.CI$1]; &quot;&quot;)">
            <text:p/>
          </table:table-cell>
          <table:table-cell table:formula="of:=IF([.CJ$1] &lt; [.$C23]; [.$A23]+[.$E23]*[.CJ$1]; &quot;&quot;)">
            <text:p/>
          </table:table-cell>
          <table:table-cell table:formula="of:=IF([.CK$1] &lt; [.$C23]; [.$A23]+[.$E23]*[.CK$1]; &quot;&quot;)">
            <text:p/>
          </table:table-cell>
          <table:table-cell table:formula="of:=IF([.CL$1] &lt; [.$C23]; [.$A23]+[.$E23]*[.CL$1]; &quot;&quot;)">
            <text:p/>
          </table:table-cell>
          <table:table-cell table:formula="of:=IF([.CM$1] &lt; [.$C23]; [.$A23]+[.$E23]*[.CM$1]; &quot;&quot;)">
            <text:p/>
          </table:table-cell>
          <table:table-cell table:formula="of:=IF([.CN$1] &lt; [.$C23]; [.$A23]+[.$E23]*[.CN$1]; &quot;&quot;)">
            <text:p/>
          </table:table-cell>
          <table:table-cell table:formula="of:=IF([.CO$1] &lt; [.$C23]; [.$A23]+[.$E23]*[.CO$1]; &quot;&quot;)">
            <text:p/>
          </table:table-cell>
          <table:table-cell table:formula="of:=IF([.CP$1] &lt; [.$C23]; [.$A23]+[.$E23]*[.CP$1]; &quot;&quot;)">
            <text:p/>
          </table:table-cell>
          <table:table-cell table:formula="of:=IF([.CQ$1] &lt; [.$C23]; [.$A23]+[.$E23]*[.CQ$1]; &quot;&quot;)">
            <text:p/>
          </table:table-cell>
          <table:table-cell table:formula="of:=IF([.CR$1] &lt; [.$C23]; [.$A23]+[.$E23]*[.CR$1]; &quot;&quot;)">
            <text:p/>
          </table:table-cell>
          <table:table-cell table:formula="of:=IF([.CS$1] &lt; [.$C23]; [.$A23]+[.$E23]*[.CS$1]; &quot;&quot;)">
            <text:p/>
          </table:table-cell>
          <table:table-cell table:formula="of:=IF([.CT$1] &lt; [.$C23]; [.$A23]+[.$E23]*[.CT$1]; &quot;&quot;)">
            <text:p/>
          </table:table-cell>
          <table:table-cell table:formula="of:=IF([.CU$1] &lt; [.$C23]; [.$A23]+[.$E23]*[.CU$1]; &quot;&quot;)">
            <text:p/>
          </table:table-cell>
          <table:table-cell table:formula="of:=IF([.CV$1] &lt; [.$C23]; [.$A23]+[.$E23]*[.CV$1]; &quot;&quot;)">
            <text:p/>
          </table:table-cell>
          <table:table-cell table:formula="of:=IF([.CW$1] &lt; [.$C23]; [.$A23]+[.$E23]*[.CW$1]; &quot;&quot;)">
            <text:p/>
          </table:table-cell>
          <table:table-cell table:formula="of:=IF([.CX$1] &lt; [.$C23]; [.$A23]+[.$E23]*[.CX$1]; &quot;&quot;)">
            <text:p/>
          </table:table-cell>
          <table:table-cell table:formula="of:=IF([.CY$1] &lt; [.$C23]; [.$A23]+[.$E23]*[.CY$1]; &quot;&quot;)">
            <text:p/>
          </table:table-cell>
          <table:table-cell table:formula="of:=IF([.CZ$1] &lt; [.$C23]; [.$A23]+[.$E23]*[.CZ$1]; &quot;&quot;)">
            <text:p/>
          </table:table-cell>
          <table:table-cell table:formula="of:=IF([.DA$1] &lt; [.$C23]; [.$A23]+[.$E23]*[.DA$1]; &quot;&quot;)">
            <text:p/>
          </table:table-cell>
          <table:table-cell table:formula="of:=IF([.DB$1] &lt; [.$C23]; [.$A23]+[.$E23]*[.DB$1]; &quot;&quot;)">
            <text:p/>
          </table:table-cell>
          <table:table-cell table:number-columns-repeated="6"/>
        </table:table-row>
        <table:table-row table:style-name="ro1">
          <table:table-cell table:formula="of:=[.B10]+1" office:value-type="float" office:value="282" calcext:value-type="float">
            <text:p>282</text:p>
          </table:table-cell>
          <table:table-cell table:formula="of:=[.A24]+[.C24]-1"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4]-[.A24])" office:value-type="float" office:value="1" calcext:value-type="float">
            <text:p>1</text:p>
          </table:table-cell>
          <table:table-cell/>
          <table:table-cell table:formula="of:=IF([.G$1] &lt; [.$C24]; [.$A24]+[.$E24]*[.G$1]; &quot;&quot;)" office:value-type="float" office:value="282" calcext:value-type="float">
            <text:p>282</text:p>
          </table:table-cell>
          <table:table-cell table:formula="of:=IF([.H$1] &lt; [.$C24]; [.$A24]+[.$E24]*[.H$1]; &quot;&quot;)" office:value-type="float" office:value="283" calcext:value-type="float">
            <text:p>283</text:p>
          </table:table-cell>
          <table:table-cell table:formula="of:=IF([.I$1] &lt; [.$C24]; [.$A24]+[.$E24]*[.I$1]; &quot;&quot;)" office:value-type="float" office:value="284" calcext:value-type="float">
            <text:p>284</text:p>
          </table:table-cell>
          <table:table-cell table:formula="of:=IF([.J$1] &lt; [.$C24]; [.$A24]+[.$E24]*[.J$1]; &quot;&quot;)">
            <text:p/>
          </table:table-cell>
          <table:table-cell table:formula="of:=IF([.K$1] &lt; [.$C24]; [.$A24]+[.$E24]*[.K$1]; &quot;&quot;)">
            <text:p/>
          </table:table-cell>
          <table:table-cell table:formula="of:=IF([.L$1] &lt; [.$C24]; [.$A24]+[.$E24]*[.L$1]; &quot;&quot;)">
            <text:p/>
          </table:table-cell>
          <table:table-cell table:formula="of:=IF([.M$1] &lt; [.$C24]; [.$A24]+[.$E24]*[.M$1]; &quot;&quot;)">
            <text:p/>
          </table:table-cell>
          <table:table-cell table:formula="of:=IF([.N$1] &lt; [.$C24]; [.$A24]+[.$E24]*[.N$1]; &quot;&quot;)">
            <text:p/>
          </table:table-cell>
          <table:table-cell table:formula="of:=IF([.O$1] &lt; [.$C24]; [.$A24]+[.$E24]*[.O$1]; &quot;&quot;)">
            <text:p/>
          </table:table-cell>
          <table:table-cell table:formula="of:=IF([.P$1] &lt; [.$C24]; [.$A24]+[.$E24]*[.P$1]; &quot;&quot;)">
            <text:p/>
          </table:table-cell>
          <table:table-cell table:formula="of:=IF([.Q$1] &lt; [.$C24]; [.$A24]+[.$E24]*[.Q$1]; &quot;&quot;)">
            <text:p/>
          </table:table-cell>
          <table:table-cell table:formula="of:=IF([.R$1] &lt; [.$C24]; [.$A24]+[.$E24]*[.R$1]; &quot;&quot;)">
            <text:p/>
          </table:table-cell>
          <table:table-cell table:formula="of:=IF([.S$1] &lt; [.$C24]; [.$A24]+[.$E24]*[.S$1]; &quot;&quot;)">
            <text:p/>
          </table:table-cell>
          <table:table-cell table:formula="of:=IF([.T$1] &lt; [.$C24]; [.$A24]+[.$E24]*[.T$1]; &quot;&quot;)">
            <text:p/>
          </table:table-cell>
          <table:table-cell table:formula="of:=IF([.U$1] &lt; [.$C24]; [.$A24]+[.$E24]*[.U$1]; &quot;&quot;)">
            <text:p/>
          </table:table-cell>
          <table:table-cell table:formula="of:=IF([.V$1] &lt; [.$C24]; [.$A24]+[.$E24]*[.V$1]; &quot;&quot;)">
            <text:p/>
          </table:table-cell>
          <table:table-cell table:formula="of:=IF([.W$1] &lt; [.$C24]; [.$A24]+[.$E24]*[.W$1]; &quot;&quot;)">
            <text:p/>
          </table:table-cell>
          <table:table-cell table:formula="of:=IF([.X$1] &lt; [.$C24]; [.$A24]+[.$E24]*[.X$1]; &quot;&quot;)">
            <text:p/>
          </table:table-cell>
          <table:table-cell table:formula="of:=IF([.Y$1] &lt; [.$C24]; [.$A24]+[.$E24]*[.Y$1]; &quot;&quot;)">
            <text:p/>
          </table:table-cell>
          <table:table-cell table:formula="of:=IF([.Z$1] &lt; [.$C24]; [.$A24]+[.$E24]*[.Z$1]; &quot;&quot;)">
            <text:p/>
          </table:table-cell>
          <table:table-cell table:formula="of:=IF([.AA$1] &lt; [.$C24]; [.$A24]+[.$E24]*[.AA$1]; &quot;&quot;)">
            <text:p/>
          </table:table-cell>
          <table:table-cell table:formula="of:=IF([.AB$1] &lt; [.$C24]; [.$A24]+[.$E24]*[.AB$1]; &quot;&quot;)">
            <text:p/>
          </table:table-cell>
          <table:table-cell table:formula="of:=IF([.AC$1] &lt; [.$C24]; [.$A24]+[.$E24]*[.AC$1]; &quot;&quot;)">
            <text:p/>
          </table:table-cell>
          <table:table-cell table:formula="of:=IF([.AD$1] &lt; [.$C24]; [.$A24]+[.$E24]*[.AD$1]; &quot;&quot;)">
            <text:p/>
          </table:table-cell>
          <table:table-cell table:formula="of:=IF([.AE$1] &lt; [.$C24]; [.$A24]+[.$E24]*[.AE$1]; &quot;&quot;)">
            <text:p/>
          </table:table-cell>
          <table:table-cell table:formula="of:=IF([.AF$1] &lt; [.$C24]; [.$A24]+[.$E24]*[.AF$1]; &quot;&quot;)">
            <text:p/>
          </table:table-cell>
          <table:table-cell table:formula="of:=IF([.AG$1] &lt; [.$C24]; [.$A24]+[.$E24]*[.AG$1]; &quot;&quot;)">
            <text:p/>
          </table:table-cell>
          <table:table-cell table:formula="of:=IF([.AH$1] &lt; [.$C24]; [.$A24]+[.$E24]*[.AH$1]; &quot;&quot;)">
            <text:p/>
          </table:table-cell>
          <table:table-cell table:formula="of:=IF([.AI$1] &lt; [.$C24]; [.$A24]+[.$E24]*[.AI$1]; &quot;&quot;)">
            <text:p/>
          </table:table-cell>
          <table:table-cell table:formula="of:=IF([.AJ$1] &lt; [.$C24]; [.$A24]+[.$E24]*[.AJ$1]; &quot;&quot;)">
            <text:p/>
          </table:table-cell>
          <table:table-cell table:formula="of:=IF([.AK$1] &lt; [.$C24]; [.$A24]+[.$E24]*[.AK$1]; &quot;&quot;)">
            <text:p/>
          </table:table-cell>
          <table:table-cell table:formula="of:=IF([.AL$1] &lt; [.$C24]; [.$A24]+[.$E24]*[.AL$1]; &quot;&quot;)">
            <text:p/>
          </table:table-cell>
          <table:table-cell table:formula="of:=IF([.AM$1] &lt; [.$C24]; [.$A24]+[.$E24]*[.AM$1]; &quot;&quot;)">
            <text:p/>
          </table:table-cell>
          <table:table-cell table:formula="of:=IF([.AN$1] &lt; [.$C24]; [.$A24]+[.$E24]*[.AN$1]; &quot;&quot;)">
            <text:p/>
          </table:table-cell>
          <table:table-cell table:formula="of:=IF([.AO$1] &lt; [.$C24]; [.$A24]+[.$E24]*[.AO$1]; &quot;&quot;)">
            <text:p/>
          </table:table-cell>
          <table:table-cell table:formula="of:=IF([.AP$1] &lt; [.$C24]; [.$A24]+[.$E24]*[.AP$1]; &quot;&quot;)">
            <text:p/>
          </table:table-cell>
          <table:table-cell table:formula="of:=IF([.AQ$1] &lt; [.$C24]; [.$A24]+[.$E24]*[.AQ$1]; &quot;&quot;)">
            <text:p/>
          </table:table-cell>
          <table:table-cell table:formula="of:=IF([.AR$1] &lt; [.$C24]; [.$A24]+[.$E24]*[.AR$1]; &quot;&quot;)">
            <text:p/>
          </table:table-cell>
          <table:table-cell table:formula="of:=IF([.AS$1] &lt; [.$C24]; [.$A24]+[.$E24]*[.AS$1]; &quot;&quot;)">
            <text:p/>
          </table:table-cell>
          <table:table-cell table:formula="of:=IF([.AT$1] &lt; [.$C24]; [.$A24]+[.$E24]*[.AT$1]; &quot;&quot;)">
            <text:p/>
          </table:table-cell>
          <table:table-cell table:formula="of:=IF([.AU$1] &lt; [.$C24]; [.$A24]+[.$E24]*[.AU$1]; &quot;&quot;)">
            <text:p/>
          </table:table-cell>
          <table:table-cell table:formula="of:=IF([.AV$1] &lt; [.$C24]; [.$A24]+[.$E24]*[.AV$1]; &quot;&quot;)">
            <text:p/>
          </table:table-cell>
          <table:table-cell table:formula="of:=IF([.AW$1] &lt; [.$C24]; [.$A24]+[.$E24]*[.AW$1]; &quot;&quot;)">
            <text:p/>
          </table:table-cell>
          <table:table-cell table:formula="of:=IF([.AX$1] &lt; [.$C24]; [.$A24]+[.$E24]*[.AX$1]; &quot;&quot;)">
            <text:p/>
          </table:table-cell>
          <table:table-cell table:formula="of:=IF([.AY$1] &lt; [.$C24]; [.$A24]+[.$E24]*[.AY$1]; &quot;&quot;)">
            <text:p/>
          </table:table-cell>
          <table:table-cell table:formula="of:=IF([.AZ$1] &lt; [.$C24]; [.$A24]+[.$E24]*[.AZ$1]; &quot;&quot;)">
            <text:p/>
          </table:table-cell>
          <table:table-cell table:formula="of:=IF([.BA$1] &lt; [.$C24]; [.$A24]+[.$E24]*[.BA$1]; &quot;&quot;)">
            <text:p/>
          </table:table-cell>
          <table:table-cell table:formula="of:=IF([.BB$1] &lt; [.$C24]; [.$A24]+[.$E24]*[.BB$1]; &quot;&quot;)">
            <text:p/>
          </table:table-cell>
          <table:table-cell table:formula="of:=IF([.BC$1] &lt; [.$C24]; [.$A24]+[.$E24]*[.BC$1]; &quot;&quot;)">
            <text:p/>
          </table:table-cell>
          <table:table-cell table:formula="of:=IF([.BD$1] &lt; [.$C24]; [.$A24]+[.$E24]*[.BD$1]; &quot;&quot;)">
            <text:p/>
          </table:table-cell>
          <table:table-cell table:formula="of:=IF([.BE$1] &lt; [.$C24]; [.$A24]+[.$E24]*[.BE$1]; &quot;&quot;)">
            <text:p/>
          </table:table-cell>
          <table:table-cell table:formula="of:=IF([.BF$1] &lt; [.$C24]; [.$A24]+[.$E24]*[.BF$1]; &quot;&quot;)">
            <text:p/>
          </table:table-cell>
          <table:table-cell table:formula="of:=IF([.BG$1] &lt; [.$C24]; [.$A24]+[.$E24]*[.BG$1]; &quot;&quot;)">
            <text:p/>
          </table:table-cell>
          <table:table-cell table:formula="of:=IF([.BH$1] &lt; [.$C24]; [.$A24]+[.$E24]*[.BH$1]; &quot;&quot;)">
            <text:p/>
          </table:table-cell>
          <table:table-cell table:formula="of:=IF([.BI$1] &lt; [.$C24]; [.$A24]+[.$E24]*[.BI$1]; &quot;&quot;)">
            <text:p/>
          </table:table-cell>
          <table:table-cell table:formula="of:=IF([.BJ$1] &lt; [.$C24]; [.$A24]+[.$E24]*[.BJ$1]; &quot;&quot;)">
            <text:p/>
          </table:table-cell>
          <table:table-cell table:formula="of:=IF([.BK$1] &lt; [.$C24]; [.$A24]+[.$E24]*[.BK$1]; &quot;&quot;)">
            <text:p/>
          </table:table-cell>
          <table:table-cell table:formula="of:=IF([.BL$1] &lt; [.$C24]; [.$A24]+[.$E24]*[.BL$1]; &quot;&quot;)">
            <text:p/>
          </table:table-cell>
          <table:table-cell table:formula="of:=IF([.BM$1] &lt; [.$C24]; [.$A24]+[.$E24]*[.BM$1]; &quot;&quot;)">
            <text:p/>
          </table:table-cell>
          <table:table-cell table:formula="of:=IF([.BN$1] &lt; [.$C24]; [.$A24]+[.$E24]*[.BN$1]; &quot;&quot;)">
            <text:p/>
          </table:table-cell>
          <table:table-cell table:formula="of:=IF([.BO$1] &lt; [.$C24]; [.$A24]+[.$E24]*[.BO$1]; &quot;&quot;)">
            <text:p/>
          </table:table-cell>
          <table:table-cell table:formula="of:=IF([.BP$1] &lt; [.$C24]; [.$A24]+[.$E24]*[.BP$1]; &quot;&quot;)">
            <text:p/>
          </table:table-cell>
          <table:table-cell table:formula="of:=IF([.BQ$1] &lt; [.$C24]; [.$A24]+[.$E24]*[.BQ$1]; &quot;&quot;)">
            <text:p/>
          </table:table-cell>
          <table:table-cell table:formula="of:=IF([.BR$1] &lt; [.$C24]; [.$A24]+[.$E24]*[.BR$1]; &quot;&quot;)">
            <text:p/>
          </table:table-cell>
          <table:table-cell table:formula="of:=IF([.BS$1] &lt; [.$C24]; [.$A24]+[.$E24]*[.BS$1]; &quot;&quot;)">
            <text:p/>
          </table:table-cell>
          <table:table-cell table:formula="of:=IF([.BT$1] &lt; [.$C24]; [.$A24]+[.$E24]*[.BT$1]; &quot;&quot;)">
            <text:p/>
          </table:table-cell>
          <table:table-cell table:formula="of:=IF([.BU$1] &lt; [.$C24]; [.$A24]+[.$E24]*[.BU$1]; &quot;&quot;)">
            <text:p/>
          </table:table-cell>
          <table:table-cell table:formula="of:=IF([.BV$1] &lt; [.$C24]; [.$A24]+[.$E24]*[.BV$1]; &quot;&quot;)">
            <text:p/>
          </table:table-cell>
          <table:table-cell table:formula="of:=IF([.BW$1] &lt; [.$C24]; [.$A24]+[.$E24]*[.BW$1]; &quot;&quot;)">
            <text:p/>
          </table:table-cell>
          <table:table-cell table:formula="of:=IF([.BX$1] &lt; [.$C24]; [.$A24]+[.$E24]*[.BX$1]; &quot;&quot;)">
            <text:p/>
          </table:table-cell>
          <table:table-cell table:formula="of:=IF([.BY$1] &lt; [.$C24]; [.$A24]+[.$E24]*[.BY$1]; &quot;&quot;)">
            <text:p/>
          </table:table-cell>
          <table:table-cell table:formula="of:=IF([.BZ$1] &lt; [.$C24]; [.$A24]+[.$E24]*[.BZ$1]; &quot;&quot;)">
            <text:p/>
          </table:table-cell>
          <table:table-cell table:formula="of:=IF([.CA$1] &lt; [.$C24]; [.$A24]+[.$E24]*[.CA$1]; &quot;&quot;)">
            <text:p/>
          </table:table-cell>
          <table:table-cell table:formula="of:=IF([.CB$1] &lt; [.$C24]; [.$A24]+[.$E24]*[.CB$1]; &quot;&quot;)">
            <text:p/>
          </table:table-cell>
          <table:table-cell table:formula="of:=IF([.CC$1] &lt; [.$C24]; [.$A24]+[.$E24]*[.CC$1]; &quot;&quot;)">
            <text:p/>
          </table:table-cell>
          <table:table-cell table:formula="of:=IF([.CD$1] &lt; [.$C24]; [.$A24]+[.$E24]*[.CD$1]; &quot;&quot;)">
            <text:p/>
          </table:table-cell>
          <table:table-cell table:formula="of:=IF([.CE$1] &lt; [.$C24]; [.$A24]+[.$E24]*[.CE$1]; &quot;&quot;)">
            <text:p/>
          </table:table-cell>
          <table:table-cell table:formula="of:=IF([.CF$1] &lt; [.$C24]; [.$A24]+[.$E24]*[.CF$1]; &quot;&quot;)">
            <text:p/>
          </table:table-cell>
          <table:table-cell table:formula="of:=IF([.CG$1] &lt; [.$C24]; [.$A24]+[.$E24]*[.CG$1]; &quot;&quot;)">
            <text:p/>
          </table:table-cell>
          <table:table-cell table:formula="of:=IF([.CH$1] &lt; [.$C24]; [.$A24]+[.$E24]*[.CH$1]; &quot;&quot;)">
            <text:p/>
          </table:table-cell>
          <table:table-cell table:formula="of:=IF([.CI$1] &lt; [.$C24]; [.$A24]+[.$E24]*[.CI$1]; &quot;&quot;)">
            <text:p/>
          </table:table-cell>
          <table:table-cell table:formula="of:=IF([.CJ$1] &lt; [.$C24]; [.$A24]+[.$E24]*[.CJ$1]; &quot;&quot;)">
            <text:p/>
          </table:table-cell>
          <table:table-cell table:formula="of:=IF([.CK$1] &lt; [.$C24]; [.$A24]+[.$E24]*[.CK$1]; &quot;&quot;)">
            <text:p/>
          </table:table-cell>
          <table:table-cell table:formula="of:=IF([.CL$1] &lt; [.$C24]; [.$A24]+[.$E24]*[.CL$1]; &quot;&quot;)">
            <text:p/>
          </table:table-cell>
          <table:table-cell table:formula="of:=IF([.CM$1] &lt; [.$C24]; [.$A24]+[.$E24]*[.CM$1]; &quot;&quot;)">
            <text:p/>
          </table:table-cell>
          <table:table-cell table:formula="of:=IF([.CN$1] &lt; [.$C24]; [.$A24]+[.$E24]*[.CN$1]; &quot;&quot;)">
            <text:p/>
          </table:table-cell>
          <table:table-cell table:formula="of:=IF([.CO$1] &lt; [.$C24]; [.$A24]+[.$E24]*[.CO$1]; &quot;&quot;)">
            <text:p/>
          </table:table-cell>
          <table:table-cell table:formula="of:=IF([.CP$1] &lt; [.$C24]; [.$A24]+[.$E24]*[.CP$1]; &quot;&quot;)">
            <text:p/>
          </table:table-cell>
          <table:table-cell table:formula="of:=IF([.CQ$1] &lt; [.$C24]; [.$A24]+[.$E24]*[.CQ$1]; &quot;&quot;)">
            <text:p/>
          </table:table-cell>
          <table:table-cell table:formula="of:=IF([.CR$1] &lt; [.$C24]; [.$A24]+[.$E24]*[.CR$1]; &quot;&quot;)">
            <text:p/>
          </table:table-cell>
          <table:table-cell table:formula="of:=IF([.CS$1] &lt; [.$C24]; [.$A24]+[.$E24]*[.CS$1]; &quot;&quot;)">
            <text:p/>
          </table:table-cell>
          <table:table-cell table:formula="of:=IF([.CT$1] &lt; [.$C24]; [.$A24]+[.$E24]*[.CT$1]; &quot;&quot;)">
            <text:p/>
          </table:table-cell>
          <table:table-cell table:formula="of:=IF([.CU$1] &lt; [.$C24]; [.$A24]+[.$E24]*[.CU$1]; &quot;&quot;)">
            <text:p/>
          </table:table-cell>
          <table:table-cell table:formula="of:=IF([.CV$1] &lt; [.$C24]; [.$A24]+[.$E24]*[.CV$1]; &quot;&quot;)">
            <text:p/>
          </table:table-cell>
          <table:table-cell table:formula="of:=IF([.CW$1] &lt; [.$C24]; [.$A24]+[.$E24]*[.CW$1]; &quot;&quot;)">
            <text:p/>
          </table:table-cell>
          <table:table-cell table:formula="of:=IF([.CX$1] &lt; [.$C24]; [.$A24]+[.$E24]*[.CX$1]; &quot;&quot;)">
            <text:p/>
          </table:table-cell>
          <table:table-cell table:formula="of:=IF([.CY$1] &lt; [.$C24]; [.$A24]+[.$E24]*[.CY$1]; &quot;&quot;)">
            <text:p/>
          </table:table-cell>
          <table:table-cell table:formula="of:=IF([.CZ$1] &lt; [.$C24]; [.$A24]+[.$E24]*[.CZ$1]; &quot;&quot;)">
            <text:p/>
          </table:table-cell>
          <table:table-cell table:formula="of:=IF([.DA$1] &lt; [.$C24]; [.$A24]+[.$E24]*[.DA$1]; &quot;&quot;)">
            <text:p/>
          </table:table-cell>
          <table:table-cell table:formula="of:=IF([.DB$1] &lt; [.$C24]; [.$A24]+[.$E24]*[.DB$1]; &quot;&quot;)">
            <text:p/>
          </table:table-cell>
          <table:table-cell table:number-columns-repeated="6"/>
        </table:table-row>
        <table:table-row table:style-name="ro1">
          <table:table-cell table:formula="of:=[.B12]+1" office:value-type="float" office:value="338" calcext:value-type="float">
            <text:p>338</text:p>
          </table:table-cell>
          <table:table-cell table:formula="of:=[.A25]+[.C25]-1"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5]-[.A25])" office:value-type="float" office:value="1" calcext:value-type="float">
            <text:p>1</text:p>
          </table:table-cell>
          <table:table-cell/>
          <table:table-cell table:formula="of:=IF([.G$1] &lt; [.$C25]; [.$A25]+[.$E25]*[.G$1]; &quot;&quot;)" office:value-type="float" office:value="338" calcext:value-type="float">
            <text:p>338</text:p>
          </table:table-cell>
          <table:table-cell table:formula="of:=IF([.H$1] &lt; [.$C25]; [.$A25]+[.$E25]*[.H$1]; &quot;&quot;)" office:value-type="float" office:value="339" calcext:value-type="float">
            <text:p>339</text:p>
          </table:table-cell>
          <table:table-cell table:formula="of:=IF([.I$1] &lt; [.$C25]; [.$A25]+[.$E25]*[.I$1]; &quot;&quot;)" office:value-type="float" office:value="340" calcext:value-type="float">
            <text:p>340</text:p>
          </table:table-cell>
          <table:table-cell table:formula="of:=IF([.J$1] &lt; [.$C25]; [.$A25]+[.$E25]*[.J$1]; &quot;&quot;)">
            <text:p/>
          </table:table-cell>
          <table:table-cell table:formula="of:=IF([.K$1] &lt; [.$C25]; [.$A25]+[.$E25]*[.K$1]; &quot;&quot;)">
            <text:p/>
          </table:table-cell>
          <table:table-cell table:formula="of:=IF([.L$1] &lt; [.$C25]; [.$A25]+[.$E25]*[.L$1]; &quot;&quot;)">
            <text:p/>
          </table:table-cell>
          <table:table-cell table:formula="of:=IF([.M$1] &lt; [.$C25]; [.$A25]+[.$E25]*[.M$1]; &quot;&quot;)">
            <text:p/>
          </table:table-cell>
          <table:table-cell table:formula="of:=IF([.N$1] &lt; [.$C25]; [.$A25]+[.$E25]*[.N$1]; &quot;&quot;)">
            <text:p/>
          </table:table-cell>
          <table:table-cell table:formula="of:=IF([.O$1] &lt; [.$C25]; [.$A25]+[.$E25]*[.O$1]; &quot;&quot;)">
            <text:p/>
          </table:table-cell>
          <table:table-cell table:formula="of:=IF([.P$1] &lt; [.$C25]; [.$A25]+[.$E25]*[.P$1]; &quot;&quot;)">
            <text:p/>
          </table:table-cell>
          <table:table-cell table:formula="of:=IF([.Q$1] &lt; [.$C25]; [.$A25]+[.$E25]*[.Q$1]; &quot;&quot;)">
            <text:p/>
          </table:table-cell>
          <table:table-cell table:formula="of:=IF([.R$1] &lt; [.$C25]; [.$A25]+[.$E25]*[.R$1]; &quot;&quot;)">
            <text:p/>
          </table:table-cell>
          <table:table-cell table:formula="of:=IF([.S$1] &lt; [.$C25]; [.$A25]+[.$E25]*[.S$1]; &quot;&quot;)">
            <text:p/>
          </table:table-cell>
          <table:table-cell table:formula="of:=IF([.T$1] &lt; [.$C25]; [.$A25]+[.$E25]*[.T$1]; &quot;&quot;)">
            <text:p/>
          </table:table-cell>
          <table:table-cell table:formula="of:=IF([.U$1] &lt; [.$C25]; [.$A25]+[.$E25]*[.U$1]; &quot;&quot;)">
            <text:p/>
          </table:table-cell>
          <table:table-cell table:formula="of:=IF([.V$1] &lt; [.$C25]; [.$A25]+[.$E25]*[.V$1]; &quot;&quot;)">
            <text:p/>
          </table:table-cell>
          <table:table-cell table:formula="of:=IF([.W$1] &lt; [.$C25]; [.$A25]+[.$E25]*[.W$1]; &quot;&quot;)">
            <text:p/>
          </table:table-cell>
          <table:table-cell table:formula="of:=IF([.X$1] &lt; [.$C25]; [.$A25]+[.$E25]*[.X$1]; &quot;&quot;)">
            <text:p/>
          </table:table-cell>
          <table:table-cell table:formula="of:=IF([.Y$1] &lt; [.$C25]; [.$A25]+[.$E25]*[.Y$1]; &quot;&quot;)">
            <text:p/>
          </table:table-cell>
          <table:table-cell table:formula="of:=IF([.Z$1] &lt; [.$C25]; [.$A25]+[.$E25]*[.Z$1]; &quot;&quot;)">
            <text:p/>
          </table:table-cell>
          <table:table-cell table:formula="of:=IF([.AA$1] &lt; [.$C25]; [.$A25]+[.$E25]*[.AA$1]; &quot;&quot;)">
            <text:p/>
          </table:table-cell>
          <table:table-cell table:formula="of:=IF([.AB$1] &lt; [.$C25]; [.$A25]+[.$E25]*[.AB$1]; &quot;&quot;)">
            <text:p/>
          </table:table-cell>
          <table:table-cell table:formula="of:=IF([.AC$1] &lt; [.$C25]; [.$A25]+[.$E25]*[.AC$1]; &quot;&quot;)">
            <text:p/>
          </table:table-cell>
          <table:table-cell table:formula="of:=IF([.AD$1] &lt; [.$C25]; [.$A25]+[.$E25]*[.AD$1]; &quot;&quot;)">
            <text:p/>
          </table:table-cell>
          <table:table-cell table:formula="of:=IF([.AE$1] &lt; [.$C25]; [.$A25]+[.$E25]*[.AE$1]; &quot;&quot;)">
            <text:p/>
          </table:table-cell>
          <table:table-cell table:formula="of:=IF([.AF$1] &lt; [.$C25]; [.$A25]+[.$E25]*[.AF$1]; &quot;&quot;)">
            <text:p/>
          </table:table-cell>
          <table:table-cell table:formula="of:=IF([.AG$1] &lt; [.$C25]; [.$A25]+[.$E25]*[.AG$1]; &quot;&quot;)">
            <text:p/>
          </table:table-cell>
          <table:table-cell table:formula="of:=IF([.AH$1] &lt; [.$C25]; [.$A25]+[.$E25]*[.AH$1]; &quot;&quot;)">
            <text:p/>
          </table:table-cell>
          <table:table-cell table:formula="of:=IF([.AI$1] &lt; [.$C25]; [.$A25]+[.$E25]*[.AI$1]; &quot;&quot;)">
            <text:p/>
          </table:table-cell>
          <table:table-cell table:formula="of:=IF([.AJ$1] &lt; [.$C25]; [.$A25]+[.$E25]*[.AJ$1]; &quot;&quot;)">
            <text:p/>
          </table:table-cell>
          <table:table-cell table:formula="of:=IF([.AK$1] &lt; [.$C25]; [.$A25]+[.$E25]*[.AK$1]; &quot;&quot;)">
            <text:p/>
          </table:table-cell>
          <table:table-cell table:formula="of:=IF([.AL$1] &lt; [.$C25]; [.$A25]+[.$E25]*[.AL$1]; &quot;&quot;)">
            <text:p/>
          </table:table-cell>
          <table:table-cell table:formula="of:=IF([.AM$1] &lt; [.$C25]; [.$A25]+[.$E25]*[.AM$1]; &quot;&quot;)">
            <text:p/>
          </table:table-cell>
          <table:table-cell table:formula="of:=IF([.AN$1] &lt; [.$C25]; [.$A25]+[.$E25]*[.AN$1]; &quot;&quot;)">
            <text:p/>
          </table:table-cell>
          <table:table-cell table:formula="of:=IF([.AO$1] &lt; [.$C25]; [.$A25]+[.$E25]*[.AO$1]; &quot;&quot;)">
            <text:p/>
          </table:table-cell>
          <table:table-cell table:formula="of:=IF([.AP$1] &lt; [.$C25]; [.$A25]+[.$E25]*[.AP$1]; &quot;&quot;)">
            <text:p/>
          </table:table-cell>
          <table:table-cell table:formula="of:=IF([.AQ$1] &lt; [.$C25]; [.$A25]+[.$E25]*[.AQ$1]; &quot;&quot;)">
            <text:p/>
          </table:table-cell>
          <table:table-cell table:formula="of:=IF([.AR$1] &lt; [.$C25]; [.$A25]+[.$E25]*[.AR$1]; &quot;&quot;)">
            <text:p/>
          </table:table-cell>
          <table:table-cell table:formula="of:=IF([.AS$1] &lt; [.$C25]; [.$A25]+[.$E25]*[.AS$1]; &quot;&quot;)">
            <text:p/>
          </table:table-cell>
          <table:table-cell table:formula="of:=IF([.AT$1] &lt; [.$C25]; [.$A25]+[.$E25]*[.AT$1]; &quot;&quot;)">
            <text:p/>
          </table:table-cell>
          <table:table-cell table:formula="of:=IF([.AU$1] &lt; [.$C25]; [.$A25]+[.$E25]*[.AU$1]; &quot;&quot;)">
            <text:p/>
          </table:table-cell>
          <table:table-cell table:formula="of:=IF([.AV$1] &lt; [.$C25]; [.$A25]+[.$E25]*[.AV$1]; &quot;&quot;)">
            <text:p/>
          </table:table-cell>
          <table:table-cell table:formula="of:=IF([.AW$1] &lt; [.$C25]; [.$A25]+[.$E25]*[.AW$1]; &quot;&quot;)">
            <text:p/>
          </table:table-cell>
          <table:table-cell table:formula="of:=IF([.AX$1] &lt; [.$C25]; [.$A25]+[.$E25]*[.AX$1]; &quot;&quot;)">
            <text:p/>
          </table:table-cell>
          <table:table-cell table:formula="of:=IF([.AY$1] &lt; [.$C25]; [.$A25]+[.$E25]*[.AY$1]; &quot;&quot;)">
            <text:p/>
          </table:table-cell>
          <table:table-cell table:formula="of:=IF([.AZ$1] &lt; [.$C25]; [.$A25]+[.$E25]*[.AZ$1]; &quot;&quot;)">
            <text:p/>
          </table:table-cell>
          <table:table-cell table:formula="of:=IF([.BA$1] &lt; [.$C25]; [.$A25]+[.$E25]*[.BA$1]; &quot;&quot;)">
            <text:p/>
          </table:table-cell>
          <table:table-cell table:formula="of:=IF([.BB$1] &lt; [.$C25]; [.$A25]+[.$E25]*[.BB$1]; &quot;&quot;)">
            <text:p/>
          </table:table-cell>
          <table:table-cell table:formula="of:=IF([.BC$1] &lt; [.$C25]; [.$A25]+[.$E25]*[.BC$1]; &quot;&quot;)">
            <text:p/>
          </table:table-cell>
          <table:table-cell table:formula="of:=IF([.BD$1] &lt; [.$C25]; [.$A25]+[.$E25]*[.BD$1]; &quot;&quot;)">
            <text:p/>
          </table:table-cell>
          <table:table-cell table:formula="of:=IF([.BE$1] &lt; [.$C25]; [.$A25]+[.$E25]*[.BE$1]; &quot;&quot;)">
            <text:p/>
          </table:table-cell>
          <table:table-cell table:formula="of:=IF([.BF$1] &lt; [.$C25]; [.$A25]+[.$E25]*[.BF$1]; &quot;&quot;)">
            <text:p/>
          </table:table-cell>
          <table:table-cell table:formula="of:=IF([.BG$1] &lt; [.$C25]; [.$A25]+[.$E25]*[.BG$1]; &quot;&quot;)">
            <text:p/>
          </table:table-cell>
          <table:table-cell table:formula="of:=IF([.BH$1] &lt; [.$C25]; [.$A25]+[.$E25]*[.BH$1]; &quot;&quot;)">
            <text:p/>
          </table:table-cell>
          <table:table-cell table:formula="of:=IF([.BI$1] &lt; [.$C25]; [.$A25]+[.$E25]*[.BI$1]; &quot;&quot;)">
            <text:p/>
          </table:table-cell>
          <table:table-cell table:formula="of:=IF([.BJ$1] &lt; [.$C25]; [.$A25]+[.$E25]*[.BJ$1]; &quot;&quot;)">
            <text:p/>
          </table:table-cell>
          <table:table-cell table:formula="of:=IF([.BK$1] &lt; [.$C25]; [.$A25]+[.$E25]*[.BK$1]; &quot;&quot;)">
            <text:p/>
          </table:table-cell>
          <table:table-cell table:formula="of:=IF([.BL$1] &lt; [.$C25]; [.$A25]+[.$E25]*[.BL$1]; &quot;&quot;)">
            <text:p/>
          </table:table-cell>
          <table:table-cell table:formula="of:=IF([.BM$1] &lt; [.$C25]; [.$A25]+[.$E25]*[.BM$1]; &quot;&quot;)">
            <text:p/>
          </table:table-cell>
          <table:table-cell table:formula="of:=IF([.BN$1] &lt; [.$C25]; [.$A25]+[.$E25]*[.BN$1]; &quot;&quot;)">
            <text:p/>
          </table:table-cell>
          <table:table-cell table:formula="of:=IF([.BO$1] &lt; [.$C25]; [.$A25]+[.$E25]*[.BO$1]; &quot;&quot;)">
            <text:p/>
          </table:table-cell>
          <table:table-cell table:formula="of:=IF([.BP$1] &lt; [.$C25]; [.$A25]+[.$E25]*[.BP$1]; &quot;&quot;)">
            <text:p/>
          </table:table-cell>
          <table:table-cell table:formula="of:=IF([.BQ$1] &lt; [.$C25]; [.$A25]+[.$E25]*[.BQ$1]; &quot;&quot;)">
            <text:p/>
          </table:table-cell>
          <table:table-cell table:formula="of:=IF([.BR$1] &lt; [.$C25]; [.$A25]+[.$E25]*[.BR$1]; &quot;&quot;)">
            <text:p/>
          </table:table-cell>
          <table:table-cell table:formula="of:=IF([.BS$1] &lt; [.$C25]; [.$A25]+[.$E25]*[.BS$1]; &quot;&quot;)">
            <text:p/>
          </table:table-cell>
          <table:table-cell table:formula="of:=IF([.BT$1] &lt; [.$C25]; [.$A25]+[.$E25]*[.BT$1]; &quot;&quot;)">
            <text:p/>
          </table:table-cell>
          <table:table-cell table:formula="of:=IF([.BU$1] &lt; [.$C25]; [.$A25]+[.$E25]*[.BU$1]; &quot;&quot;)">
            <text:p/>
          </table:table-cell>
          <table:table-cell table:formula="of:=IF([.BV$1] &lt; [.$C25]; [.$A25]+[.$E25]*[.BV$1]; &quot;&quot;)">
            <text:p/>
          </table:table-cell>
          <table:table-cell table:formula="of:=IF([.BW$1] &lt; [.$C25]; [.$A25]+[.$E25]*[.BW$1]; &quot;&quot;)">
            <text:p/>
          </table:table-cell>
          <table:table-cell table:formula="of:=IF([.BX$1] &lt; [.$C25]; [.$A25]+[.$E25]*[.BX$1]; &quot;&quot;)">
            <text:p/>
          </table:table-cell>
          <table:table-cell table:formula="of:=IF([.BY$1] &lt; [.$C25]; [.$A25]+[.$E25]*[.BY$1]; &quot;&quot;)">
            <text:p/>
          </table:table-cell>
          <table:table-cell table:formula="of:=IF([.BZ$1] &lt; [.$C25]; [.$A25]+[.$E25]*[.BZ$1]; &quot;&quot;)">
            <text:p/>
          </table:table-cell>
          <table:table-cell table:formula="of:=IF([.CA$1] &lt; [.$C25]; [.$A25]+[.$E25]*[.CA$1]; &quot;&quot;)">
            <text:p/>
          </table:table-cell>
          <table:table-cell table:formula="of:=IF([.CB$1] &lt; [.$C25]; [.$A25]+[.$E25]*[.CB$1]; &quot;&quot;)">
            <text:p/>
          </table:table-cell>
          <table:table-cell table:formula="of:=IF([.CC$1] &lt; [.$C25]; [.$A25]+[.$E25]*[.CC$1]; &quot;&quot;)">
            <text:p/>
          </table:table-cell>
          <table:table-cell table:formula="of:=IF([.CD$1] &lt; [.$C25]; [.$A25]+[.$E25]*[.CD$1]; &quot;&quot;)">
            <text:p/>
          </table:table-cell>
          <table:table-cell table:formula="of:=IF([.CE$1] &lt; [.$C25]; [.$A25]+[.$E25]*[.CE$1]; &quot;&quot;)">
            <text:p/>
          </table:table-cell>
          <table:table-cell table:formula="of:=IF([.CF$1] &lt; [.$C25]; [.$A25]+[.$E25]*[.CF$1]; &quot;&quot;)">
            <text:p/>
          </table:table-cell>
          <table:table-cell table:formula="of:=IF([.CG$1] &lt; [.$C25]; [.$A25]+[.$E25]*[.CG$1]; &quot;&quot;)">
            <text:p/>
          </table:table-cell>
          <table:table-cell table:formula="of:=IF([.CH$1] &lt; [.$C25]; [.$A25]+[.$E25]*[.CH$1]; &quot;&quot;)">
            <text:p/>
          </table:table-cell>
          <table:table-cell table:formula="of:=IF([.CI$1] &lt; [.$C25]; [.$A25]+[.$E25]*[.CI$1]; &quot;&quot;)">
            <text:p/>
          </table:table-cell>
          <table:table-cell table:formula="of:=IF([.CJ$1] &lt; [.$C25]; [.$A25]+[.$E25]*[.CJ$1]; &quot;&quot;)">
            <text:p/>
          </table:table-cell>
          <table:table-cell table:formula="of:=IF([.CK$1] &lt; [.$C25]; [.$A25]+[.$E25]*[.CK$1]; &quot;&quot;)">
            <text:p/>
          </table:table-cell>
          <table:table-cell table:formula="of:=IF([.CL$1] &lt; [.$C25]; [.$A25]+[.$E25]*[.CL$1]; &quot;&quot;)">
            <text:p/>
          </table:table-cell>
          <table:table-cell table:formula="of:=IF([.CM$1] &lt; [.$C25]; [.$A25]+[.$E25]*[.CM$1]; &quot;&quot;)">
            <text:p/>
          </table:table-cell>
          <table:table-cell table:formula="of:=IF([.CN$1] &lt; [.$C25]; [.$A25]+[.$E25]*[.CN$1]; &quot;&quot;)">
            <text:p/>
          </table:table-cell>
          <table:table-cell table:formula="of:=IF([.CO$1] &lt; [.$C25]; [.$A25]+[.$E25]*[.CO$1]; &quot;&quot;)">
            <text:p/>
          </table:table-cell>
          <table:table-cell table:formula="of:=IF([.CP$1] &lt; [.$C25]; [.$A25]+[.$E25]*[.CP$1]; &quot;&quot;)">
            <text:p/>
          </table:table-cell>
          <table:table-cell table:formula="of:=IF([.CQ$1] &lt; [.$C25]; [.$A25]+[.$E25]*[.CQ$1]; &quot;&quot;)">
            <text:p/>
          </table:table-cell>
          <table:table-cell table:formula="of:=IF([.CR$1] &lt; [.$C25]; [.$A25]+[.$E25]*[.CR$1]; &quot;&quot;)">
            <text:p/>
          </table:table-cell>
          <table:table-cell table:formula="of:=IF([.CS$1] &lt; [.$C25]; [.$A25]+[.$E25]*[.CS$1]; &quot;&quot;)">
            <text:p/>
          </table:table-cell>
          <table:table-cell table:formula="of:=IF([.CT$1] &lt; [.$C25]; [.$A25]+[.$E25]*[.CT$1]; &quot;&quot;)">
            <text:p/>
          </table:table-cell>
          <table:table-cell table:formula="of:=IF([.CU$1] &lt; [.$C25]; [.$A25]+[.$E25]*[.CU$1]; &quot;&quot;)">
            <text:p/>
          </table:table-cell>
          <table:table-cell table:formula="of:=IF([.CV$1] &lt; [.$C25]; [.$A25]+[.$E25]*[.CV$1]; &quot;&quot;)">
            <text:p/>
          </table:table-cell>
          <table:table-cell table:formula="of:=IF([.CW$1] &lt; [.$C25]; [.$A25]+[.$E25]*[.CW$1]; &quot;&quot;)">
            <text:p/>
          </table:table-cell>
          <table:table-cell table:formula="of:=IF([.CX$1] &lt; [.$C25]; [.$A25]+[.$E25]*[.CX$1]; &quot;&quot;)">
            <text:p/>
          </table:table-cell>
          <table:table-cell table:formula="of:=IF([.CY$1] &lt; [.$C25]; [.$A25]+[.$E25]*[.CY$1]; &quot;&quot;)">
            <text:p/>
          </table:table-cell>
          <table:table-cell table:formula="of:=IF([.CZ$1] &lt; [.$C25]; [.$A25]+[.$E25]*[.CZ$1]; &quot;&quot;)">
            <text:p/>
          </table:table-cell>
          <table:table-cell table:formula="of:=IF([.DA$1] &lt; [.$C25]; [.$A25]+[.$E25]*[.DA$1]; &quot;&quot;)">
            <text:p/>
          </table:table-cell>
          <table:table-cell table:formula="of:=IF([.DB$1] &lt; [.$C25]; [.$A25]+[.$E25]*[.DB$1]; &quot;&quot;)">
            <text:p/>
          </table:table-cell>
          <table:table-cell table:number-columns-repeated="6"/>
        </table:table-row>
        <table:table-row table:style-name="ro1">
          <table:table-cell table:formula="of:=[.B14]+1" office:value-type="float" office:value="394" calcext:value-type="float">
            <text:p>394</text:p>
          </table:table-cell>
          <table:table-cell table:formula="of:=[.A26]+[.C26]-1"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26]-[.A26])" office:value-type="float" office:value="1" calcext:value-type="float">
            <text:p>1</text:p>
          </table:table-cell>
          <table:table-cell/>
          <table:table-cell table:formula="of:=IF([.G$1] &lt; [.$C26]; [.$A26]+[.$E26]*[.G$1]; &quot;&quot;)" office:value-type="float" office:value="394" calcext:value-type="float">
            <text:p>394</text:p>
          </table:table-cell>
          <table:table-cell table:formula="of:=IF([.H$1] &lt; [.$C26]; [.$A26]+[.$E26]*[.H$1]; &quot;&quot;)" office:value-type="float" office:value="395" calcext:value-type="float">
            <text:p>395</text:p>
          </table:table-cell>
          <table:table-cell table:formula="of:=IF([.I$1] &lt; [.$C26]; [.$A26]+[.$E26]*[.I$1]; &quot;&quot;)" office:value-type="float" office:value="396" calcext:value-type="float">
            <text:p>396</text:p>
          </table:table-cell>
          <table:table-cell table:formula="of:=IF([.J$1] &lt; [.$C26]; [.$A26]+[.$E26]*[.J$1]; &quot;&quot;)">
            <text:p/>
          </table:table-cell>
          <table:table-cell table:formula="of:=IF([.K$1] &lt; [.$C26]; [.$A26]+[.$E26]*[.K$1]; &quot;&quot;)">
            <text:p/>
          </table:table-cell>
          <table:table-cell table:formula="of:=IF([.L$1] &lt; [.$C26]; [.$A26]+[.$E26]*[.L$1]; &quot;&quot;)">
            <text:p/>
          </table:table-cell>
          <table:table-cell table:formula="of:=IF([.M$1] &lt; [.$C26]; [.$A26]+[.$E26]*[.M$1]; &quot;&quot;)">
            <text:p/>
          </table:table-cell>
          <table:table-cell table:formula="of:=IF([.N$1] &lt; [.$C26]; [.$A26]+[.$E26]*[.N$1]; &quot;&quot;)">
            <text:p/>
          </table:table-cell>
          <table:table-cell table:formula="of:=IF([.O$1] &lt; [.$C26]; [.$A26]+[.$E26]*[.O$1]; &quot;&quot;)">
            <text:p/>
          </table:table-cell>
          <table:table-cell table:formula="of:=IF([.P$1] &lt; [.$C26]; [.$A26]+[.$E26]*[.P$1]; &quot;&quot;)">
            <text:p/>
          </table:table-cell>
          <table:table-cell table:formula="of:=IF([.Q$1] &lt; [.$C26]; [.$A26]+[.$E26]*[.Q$1]; &quot;&quot;)">
            <text:p/>
          </table:table-cell>
          <table:table-cell table:formula="of:=IF([.R$1] &lt; [.$C26]; [.$A26]+[.$E26]*[.R$1]; &quot;&quot;)">
            <text:p/>
          </table:table-cell>
          <table:table-cell table:formula="of:=IF([.S$1] &lt; [.$C26]; [.$A26]+[.$E26]*[.S$1]; &quot;&quot;)">
            <text:p/>
          </table:table-cell>
          <table:table-cell table:formula="of:=IF([.T$1] &lt; [.$C26]; [.$A26]+[.$E26]*[.T$1]; &quot;&quot;)">
            <text:p/>
          </table:table-cell>
          <table:table-cell table:formula="of:=IF([.U$1] &lt; [.$C26]; [.$A26]+[.$E26]*[.U$1]; &quot;&quot;)">
            <text:p/>
          </table:table-cell>
          <table:table-cell table:formula="of:=IF([.V$1] &lt; [.$C26]; [.$A26]+[.$E26]*[.V$1]; &quot;&quot;)">
            <text:p/>
          </table:table-cell>
          <table:table-cell table:formula="of:=IF([.W$1] &lt; [.$C26]; [.$A26]+[.$E26]*[.W$1]; &quot;&quot;)">
            <text:p/>
          </table:table-cell>
          <table:table-cell table:formula="of:=IF([.X$1] &lt; [.$C26]; [.$A26]+[.$E26]*[.X$1]; &quot;&quot;)">
            <text:p/>
          </table:table-cell>
          <table:table-cell table:formula="of:=IF([.Y$1] &lt; [.$C26]; [.$A26]+[.$E26]*[.Y$1]; &quot;&quot;)">
            <text:p/>
          </table:table-cell>
          <table:table-cell table:formula="of:=IF([.Z$1] &lt; [.$C26]; [.$A26]+[.$E26]*[.Z$1]; &quot;&quot;)">
            <text:p/>
          </table:table-cell>
          <table:table-cell table:formula="of:=IF([.AA$1] &lt; [.$C26]; [.$A26]+[.$E26]*[.AA$1]; &quot;&quot;)">
            <text:p/>
          </table:table-cell>
          <table:table-cell table:formula="of:=IF([.AB$1] &lt; [.$C26]; [.$A26]+[.$E26]*[.AB$1]; &quot;&quot;)">
            <text:p/>
          </table:table-cell>
          <table:table-cell table:formula="of:=IF([.AC$1] &lt; [.$C26]; [.$A26]+[.$E26]*[.AC$1]; &quot;&quot;)">
            <text:p/>
          </table:table-cell>
          <table:table-cell table:formula="of:=IF([.AD$1] &lt; [.$C26]; [.$A26]+[.$E26]*[.AD$1]; &quot;&quot;)">
            <text:p/>
          </table:table-cell>
          <table:table-cell table:formula="of:=IF([.AE$1] &lt; [.$C26]; [.$A26]+[.$E26]*[.AE$1]; &quot;&quot;)">
            <text:p/>
          </table:table-cell>
          <table:table-cell table:formula="of:=IF([.AF$1] &lt; [.$C26]; [.$A26]+[.$E26]*[.AF$1]; &quot;&quot;)">
            <text:p/>
          </table:table-cell>
          <table:table-cell table:formula="of:=IF([.AG$1] &lt; [.$C26]; [.$A26]+[.$E26]*[.AG$1]; &quot;&quot;)">
            <text:p/>
          </table:table-cell>
          <table:table-cell table:formula="of:=IF([.AH$1] &lt; [.$C26]; [.$A26]+[.$E26]*[.AH$1]; &quot;&quot;)">
            <text:p/>
          </table:table-cell>
          <table:table-cell table:formula="of:=IF([.AI$1] &lt; [.$C26]; [.$A26]+[.$E26]*[.AI$1]; &quot;&quot;)">
            <text:p/>
          </table:table-cell>
          <table:table-cell table:formula="of:=IF([.AJ$1] &lt; [.$C26]; [.$A26]+[.$E26]*[.AJ$1]; &quot;&quot;)">
            <text:p/>
          </table:table-cell>
          <table:table-cell table:formula="of:=IF([.AK$1] &lt; [.$C26]; [.$A26]+[.$E26]*[.AK$1]; &quot;&quot;)">
            <text:p/>
          </table:table-cell>
          <table:table-cell table:formula="of:=IF([.AL$1] &lt; [.$C26]; [.$A26]+[.$E26]*[.AL$1]; &quot;&quot;)">
            <text:p/>
          </table:table-cell>
          <table:table-cell table:formula="of:=IF([.AM$1] &lt; [.$C26]; [.$A26]+[.$E26]*[.AM$1]; &quot;&quot;)">
            <text:p/>
          </table:table-cell>
          <table:table-cell table:formula="of:=IF([.AN$1] &lt; [.$C26]; [.$A26]+[.$E26]*[.AN$1]; &quot;&quot;)">
            <text:p/>
          </table:table-cell>
          <table:table-cell table:formula="of:=IF([.AO$1] &lt; [.$C26]; [.$A26]+[.$E26]*[.AO$1]; &quot;&quot;)">
            <text:p/>
          </table:table-cell>
          <table:table-cell table:formula="of:=IF([.AP$1] &lt; [.$C26]; [.$A26]+[.$E26]*[.AP$1]; &quot;&quot;)">
            <text:p/>
          </table:table-cell>
          <table:table-cell table:formula="of:=IF([.AQ$1] &lt; [.$C26]; [.$A26]+[.$E26]*[.AQ$1]; &quot;&quot;)">
            <text:p/>
          </table:table-cell>
          <table:table-cell table:formula="of:=IF([.AR$1] &lt; [.$C26]; [.$A26]+[.$E26]*[.AR$1]; &quot;&quot;)">
            <text:p/>
          </table:table-cell>
          <table:table-cell table:formula="of:=IF([.AS$1] &lt; [.$C26]; [.$A26]+[.$E26]*[.AS$1]; &quot;&quot;)">
            <text:p/>
          </table:table-cell>
          <table:table-cell table:formula="of:=IF([.AT$1] &lt; [.$C26]; [.$A26]+[.$E26]*[.AT$1]; &quot;&quot;)">
            <text:p/>
          </table:table-cell>
          <table:table-cell table:formula="of:=IF([.AU$1] &lt; [.$C26]; [.$A26]+[.$E26]*[.AU$1]; &quot;&quot;)">
            <text:p/>
          </table:table-cell>
          <table:table-cell table:formula="of:=IF([.AV$1] &lt; [.$C26]; [.$A26]+[.$E26]*[.AV$1]; &quot;&quot;)">
            <text:p/>
          </table:table-cell>
          <table:table-cell table:formula="of:=IF([.AW$1] &lt; [.$C26]; [.$A26]+[.$E26]*[.AW$1]; &quot;&quot;)">
            <text:p/>
          </table:table-cell>
          <table:table-cell table:formula="of:=IF([.AX$1] &lt; [.$C26]; [.$A26]+[.$E26]*[.AX$1]; &quot;&quot;)">
            <text:p/>
          </table:table-cell>
          <table:table-cell table:formula="of:=IF([.AY$1] &lt; [.$C26]; [.$A26]+[.$E26]*[.AY$1]; &quot;&quot;)">
            <text:p/>
          </table:table-cell>
          <table:table-cell table:formula="of:=IF([.AZ$1] &lt; [.$C26]; [.$A26]+[.$E26]*[.AZ$1]; &quot;&quot;)">
            <text:p/>
          </table:table-cell>
          <table:table-cell table:formula="of:=IF([.BA$1] &lt; [.$C26]; [.$A26]+[.$E26]*[.BA$1]; &quot;&quot;)">
            <text:p/>
          </table:table-cell>
          <table:table-cell table:formula="of:=IF([.BB$1] &lt; [.$C26]; [.$A26]+[.$E26]*[.BB$1]; &quot;&quot;)">
            <text:p/>
          </table:table-cell>
          <table:table-cell table:formula="of:=IF([.BC$1] &lt; [.$C26]; [.$A26]+[.$E26]*[.BC$1]; &quot;&quot;)">
            <text:p/>
          </table:table-cell>
          <table:table-cell table:formula="of:=IF([.BD$1] &lt; [.$C26]; [.$A26]+[.$E26]*[.BD$1]; &quot;&quot;)">
            <text:p/>
          </table:table-cell>
          <table:table-cell table:formula="of:=IF([.BE$1] &lt; [.$C26]; [.$A26]+[.$E26]*[.BE$1]; &quot;&quot;)">
            <text:p/>
          </table:table-cell>
          <table:table-cell table:formula="of:=IF([.BF$1] &lt; [.$C26]; [.$A26]+[.$E26]*[.BF$1]; &quot;&quot;)">
            <text:p/>
          </table:table-cell>
          <table:table-cell table:formula="of:=IF([.BG$1] &lt; [.$C26]; [.$A26]+[.$E26]*[.BG$1]; &quot;&quot;)">
            <text:p/>
          </table:table-cell>
          <table:table-cell table:formula="of:=IF([.BH$1] &lt; [.$C26]; [.$A26]+[.$E26]*[.BH$1]; &quot;&quot;)">
            <text:p/>
          </table:table-cell>
          <table:table-cell table:formula="of:=IF([.BI$1] &lt; [.$C26]; [.$A26]+[.$E26]*[.BI$1]; &quot;&quot;)">
            <text:p/>
          </table:table-cell>
          <table:table-cell table:formula="of:=IF([.BJ$1] &lt; [.$C26]; [.$A26]+[.$E26]*[.BJ$1]; &quot;&quot;)">
            <text:p/>
          </table:table-cell>
          <table:table-cell table:formula="of:=IF([.BK$1] &lt; [.$C26]; [.$A26]+[.$E26]*[.BK$1]; &quot;&quot;)">
            <text:p/>
          </table:table-cell>
          <table:table-cell table:formula="of:=IF([.BL$1] &lt; [.$C26]; [.$A26]+[.$E26]*[.BL$1]; &quot;&quot;)">
            <text:p/>
          </table:table-cell>
          <table:table-cell table:formula="of:=IF([.BM$1] &lt; [.$C26]; [.$A26]+[.$E26]*[.BM$1]; &quot;&quot;)">
            <text:p/>
          </table:table-cell>
          <table:table-cell table:formula="of:=IF([.BN$1] &lt; [.$C26]; [.$A26]+[.$E26]*[.BN$1]; &quot;&quot;)">
            <text:p/>
          </table:table-cell>
          <table:table-cell table:formula="of:=IF([.BO$1] &lt; [.$C26]; [.$A26]+[.$E26]*[.BO$1]; &quot;&quot;)">
            <text:p/>
          </table:table-cell>
          <table:table-cell table:formula="of:=IF([.BP$1] &lt; [.$C26]; [.$A26]+[.$E26]*[.BP$1]; &quot;&quot;)">
            <text:p/>
          </table:table-cell>
          <table:table-cell table:formula="of:=IF([.BQ$1] &lt; [.$C26]; [.$A26]+[.$E26]*[.BQ$1]; &quot;&quot;)">
            <text:p/>
          </table:table-cell>
          <table:table-cell table:formula="of:=IF([.BR$1] &lt; [.$C26]; [.$A26]+[.$E26]*[.BR$1]; &quot;&quot;)">
            <text:p/>
          </table:table-cell>
          <table:table-cell table:formula="of:=IF([.BS$1] &lt; [.$C26]; [.$A26]+[.$E26]*[.BS$1]; &quot;&quot;)">
            <text:p/>
          </table:table-cell>
          <table:table-cell table:formula="of:=IF([.BT$1] &lt; [.$C26]; [.$A26]+[.$E26]*[.BT$1]; &quot;&quot;)">
            <text:p/>
          </table:table-cell>
          <table:table-cell table:formula="of:=IF([.BU$1] &lt; [.$C26]; [.$A26]+[.$E26]*[.BU$1]; &quot;&quot;)">
            <text:p/>
          </table:table-cell>
          <table:table-cell table:formula="of:=IF([.BV$1] &lt; [.$C26]; [.$A26]+[.$E26]*[.BV$1]; &quot;&quot;)">
            <text:p/>
          </table:table-cell>
          <table:table-cell table:formula="of:=IF([.BW$1] &lt; [.$C26]; [.$A26]+[.$E26]*[.BW$1]; &quot;&quot;)">
            <text:p/>
          </table:table-cell>
          <table:table-cell table:formula="of:=IF([.BX$1] &lt; [.$C26]; [.$A26]+[.$E26]*[.BX$1]; &quot;&quot;)">
            <text:p/>
          </table:table-cell>
          <table:table-cell table:formula="of:=IF([.BY$1] &lt; [.$C26]; [.$A26]+[.$E26]*[.BY$1]; &quot;&quot;)">
            <text:p/>
          </table:table-cell>
          <table:table-cell table:formula="of:=IF([.BZ$1] &lt; [.$C26]; [.$A26]+[.$E26]*[.BZ$1]; &quot;&quot;)">
            <text:p/>
          </table:table-cell>
          <table:table-cell table:formula="of:=IF([.CA$1] &lt; [.$C26]; [.$A26]+[.$E26]*[.CA$1]; &quot;&quot;)">
            <text:p/>
          </table:table-cell>
          <table:table-cell table:formula="of:=IF([.CB$1] &lt; [.$C26]; [.$A26]+[.$E26]*[.CB$1]; &quot;&quot;)">
            <text:p/>
          </table:table-cell>
          <table:table-cell table:formula="of:=IF([.CC$1] &lt; [.$C26]; [.$A26]+[.$E26]*[.CC$1]; &quot;&quot;)">
            <text:p/>
          </table:table-cell>
          <table:table-cell table:formula="of:=IF([.CD$1] &lt; [.$C26]; [.$A26]+[.$E26]*[.CD$1]; &quot;&quot;)">
            <text:p/>
          </table:table-cell>
          <table:table-cell table:formula="of:=IF([.CE$1] &lt; [.$C26]; [.$A26]+[.$E26]*[.CE$1]; &quot;&quot;)">
            <text:p/>
          </table:table-cell>
          <table:table-cell table:formula="of:=IF([.CF$1] &lt; [.$C26]; [.$A26]+[.$E26]*[.CF$1]; &quot;&quot;)">
            <text:p/>
          </table:table-cell>
          <table:table-cell table:formula="of:=IF([.CG$1] &lt; [.$C26]; [.$A26]+[.$E26]*[.CG$1]; &quot;&quot;)">
            <text:p/>
          </table:table-cell>
          <table:table-cell table:formula="of:=IF([.CH$1] &lt; [.$C26]; [.$A26]+[.$E26]*[.CH$1]; &quot;&quot;)">
            <text:p/>
          </table:table-cell>
          <table:table-cell table:formula="of:=IF([.CI$1] &lt; [.$C26]; [.$A26]+[.$E26]*[.CI$1]; &quot;&quot;)">
            <text:p/>
          </table:table-cell>
          <table:table-cell table:formula="of:=IF([.CJ$1] &lt; [.$C26]; [.$A26]+[.$E26]*[.CJ$1]; &quot;&quot;)">
            <text:p/>
          </table:table-cell>
          <table:table-cell table:formula="of:=IF([.CK$1] &lt; [.$C26]; [.$A26]+[.$E26]*[.CK$1]; &quot;&quot;)">
            <text:p/>
          </table:table-cell>
          <table:table-cell table:formula="of:=IF([.CL$1] &lt; [.$C26]; [.$A26]+[.$E26]*[.CL$1]; &quot;&quot;)">
            <text:p/>
          </table:table-cell>
          <table:table-cell table:formula="of:=IF([.CM$1] &lt; [.$C26]; [.$A26]+[.$E26]*[.CM$1]; &quot;&quot;)">
            <text:p/>
          </table:table-cell>
          <table:table-cell table:formula="of:=IF([.CN$1] &lt; [.$C26]; [.$A26]+[.$E26]*[.CN$1]; &quot;&quot;)">
            <text:p/>
          </table:table-cell>
          <table:table-cell table:formula="of:=IF([.CO$1] &lt; [.$C26]; [.$A26]+[.$E26]*[.CO$1]; &quot;&quot;)">
            <text:p/>
          </table:table-cell>
          <table:table-cell table:formula="of:=IF([.CP$1] &lt; [.$C26]; [.$A26]+[.$E26]*[.CP$1]; &quot;&quot;)">
            <text:p/>
          </table:table-cell>
          <table:table-cell table:formula="of:=IF([.CQ$1] &lt; [.$C26]; [.$A26]+[.$E26]*[.CQ$1]; &quot;&quot;)">
            <text:p/>
          </table:table-cell>
          <table:table-cell table:formula="of:=IF([.CR$1] &lt; [.$C26]; [.$A26]+[.$E26]*[.CR$1]; &quot;&quot;)">
            <text:p/>
          </table:table-cell>
          <table:table-cell table:formula="of:=IF([.CS$1] &lt; [.$C26]; [.$A26]+[.$E26]*[.CS$1]; &quot;&quot;)">
            <text:p/>
          </table:table-cell>
          <table:table-cell table:formula="of:=IF([.CT$1] &lt; [.$C26]; [.$A26]+[.$E26]*[.CT$1]; &quot;&quot;)">
            <text:p/>
          </table:table-cell>
          <table:table-cell table:formula="of:=IF([.CU$1] &lt; [.$C26]; [.$A26]+[.$E26]*[.CU$1]; &quot;&quot;)">
            <text:p/>
          </table:table-cell>
          <table:table-cell table:formula="of:=IF([.CV$1] &lt; [.$C26]; [.$A26]+[.$E26]*[.CV$1]; &quot;&quot;)">
            <text:p/>
          </table:table-cell>
          <table:table-cell table:formula="of:=IF([.CW$1] &lt; [.$C26]; [.$A26]+[.$E26]*[.CW$1]; &quot;&quot;)">
            <text:p/>
          </table:table-cell>
          <table:table-cell table:formula="of:=IF([.CX$1] &lt; [.$C26]; [.$A26]+[.$E26]*[.CX$1]; &quot;&quot;)">
            <text:p/>
          </table:table-cell>
          <table:table-cell table:formula="of:=IF([.CY$1] &lt; [.$C26]; [.$A26]+[.$E26]*[.CY$1]; &quot;&quot;)">
            <text:p/>
          </table:table-cell>
          <table:table-cell table:formula="of:=IF([.CZ$1] &lt; [.$C26]; [.$A26]+[.$E26]*[.CZ$1]; &quot;&quot;)">
            <text:p/>
          </table:table-cell>
          <table:table-cell table:formula="of:=IF([.DA$1] &lt; [.$C26]; [.$A26]+[.$E26]*[.DA$1]; &quot;&quot;)">
            <text:p/>
          </table:table-cell>
          <table:table-cell table:formula="of:=IF([.DB$1] &lt; [.$C26]; [.$A26]+[.$E26]*[.DB$1]; &quot;&quot;)">
            <text:p/>
          </table:table-cell>
          <table:table-cell table:number-columns-repeated="6"/>
        </table:table-row>
        <table:table-row table:style-name="ro1" table:number-rows-repeated="2">
          <table:table-cell table:number-columns-repeated="112"/>
        </table:table-row>
        <table:table-row table:style-name="ro1">
          <table:table-cell office:value-type="string" calcext:value-type="string">
            <text:p>Lower horizontal segments</text:p>
          </table:table-cell>
          <table:table-cell table:number-columns-repeated="111"/>
        </table:table-row>
        <table:table-row table:style-name="ro1">
          <table:table-cell table:formula="of:=[.A3]+1" office:value-type="float" office:value="86" calcext:value-type="float">
            <text:p>86</text:p>
          </table:table-cell>
          <table:table-cell table:formula="of:=[.A30]+[.C30]-1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0]-[.A30])" office:value-type="float" office:value="1" calcext:value-type="float">
            <text:p>1</text:p>
          </table:table-cell>
          <table:table-cell/>
          <table:table-cell table:formula="of:=IF([.G$1] &lt; [.$C30]; [.$A30]+[.$E30]*[.G$1]; &quot;&quot;)" office:value-type="float" office:value="86" calcext:value-type="float">
            <text:p>86</text:p>
          </table:table-cell>
          <table:table-cell table:formula="of:=IF([.H$1] &lt; [.$C30]; [.$A30]+[.$E30]*[.H$1]; &quot;&quot;)" office:value-type="float" office:value="87" calcext:value-type="float">
            <text:p>87</text:p>
          </table:table-cell>
          <table:table-cell table:formula="of:=IF([.I$1] &lt; [.$C30]; [.$A30]+[.$E30]*[.I$1]; &quot;&quot;)" office:value-type="float" office:value="88" calcext:value-type="float">
            <text:p>88</text:p>
          </table:table-cell>
          <table:table-cell table:formula="of:=IF([.J$1] &lt; [.$C30]; [.$A30]+[.$E30]*[.J$1]; &quot;&quot;)">
            <text:p/>
          </table:table-cell>
          <table:table-cell table:formula="of:=IF([.K$1] &lt; [.$C30]; [.$A30]+[.$E30]*[.K$1]; &quot;&quot;)">
            <text:p/>
          </table:table-cell>
          <table:table-cell table:formula="of:=IF([.L$1] &lt; [.$C30]; [.$A30]+[.$E30]*[.L$1]; &quot;&quot;)">
            <text:p/>
          </table:table-cell>
          <table:table-cell table:formula="of:=IF([.M$1] &lt; [.$C30]; [.$A30]+[.$E30]*[.M$1]; &quot;&quot;)">
            <text:p/>
          </table:table-cell>
          <table:table-cell table:formula="of:=IF([.N$1] &lt; [.$C30]; [.$A30]+[.$E30]*[.N$1]; &quot;&quot;)">
            <text:p/>
          </table:table-cell>
          <table:table-cell table:formula="of:=IF([.O$1] &lt; [.$C30]; [.$A30]+[.$E30]*[.O$1]; &quot;&quot;)">
            <text:p/>
          </table:table-cell>
          <table:table-cell table:formula="of:=IF([.P$1] &lt; [.$C30]; [.$A30]+[.$E30]*[.P$1]; &quot;&quot;)">
            <text:p/>
          </table:table-cell>
          <table:table-cell table:formula="of:=IF([.Q$1] &lt; [.$C30]; [.$A30]+[.$E30]*[.Q$1]; &quot;&quot;)">
            <text:p/>
          </table:table-cell>
          <table:table-cell table:formula="of:=IF([.R$1] &lt; [.$C30]; [.$A30]+[.$E30]*[.R$1]; &quot;&quot;)">
            <text:p/>
          </table:table-cell>
          <table:table-cell table:formula="of:=IF([.S$1] &lt; [.$C30]; [.$A30]+[.$E30]*[.S$1]; &quot;&quot;)">
            <text:p/>
          </table:table-cell>
          <table:table-cell table:formula="of:=IF([.T$1] &lt; [.$C30]; [.$A30]+[.$E30]*[.T$1]; &quot;&quot;)">
            <text:p/>
          </table:table-cell>
          <table:table-cell table:formula="of:=IF([.U$1] &lt; [.$C30]; [.$A30]+[.$E30]*[.U$1]; &quot;&quot;)">
            <text:p/>
          </table:table-cell>
          <table:table-cell table:formula="of:=IF([.V$1] &lt; [.$C30]; [.$A30]+[.$E30]*[.V$1]; &quot;&quot;)">
            <text:p/>
          </table:table-cell>
          <table:table-cell table:formula="of:=IF([.W$1] &lt; [.$C30]; [.$A30]+[.$E30]*[.W$1]; &quot;&quot;)">
            <text:p/>
          </table:table-cell>
          <table:table-cell table:formula="of:=IF([.X$1] &lt; [.$C30]; [.$A30]+[.$E30]*[.X$1]; &quot;&quot;)">
            <text:p/>
          </table:table-cell>
          <table:table-cell table:formula="of:=IF([.Y$1] &lt; [.$C30]; [.$A30]+[.$E30]*[.Y$1]; &quot;&quot;)">
            <text:p/>
          </table:table-cell>
          <table:table-cell table:formula="of:=IF([.Z$1] &lt; [.$C30]; [.$A30]+[.$E30]*[.Z$1]; &quot;&quot;)">
            <text:p/>
          </table:table-cell>
          <table:table-cell table:formula="of:=IF([.AA$1] &lt; [.$C30]; [.$A30]+[.$E30]*[.AA$1]; &quot;&quot;)">
            <text:p/>
          </table:table-cell>
          <table:table-cell table:formula="of:=IF([.AB$1] &lt; [.$C30]; [.$A30]+[.$E30]*[.AB$1]; &quot;&quot;)">
            <text:p/>
          </table:table-cell>
          <table:table-cell table:formula="of:=IF([.AC$1] &lt; [.$C30]; [.$A30]+[.$E30]*[.AC$1]; &quot;&quot;)">
            <text:p/>
          </table:table-cell>
          <table:table-cell table:formula="of:=IF([.AD$1] &lt; [.$C30]; [.$A30]+[.$E30]*[.AD$1]; &quot;&quot;)">
            <text:p/>
          </table:table-cell>
          <table:table-cell table:formula="of:=IF([.AE$1] &lt; [.$C30]; [.$A30]+[.$E30]*[.AE$1]; &quot;&quot;)">
            <text:p/>
          </table:table-cell>
          <table:table-cell table:formula="of:=IF([.AF$1] &lt; [.$C30]; [.$A30]+[.$E30]*[.AF$1]; &quot;&quot;)">
            <text:p/>
          </table:table-cell>
          <table:table-cell table:formula="of:=IF([.AG$1] &lt; [.$C30]; [.$A30]+[.$E30]*[.AG$1]; &quot;&quot;)">
            <text:p/>
          </table:table-cell>
          <table:table-cell table:formula="of:=IF([.AH$1] &lt; [.$C30]; [.$A30]+[.$E30]*[.AH$1]; &quot;&quot;)">
            <text:p/>
          </table:table-cell>
          <table:table-cell table:formula="of:=IF([.AI$1] &lt; [.$C30]; [.$A30]+[.$E30]*[.AI$1]; &quot;&quot;)">
            <text:p/>
          </table:table-cell>
          <table:table-cell table:formula="of:=IF([.AJ$1] &lt; [.$C30]; [.$A30]+[.$E30]*[.AJ$1]; &quot;&quot;)">
            <text:p/>
          </table:table-cell>
          <table:table-cell table:formula="of:=IF([.AK$1] &lt; [.$C30]; [.$A30]+[.$E30]*[.AK$1]; &quot;&quot;)">
            <text:p/>
          </table:table-cell>
          <table:table-cell table:formula="of:=IF([.AL$1] &lt; [.$C30]; [.$A30]+[.$E30]*[.AL$1]; &quot;&quot;)">
            <text:p/>
          </table:table-cell>
          <table:table-cell table:formula="of:=IF([.AM$1] &lt; [.$C30]; [.$A30]+[.$E30]*[.AM$1]; &quot;&quot;)">
            <text:p/>
          </table:table-cell>
          <table:table-cell table:formula="of:=IF([.AN$1] &lt; [.$C30]; [.$A30]+[.$E30]*[.AN$1]; &quot;&quot;)">
            <text:p/>
          </table:table-cell>
          <table:table-cell table:formula="of:=IF([.AO$1] &lt; [.$C30]; [.$A30]+[.$E30]*[.AO$1]; &quot;&quot;)">
            <text:p/>
          </table:table-cell>
          <table:table-cell table:formula="of:=IF([.AP$1] &lt; [.$C30]; [.$A30]+[.$E30]*[.AP$1]; &quot;&quot;)">
            <text:p/>
          </table:table-cell>
          <table:table-cell table:formula="of:=IF([.AQ$1] &lt; [.$C30]; [.$A30]+[.$E30]*[.AQ$1]; &quot;&quot;)">
            <text:p/>
          </table:table-cell>
          <table:table-cell table:formula="of:=IF([.AR$1] &lt; [.$C30]; [.$A30]+[.$E30]*[.AR$1]; &quot;&quot;)">
            <text:p/>
          </table:table-cell>
          <table:table-cell table:formula="of:=IF([.AS$1] &lt; [.$C30]; [.$A30]+[.$E30]*[.AS$1]; &quot;&quot;)">
            <text:p/>
          </table:table-cell>
          <table:table-cell table:formula="of:=IF([.AT$1] &lt; [.$C30]; [.$A30]+[.$E30]*[.AT$1]; &quot;&quot;)">
            <text:p/>
          </table:table-cell>
          <table:table-cell table:formula="of:=IF([.AU$1] &lt; [.$C30]; [.$A30]+[.$E30]*[.AU$1]; &quot;&quot;)">
            <text:p/>
          </table:table-cell>
          <table:table-cell table:formula="of:=IF([.AV$1] &lt; [.$C30]; [.$A30]+[.$E30]*[.AV$1]; &quot;&quot;)">
            <text:p/>
          </table:table-cell>
          <table:table-cell table:formula="of:=IF([.AW$1] &lt; [.$C30]; [.$A30]+[.$E30]*[.AW$1]; &quot;&quot;)">
            <text:p/>
          </table:table-cell>
          <table:table-cell table:formula="of:=IF([.AX$1] &lt; [.$C30]; [.$A30]+[.$E30]*[.AX$1]; &quot;&quot;)">
            <text:p/>
          </table:table-cell>
          <table:table-cell table:formula="of:=IF([.AY$1] &lt; [.$C30]; [.$A30]+[.$E30]*[.AY$1]; &quot;&quot;)">
            <text:p/>
          </table:table-cell>
          <table:table-cell table:formula="of:=IF([.AZ$1] &lt; [.$C30]; [.$A30]+[.$E30]*[.AZ$1]; &quot;&quot;)">
            <text:p/>
          </table:table-cell>
          <table:table-cell table:formula="of:=IF([.BA$1] &lt; [.$C30]; [.$A30]+[.$E30]*[.BA$1]; &quot;&quot;)">
            <text:p/>
          </table:table-cell>
          <table:table-cell table:formula="of:=IF([.BB$1] &lt; [.$C30]; [.$A30]+[.$E30]*[.BB$1]; &quot;&quot;)">
            <text:p/>
          </table:table-cell>
          <table:table-cell table:formula="of:=IF([.BC$1] &lt; [.$C30]; [.$A30]+[.$E30]*[.BC$1]; &quot;&quot;)">
            <text:p/>
          </table:table-cell>
          <table:table-cell table:formula="of:=IF([.BD$1] &lt; [.$C30]; [.$A30]+[.$E30]*[.BD$1]; &quot;&quot;)">
            <text:p/>
          </table:table-cell>
          <table:table-cell table:formula="of:=IF([.BE$1] &lt; [.$C30]; [.$A30]+[.$E30]*[.BE$1]; &quot;&quot;)">
            <text:p/>
          </table:table-cell>
          <table:table-cell table:formula="of:=IF([.BF$1] &lt; [.$C30]; [.$A30]+[.$E30]*[.BF$1]; &quot;&quot;)">
            <text:p/>
          </table:table-cell>
          <table:table-cell table:formula="of:=IF([.BG$1] &lt; [.$C30]; [.$A30]+[.$E30]*[.BG$1]; &quot;&quot;)">
            <text:p/>
          </table:table-cell>
          <table:table-cell table:formula="of:=IF([.BH$1] &lt; [.$C30]; [.$A30]+[.$E30]*[.BH$1]; &quot;&quot;)">
            <text:p/>
          </table:table-cell>
          <table:table-cell table:formula="of:=IF([.BI$1] &lt; [.$C30]; [.$A30]+[.$E30]*[.BI$1]; &quot;&quot;)">
            <text:p/>
          </table:table-cell>
          <table:table-cell table:formula="of:=IF([.BJ$1] &lt; [.$C30]; [.$A30]+[.$E30]*[.BJ$1]; &quot;&quot;)">
            <text:p/>
          </table:table-cell>
          <table:table-cell table:formula="of:=IF([.BK$1] &lt; [.$C30]; [.$A30]+[.$E30]*[.BK$1]; &quot;&quot;)">
            <text:p/>
          </table:table-cell>
          <table:table-cell table:formula="of:=IF([.BL$1] &lt; [.$C30]; [.$A30]+[.$E30]*[.BL$1]; &quot;&quot;)">
            <text:p/>
          </table:table-cell>
          <table:table-cell table:formula="of:=IF([.BM$1] &lt; [.$C30]; [.$A30]+[.$E30]*[.BM$1]; &quot;&quot;)">
            <text:p/>
          </table:table-cell>
          <table:table-cell table:formula="of:=IF([.BN$1] &lt; [.$C30]; [.$A30]+[.$E30]*[.BN$1]; &quot;&quot;)">
            <text:p/>
          </table:table-cell>
          <table:table-cell table:formula="of:=IF([.BO$1] &lt; [.$C30]; [.$A30]+[.$E30]*[.BO$1]; &quot;&quot;)">
            <text:p/>
          </table:table-cell>
          <table:table-cell table:formula="of:=IF([.BP$1] &lt; [.$C30]; [.$A30]+[.$E30]*[.BP$1]; &quot;&quot;)">
            <text:p/>
          </table:table-cell>
          <table:table-cell table:formula="of:=IF([.BQ$1] &lt; [.$C30]; [.$A30]+[.$E30]*[.BQ$1]; &quot;&quot;)">
            <text:p/>
          </table:table-cell>
          <table:table-cell table:formula="of:=IF([.BR$1] &lt; [.$C30]; [.$A30]+[.$E30]*[.BR$1]; &quot;&quot;)">
            <text:p/>
          </table:table-cell>
          <table:table-cell table:formula="of:=IF([.BS$1] &lt; [.$C30]; [.$A30]+[.$E30]*[.BS$1]; &quot;&quot;)">
            <text:p/>
          </table:table-cell>
          <table:table-cell table:formula="of:=IF([.BT$1] &lt; [.$C30]; [.$A30]+[.$E30]*[.BT$1]; &quot;&quot;)">
            <text:p/>
          </table:table-cell>
          <table:table-cell table:formula="of:=IF([.BU$1] &lt; [.$C30]; [.$A30]+[.$E30]*[.BU$1]; &quot;&quot;)">
            <text:p/>
          </table:table-cell>
          <table:table-cell table:formula="of:=IF([.BV$1] &lt; [.$C30]; [.$A30]+[.$E30]*[.BV$1]; &quot;&quot;)">
            <text:p/>
          </table:table-cell>
          <table:table-cell table:formula="of:=IF([.BW$1] &lt; [.$C30]; [.$A30]+[.$E30]*[.BW$1]; &quot;&quot;)">
            <text:p/>
          </table:table-cell>
          <table:table-cell table:formula="of:=IF([.BX$1] &lt; [.$C30]; [.$A30]+[.$E30]*[.BX$1]; &quot;&quot;)">
            <text:p/>
          </table:table-cell>
          <table:table-cell table:formula="of:=IF([.BY$1] &lt; [.$C30]; [.$A30]+[.$E30]*[.BY$1]; &quot;&quot;)">
            <text:p/>
          </table:table-cell>
          <table:table-cell table:formula="of:=IF([.BZ$1] &lt; [.$C30]; [.$A30]+[.$E30]*[.BZ$1]; &quot;&quot;)">
            <text:p/>
          </table:table-cell>
          <table:table-cell table:formula="of:=IF([.CA$1] &lt; [.$C30]; [.$A30]+[.$E30]*[.CA$1]; &quot;&quot;)">
            <text:p/>
          </table:table-cell>
          <table:table-cell table:formula="of:=IF([.CB$1] &lt; [.$C30]; [.$A30]+[.$E30]*[.CB$1]; &quot;&quot;)">
            <text:p/>
          </table:table-cell>
          <table:table-cell table:formula="of:=IF([.CC$1] &lt; [.$C30]; [.$A30]+[.$E30]*[.CC$1]; &quot;&quot;)">
            <text:p/>
          </table:table-cell>
          <table:table-cell table:formula="of:=IF([.CD$1] &lt; [.$C30]; [.$A30]+[.$E30]*[.CD$1]; &quot;&quot;)">
            <text:p/>
          </table:table-cell>
          <table:table-cell table:formula="of:=IF([.CE$1] &lt; [.$C30]; [.$A30]+[.$E30]*[.CE$1]; &quot;&quot;)">
            <text:p/>
          </table:table-cell>
          <table:table-cell table:formula="of:=IF([.CF$1] &lt; [.$C30]; [.$A30]+[.$E30]*[.CF$1]; &quot;&quot;)">
            <text:p/>
          </table:table-cell>
          <table:table-cell table:formula="of:=IF([.CG$1] &lt; [.$C30]; [.$A30]+[.$E30]*[.CG$1]; &quot;&quot;)">
            <text:p/>
          </table:table-cell>
          <table:table-cell table:formula="of:=IF([.CH$1] &lt; [.$C30]; [.$A30]+[.$E30]*[.CH$1]; &quot;&quot;)">
            <text:p/>
          </table:table-cell>
          <table:table-cell table:formula="of:=IF([.CI$1] &lt; [.$C30]; [.$A30]+[.$E30]*[.CI$1]; &quot;&quot;)">
            <text:p/>
          </table:table-cell>
          <table:table-cell table:formula="of:=IF([.CJ$1] &lt; [.$C30]; [.$A30]+[.$E30]*[.CJ$1]; &quot;&quot;)">
            <text:p/>
          </table:table-cell>
          <table:table-cell table:formula="of:=IF([.CK$1] &lt; [.$C30]; [.$A30]+[.$E30]*[.CK$1]; &quot;&quot;)">
            <text:p/>
          </table:table-cell>
          <table:table-cell table:formula="of:=IF([.CL$1] &lt; [.$C30]; [.$A30]+[.$E30]*[.CL$1]; &quot;&quot;)">
            <text:p/>
          </table:table-cell>
          <table:table-cell table:formula="of:=IF([.CM$1] &lt; [.$C30]; [.$A30]+[.$E30]*[.CM$1]; &quot;&quot;)">
            <text:p/>
          </table:table-cell>
          <table:table-cell table:formula="of:=IF([.CN$1] &lt; [.$C30]; [.$A30]+[.$E30]*[.CN$1]; &quot;&quot;)">
            <text:p/>
          </table:table-cell>
          <table:table-cell table:formula="of:=IF([.CO$1] &lt; [.$C30]; [.$A30]+[.$E30]*[.CO$1]; &quot;&quot;)">
            <text:p/>
          </table:table-cell>
          <table:table-cell table:formula="of:=IF([.CP$1] &lt; [.$C30]; [.$A30]+[.$E30]*[.CP$1]; &quot;&quot;)">
            <text:p/>
          </table:table-cell>
          <table:table-cell table:formula="of:=IF([.CQ$1] &lt; [.$C30]; [.$A30]+[.$E30]*[.CQ$1]; &quot;&quot;)">
            <text:p/>
          </table:table-cell>
          <table:table-cell table:formula="of:=IF([.CR$1] &lt; [.$C30]; [.$A30]+[.$E30]*[.CR$1]; &quot;&quot;)">
            <text:p/>
          </table:table-cell>
          <table:table-cell table:formula="of:=IF([.CS$1] &lt; [.$C30]; [.$A30]+[.$E30]*[.CS$1]; &quot;&quot;)">
            <text:p/>
          </table:table-cell>
          <table:table-cell table:formula="of:=IF([.CT$1] &lt; [.$C30]; [.$A30]+[.$E30]*[.CT$1]; &quot;&quot;)">
            <text:p/>
          </table:table-cell>
          <table:table-cell table:formula="of:=IF([.CU$1] &lt; [.$C30]; [.$A30]+[.$E30]*[.CU$1]; &quot;&quot;)">
            <text:p/>
          </table:table-cell>
          <table:table-cell table:formula="of:=IF([.CV$1] &lt; [.$C30]; [.$A30]+[.$E30]*[.CV$1]; &quot;&quot;)">
            <text:p/>
          </table:table-cell>
          <table:table-cell table:formula="of:=IF([.CW$1] &lt; [.$C30]; [.$A30]+[.$E30]*[.CW$1]; &quot;&quot;)">
            <text:p/>
          </table:table-cell>
          <table:table-cell table:formula="of:=IF([.CX$1] &lt; [.$C30]; [.$A30]+[.$E30]*[.CX$1]; &quot;&quot;)">
            <text:p/>
          </table:table-cell>
          <table:table-cell table:formula="of:=IF([.CY$1] &lt; [.$C30]; [.$A30]+[.$E30]*[.CY$1]; &quot;&quot;)">
            <text:p/>
          </table:table-cell>
          <table:table-cell table:formula="of:=IF([.CZ$1] &lt; [.$C30]; [.$A30]+[.$E30]*[.CZ$1]; &quot;&quot;)">
            <text:p/>
          </table:table-cell>
          <table:table-cell table:formula="of:=IF([.DA$1] &lt; [.$C30]; [.$A30]+[.$E30]*[.DA$1]; &quot;&quot;)">
            <text:p/>
          </table:table-cell>
          <table:table-cell table:formula="of:=IF([.DB$1] &lt; [.$C30]; [.$A30]+[.$E30]*[.DB$1]; &quot;&quot;)">
            <text:p/>
          </table:table-cell>
          <table:table-cell table:number-columns-repeated="6"/>
        </table:table-row>
        <table:table-row table:style-name="ro1">
          <table:table-cell table:formula="of:=[.A5]+1" office:value-type="float" office:value="142" calcext:value-type="float">
            <text:p>142</text:p>
          </table:table-cell>
          <table:table-cell table:formula="of:=[.A31]+[.C31]-1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1]-[.A31])" office:value-type="float" office:value="1" calcext:value-type="float">
            <text:p>1</text:p>
          </table:table-cell>
          <table:table-cell/>
          <table:table-cell table:formula="of:=IF([.G$1] &lt; [.$C31]; [.$A31]+[.$E31]*[.G$1]; &quot;&quot;)" office:value-type="float" office:value="142" calcext:value-type="float">
            <text:p>142</text:p>
          </table:table-cell>
          <table:table-cell table:formula="of:=IF([.H$1] &lt; [.$C31]; [.$A31]+[.$E31]*[.H$1]; &quot;&quot;)" office:value-type="float" office:value="143" calcext:value-type="float">
            <text:p>143</text:p>
          </table:table-cell>
          <table:table-cell table:formula="of:=IF([.I$1] &lt; [.$C31]; [.$A31]+[.$E31]*[.I$1]; &quot;&quot;)" office:value-type="float" office:value="144" calcext:value-type="float">
            <text:p>144</text:p>
          </table:table-cell>
          <table:table-cell table:formula="of:=IF([.J$1] &lt; [.$C31]; [.$A31]+[.$E31]*[.J$1]; &quot;&quot;)">
            <text:p/>
          </table:table-cell>
          <table:table-cell table:formula="of:=IF([.K$1] &lt; [.$C31]; [.$A31]+[.$E31]*[.K$1]; &quot;&quot;)">
            <text:p/>
          </table:table-cell>
          <table:table-cell table:formula="of:=IF([.L$1] &lt; [.$C31]; [.$A31]+[.$E31]*[.L$1]; &quot;&quot;)">
            <text:p/>
          </table:table-cell>
          <table:table-cell table:formula="of:=IF([.M$1] &lt; [.$C31]; [.$A31]+[.$E31]*[.M$1]; &quot;&quot;)">
            <text:p/>
          </table:table-cell>
          <table:table-cell table:formula="of:=IF([.N$1] &lt; [.$C31]; [.$A31]+[.$E31]*[.N$1]; &quot;&quot;)">
            <text:p/>
          </table:table-cell>
          <table:table-cell table:formula="of:=IF([.O$1] &lt; [.$C31]; [.$A31]+[.$E31]*[.O$1]; &quot;&quot;)">
            <text:p/>
          </table:table-cell>
          <table:table-cell table:formula="of:=IF([.P$1] &lt; [.$C31]; [.$A31]+[.$E31]*[.P$1]; &quot;&quot;)">
            <text:p/>
          </table:table-cell>
          <table:table-cell table:formula="of:=IF([.Q$1] &lt; [.$C31]; [.$A31]+[.$E31]*[.Q$1]; &quot;&quot;)">
            <text:p/>
          </table:table-cell>
          <table:table-cell table:formula="of:=IF([.R$1] &lt; [.$C31]; [.$A31]+[.$E31]*[.R$1]; &quot;&quot;)">
            <text:p/>
          </table:table-cell>
          <table:table-cell table:formula="of:=IF([.S$1] &lt; [.$C31]; [.$A31]+[.$E31]*[.S$1]; &quot;&quot;)">
            <text:p/>
          </table:table-cell>
          <table:table-cell table:formula="of:=IF([.T$1] &lt; [.$C31]; [.$A31]+[.$E31]*[.T$1]; &quot;&quot;)">
            <text:p/>
          </table:table-cell>
          <table:table-cell table:formula="of:=IF([.U$1] &lt; [.$C31]; [.$A31]+[.$E31]*[.U$1]; &quot;&quot;)">
            <text:p/>
          </table:table-cell>
          <table:table-cell table:formula="of:=IF([.V$1] &lt; [.$C31]; [.$A31]+[.$E31]*[.V$1]; &quot;&quot;)">
            <text:p/>
          </table:table-cell>
          <table:table-cell table:formula="of:=IF([.W$1] &lt; [.$C31]; [.$A31]+[.$E31]*[.W$1]; &quot;&quot;)">
            <text:p/>
          </table:table-cell>
          <table:table-cell table:formula="of:=IF([.X$1] &lt; [.$C31]; [.$A31]+[.$E31]*[.X$1]; &quot;&quot;)">
            <text:p/>
          </table:table-cell>
          <table:table-cell table:formula="of:=IF([.Y$1] &lt; [.$C31]; [.$A31]+[.$E31]*[.Y$1]; &quot;&quot;)">
            <text:p/>
          </table:table-cell>
          <table:table-cell table:formula="of:=IF([.Z$1] &lt; [.$C31]; [.$A31]+[.$E31]*[.Z$1]; &quot;&quot;)">
            <text:p/>
          </table:table-cell>
          <table:table-cell table:formula="of:=IF([.AA$1] &lt; [.$C31]; [.$A31]+[.$E31]*[.AA$1]; &quot;&quot;)">
            <text:p/>
          </table:table-cell>
          <table:table-cell table:formula="of:=IF([.AB$1] &lt; [.$C31]; [.$A31]+[.$E31]*[.AB$1]; &quot;&quot;)">
            <text:p/>
          </table:table-cell>
          <table:table-cell table:formula="of:=IF([.AC$1] &lt; [.$C31]; [.$A31]+[.$E31]*[.AC$1]; &quot;&quot;)">
            <text:p/>
          </table:table-cell>
          <table:table-cell table:formula="of:=IF([.AD$1] &lt; [.$C31]; [.$A31]+[.$E31]*[.AD$1]; &quot;&quot;)">
            <text:p/>
          </table:table-cell>
          <table:table-cell table:formula="of:=IF([.AE$1] &lt; [.$C31]; [.$A31]+[.$E31]*[.AE$1]; &quot;&quot;)">
            <text:p/>
          </table:table-cell>
          <table:table-cell table:formula="of:=IF([.AF$1] &lt; [.$C31]; [.$A31]+[.$E31]*[.AF$1]; &quot;&quot;)">
            <text:p/>
          </table:table-cell>
          <table:table-cell table:formula="of:=IF([.AG$1] &lt; [.$C31]; [.$A31]+[.$E31]*[.AG$1]; &quot;&quot;)">
            <text:p/>
          </table:table-cell>
          <table:table-cell table:formula="of:=IF([.AH$1] &lt; [.$C31]; [.$A31]+[.$E31]*[.AH$1]; &quot;&quot;)">
            <text:p/>
          </table:table-cell>
          <table:table-cell table:formula="of:=IF([.AI$1] &lt; [.$C31]; [.$A31]+[.$E31]*[.AI$1]; &quot;&quot;)">
            <text:p/>
          </table:table-cell>
          <table:table-cell table:formula="of:=IF([.AJ$1] &lt; [.$C31]; [.$A31]+[.$E31]*[.AJ$1]; &quot;&quot;)">
            <text:p/>
          </table:table-cell>
          <table:table-cell table:formula="of:=IF([.AK$1] &lt; [.$C31]; [.$A31]+[.$E31]*[.AK$1]; &quot;&quot;)">
            <text:p/>
          </table:table-cell>
          <table:table-cell table:formula="of:=IF([.AL$1] &lt; [.$C31]; [.$A31]+[.$E31]*[.AL$1]; &quot;&quot;)">
            <text:p/>
          </table:table-cell>
          <table:table-cell table:formula="of:=IF([.AM$1] &lt; [.$C31]; [.$A31]+[.$E31]*[.AM$1]; &quot;&quot;)">
            <text:p/>
          </table:table-cell>
          <table:table-cell table:formula="of:=IF([.AN$1] &lt; [.$C31]; [.$A31]+[.$E31]*[.AN$1]; &quot;&quot;)">
            <text:p/>
          </table:table-cell>
          <table:table-cell table:formula="of:=IF([.AO$1] &lt; [.$C31]; [.$A31]+[.$E31]*[.AO$1]; &quot;&quot;)">
            <text:p/>
          </table:table-cell>
          <table:table-cell table:formula="of:=IF([.AP$1] &lt; [.$C31]; [.$A31]+[.$E31]*[.AP$1]; &quot;&quot;)">
            <text:p/>
          </table:table-cell>
          <table:table-cell table:formula="of:=IF([.AQ$1] &lt; [.$C31]; [.$A31]+[.$E31]*[.AQ$1]; &quot;&quot;)">
            <text:p/>
          </table:table-cell>
          <table:table-cell table:formula="of:=IF([.AR$1] &lt; [.$C31]; [.$A31]+[.$E31]*[.AR$1]; &quot;&quot;)">
            <text:p/>
          </table:table-cell>
          <table:table-cell table:formula="of:=IF([.AS$1] &lt; [.$C31]; [.$A31]+[.$E31]*[.AS$1]; &quot;&quot;)">
            <text:p/>
          </table:table-cell>
          <table:table-cell table:formula="of:=IF([.AT$1] &lt; [.$C31]; [.$A31]+[.$E31]*[.AT$1]; &quot;&quot;)">
            <text:p/>
          </table:table-cell>
          <table:table-cell table:formula="of:=IF([.AU$1] &lt; [.$C31]; [.$A31]+[.$E31]*[.AU$1]; &quot;&quot;)">
            <text:p/>
          </table:table-cell>
          <table:table-cell table:formula="of:=IF([.AV$1] &lt; [.$C31]; [.$A31]+[.$E31]*[.AV$1]; &quot;&quot;)">
            <text:p/>
          </table:table-cell>
          <table:table-cell table:formula="of:=IF([.AW$1] &lt; [.$C31]; [.$A31]+[.$E31]*[.AW$1]; &quot;&quot;)">
            <text:p/>
          </table:table-cell>
          <table:table-cell table:formula="of:=IF([.AX$1] &lt; [.$C31]; [.$A31]+[.$E31]*[.AX$1]; &quot;&quot;)">
            <text:p/>
          </table:table-cell>
          <table:table-cell table:formula="of:=IF([.AY$1] &lt; [.$C31]; [.$A31]+[.$E31]*[.AY$1]; &quot;&quot;)">
            <text:p/>
          </table:table-cell>
          <table:table-cell table:formula="of:=IF([.AZ$1] &lt; [.$C31]; [.$A31]+[.$E31]*[.AZ$1]; &quot;&quot;)">
            <text:p/>
          </table:table-cell>
          <table:table-cell table:formula="of:=IF([.BA$1] &lt; [.$C31]; [.$A31]+[.$E31]*[.BA$1]; &quot;&quot;)">
            <text:p/>
          </table:table-cell>
          <table:table-cell table:formula="of:=IF([.BB$1] &lt; [.$C31]; [.$A31]+[.$E31]*[.BB$1]; &quot;&quot;)">
            <text:p/>
          </table:table-cell>
          <table:table-cell table:formula="of:=IF([.BC$1] &lt; [.$C31]; [.$A31]+[.$E31]*[.BC$1]; &quot;&quot;)">
            <text:p/>
          </table:table-cell>
          <table:table-cell table:formula="of:=IF([.BD$1] &lt; [.$C31]; [.$A31]+[.$E31]*[.BD$1]; &quot;&quot;)">
            <text:p/>
          </table:table-cell>
          <table:table-cell table:formula="of:=IF([.BE$1] &lt; [.$C31]; [.$A31]+[.$E31]*[.BE$1]; &quot;&quot;)">
            <text:p/>
          </table:table-cell>
          <table:table-cell table:formula="of:=IF([.BF$1] &lt; [.$C31]; [.$A31]+[.$E31]*[.BF$1]; &quot;&quot;)">
            <text:p/>
          </table:table-cell>
          <table:table-cell table:formula="of:=IF([.BG$1] &lt; [.$C31]; [.$A31]+[.$E31]*[.BG$1]; &quot;&quot;)">
            <text:p/>
          </table:table-cell>
          <table:table-cell table:formula="of:=IF([.BH$1] &lt; [.$C31]; [.$A31]+[.$E31]*[.BH$1]; &quot;&quot;)">
            <text:p/>
          </table:table-cell>
          <table:table-cell table:formula="of:=IF([.BI$1] &lt; [.$C31]; [.$A31]+[.$E31]*[.BI$1]; &quot;&quot;)">
            <text:p/>
          </table:table-cell>
          <table:table-cell table:formula="of:=IF([.BJ$1] &lt; [.$C31]; [.$A31]+[.$E31]*[.BJ$1]; &quot;&quot;)">
            <text:p/>
          </table:table-cell>
          <table:table-cell table:formula="of:=IF([.BK$1] &lt; [.$C31]; [.$A31]+[.$E31]*[.BK$1]; &quot;&quot;)">
            <text:p/>
          </table:table-cell>
          <table:table-cell table:formula="of:=IF([.BL$1] &lt; [.$C31]; [.$A31]+[.$E31]*[.BL$1]; &quot;&quot;)">
            <text:p/>
          </table:table-cell>
          <table:table-cell table:formula="of:=IF([.BM$1] &lt; [.$C31]; [.$A31]+[.$E31]*[.BM$1]; &quot;&quot;)">
            <text:p/>
          </table:table-cell>
          <table:table-cell table:formula="of:=IF([.BN$1] &lt; [.$C31]; [.$A31]+[.$E31]*[.BN$1]; &quot;&quot;)">
            <text:p/>
          </table:table-cell>
          <table:table-cell table:formula="of:=IF([.BO$1] &lt; [.$C31]; [.$A31]+[.$E31]*[.BO$1]; &quot;&quot;)">
            <text:p/>
          </table:table-cell>
          <table:table-cell table:formula="of:=IF([.BP$1] &lt; [.$C31]; [.$A31]+[.$E31]*[.BP$1]; &quot;&quot;)">
            <text:p/>
          </table:table-cell>
          <table:table-cell table:formula="of:=IF([.BQ$1] &lt; [.$C31]; [.$A31]+[.$E31]*[.BQ$1]; &quot;&quot;)">
            <text:p/>
          </table:table-cell>
          <table:table-cell table:formula="of:=IF([.BR$1] &lt; [.$C31]; [.$A31]+[.$E31]*[.BR$1]; &quot;&quot;)">
            <text:p/>
          </table:table-cell>
          <table:table-cell table:formula="of:=IF([.BS$1] &lt; [.$C31]; [.$A31]+[.$E31]*[.BS$1]; &quot;&quot;)">
            <text:p/>
          </table:table-cell>
          <table:table-cell table:formula="of:=IF([.BT$1] &lt; [.$C31]; [.$A31]+[.$E31]*[.BT$1]; &quot;&quot;)">
            <text:p/>
          </table:table-cell>
          <table:table-cell table:formula="of:=IF([.BU$1] &lt; [.$C31]; [.$A31]+[.$E31]*[.BU$1]; &quot;&quot;)">
            <text:p/>
          </table:table-cell>
          <table:table-cell table:formula="of:=IF([.BV$1] &lt; [.$C31]; [.$A31]+[.$E31]*[.BV$1]; &quot;&quot;)">
            <text:p/>
          </table:table-cell>
          <table:table-cell table:formula="of:=IF([.BW$1] &lt; [.$C31]; [.$A31]+[.$E31]*[.BW$1]; &quot;&quot;)">
            <text:p/>
          </table:table-cell>
          <table:table-cell table:formula="of:=IF([.BX$1] &lt; [.$C31]; [.$A31]+[.$E31]*[.BX$1]; &quot;&quot;)">
            <text:p/>
          </table:table-cell>
          <table:table-cell table:formula="of:=IF([.BY$1] &lt; [.$C31]; [.$A31]+[.$E31]*[.BY$1]; &quot;&quot;)">
            <text:p/>
          </table:table-cell>
          <table:table-cell table:formula="of:=IF([.BZ$1] &lt; [.$C31]; [.$A31]+[.$E31]*[.BZ$1]; &quot;&quot;)">
            <text:p/>
          </table:table-cell>
          <table:table-cell table:formula="of:=IF([.CA$1] &lt; [.$C31]; [.$A31]+[.$E31]*[.CA$1]; &quot;&quot;)">
            <text:p/>
          </table:table-cell>
          <table:table-cell table:formula="of:=IF([.CB$1] &lt; [.$C31]; [.$A31]+[.$E31]*[.CB$1]; &quot;&quot;)">
            <text:p/>
          </table:table-cell>
          <table:table-cell table:formula="of:=IF([.CC$1] &lt; [.$C31]; [.$A31]+[.$E31]*[.CC$1]; &quot;&quot;)">
            <text:p/>
          </table:table-cell>
          <table:table-cell table:formula="of:=IF([.CD$1] &lt; [.$C31]; [.$A31]+[.$E31]*[.CD$1]; &quot;&quot;)">
            <text:p/>
          </table:table-cell>
          <table:table-cell table:formula="of:=IF([.CE$1] &lt; [.$C31]; [.$A31]+[.$E31]*[.CE$1]; &quot;&quot;)">
            <text:p/>
          </table:table-cell>
          <table:table-cell table:formula="of:=IF([.CF$1] &lt; [.$C31]; [.$A31]+[.$E31]*[.CF$1]; &quot;&quot;)">
            <text:p/>
          </table:table-cell>
          <table:table-cell table:formula="of:=IF([.CG$1] &lt; [.$C31]; [.$A31]+[.$E31]*[.CG$1]; &quot;&quot;)">
            <text:p/>
          </table:table-cell>
          <table:table-cell table:formula="of:=IF([.CH$1] &lt; [.$C31]; [.$A31]+[.$E31]*[.CH$1]; &quot;&quot;)">
            <text:p/>
          </table:table-cell>
          <table:table-cell table:formula="of:=IF([.CI$1] &lt; [.$C31]; [.$A31]+[.$E31]*[.CI$1]; &quot;&quot;)">
            <text:p/>
          </table:table-cell>
          <table:table-cell table:formula="of:=IF([.CJ$1] &lt; [.$C31]; [.$A31]+[.$E31]*[.CJ$1]; &quot;&quot;)">
            <text:p/>
          </table:table-cell>
          <table:table-cell table:formula="of:=IF([.CK$1] &lt; [.$C31]; [.$A31]+[.$E31]*[.CK$1]; &quot;&quot;)">
            <text:p/>
          </table:table-cell>
          <table:table-cell table:formula="of:=IF([.CL$1] &lt; [.$C31]; [.$A31]+[.$E31]*[.CL$1]; &quot;&quot;)">
            <text:p/>
          </table:table-cell>
          <table:table-cell table:formula="of:=IF([.CM$1] &lt; [.$C31]; [.$A31]+[.$E31]*[.CM$1]; &quot;&quot;)">
            <text:p/>
          </table:table-cell>
          <table:table-cell table:formula="of:=IF([.CN$1] &lt; [.$C31]; [.$A31]+[.$E31]*[.CN$1]; &quot;&quot;)">
            <text:p/>
          </table:table-cell>
          <table:table-cell table:formula="of:=IF([.CO$1] &lt; [.$C31]; [.$A31]+[.$E31]*[.CO$1]; &quot;&quot;)">
            <text:p/>
          </table:table-cell>
          <table:table-cell table:formula="of:=IF([.CP$1] &lt; [.$C31]; [.$A31]+[.$E31]*[.CP$1]; &quot;&quot;)">
            <text:p/>
          </table:table-cell>
          <table:table-cell table:formula="of:=IF([.CQ$1] &lt; [.$C31]; [.$A31]+[.$E31]*[.CQ$1]; &quot;&quot;)">
            <text:p/>
          </table:table-cell>
          <table:table-cell table:formula="of:=IF([.CR$1] &lt; [.$C31]; [.$A31]+[.$E31]*[.CR$1]; &quot;&quot;)">
            <text:p/>
          </table:table-cell>
          <table:table-cell table:formula="of:=IF([.CS$1] &lt; [.$C31]; [.$A31]+[.$E31]*[.CS$1]; &quot;&quot;)">
            <text:p/>
          </table:table-cell>
          <table:table-cell table:formula="of:=IF([.CT$1] &lt; [.$C31]; [.$A31]+[.$E31]*[.CT$1]; &quot;&quot;)">
            <text:p/>
          </table:table-cell>
          <table:table-cell table:formula="of:=IF([.CU$1] &lt; [.$C31]; [.$A31]+[.$E31]*[.CU$1]; &quot;&quot;)">
            <text:p/>
          </table:table-cell>
          <table:table-cell table:formula="of:=IF([.CV$1] &lt; [.$C31]; [.$A31]+[.$E31]*[.CV$1]; &quot;&quot;)">
            <text:p/>
          </table:table-cell>
          <table:table-cell table:formula="of:=IF([.CW$1] &lt; [.$C31]; [.$A31]+[.$E31]*[.CW$1]; &quot;&quot;)">
            <text:p/>
          </table:table-cell>
          <table:table-cell table:formula="of:=IF([.CX$1] &lt; [.$C31]; [.$A31]+[.$E31]*[.CX$1]; &quot;&quot;)">
            <text:p/>
          </table:table-cell>
          <table:table-cell table:formula="of:=IF([.CY$1] &lt; [.$C31]; [.$A31]+[.$E31]*[.CY$1]; &quot;&quot;)">
            <text:p/>
          </table:table-cell>
          <table:table-cell table:formula="of:=IF([.CZ$1] &lt; [.$C31]; [.$A31]+[.$E31]*[.CZ$1]; &quot;&quot;)">
            <text:p/>
          </table:table-cell>
          <table:table-cell table:formula="of:=IF([.DA$1] &lt; [.$C31]; [.$A31]+[.$E31]*[.DA$1]; &quot;&quot;)">
            <text:p/>
          </table:table-cell>
          <table:table-cell table:formula="of:=IF([.DB$1] &lt; [.$C31]; [.$A31]+[.$E31]*[.DB$1]; &quot;&quot;)">
            <text:p/>
          </table:table-cell>
          <table:table-cell table:number-columns-repeated="6"/>
        </table:table-row>
        <table:table-row table:style-name="ro1">
          <table:table-cell table:formula="of:=[.A7]+1" office:value-type="float" office:value="198" calcext:value-type="float">
            <text:p>198</text:p>
          </table:table-cell>
          <table:table-cell table:formula="of:=[.A32]+[.C32]-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2]-[.A32])" office:value-type="float" office:value="1" calcext:value-type="float">
            <text:p>1</text:p>
          </table:table-cell>
          <table:table-cell/>
          <table:table-cell table:formula="of:=IF([.G$1] &lt; [.$C32]; [.$A32]+[.$E32]*[.G$1]; &quot;&quot;)" office:value-type="float" office:value="198" calcext:value-type="float">
            <text:p>198</text:p>
          </table:table-cell>
          <table:table-cell table:formula="of:=IF([.H$1] &lt; [.$C32]; [.$A32]+[.$E32]*[.H$1]; &quot;&quot;)" office:value-type="float" office:value="199" calcext:value-type="float">
            <text:p>199</text:p>
          </table:table-cell>
          <table:table-cell table:formula="of:=IF([.I$1] &lt; [.$C32]; [.$A32]+[.$E32]*[.I$1]; &quot;&quot;)" office:value-type="float" office:value="200" calcext:value-type="float">
            <text:p>200</text:p>
          </table:table-cell>
          <table:table-cell table:formula="of:=IF([.J$1] &lt; [.$C32]; [.$A32]+[.$E32]*[.J$1]; &quot;&quot;)">
            <text:p/>
          </table:table-cell>
          <table:table-cell table:formula="of:=IF([.K$1] &lt; [.$C32]; [.$A32]+[.$E32]*[.K$1]; &quot;&quot;)">
            <text:p/>
          </table:table-cell>
          <table:table-cell table:formula="of:=IF([.L$1] &lt; [.$C32]; [.$A32]+[.$E32]*[.L$1]; &quot;&quot;)">
            <text:p/>
          </table:table-cell>
          <table:table-cell table:formula="of:=IF([.M$1] &lt; [.$C32]; [.$A32]+[.$E32]*[.M$1]; &quot;&quot;)">
            <text:p/>
          </table:table-cell>
          <table:table-cell table:formula="of:=IF([.N$1] &lt; [.$C32]; [.$A32]+[.$E32]*[.N$1]; &quot;&quot;)">
            <text:p/>
          </table:table-cell>
          <table:table-cell table:formula="of:=IF([.O$1] &lt; [.$C32]; [.$A32]+[.$E32]*[.O$1]; &quot;&quot;)">
            <text:p/>
          </table:table-cell>
          <table:table-cell table:formula="of:=IF([.P$1] &lt; [.$C32]; [.$A32]+[.$E32]*[.P$1]; &quot;&quot;)">
            <text:p/>
          </table:table-cell>
          <table:table-cell table:formula="of:=IF([.Q$1] &lt; [.$C32]; [.$A32]+[.$E32]*[.Q$1]; &quot;&quot;)">
            <text:p/>
          </table:table-cell>
          <table:table-cell table:formula="of:=IF([.R$1] &lt; [.$C32]; [.$A32]+[.$E32]*[.R$1]; &quot;&quot;)">
            <text:p/>
          </table:table-cell>
          <table:table-cell table:formula="of:=IF([.S$1] &lt; [.$C32]; [.$A32]+[.$E32]*[.S$1]; &quot;&quot;)">
            <text:p/>
          </table:table-cell>
          <table:table-cell table:formula="of:=IF([.T$1] &lt; [.$C32]; [.$A32]+[.$E32]*[.T$1]; &quot;&quot;)">
            <text:p/>
          </table:table-cell>
          <table:table-cell table:formula="of:=IF([.U$1] &lt; [.$C32]; [.$A32]+[.$E32]*[.U$1]; &quot;&quot;)">
            <text:p/>
          </table:table-cell>
          <table:table-cell table:formula="of:=IF([.V$1] &lt; [.$C32]; [.$A32]+[.$E32]*[.V$1]; &quot;&quot;)">
            <text:p/>
          </table:table-cell>
          <table:table-cell table:formula="of:=IF([.W$1] &lt; [.$C32]; [.$A32]+[.$E32]*[.W$1]; &quot;&quot;)">
            <text:p/>
          </table:table-cell>
          <table:table-cell table:formula="of:=IF([.X$1] &lt; [.$C32]; [.$A32]+[.$E32]*[.X$1]; &quot;&quot;)">
            <text:p/>
          </table:table-cell>
          <table:table-cell table:formula="of:=IF([.Y$1] &lt; [.$C32]; [.$A32]+[.$E32]*[.Y$1]; &quot;&quot;)">
            <text:p/>
          </table:table-cell>
          <table:table-cell table:formula="of:=IF([.Z$1] &lt; [.$C32]; [.$A32]+[.$E32]*[.Z$1]; &quot;&quot;)">
            <text:p/>
          </table:table-cell>
          <table:table-cell table:formula="of:=IF([.AA$1] &lt; [.$C32]; [.$A32]+[.$E32]*[.AA$1]; &quot;&quot;)">
            <text:p/>
          </table:table-cell>
          <table:table-cell table:formula="of:=IF([.AB$1] &lt; [.$C32]; [.$A32]+[.$E32]*[.AB$1]; &quot;&quot;)">
            <text:p/>
          </table:table-cell>
          <table:table-cell table:formula="of:=IF([.AC$1] &lt; [.$C32]; [.$A32]+[.$E32]*[.AC$1]; &quot;&quot;)">
            <text:p/>
          </table:table-cell>
          <table:table-cell table:formula="of:=IF([.AD$1] &lt; [.$C32]; [.$A32]+[.$E32]*[.AD$1]; &quot;&quot;)">
            <text:p/>
          </table:table-cell>
          <table:table-cell table:formula="of:=IF([.AE$1] &lt; [.$C32]; [.$A32]+[.$E32]*[.AE$1]; &quot;&quot;)">
            <text:p/>
          </table:table-cell>
          <table:table-cell table:formula="of:=IF([.AF$1] &lt; [.$C32]; [.$A32]+[.$E32]*[.AF$1]; &quot;&quot;)">
            <text:p/>
          </table:table-cell>
          <table:table-cell table:formula="of:=IF([.AG$1] &lt; [.$C32]; [.$A32]+[.$E32]*[.AG$1]; &quot;&quot;)">
            <text:p/>
          </table:table-cell>
          <table:table-cell table:formula="of:=IF([.AH$1] &lt; [.$C32]; [.$A32]+[.$E32]*[.AH$1]; &quot;&quot;)">
            <text:p/>
          </table:table-cell>
          <table:table-cell table:formula="of:=IF([.AI$1] &lt; [.$C32]; [.$A32]+[.$E32]*[.AI$1]; &quot;&quot;)">
            <text:p/>
          </table:table-cell>
          <table:table-cell table:formula="of:=IF([.AJ$1] &lt; [.$C32]; [.$A32]+[.$E32]*[.AJ$1]; &quot;&quot;)">
            <text:p/>
          </table:table-cell>
          <table:table-cell table:formula="of:=IF([.AK$1] &lt; [.$C32]; [.$A32]+[.$E32]*[.AK$1]; &quot;&quot;)">
            <text:p/>
          </table:table-cell>
          <table:table-cell table:formula="of:=IF([.AL$1] &lt; [.$C32]; [.$A32]+[.$E32]*[.AL$1]; &quot;&quot;)">
            <text:p/>
          </table:table-cell>
          <table:table-cell table:formula="of:=IF([.AM$1] &lt; [.$C32]; [.$A32]+[.$E32]*[.AM$1]; &quot;&quot;)">
            <text:p/>
          </table:table-cell>
          <table:table-cell table:formula="of:=IF([.AN$1] &lt; [.$C32]; [.$A32]+[.$E32]*[.AN$1]; &quot;&quot;)">
            <text:p/>
          </table:table-cell>
          <table:table-cell table:formula="of:=IF([.AO$1] &lt; [.$C32]; [.$A32]+[.$E32]*[.AO$1]; &quot;&quot;)">
            <text:p/>
          </table:table-cell>
          <table:table-cell table:formula="of:=IF([.AP$1] &lt; [.$C32]; [.$A32]+[.$E32]*[.AP$1]; &quot;&quot;)">
            <text:p/>
          </table:table-cell>
          <table:table-cell table:formula="of:=IF([.AQ$1] &lt; [.$C32]; [.$A32]+[.$E32]*[.AQ$1]; &quot;&quot;)">
            <text:p/>
          </table:table-cell>
          <table:table-cell table:formula="of:=IF([.AR$1] &lt; [.$C32]; [.$A32]+[.$E32]*[.AR$1]; &quot;&quot;)">
            <text:p/>
          </table:table-cell>
          <table:table-cell table:formula="of:=IF([.AS$1] &lt; [.$C32]; [.$A32]+[.$E32]*[.AS$1]; &quot;&quot;)">
            <text:p/>
          </table:table-cell>
          <table:table-cell table:formula="of:=IF([.AT$1] &lt; [.$C32]; [.$A32]+[.$E32]*[.AT$1]; &quot;&quot;)">
            <text:p/>
          </table:table-cell>
          <table:table-cell table:formula="of:=IF([.AU$1] &lt; [.$C32]; [.$A32]+[.$E32]*[.AU$1]; &quot;&quot;)">
            <text:p/>
          </table:table-cell>
          <table:table-cell table:formula="of:=IF([.AV$1] &lt; [.$C32]; [.$A32]+[.$E32]*[.AV$1]; &quot;&quot;)">
            <text:p/>
          </table:table-cell>
          <table:table-cell table:formula="of:=IF([.AW$1] &lt; [.$C32]; [.$A32]+[.$E32]*[.AW$1]; &quot;&quot;)">
            <text:p/>
          </table:table-cell>
          <table:table-cell table:formula="of:=IF([.AX$1] &lt; [.$C32]; [.$A32]+[.$E32]*[.AX$1]; &quot;&quot;)">
            <text:p/>
          </table:table-cell>
          <table:table-cell table:formula="of:=IF([.AY$1] &lt; [.$C32]; [.$A32]+[.$E32]*[.AY$1]; &quot;&quot;)">
            <text:p/>
          </table:table-cell>
          <table:table-cell table:formula="of:=IF([.AZ$1] &lt; [.$C32]; [.$A32]+[.$E32]*[.AZ$1]; &quot;&quot;)">
            <text:p/>
          </table:table-cell>
          <table:table-cell table:formula="of:=IF([.BA$1] &lt; [.$C32]; [.$A32]+[.$E32]*[.BA$1]; &quot;&quot;)">
            <text:p/>
          </table:table-cell>
          <table:table-cell table:formula="of:=IF([.BB$1] &lt; [.$C32]; [.$A32]+[.$E32]*[.BB$1]; &quot;&quot;)">
            <text:p/>
          </table:table-cell>
          <table:table-cell table:formula="of:=IF([.BC$1] &lt; [.$C32]; [.$A32]+[.$E32]*[.BC$1]; &quot;&quot;)">
            <text:p/>
          </table:table-cell>
          <table:table-cell table:formula="of:=IF([.BD$1] &lt; [.$C32]; [.$A32]+[.$E32]*[.BD$1]; &quot;&quot;)">
            <text:p/>
          </table:table-cell>
          <table:table-cell table:formula="of:=IF([.BE$1] &lt; [.$C32]; [.$A32]+[.$E32]*[.BE$1]; &quot;&quot;)">
            <text:p/>
          </table:table-cell>
          <table:table-cell table:formula="of:=IF([.BF$1] &lt; [.$C32]; [.$A32]+[.$E32]*[.BF$1]; &quot;&quot;)">
            <text:p/>
          </table:table-cell>
          <table:table-cell table:formula="of:=IF([.BG$1] &lt; [.$C32]; [.$A32]+[.$E32]*[.BG$1]; &quot;&quot;)">
            <text:p/>
          </table:table-cell>
          <table:table-cell table:formula="of:=IF([.BH$1] &lt; [.$C32]; [.$A32]+[.$E32]*[.BH$1]; &quot;&quot;)">
            <text:p/>
          </table:table-cell>
          <table:table-cell table:formula="of:=IF([.BI$1] &lt; [.$C32]; [.$A32]+[.$E32]*[.BI$1]; &quot;&quot;)">
            <text:p/>
          </table:table-cell>
          <table:table-cell table:formula="of:=IF([.BJ$1] &lt; [.$C32]; [.$A32]+[.$E32]*[.BJ$1]; &quot;&quot;)">
            <text:p/>
          </table:table-cell>
          <table:table-cell table:formula="of:=IF([.BK$1] &lt; [.$C32]; [.$A32]+[.$E32]*[.BK$1]; &quot;&quot;)">
            <text:p/>
          </table:table-cell>
          <table:table-cell table:formula="of:=IF([.BL$1] &lt; [.$C32]; [.$A32]+[.$E32]*[.BL$1]; &quot;&quot;)">
            <text:p/>
          </table:table-cell>
          <table:table-cell table:formula="of:=IF([.BM$1] &lt; [.$C32]; [.$A32]+[.$E32]*[.BM$1]; &quot;&quot;)">
            <text:p/>
          </table:table-cell>
          <table:table-cell table:formula="of:=IF([.BN$1] &lt; [.$C32]; [.$A32]+[.$E32]*[.BN$1]; &quot;&quot;)">
            <text:p/>
          </table:table-cell>
          <table:table-cell table:formula="of:=IF([.BO$1] &lt; [.$C32]; [.$A32]+[.$E32]*[.BO$1]; &quot;&quot;)">
            <text:p/>
          </table:table-cell>
          <table:table-cell table:formula="of:=IF([.BP$1] &lt; [.$C32]; [.$A32]+[.$E32]*[.BP$1]; &quot;&quot;)">
            <text:p/>
          </table:table-cell>
          <table:table-cell table:formula="of:=IF([.BQ$1] &lt; [.$C32]; [.$A32]+[.$E32]*[.BQ$1]; &quot;&quot;)">
            <text:p/>
          </table:table-cell>
          <table:table-cell table:formula="of:=IF([.BR$1] &lt; [.$C32]; [.$A32]+[.$E32]*[.BR$1]; &quot;&quot;)">
            <text:p/>
          </table:table-cell>
          <table:table-cell table:formula="of:=IF([.BS$1] &lt; [.$C32]; [.$A32]+[.$E32]*[.BS$1]; &quot;&quot;)">
            <text:p/>
          </table:table-cell>
          <table:table-cell table:formula="of:=IF([.BT$1] &lt; [.$C32]; [.$A32]+[.$E32]*[.BT$1]; &quot;&quot;)">
            <text:p/>
          </table:table-cell>
          <table:table-cell table:formula="of:=IF([.BU$1] &lt; [.$C32]; [.$A32]+[.$E32]*[.BU$1]; &quot;&quot;)">
            <text:p/>
          </table:table-cell>
          <table:table-cell table:formula="of:=IF([.BV$1] &lt; [.$C32]; [.$A32]+[.$E32]*[.BV$1]; &quot;&quot;)">
            <text:p/>
          </table:table-cell>
          <table:table-cell table:formula="of:=IF([.BW$1] &lt; [.$C32]; [.$A32]+[.$E32]*[.BW$1]; &quot;&quot;)">
            <text:p/>
          </table:table-cell>
          <table:table-cell table:formula="of:=IF([.BX$1] &lt; [.$C32]; [.$A32]+[.$E32]*[.BX$1]; &quot;&quot;)">
            <text:p/>
          </table:table-cell>
          <table:table-cell table:formula="of:=IF([.BY$1] &lt; [.$C32]; [.$A32]+[.$E32]*[.BY$1]; &quot;&quot;)">
            <text:p/>
          </table:table-cell>
          <table:table-cell table:formula="of:=IF([.BZ$1] &lt; [.$C32]; [.$A32]+[.$E32]*[.BZ$1]; &quot;&quot;)">
            <text:p/>
          </table:table-cell>
          <table:table-cell table:formula="of:=IF([.CA$1] &lt; [.$C32]; [.$A32]+[.$E32]*[.CA$1]; &quot;&quot;)">
            <text:p/>
          </table:table-cell>
          <table:table-cell table:formula="of:=IF([.CB$1] &lt; [.$C32]; [.$A32]+[.$E32]*[.CB$1]; &quot;&quot;)">
            <text:p/>
          </table:table-cell>
          <table:table-cell table:formula="of:=IF([.CC$1] &lt; [.$C32]; [.$A32]+[.$E32]*[.CC$1]; &quot;&quot;)">
            <text:p/>
          </table:table-cell>
          <table:table-cell table:formula="of:=IF([.CD$1] &lt; [.$C32]; [.$A32]+[.$E32]*[.CD$1]; &quot;&quot;)">
            <text:p/>
          </table:table-cell>
          <table:table-cell table:formula="of:=IF([.CE$1] &lt; [.$C32]; [.$A32]+[.$E32]*[.CE$1]; &quot;&quot;)">
            <text:p/>
          </table:table-cell>
          <table:table-cell table:formula="of:=IF([.CF$1] &lt; [.$C32]; [.$A32]+[.$E32]*[.CF$1]; &quot;&quot;)">
            <text:p/>
          </table:table-cell>
          <table:table-cell table:formula="of:=IF([.CG$1] &lt; [.$C32]; [.$A32]+[.$E32]*[.CG$1]; &quot;&quot;)">
            <text:p/>
          </table:table-cell>
          <table:table-cell table:formula="of:=IF([.CH$1] &lt; [.$C32]; [.$A32]+[.$E32]*[.CH$1]; &quot;&quot;)">
            <text:p/>
          </table:table-cell>
          <table:table-cell table:formula="of:=IF([.CI$1] &lt; [.$C32]; [.$A32]+[.$E32]*[.CI$1]; &quot;&quot;)">
            <text:p/>
          </table:table-cell>
          <table:table-cell table:formula="of:=IF([.CJ$1] &lt; [.$C32]; [.$A32]+[.$E32]*[.CJ$1]; &quot;&quot;)">
            <text:p/>
          </table:table-cell>
          <table:table-cell table:formula="of:=IF([.CK$1] &lt; [.$C32]; [.$A32]+[.$E32]*[.CK$1]; &quot;&quot;)">
            <text:p/>
          </table:table-cell>
          <table:table-cell table:formula="of:=IF([.CL$1] &lt; [.$C32]; [.$A32]+[.$E32]*[.CL$1]; &quot;&quot;)">
            <text:p/>
          </table:table-cell>
          <table:table-cell table:formula="of:=IF([.CM$1] &lt; [.$C32]; [.$A32]+[.$E32]*[.CM$1]; &quot;&quot;)">
            <text:p/>
          </table:table-cell>
          <table:table-cell table:formula="of:=IF([.CN$1] &lt; [.$C32]; [.$A32]+[.$E32]*[.CN$1]; &quot;&quot;)">
            <text:p/>
          </table:table-cell>
          <table:table-cell table:formula="of:=IF([.CO$1] &lt; [.$C32]; [.$A32]+[.$E32]*[.CO$1]; &quot;&quot;)">
            <text:p/>
          </table:table-cell>
          <table:table-cell table:formula="of:=IF([.CP$1] &lt; [.$C32]; [.$A32]+[.$E32]*[.CP$1]; &quot;&quot;)">
            <text:p/>
          </table:table-cell>
          <table:table-cell table:formula="of:=IF([.CQ$1] &lt; [.$C32]; [.$A32]+[.$E32]*[.CQ$1]; &quot;&quot;)">
            <text:p/>
          </table:table-cell>
          <table:table-cell table:formula="of:=IF([.CR$1] &lt; [.$C32]; [.$A32]+[.$E32]*[.CR$1]; &quot;&quot;)">
            <text:p/>
          </table:table-cell>
          <table:table-cell table:formula="of:=IF([.CS$1] &lt; [.$C32]; [.$A32]+[.$E32]*[.CS$1]; &quot;&quot;)">
            <text:p/>
          </table:table-cell>
          <table:table-cell table:formula="of:=IF([.CT$1] &lt; [.$C32]; [.$A32]+[.$E32]*[.CT$1]; &quot;&quot;)">
            <text:p/>
          </table:table-cell>
          <table:table-cell table:formula="of:=IF([.CU$1] &lt; [.$C32]; [.$A32]+[.$E32]*[.CU$1]; &quot;&quot;)">
            <text:p/>
          </table:table-cell>
          <table:table-cell table:formula="of:=IF([.CV$1] &lt; [.$C32]; [.$A32]+[.$E32]*[.CV$1]; &quot;&quot;)">
            <text:p/>
          </table:table-cell>
          <table:table-cell table:formula="of:=IF([.CW$1] &lt; [.$C32]; [.$A32]+[.$E32]*[.CW$1]; &quot;&quot;)">
            <text:p/>
          </table:table-cell>
          <table:table-cell table:formula="of:=IF([.CX$1] &lt; [.$C32]; [.$A32]+[.$E32]*[.CX$1]; &quot;&quot;)">
            <text:p/>
          </table:table-cell>
          <table:table-cell table:formula="of:=IF([.CY$1] &lt; [.$C32]; [.$A32]+[.$E32]*[.CY$1]; &quot;&quot;)">
            <text:p/>
          </table:table-cell>
          <table:table-cell table:formula="of:=IF([.CZ$1] &lt; [.$C32]; [.$A32]+[.$E32]*[.CZ$1]; &quot;&quot;)">
            <text:p/>
          </table:table-cell>
          <table:table-cell table:formula="of:=IF([.DA$1] &lt; [.$C32]; [.$A32]+[.$E32]*[.DA$1]; &quot;&quot;)">
            <text:p/>
          </table:table-cell>
          <table:table-cell table:formula="of:=IF([.DB$1] &lt; [.$C32]; [.$A32]+[.$E32]*[.DB$1]; &quot;&quot;)">
            <text:p/>
          </table:table-cell>
          <table:table-cell table:number-columns-repeated="6"/>
        </table:table-row>
        <table:table-row table:style-name="ro1">
          <table:table-cell table:formula="of:=[.A9]+1" office:value-type="float" office:value="254" calcext:value-type="float">
            <text:p>254</text:p>
          </table:table-cell>
          <table:table-cell table:formula="of:=[.A33]+[.C33]-1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3]-[.A33])" office:value-type="float" office:value="1" calcext:value-type="float">
            <text:p>1</text:p>
          </table:table-cell>
          <table:table-cell/>
          <table:table-cell table:formula="of:=IF([.G$1] &lt; [.$C33]; [.$A33]+[.$E33]*[.G$1]; &quot;&quot;)" office:value-type="float" office:value="254" calcext:value-type="float">
            <text:p>254</text:p>
          </table:table-cell>
          <table:table-cell table:formula="of:=IF([.H$1] &lt; [.$C33]; [.$A33]+[.$E33]*[.H$1]; &quot;&quot;)" office:value-type="float" office:value="255" calcext:value-type="float">
            <text:p>255</text:p>
          </table:table-cell>
          <table:table-cell table:formula="of:=IF([.I$1] &lt; [.$C33]; [.$A33]+[.$E33]*[.I$1]; &quot;&quot;)" office:value-type="float" office:value="256" calcext:value-type="float">
            <text:p>256</text:p>
          </table:table-cell>
          <table:table-cell table:formula="of:=IF([.J$1] &lt; [.$C33]; [.$A33]+[.$E33]*[.J$1]; &quot;&quot;)">
            <text:p/>
          </table:table-cell>
          <table:table-cell table:formula="of:=IF([.K$1] &lt; [.$C33]; [.$A33]+[.$E33]*[.K$1]; &quot;&quot;)">
            <text:p/>
          </table:table-cell>
          <table:table-cell table:formula="of:=IF([.L$1] &lt; [.$C33]; [.$A33]+[.$E33]*[.L$1]; &quot;&quot;)">
            <text:p/>
          </table:table-cell>
          <table:table-cell table:formula="of:=IF([.M$1] &lt; [.$C33]; [.$A33]+[.$E33]*[.M$1]; &quot;&quot;)">
            <text:p/>
          </table:table-cell>
          <table:table-cell table:formula="of:=IF([.N$1] &lt; [.$C33]; [.$A33]+[.$E33]*[.N$1]; &quot;&quot;)">
            <text:p/>
          </table:table-cell>
          <table:table-cell table:formula="of:=IF([.O$1] &lt; [.$C33]; [.$A33]+[.$E33]*[.O$1]; &quot;&quot;)">
            <text:p/>
          </table:table-cell>
          <table:table-cell table:formula="of:=IF([.P$1] &lt; [.$C33]; [.$A33]+[.$E33]*[.P$1]; &quot;&quot;)">
            <text:p/>
          </table:table-cell>
          <table:table-cell table:formula="of:=IF([.Q$1] &lt; [.$C33]; [.$A33]+[.$E33]*[.Q$1]; &quot;&quot;)">
            <text:p/>
          </table:table-cell>
          <table:table-cell table:formula="of:=IF([.R$1] &lt; [.$C33]; [.$A33]+[.$E33]*[.R$1]; &quot;&quot;)">
            <text:p/>
          </table:table-cell>
          <table:table-cell table:formula="of:=IF([.S$1] &lt; [.$C33]; [.$A33]+[.$E33]*[.S$1]; &quot;&quot;)">
            <text:p/>
          </table:table-cell>
          <table:table-cell table:formula="of:=IF([.T$1] &lt; [.$C33]; [.$A33]+[.$E33]*[.T$1]; &quot;&quot;)">
            <text:p/>
          </table:table-cell>
          <table:table-cell table:formula="of:=IF([.U$1] &lt; [.$C33]; [.$A33]+[.$E33]*[.U$1]; &quot;&quot;)">
            <text:p/>
          </table:table-cell>
          <table:table-cell table:formula="of:=IF([.V$1] &lt; [.$C33]; [.$A33]+[.$E33]*[.V$1]; &quot;&quot;)">
            <text:p/>
          </table:table-cell>
          <table:table-cell table:formula="of:=IF([.W$1] &lt; [.$C33]; [.$A33]+[.$E33]*[.W$1]; &quot;&quot;)">
            <text:p/>
          </table:table-cell>
          <table:table-cell table:formula="of:=IF([.X$1] &lt; [.$C33]; [.$A33]+[.$E33]*[.X$1]; &quot;&quot;)">
            <text:p/>
          </table:table-cell>
          <table:table-cell table:formula="of:=IF([.Y$1] &lt; [.$C33]; [.$A33]+[.$E33]*[.Y$1]; &quot;&quot;)">
            <text:p/>
          </table:table-cell>
          <table:table-cell table:formula="of:=IF([.Z$1] &lt; [.$C33]; [.$A33]+[.$E33]*[.Z$1]; &quot;&quot;)">
            <text:p/>
          </table:table-cell>
          <table:table-cell table:formula="of:=IF([.AA$1] &lt; [.$C33]; [.$A33]+[.$E33]*[.AA$1]; &quot;&quot;)">
            <text:p/>
          </table:table-cell>
          <table:table-cell table:formula="of:=IF([.AB$1] &lt; [.$C33]; [.$A33]+[.$E33]*[.AB$1]; &quot;&quot;)">
            <text:p/>
          </table:table-cell>
          <table:table-cell table:formula="of:=IF([.AC$1] &lt; [.$C33]; [.$A33]+[.$E33]*[.AC$1]; &quot;&quot;)">
            <text:p/>
          </table:table-cell>
          <table:table-cell table:formula="of:=IF([.AD$1] &lt; [.$C33]; [.$A33]+[.$E33]*[.AD$1]; &quot;&quot;)">
            <text:p/>
          </table:table-cell>
          <table:table-cell table:formula="of:=IF([.AE$1] &lt; [.$C33]; [.$A33]+[.$E33]*[.AE$1]; &quot;&quot;)">
            <text:p/>
          </table:table-cell>
          <table:table-cell table:formula="of:=IF([.AF$1] &lt; [.$C33]; [.$A33]+[.$E33]*[.AF$1]; &quot;&quot;)">
            <text:p/>
          </table:table-cell>
          <table:table-cell table:formula="of:=IF([.AG$1] &lt; [.$C33]; [.$A33]+[.$E33]*[.AG$1]; &quot;&quot;)">
            <text:p/>
          </table:table-cell>
          <table:table-cell table:formula="of:=IF([.AH$1] &lt; [.$C33]; [.$A33]+[.$E33]*[.AH$1]; &quot;&quot;)">
            <text:p/>
          </table:table-cell>
          <table:table-cell table:formula="of:=IF([.AI$1] &lt; [.$C33]; [.$A33]+[.$E33]*[.AI$1]; &quot;&quot;)">
            <text:p/>
          </table:table-cell>
          <table:table-cell table:formula="of:=IF([.AJ$1] &lt; [.$C33]; [.$A33]+[.$E33]*[.AJ$1]; &quot;&quot;)">
            <text:p/>
          </table:table-cell>
          <table:table-cell table:formula="of:=IF([.AK$1] &lt; [.$C33]; [.$A33]+[.$E33]*[.AK$1]; &quot;&quot;)">
            <text:p/>
          </table:table-cell>
          <table:table-cell table:formula="of:=IF([.AL$1] &lt; [.$C33]; [.$A33]+[.$E33]*[.AL$1]; &quot;&quot;)">
            <text:p/>
          </table:table-cell>
          <table:table-cell table:formula="of:=IF([.AM$1] &lt; [.$C33]; [.$A33]+[.$E33]*[.AM$1]; &quot;&quot;)">
            <text:p/>
          </table:table-cell>
          <table:table-cell table:formula="of:=IF([.AN$1] &lt; [.$C33]; [.$A33]+[.$E33]*[.AN$1]; &quot;&quot;)">
            <text:p/>
          </table:table-cell>
          <table:table-cell table:formula="of:=IF([.AO$1] &lt; [.$C33]; [.$A33]+[.$E33]*[.AO$1]; &quot;&quot;)">
            <text:p/>
          </table:table-cell>
          <table:table-cell table:formula="of:=IF([.AP$1] &lt; [.$C33]; [.$A33]+[.$E33]*[.AP$1]; &quot;&quot;)">
            <text:p/>
          </table:table-cell>
          <table:table-cell table:formula="of:=IF([.AQ$1] &lt; [.$C33]; [.$A33]+[.$E33]*[.AQ$1]; &quot;&quot;)">
            <text:p/>
          </table:table-cell>
          <table:table-cell table:formula="of:=IF([.AR$1] &lt; [.$C33]; [.$A33]+[.$E33]*[.AR$1]; &quot;&quot;)">
            <text:p/>
          </table:table-cell>
          <table:table-cell table:formula="of:=IF([.AS$1] &lt; [.$C33]; [.$A33]+[.$E33]*[.AS$1]; &quot;&quot;)">
            <text:p/>
          </table:table-cell>
          <table:table-cell table:formula="of:=IF([.AT$1] &lt; [.$C33]; [.$A33]+[.$E33]*[.AT$1]; &quot;&quot;)">
            <text:p/>
          </table:table-cell>
          <table:table-cell table:formula="of:=IF([.AU$1] &lt; [.$C33]; [.$A33]+[.$E33]*[.AU$1]; &quot;&quot;)">
            <text:p/>
          </table:table-cell>
          <table:table-cell table:formula="of:=IF([.AV$1] &lt; [.$C33]; [.$A33]+[.$E33]*[.AV$1]; &quot;&quot;)">
            <text:p/>
          </table:table-cell>
          <table:table-cell table:formula="of:=IF([.AW$1] &lt; [.$C33]; [.$A33]+[.$E33]*[.AW$1]; &quot;&quot;)">
            <text:p/>
          </table:table-cell>
          <table:table-cell table:formula="of:=IF([.AX$1] &lt; [.$C33]; [.$A33]+[.$E33]*[.AX$1]; &quot;&quot;)">
            <text:p/>
          </table:table-cell>
          <table:table-cell table:formula="of:=IF([.AY$1] &lt; [.$C33]; [.$A33]+[.$E33]*[.AY$1]; &quot;&quot;)">
            <text:p/>
          </table:table-cell>
          <table:table-cell table:formula="of:=IF([.AZ$1] &lt; [.$C33]; [.$A33]+[.$E33]*[.AZ$1]; &quot;&quot;)">
            <text:p/>
          </table:table-cell>
          <table:table-cell table:formula="of:=IF([.BA$1] &lt; [.$C33]; [.$A33]+[.$E33]*[.BA$1]; &quot;&quot;)">
            <text:p/>
          </table:table-cell>
          <table:table-cell table:formula="of:=IF([.BB$1] &lt; [.$C33]; [.$A33]+[.$E33]*[.BB$1]; &quot;&quot;)">
            <text:p/>
          </table:table-cell>
          <table:table-cell table:formula="of:=IF([.BC$1] &lt; [.$C33]; [.$A33]+[.$E33]*[.BC$1]; &quot;&quot;)">
            <text:p/>
          </table:table-cell>
          <table:table-cell table:formula="of:=IF([.BD$1] &lt; [.$C33]; [.$A33]+[.$E33]*[.BD$1]; &quot;&quot;)">
            <text:p/>
          </table:table-cell>
          <table:table-cell table:formula="of:=IF([.BE$1] &lt; [.$C33]; [.$A33]+[.$E33]*[.BE$1]; &quot;&quot;)">
            <text:p/>
          </table:table-cell>
          <table:table-cell table:formula="of:=IF([.BF$1] &lt; [.$C33]; [.$A33]+[.$E33]*[.BF$1]; &quot;&quot;)">
            <text:p/>
          </table:table-cell>
          <table:table-cell table:formula="of:=IF([.BG$1] &lt; [.$C33]; [.$A33]+[.$E33]*[.BG$1]; &quot;&quot;)">
            <text:p/>
          </table:table-cell>
          <table:table-cell table:formula="of:=IF([.BH$1] &lt; [.$C33]; [.$A33]+[.$E33]*[.BH$1]; &quot;&quot;)">
            <text:p/>
          </table:table-cell>
          <table:table-cell table:formula="of:=IF([.BI$1] &lt; [.$C33]; [.$A33]+[.$E33]*[.BI$1]; &quot;&quot;)">
            <text:p/>
          </table:table-cell>
          <table:table-cell table:formula="of:=IF([.BJ$1] &lt; [.$C33]; [.$A33]+[.$E33]*[.BJ$1]; &quot;&quot;)">
            <text:p/>
          </table:table-cell>
          <table:table-cell table:formula="of:=IF([.BK$1] &lt; [.$C33]; [.$A33]+[.$E33]*[.BK$1]; &quot;&quot;)">
            <text:p/>
          </table:table-cell>
          <table:table-cell table:formula="of:=IF([.BL$1] &lt; [.$C33]; [.$A33]+[.$E33]*[.BL$1]; &quot;&quot;)">
            <text:p/>
          </table:table-cell>
          <table:table-cell table:formula="of:=IF([.BM$1] &lt; [.$C33]; [.$A33]+[.$E33]*[.BM$1]; &quot;&quot;)">
            <text:p/>
          </table:table-cell>
          <table:table-cell table:formula="of:=IF([.BN$1] &lt; [.$C33]; [.$A33]+[.$E33]*[.BN$1]; &quot;&quot;)">
            <text:p/>
          </table:table-cell>
          <table:table-cell table:formula="of:=IF([.BO$1] &lt; [.$C33]; [.$A33]+[.$E33]*[.BO$1]; &quot;&quot;)">
            <text:p/>
          </table:table-cell>
          <table:table-cell table:formula="of:=IF([.BP$1] &lt; [.$C33]; [.$A33]+[.$E33]*[.BP$1]; &quot;&quot;)">
            <text:p/>
          </table:table-cell>
          <table:table-cell table:formula="of:=IF([.BQ$1] &lt; [.$C33]; [.$A33]+[.$E33]*[.BQ$1]; &quot;&quot;)">
            <text:p/>
          </table:table-cell>
          <table:table-cell table:formula="of:=IF([.BR$1] &lt; [.$C33]; [.$A33]+[.$E33]*[.BR$1]; &quot;&quot;)">
            <text:p/>
          </table:table-cell>
          <table:table-cell table:formula="of:=IF([.BS$1] &lt; [.$C33]; [.$A33]+[.$E33]*[.BS$1]; &quot;&quot;)">
            <text:p/>
          </table:table-cell>
          <table:table-cell table:formula="of:=IF([.BT$1] &lt; [.$C33]; [.$A33]+[.$E33]*[.BT$1]; &quot;&quot;)">
            <text:p/>
          </table:table-cell>
          <table:table-cell table:formula="of:=IF([.BU$1] &lt; [.$C33]; [.$A33]+[.$E33]*[.BU$1]; &quot;&quot;)">
            <text:p/>
          </table:table-cell>
          <table:table-cell table:formula="of:=IF([.BV$1] &lt; [.$C33]; [.$A33]+[.$E33]*[.BV$1]; &quot;&quot;)">
            <text:p/>
          </table:table-cell>
          <table:table-cell table:formula="of:=IF([.BW$1] &lt; [.$C33]; [.$A33]+[.$E33]*[.BW$1]; &quot;&quot;)">
            <text:p/>
          </table:table-cell>
          <table:table-cell table:formula="of:=IF([.BX$1] &lt; [.$C33]; [.$A33]+[.$E33]*[.BX$1]; &quot;&quot;)">
            <text:p/>
          </table:table-cell>
          <table:table-cell table:formula="of:=IF([.BY$1] &lt; [.$C33]; [.$A33]+[.$E33]*[.BY$1]; &quot;&quot;)">
            <text:p/>
          </table:table-cell>
          <table:table-cell table:formula="of:=IF([.BZ$1] &lt; [.$C33]; [.$A33]+[.$E33]*[.BZ$1]; &quot;&quot;)">
            <text:p/>
          </table:table-cell>
          <table:table-cell table:formula="of:=IF([.CA$1] &lt; [.$C33]; [.$A33]+[.$E33]*[.CA$1]; &quot;&quot;)">
            <text:p/>
          </table:table-cell>
          <table:table-cell table:formula="of:=IF([.CB$1] &lt; [.$C33]; [.$A33]+[.$E33]*[.CB$1]; &quot;&quot;)">
            <text:p/>
          </table:table-cell>
          <table:table-cell table:formula="of:=IF([.CC$1] &lt; [.$C33]; [.$A33]+[.$E33]*[.CC$1]; &quot;&quot;)">
            <text:p/>
          </table:table-cell>
          <table:table-cell table:formula="of:=IF([.CD$1] &lt; [.$C33]; [.$A33]+[.$E33]*[.CD$1]; &quot;&quot;)">
            <text:p/>
          </table:table-cell>
          <table:table-cell table:formula="of:=IF([.CE$1] &lt; [.$C33]; [.$A33]+[.$E33]*[.CE$1]; &quot;&quot;)">
            <text:p/>
          </table:table-cell>
          <table:table-cell table:formula="of:=IF([.CF$1] &lt; [.$C33]; [.$A33]+[.$E33]*[.CF$1]; &quot;&quot;)">
            <text:p/>
          </table:table-cell>
          <table:table-cell table:formula="of:=IF([.CG$1] &lt; [.$C33]; [.$A33]+[.$E33]*[.CG$1]; &quot;&quot;)">
            <text:p/>
          </table:table-cell>
          <table:table-cell table:formula="of:=IF([.CH$1] &lt; [.$C33]; [.$A33]+[.$E33]*[.CH$1]; &quot;&quot;)">
            <text:p/>
          </table:table-cell>
          <table:table-cell table:formula="of:=IF([.CI$1] &lt; [.$C33]; [.$A33]+[.$E33]*[.CI$1]; &quot;&quot;)">
            <text:p/>
          </table:table-cell>
          <table:table-cell table:formula="of:=IF([.CJ$1] &lt; [.$C33]; [.$A33]+[.$E33]*[.CJ$1]; &quot;&quot;)">
            <text:p/>
          </table:table-cell>
          <table:table-cell table:formula="of:=IF([.CK$1] &lt; [.$C33]; [.$A33]+[.$E33]*[.CK$1]; &quot;&quot;)">
            <text:p/>
          </table:table-cell>
          <table:table-cell table:formula="of:=IF([.CL$1] &lt; [.$C33]; [.$A33]+[.$E33]*[.CL$1]; &quot;&quot;)">
            <text:p/>
          </table:table-cell>
          <table:table-cell table:formula="of:=IF([.CM$1] &lt; [.$C33]; [.$A33]+[.$E33]*[.CM$1]; &quot;&quot;)">
            <text:p/>
          </table:table-cell>
          <table:table-cell table:formula="of:=IF([.CN$1] &lt; [.$C33]; [.$A33]+[.$E33]*[.CN$1]; &quot;&quot;)">
            <text:p/>
          </table:table-cell>
          <table:table-cell table:formula="of:=IF([.CO$1] &lt; [.$C33]; [.$A33]+[.$E33]*[.CO$1]; &quot;&quot;)">
            <text:p/>
          </table:table-cell>
          <table:table-cell table:formula="of:=IF([.CP$1] &lt; [.$C33]; [.$A33]+[.$E33]*[.CP$1]; &quot;&quot;)">
            <text:p/>
          </table:table-cell>
          <table:table-cell table:formula="of:=IF([.CQ$1] &lt; [.$C33]; [.$A33]+[.$E33]*[.CQ$1]; &quot;&quot;)">
            <text:p/>
          </table:table-cell>
          <table:table-cell table:formula="of:=IF([.CR$1] &lt; [.$C33]; [.$A33]+[.$E33]*[.CR$1]; &quot;&quot;)">
            <text:p/>
          </table:table-cell>
          <table:table-cell table:formula="of:=IF([.CS$1] &lt; [.$C33]; [.$A33]+[.$E33]*[.CS$1]; &quot;&quot;)">
            <text:p/>
          </table:table-cell>
          <table:table-cell table:formula="of:=IF([.CT$1] &lt; [.$C33]; [.$A33]+[.$E33]*[.CT$1]; &quot;&quot;)">
            <text:p/>
          </table:table-cell>
          <table:table-cell table:formula="of:=IF([.CU$1] &lt; [.$C33]; [.$A33]+[.$E33]*[.CU$1]; &quot;&quot;)">
            <text:p/>
          </table:table-cell>
          <table:table-cell table:formula="of:=IF([.CV$1] &lt; [.$C33]; [.$A33]+[.$E33]*[.CV$1]; &quot;&quot;)">
            <text:p/>
          </table:table-cell>
          <table:table-cell table:formula="of:=IF([.CW$1] &lt; [.$C33]; [.$A33]+[.$E33]*[.CW$1]; &quot;&quot;)">
            <text:p/>
          </table:table-cell>
          <table:table-cell table:formula="of:=IF([.CX$1] &lt; [.$C33]; [.$A33]+[.$E33]*[.CX$1]; &quot;&quot;)">
            <text:p/>
          </table:table-cell>
          <table:table-cell table:formula="of:=IF([.CY$1] &lt; [.$C33]; [.$A33]+[.$E33]*[.CY$1]; &quot;&quot;)">
            <text:p/>
          </table:table-cell>
          <table:table-cell table:formula="of:=IF([.CZ$1] &lt; [.$C33]; [.$A33]+[.$E33]*[.CZ$1]; &quot;&quot;)">
            <text:p/>
          </table:table-cell>
          <table:table-cell table:formula="of:=IF([.DA$1] &lt; [.$C33]; [.$A33]+[.$E33]*[.DA$1]; &quot;&quot;)">
            <text:p/>
          </table:table-cell>
          <table:table-cell table:formula="of:=IF([.DB$1] &lt; [.$C33]; [.$A33]+[.$E33]*[.DB$1]; &quot;&quot;)">
            <text:p/>
          </table:table-cell>
          <table:table-cell table:number-columns-repeated="6"/>
        </table:table-row>
        <table:table-row table:style-name="ro1">
          <table:table-cell table:formula="of:=[.A11]+1" office:value-type="float" office:value="310" calcext:value-type="float">
            <text:p>310</text:p>
          </table:table-cell>
          <table:table-cell table:formula="of:=[.A34]+[.C34]-1"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4]-[.A34])" office:value-type="float" office:value="1" calcext:value-type="float">
            <text:p>1</text:p>
          </table:table-cell>
          <table:table-cell/>
          <table:table-cell table:formula="of:=IF([.G$1] &lt; [.$C34]; [.$A34]+[.$E34]*[.G$1]; &quot;&quot;)" office:value-type="float" office:value="310" calcext:value-type="float">
            <text:p>310</text:p>
          </table:table-cell>
          <table:table-cell table:formula="of:=IF([.H$1] &lt; [.$C34]; [.$A34]+[.$E34]*[.H$1]; &quot;&quot;)" office:value-type="float" office:value="311" calcext:value-type="float">
            <text:p>311</text:p>
          </table:table-cell>
          <table:table-cell table:formula="of:=IF([.I$1] &lt; [.$C34]; [.$A34]+[.$E34]*[.I$1]; &quot;&quot;)" office:value-type="float" office:value="312" calcext:value-type="float">
            <text:p>312</text:p>
          </table:table-cell>
          <table:table-cell table:formula="of:=IF([.J$1] &lt; [.$C34]; [.$A34]+[.$E34]*[.J$1]; &quot;&quot;)">
            <text:p/>
          </table:table-cell>
          <table:table-cell table:formula="of:=IF([.K$1] &lt; [.$C34]; [.$A34]+[.$E34]*[.K$1]; &quot;&quot;)">
            <text:p/>
          </table:table-cell>
          <table:table-cell table:formula="of:=IF([.L$1] &lt; [.$C34]; [.$A34]+[.$E34]*[.L$1]; &quot;&quot;)">
            <text:p/>
          </table:table-cell>
          <table:table-cell table:formula="of:=IF([.M$1] &lt; [.$C34]; [.$A34]+[.$E34]*[.M$1]; &quot;&quot;)">
            <text:p/>
          </table:table-cell>
          <table:table-cell table:formula="of:=IF([.N$1] &lt; [.$C34]; [.$A34]+[.$E34]*[.N$1]; &quot;&quot;)">
            <text:p/>
          </table:table-cell>
          <table:table-cell table:formula="of:=IF([.O$1] &lt; [.$C34]; [.$A34]+[.$E34]*[.O$1]; &quot;&quot;)">
            <text:p/>
          </table:table-cell>
          <table:table-cell table:formula="of:=IF([.P$1] &lt; [.$C34]; [.$A34]+[.$E34]*[.P$1]; &quot;&quot;)">
            <text:p/>
          </table:table-cell>
          <table:table-cell table:formula="of:=IF([.Q$1] &lt; [.$C34]; [.$A34]+[.$E34]*[.Q$1]; &quot;&quot;)">
            <text:p/>
          </table:table-cell>
          <table:table-cell table:formula="of:=IF([.R$1] &lt; [.$C34]; [.$A34]+[.$E34]*[.R$1]; &quot;&quot;)">
            <text:p/>
          </table:table-cell>
          <table:table-cell table:formula="of:=IF([.S$1] &lt; [.$C34]; [.$A34]+[.$E34]*[.S$1]; &quot;&quot;)">
            <text:p/>
          </table:table-cell>
          <table:table-cell table:formula="of:=IF([.T$1] &lt; [.$C34]; [.$A34]+[.$E34]*[.T$1]; &quot;&quot;)">
            <text:p/>
          </table:table-cell>
          <table:table-cell table:formula="of:=IF([.U$1] &lt; [.$C34]; [.$A34]+[.$E34]*[.U$1]; &quot;&quot;)">
            <text:p/>
          </table:table-cell>
          <table:table-cell table:formula="of:=IF([.V$1] &lt; [.$C34]; [.$A34]+[.$E34]*[.V$1]; &quot;&quot;)">
            <text:p/>
          </table:table-cell>
          <table:table-cell table:formula="of:=IF([.W$1] &lt; [.$C34]; [.$A34]+[.$E34]*[.W$1]; &quot;&quot;)">
            <text:p/>
          </table:table-cell>
          <table:table-cell table:formula="of:=IF([.X$1] &lt; [.$C34]; [.$A34]+[.$E34]*[.X$1]; &quot;&quot;)">
            <text:p/>
          </table:table-cell>
          <table:table-cell table:formula="of:=IF([.Y$1] &lt; [.$C34]; [.$A34]+[.$E34]*[.Y$1]; &quot;&quot;)">
            <text:p/>
          </table:table-cell>
          <table:table-cell table:formula="of:=IF([.Z$1] &lt; [.$C34]; [.$A34]+[.$E34]*[.Z$1]; &quot;&quot;)">
            <text:p/>
          </table:table-cell>
          <table:table-cell table:formula="of:=IF([.AA$1] &lt; [.$C34]; [.$A34]+[.$E34]*[.AA$1]; &quot;&quot;)">
            <text:p/>
          </table:table-cell>
          <table:table-cell table:formula="of:=IF([.AB$1] &lt; [.$C34]; [.$A34]+[.$E34]*[.AB$1]; &quot;&quot;)">
            <text:p/>
          </table:table-cell>
          <table:table-cell table:formula="of:=IF([.AC$1] &lt; [.$C34]; [.$A34]+[.$E34]*[.AC$1]; &quot;&quot;)">
            <text:p/>
          </table:table-cell>
          <table:table-cell table:formula="of:=IF([.AD$1] &lt; [.$C34]; [.$A34]+[.$E34]*[.AD$1]; &quot;&quot;)">
            <text:p/>
          </table:table-cell>
          <table:table-cell table:formula="of:=IF([.AE$1] &lt; [.$C34]; [.$A34]+[.$E34]*[.AE$1]; &quot;&quot;)">
            <text:p/>
          </table:table-cell>
          <table:table-cell table:formula="of:=IF([.AF$1] &lt; [.$C34]; [.$A34]+[.$E34]*[.AF$1]; &quot;&quot;)">
            <text:p/>
          </table:table-cell>
          <table:table-cell table:formula="of:=IF([.AG$1] &lt; [.$C34]; [.$A34]+[.$E34]*[.AG$1]; &quot;&quot;)">
            <text:p/>
          </table:table-cell>
          <table:table-cell table:formula="of:=IF([.AH$1] &lt; [.$C34]; [.$A34]+[.$E34]*[.AH$1]; &quot;&quot;)">
            <text:p/>
          </table:table-cell>
          <table:table-cell table:formula="of:=IF([.AI$1] &lt; [.$C34]; [.$A34]+[.$E34]*[.AI$1]; &quot;&quot;)">
            <text:p/>
          </table:table-cell>
          <table:table-cell table:formula="of:=IF([.AJ$1] &lt; [.$C34]; [.$A34]+[.$E34]*[.AJ$1]; &quot;&quot;)">
            <text:p/>
          </table:table-cell>
          <table:table-cell table:formula="of:=IF([.AK$1] &lt; [.$C34]; [.$A34]+[.$E34]*[.AK$1]; &quot;&quot;)">
            <text:p/>
          </table:table-cell>
          <table:table-cell table:formula="of:=IF([.AL$1] &lt; [.$C34]; [.$A34]+[.$E34]*[.AL$1]; &quot;&quot;)">
            <text:p/>
          </table:table-cell>
          <table:table-cell table:formula="of:=IF([.AM$1] &lt; [.$C34]; [.$A34]+[.$E34]*[.AM$1]; &quot;&quot;)">
            <text:p/>
          </table:table-cell>
          <table:table-cell table:formula="of:=IF([.AN$1] &lt; [.$C34]; [.$A34]+[.$E34]*[.AN$1]; &quot;&quot;)">
            <text:p/>
          </table:table-cell>
          <table:table-cell table:formula="of:=IF([.AO$1] &lt; [.$C34]; [.$A34]+[.$E34]*[.AO$1]; &quot;&quot;)">
            <text:p/>
          </table:table-cell>
          <table:table-cell table:formula="of:=IF([.AP$1] &lt; [.$C34]; [.$A34]+[.$E34]*[.AP$1]; &quot;&quot;)">
            <text:p/>
          </table:table-cell>
          <table:table-cell table:formula="of:=IF([.AQ$1] &lt; [.$C34]; [.$A34]+[.$E34]*[.AQ$1]; &quot;&quot;)">
            <text:p/>
          </table:table-cell>
          <table:table-cell table:formula="of:=IF([.AR$1] &lt; [.$C34]; [.$A34]+[.$E34]*[.AR$1]; &quot;&quot;)">
            <text:p/>
          </table:table-cell>
          <table:table-cell table:formula="of:=IF([.AS$1] &lt; [.$C34]; [.$A34]+[.$E34]*[.AS$1]; &quot;&quot;)">
            <text:p/>
          </table:table-cell>
          <table:table-cell table:formula="of:=IF([.AT$1] &lt; [.$C34]; [.$A34]+[.$E34]*[.AT$1]; &quot;&quot;)">
            <text:p/>
          </table:table-cell>
          <table:table-cell table:formula="of:=IF([.AU$1] &lt; [.$C34]; [.$A34]+[.$E34]*[.AU$1]; &quot;&quot;)">
            <text:p/>
          </table:table-cell>
          <table:table-cell table:formula="of:=IF([.AV$1] &lt; [.$C34]; [.$A34]+[.$E34]*[.AV$1]; &quot;&quot;)">
            <text:p/>
          </table:table-cell>
          <table:table-cell table:formula="of:=IF([.AW$1] &lt; [.$C34]; [.$A34]+[.$E34]*[.AW$1]; &quot;&quot;)">
            <text:p/>
          </table:table-cell>
          <table:table-cell table:formula="of:=IF([.AX$1] &lt; [.$C34]; [.$A34]+[.$E34]*[.AX$1]; &quot;&quot;)">
            <text:p/>
          </table:table-cell>
          <table:table-cell table:formula="of:=IF([.AY$1] &lt; [.$C34]; [.$A34]+[.$E34]*[.AY$1]; &quot;&quot;)">
            <text:p/>
          </table:table-cell>
          <table:table-cell table:formula="of:=IF([.AZ$1] &lt; [.$C34]; [.$A34]+[.$E34]*[.AZ$1]; &quot;&quot;)">
            <text:p/>
          </table:table-cell>
          <table:table-cell table:formula="of:=IF([.BA$1] &lt; [.$C34]; [.$A34]+[.$E34]*[.BA$1]; &quot;&quot;)">
            <text:p/>
          </table:table-cell>
          <table:table-cell table:formula="of:=IF([.BB$1] &lt; [.$C34]; [.$A34]+[.$E34]*[.BB$1]; &quot;&quot;)">
            <text:p/>
          </table:table-cell>
          <table:table-cell table:formula="of:=IF([.BC$1] &lt; [.$C34]; [.$A34]+[.$E34]*[.BC$1]; &quot;&quot;)">
            <text:p/>
          </table:table-cell>
          <table:table-cell table:formula="of:=IF([.BD$1] &lt; [.$C34]; [.$A34]+[.$E34]*[.BD$1]; &quot;&quot;)">
            <text:p/>
          </table:table-cell>
          <table:table-cell table:formula="of:=IF([.BE$1] &lt; [.$C34]; [.$A34]+[.$E34]*[.BE$1]; &quot;&quot;)">
            <text:p/>
          </table:table-cell>
          <table:table-cell table:formula="of:=IF([.BF$1] &lt; [.$C34]; [.$A34]+[.$E34]*[.BF$1]; &quot;&quot;)">
            <text:p/>
          </table:table-cell>
          <table:table-cell table:formula="of:=IF([.BG$1] &lt; [.$C34]; [.$A34]+[.$E34]*[.BG$1]; &quot;&quot;)">
            <text:p/>
          </table:table-cell>
          <table:table-cell table:formula="of:=IF([.BH$1] &lt; [.$C34]; [.$A34]+[.$E34]*[.BH$1]; &quot;&quot;)">
            <text:p/>
          </table:table-cell>
          <table:table-cell table:formula="of:=IF([.BI$1] &lt; [.$C34]; [.$A34]+[.$E34]*[.BI$1]; &quot;&quot;)">
            <text:p/>
          </table:table-cell>
          <table:table-cell table:formula="of:=IF([.BJ$1] &lt; [.$C34]; [.$A34]+[.$E34]*[.BJ$1]; &quot;&quot;)">
            <text:p/>
          </table:table-cell>
          <table:table-cell table:formula="of:=IF([.BK$1] &lt; [.$C34]; [.$A34]+[.$E34]*[.BK$1]; &quot;&quot;)">
            <text:p/>
          </table:table-cell>
          <table:table-cell table:formula="of:=IF([.BL$1] &lt; [.$C34]; [.$A34]+[.$E34]*[.BL$1]; &quot;&quot;)">
            <text:p/>
          </table:table-cell>
          <table:table-cell table:formula="of:=IF([.BM$1] &lt; [.$C34]; [.$A34]+[.$E34]*[.BM$1]; &quot;&quot;)">
            <text:p/>
          </table:table-cell>
          <table:table-cell table:formula="of:=IF([.BN$1] &lt; [.$C34]; [.$A34]+[.$E34]*[.BN$1]; &quot;&quot;)">
            <text:p/>
          </table:table-cell>
          <table:table-cell table:formula="of:=IF([.BO$1] &lt; [.$C34]; [.$A34]+[.$E34]*[.BO$1]; &quot;&quot;)">
            <text:p/>
          </table:table-cell>
          <table:table-cell table:formula="of:=IF([.BP$1] &lt; [.$C34]; [.$A34]+[.$E34]*[.BP$1]; &quot;&quot;)">
            <text:p/>
          </table:table-cell>
          <table:table-cell table:formula="of:=IF([.BQ$1] &lt; [.$C34]; [.$A34]+[.$E34]*[.BQ$1]; &quot;&quot;)">
            <text:p/>
          </table:table-cell>
          <table:table-cell table:formula="of:=IF([.BR$1] &lt; [.$C34]; [.$A34]+[.$E34]*[.BR$1]; &quot;&quot;)">
            <text:p/>
          </table:table-cell>
          <table:table-cell table:formula="of:=IF([.BS$1] &lt; [.$C34]; [.$A34]+[.$E34]*[.BS$1]; &quot;&quot;)">
            <text:p/>
          </table:table-cell>
          <table:table-cell table:formula="of:=IF([.BT$1] &lt; [.$C34]; [.$A34]+[.$E34]*[.BT$1]; &quot;&quot;)">
            <text:p/>
          </table:table-cell>
          <table:table-cell table:formula="of:=IF([.BU$1] &lt; [.$C34]; [.$A34]+[.$E34]*[.BU$1]; &quot;&quot;)">
            <text:p/>
          </table:table-cell>
          <table:table-cell table:formula="of:=IF([.BV$1] &lt; [.$C34]; [.$A34]+[.$E34]*[.BV$1]; &quot;&quot;)">
            <text:p/>
          </table:table-cell>
          <table:table-cell table:formula="of:=IF([.BW$1] &lt; [.$C34]; [.$A34]+[.$E34]*[.BW$1]; &quot;&quot;)">
            <text:p/>
          </table:table-cell>
          <table:table-cell table:formula="of:=IF([.BX$1] &lt; [.$C34]; [.$A34]+[.$E34]*[.BX$1]; &quot;&quot;)">
            <text:p/>
          </table:table-cell>
          <table:table-cell table:formula="of:=IF([.BY$1] &lt; [.$C34]; [.$A34]+[.$E34]*[.BY$1]; &quot;&quot;)">
            <text:p/>
          </table:table-cell>
          <table:table-cell table:formula="of:=IF([.BZ$1] &lt; [.$C34]; [.$A34]+[.$E34]*[.BZ$1]; &quot;&quot;)">
            <text:p/>
          </table:table-cell>
          <table:table-cell table:formula="of:=IF([.CA$1] &lt; [.$C34]; [.$A34]+[.$E34]*[.CA$1]; &quot;&quot;)">
            <text:p/>
          </table:table-cell>
          <table:table-cell table:formula="of:=IF([.CB$1] &lt; [.$C34]; [.$A34]+[.$E34]*[.CB$1]; &quot;&quot;)">
            <text:p/>
          </table:table-cell>
          <table:table-cell table:formula="of:=IF([.CC$1] &lt; [.$C34]; [.$A34]+[.$E34]*[.CC$1]; &quot;&quot;)">
            <text:p/>
          </table:table-cell>
          <table:table-cell table:formula="of:=IF([.CD$1] &lt; [.$C34]; [.$A34]+[.$E34]*[.CD$1]; &quot;&quot;)">
            <text:p/>
          </table:table-cell>
          <table:table-cell table:formula="of:=IF([.CE$1] &lt; [.$C34]; [.$A34]+[.$E34]*[.CE$1]; &quot;&quot;)">
            <text:p/>
          </table:table-cell>
          <table:table-cell table:formula="of:=IF([.CF$1] &lt; [.$C34]; [.$A34]+[.$E34]*[.CF$1]; &quot;&quot;)">
            <text:p/>
          </table:table-cell>
          <table:table-cell table:formula="of:=IF([.CG$1] &lt; [.$C34]; [.$A34]+[.$E34]*[.CG$1]; &quot;&quot;)">
            <text:p/>
          </table:table-cell>
          <table:table-cell table:formula="of:=IF([.CH$1] &lt; [.$C34]; [.$A34]+[.$E34]*[.CH$1]; &quot;&quot;)">
            <text:p/>
          </table:table-cell>
          <table:table-cell table:formula="of:=IF([.CI$1] &lt; [.$C34]; [.$A34]+[.$E34]*[.CI$1]; &quot;&quot;)">
            <text:p/>
          </table:table-cell>
          <table:table-cell table:formula="of:=IF([.CJ$1] &lt; [.$C34]; [.$A34]+[.$E34]*[.CJ$1]; &quot;&quot;)">
            <text:p/>
          </table:table-cell>
          <table:table-cell table:formula="of:=IF([.CK$1] &lt; [.$C34]; [.$A34]+[.$E34]*[.CK$1]; &quot;&quot;)">
            <text:p/>
          </table:table-cell>
          <table:table-cell table:formula="of:=IF([.CL$1] &lt; [.$C34]; [.$A34]+[.$E34]*[.CL$1]; &quot;&quot;)">
            <text:p/>
          </table:table-cell>
          <table:table-cell table:formula="of:=IF([.CM$1] &lt; [.$C34]; [.$A34]+[.$E34]*[.CM$1]; &quot;&quot;)">
            <text:p/>
          </table:table-cell>
          <table:table-cell table:formula="of:=IF([.CN$1] &lt; [.$C34]; [.$A34]+[.$E34]*[.CN$1]; &quot;&quot;)">
            <text:p/>
          </table:table-cell>
          <table:table-cell table:formula="of:=IF([.CO$1] &lt; [.$C34]; [.$A34]+[.$E34]*[.CO$1]; &quot;&quot;)">
            <text:p/>
          </table:table-cell>
          <table:table-cell table:formula="of:=IF([.CP$1] &lt; [.$C34]; [.$A34]+[.$E34]*[.CP$1]; &quot;&quot;)">
            <text:p/>
          </table:table-cell>
          <table:table-cell table:formula="of:=IF([.CQ$1] &lt; [.$C34]; [.$A34]+[.$E34]*[.CQ$1]; &quot;&quot;)">
            <text:p/>
          </table:table-cell>
          <table:table-cell table:formula="of:=IF([.CR$1] &lt; [.$C34]; [.$A34]+[.$E34]*[.CR$1]; &quot;&quot;)">
            <text:p/>
          </table:table-cell>
          <table:table-cell table:formula="of:=IF([.CS$1] &lt; [.$C34]; [.$A34]+[.$E34]*[.CS$1]; &quot;&quot;)">
            <text:p/>
          </table:table-cell>
          <table:table-cell table:formula="of:=IF([.CT$1] &lt; [.$C34]; [.$A34]+[.$E34]*[.CT$1]; &quot;&quot;)">
            <text:p/>
          </table:table-cell>
          <table:table-cell table:formula="of:=IF([.CU$1] &lt; [.$C34]; [.$A34]+[.$E34]*[.CU$1]; &quot;&quot;)">
            <text:p/>
          </table:table-cell>
          <table:table-cell table:formula="of:=IF([.CV$1] &lt; [.$C34]; [.$A34]+[.$E34]*[.CV$1]; &quot;&quot;)">
            <text:p/>
          </table:table-cell>
          <table:table-cell table:formula="of:=IF([.CW$1] &lt; [.$C34]; [.$A34]+[.$E34]*[.CW$1]; &quot;&quot;)">
            <text:p/>
          </table:table-cell>
          <table:table-cell table:formula="of:=IF([.CX$1] &lt; [.$C34]; [.$A34]+[.$E34]*[.CX$1]; &quot;&quot;)">
            <text:p/>
          </table:table-cell>
          <table:table-cell table:formula="of:=IF([.CY$1] &lt; [.$C34]; [.$A34]+[.$E34]*[.CY$1]; &quot;&quot;)">
            <text:p/>
          </table:table-cell>
          <table:table-cell table:formula="of:=IF([.CZ$1] &lt; [.$C34]; [.$A34]+[.$E34]*[.CZ$1]; &quot;&quot;)">
            <text:p/>
          </table:table-cell>
          <table:table-cell table:formula="of:=IF([.DA$1] &lt; [.$C34]; [.$A34]+[.$E34]*[.DA$1]; &quot;&quot;)">
            <text:p/>
          </table:table-cell>
          <table:table-cell table:formula="of:=IF([.DB$1] &lt; [.$C34]; [.$A34]+[.$E34]*[.DB$1]; &quot;&quot;)">
            <text:p/>
          </table:table-cell>
          <table:table-cell table:number-columns-repeated="6"/>
        </table:table-row>
        <table:table-row table:style-name="ro1">
          <table:table-cell table:formula="of:=[.A13]+1" office:value-type="float" office:value="366" calcext:value-type="float">
            <text:p>366</text:p>
          </table:table-cell>
          <table:table-cell table:formula="of:=[.A35]+[.C35]-1"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5]-[.A35])" office:value-type="float" office:value="1" calcext:value-type="float">
            <text:p>1</text:p>
          </table:table-cell>
          <table:table-cell/>
          <table:table-cell table:formula="of:=IF([.G$1] &lt; [.$C35]; [.$A35]+[.$E35]*[.G$1]; &quot;&quot;)" office:value-type="float" office:value="366" calcext:value-type="float">
            <text:p>366</text:p>
          </table:table-cell>
          <table:table-cell table:formula="of:=IF([.H$1] &lt; [.$C35]; [.$A35]+[.$E35]*[.H$1]; &quot;&quot;)" office:value-type="float" office:value="367" calcext:value-type="float">
            <text:p>367</text:p>
          </table:table-cell>
          <table:table-cell table:formula="of:=IF([.I$1] &lt; [.$C35]; [.$A35]+[.$E35]*[.I$1]; &quot;&quot;)" office:value-type="float" office:value="368" calcext:value-type="float">
            <text:p>368</text:p>
          </table:table-cell>
          <table:table-cell table:formula="of:=IF([.J$1] &lt; [.$C35]; [.$A35]+[.$E35]*[.J$1]; &quot;&quot;)">
            <text:p/>
          </table:table-cell>
          <table:table-cell table:formula="of:=IF([.K$1] &lt; [.$C35]; [.$A35]+[.$E35]*[.K$1]; &quot;&quot;)">
            <text:p/>
          </table:table-cell>
          <table:table-cell table:formula="of:=IF([.L$1] &lt; [.$C35]; [.$A35]+[.$E35]*[.L$1]; &quot;&quot;)">
            <text:p/>
          </table:table-cell>
          <table:table-cell table:formula="of:=IF([.M$1] &lt; [.$C35]; [.$A35]+[.$E35]*[.M$1]; &quot;&quot;)">
            <text:p/>
          </table:table-cell>
          <table:table-cell table:formula="of:=IF([.N$1] &lt; [.$C35]; [.$A35]+[.$E35]*[.N$1]; &quot;&quot;)">
            <text:p/>
          </table:table-cell>
          <table:table-cell table:formula="of:=IF([.O$1] &lt; [.$C35]; [.$A35]+[.$E35]*[.O$1]; &quot;&quot;)">
            <text:p/>
          </table:table-cell>
          <table:table-cell table:formula="of:=IF([.P$1] &lt; [.$C35]; [.$A35]+[.$E35]*[.P$1]; &quot;&quot;)">
            <text:p/>
          </table:table-cell>
          <table:table-cell table:formula="of:=IF([.Q$1] &lt; [.$C35]; [.$A35]+[.$E35]*[.Q$1]; &quot;&quot;)">
            <text:p/>
          </table:table-cell>
          <table:table-cell table:formula="of:=IF([.R$1] &lt; [.$C35]; [.$A35]+[.$E35]*[.R$1]; &quot;&quot;)">
            <text:p/>
          </table:table-cell>
          <table:table-cell table:formula="of:=IF([.S$1] &lt; [.$C35]; [.$A35]+[.$E35]*[.S$1]; &quot;&quot;)">
            <text:p/>
          </table:table-cell>
          <table:table-cell table:formula="of:=IF([.T$1] &lt; [.$C35]; [.$A35]+[.$E35]*[.T$1]; &quot;&quot;)">
            <text:p/>
          </table:table-cell>
          <table:table-cell table:formula="of:=IF([.U$1] &lt; [.$C35]; [.$A35]+[.$E35]*[.U$1]; &quot;&quot;)">
            <text:p/>
          </table:table-cell>
          <table:table-cell table:formula="of:=IF([.V$1] &lt; [.$C35]; [.$A35]+[.$E35]*[.V$1]; &quot;&quot;)">
            <text:p/>
          </table:table-cell>
          <table:table-cell table:formula="of:=IF([.W$1] &lt; [.$C35]; [.$A35]+[.$E35]*[.W$1]; &quot;&quot;)">
            <text:p/>
          </table:table-cell>
          <table:table-cell table:formula="of:=IF([.X$1] &lt; [.$C35]; [.$A35]+[.$E35]*[.X$1]; &quot;&quot;)">
            <text:p/>
          </table:table-cell>
          <table:table-cell table:formula="of:=IF([.Y$1] &lt; [.$C35]; [.$A35]+[.$E35]*[.Y$1]; &quot;&quot;)">
            <text:p/>
          </table:table-cell>
          <table:table-cell table:formula="of:=IF([.Z$1] &lt; [.$C35]; [.$A35]+[.$E35]*[.Z$1]; &quot;&quot;)">
            <text:p/>
          </table:table-cell>
          <table:table-cell table:formula="of:=IF([.AA$1] &lt; [.$C35]; [.$A35]+[.$E35]*[.AA$1]; &quot;&quot;)">
            <text:p/>
          </table:table-cell>
          <table:table-cell table:formula="of:=IF([.AB$1] &lt; [.$C35]; [.$A35]+[.$E35]*[.AB$1]; &quot;&quot;)">
            <text:p/>
          </table:table-cell>
          <table:table-cell table:formula="of:=IF([.AC$1] &lt; [.$C35]; [.$A35]+[.$E35]*[.AC$1]; &quot;&quot;)">
            <text:p/>
          </table:table-cell>
          <table:table-cell table:formula="of:=IF([.AD$1] &lt; [.$C35]; [.$A35]+[.$E35]*[.AD$1]; &quot;&quot;)">
            <text:p/>
          </table:table-cell>
          <table:table-cell table:formula="of:=IF([.AE$1] &lt; [.$C35]; [.$A35]+[.$E35]*[.AE$1]; &quot;&quot;)">
            <text:p/>
          </table:table-cell>
          <table:table-cell table:formula="of:=IF([.AF$1] &lt; [.$C35]; [.$A35]+[.$E35]*[.AF$1]; &quot;&quot;)">
            <text:p/>
          </table:table-cell>
          <table:table-cell table:formula="of:=IF([.AG$1] &lt; [.$C35]; [.$A35]+[.$E35]*[.AG$1]; &quot;&quot;)">
            <text:p/>
          </table:table-cell>
          <table:table-cell table:formula="of:=IF([.AH$1] &lt; [.$C35]; [.$A35]+[.$E35]*[.AH$1]; &quot;&quot;)">
            <text:p/>
          </table:table-cell>
          <table:table-cell table:formula="of:=IF([.AI$1] &lt; [.$C35]; [.$A35]+[.$E35]*[.AI$1]; &quot;&quot;)">
            <text:p/>
          </table:table-cell>
          <table:table-cell table:formula="of:=IF([.AJ$1] &lt; [.$C35]; [.$A35]+[.$E35]*[.AJ$1]; &quot;&quot;)">
            <text:p/>
          </table:table-cell>
          <table:table-cell table:formula="of:=IF([.AK$1] &lt; [.$C35]; [.$A35]+[.$E35]*[.AK$1]; &quot;&quot;)">
            <text:p/>
          </table:table-cell>
          <table:table-cell table:formula="of:=IF([.AL$1] &lt; [.$C35]; [.$A35]+[.$E35]*[.AL$1]; &quot;&quot;)">
            <text:p/>
          </table:table-cell>
          <table:table-cell table:formula="of:=IF([.AM$1] &lt; [.$C35]; [.$A35]+[.$E35]*[.AM$1]; &quot;&quot;)">
            <text:p/>
          </table:table-cell>
          <table:table-cell table:formula="of:=IF([.AN$1] &lt; [.$C35]; [.$A35]+[.$E35]*[.AN$1]; &quot;&quot;)">
            <text:p/>
          </table:table-cell>
          <table:table-cell table:formula="of:=IF([.AO$1] &lt; [.$C35]; [.$A35]+[.$E35]*[.AO$1]; &quot;&quot;)">
            <text:p/>
          </table:table-cell>
          <table:table-cell table:formula="of:=IF([.AP$1] &lt; [.$C35]; [.$A35]+[.$E35]*[.AP$1]; &quot;&quot;)">
            <text:p/>
          </table:table-cell>
          <table:table-cell table:formula="of:=IF([.AQ$1] &lt; [.$C35]; [.$A35]+[.$E35]*[.AQ$1]; &quot;&quot;)">
            <text:p/>
          </table:table-cell>
          <table:table-cell table:formula="of:=IF([.AR$1] &lt; [.$C35]; [.$A35]+[.$E35]*[.AR$1]; &quot;&quot;)">
            <text:p/>
          </table:table-cell>
          <table:table-cell table:formula="of:=IF([.AS$1] &lt; [.$C35]; [.$A35]+[.$E35]*[.AS$1]; &quot;&quot;)">
            <text:p/>
          </table:table-cell>
          <table:table-cell table:formula="of:=IF([.AT$1] &lt; [.$C35]; [.$A35]+[.$E35]*[.AT$1]; &quot;&quot;)">
            <text:p/>
          </table:table-cell>
          <table:table-cell table:formula="of:=IF([.AU$1] &lt; [.$C35]; [.$A35]+[.$E35]*[.AU$1]; &quot;&quot;)">
            <text:p/>
          </table:table-cell>
          <table:table-cell table:formula="of:=IF([.AV$1] &lt; [.$C35]; [.$A35]+[.$E35]*[.AV$1]; &quot;&quot;)">
            <text:p/>
          </table:table-cell>
          <table:table-cell table:formula="of:=IF([.AW$1] &lt; [.$C35]; [.$A35]+[.$E35]*[.AW$1]; &quot;&quot;)">
            <text:p/>
          </table:table-cell>
          <table:table-cell table:formula="of:=IF([.AX$1] &lt; [.$C35]; [.$A35]+[.$E35]*[.AX$1]; &quot;&quot;)">
            <text:p/>
          </table:table-cell>
          <table:table-cell table:formula="of:=IF([.AY$1] &lt; [.$C35]; [.$A35]+[.$E35]*[.AY$1]; &quot;&quot;)">
            <text:p/>
          </table:table-cell>
          <table:table-cell table:formula="of:=IF([.AZ$1] &lt; [.$C35]; [.$A35]+[.$E35]*[.AZ$1]; &quot;&quot;)">
            <text:p/>
          </table:table-cell>
          <table:table-cell table:formula="of:=IF([.BA$1] &lt; [.$C35]; [.$A35]+[.$E35]*[.BA$1]; &quot;&quot;)">
            <text:p/>
          </table:table-cell>
          <table:table-cell table:formula="of:=IF([.BB$1] &lt; [.$C35]; [.$A35]+[.$E35]*[.BB$1]; &quot;&quot;)">
            <text:p/>
          </table:table-cell>
          <table:table-cell table:formula="of:=IF([.BC$1] &lt; [.$C35]; [.$A35]+[.$E35]*[.BC$1]; &quot;&quot;)">
            <text:p/>
          </table:table-cell>
          <table:table-cell table:formula="of:=IF([.BD$1] &lt; [.$C35]; [.$A35]+[.$E35]*[.BD$1]; &quot;&quot;)">
            <text:p/>
          </table:table-cell>
          <table:table-cell table:formula="of:=IF([.BE$1] &lt; [.$C35]; [.$A35]+[.$E35]*[.BE$1]; &quot;&quot;)">
            <text:p/>
          </table:table-cell>
          <table:table-cell table:formula="of:=IF([.BF$1] &lt; [.$C35]; [.$A35]+[.$E35]*[.BF$1]; &quot;&quot;)">
            <text:p/>
          </table:table-cell>
          <table:table-cell table:formula="of:=IF([.BG$1] &lt; [.$C35]; [.$A35]+[.$E35]*[.BG$1]; &quot;&quot;)">
            <text:p/>
          </table:table-cell>
          <table:table-cell table:formula="of:=IF([.BH$1] &lt; [.$C35]; [.$A35]+[.$E35]*[.BH$1]; &quot;&quot;)">
            <text:p/>
          </table:table-cell>
          <table:table-cell table:formula="of:=IF([.BI$1] &lt; [.$C35]; [.$A35]+[.$E35]*[.BI$1]; &quot;&quot;)">
            <text:p/>
          </table:table-cell>
          <table:table-cell table:formula="of:=IF([.BJ$1] &lt; [.$C35]; [.$A35]+[.$E35]*[.BJ$1]; &quot;&quot;)">
            <text:p/>
          </table:table-cell>
          <table:table-cell table:formula="of:=IF([.BK$1] &lt; [.$C35]; [.$A35]+[.$E35]*[.BK$1]; &quot;&quot;)">
            <text:p/>
          </table:table-cell>
          <table:table-cell table:formula="of:=IF([.BL$1] &lt; [.$C35]; [.$A35]+[.$E35]*[.BL$1]; &quot;&quot;)">
            <text:p/>
          </table:table-cell>
          <table:table-cell table:formula="of:=IF([.BM$1] &lt; [.$C35]; [.$A35]+[.$E35]*[.BM$1]; &quot;&quot;)">
            <text:p/>
          </table:table-cell>
          <table:table-cell table:formula="of:=IF([.BN$1] &lt; [.$C35]; [.$A35]+[.$E35]*[.BN$1]; &quot;&quot;)">
            <text:p/>
          </table:table-cell>
          <table:table-cell table:formula="of:=IF([.BO$1] &lt; [.$C35]; [.$A35]+[.$E35]*[.BO$1]; &quot;&quot;)">
            <text:p/>
          </table:table-cell>
          <table:table-cell table:formula="of:=IF([.BP$1] &lt; [.$C35]; [.$A35]+[.$E35]*[.BP$1]; &quot;&quot;)">
            <text:p/>
          </table:table-cell>
          <table:table-cell table:formula="of:=IF([.BQ$1] &lt; [.$C35]; [.$A35]+[.$E35]*[.BQ$1]; &quot;&quot;)">
            <text:p/>
          </table:table-cell>
          <table:table-cell table:formula="of:=IF([.BR$1] &lt; [.$C35]; [.$A35]+[.$E35]*[.BR$1]; &quot;&quot;)">
            <text:p/>
          </table:table-cell>
          <table:table-cell table:formula="of:=IF([.BS$1] &lt; [.$C35]; [.$A35]+[.$E35]*[.BS$1]; &quot;&quot;)">
            <text:p/>
          </table:table-cell>
          <table:table-cell table:formula="of:=IF([.BT$1] &lt; [.$C35]; [.$A35]+[.$E35]*[.BT$1]; &quot;&quot;)">
            <text:p/>
          </table:table-cell>
          <table:table-cell table:formula="of:=IF([.BU$1] &lt; [.$C35]; [.$A35]+[.$E35]*[.BU$1]; &quot;&quot;)">
            <text:p/>
          </table:table-cell>
          <table:table-cell table:formula="of:=IF([.BV$1] &lt; [.$C35]; [.$A35]+[.$E35]*[.BV$1]; &quot;&quot;)">
            <text:p/>
          </table:table-cell>
          <table:table-cell table:formula="of:=IF([.BW$1] &lt; [.$C35]; [.$A35]+[.$E35]*[.BW$1]; &quot;&quot;)">
            <text:p/>
          </table:table-cell>
          <table:table-cell table:formula="of:=IF([.BX$1] &lt; [.$C35]; [.$A35]+[.$E35]*[.BX$1]; &quot;&quot;)">
            <text:p/>
          </table:table-cell>
          <table:table-cell table:formula="of:=IF([.BY$1] &lt; [.$C35]; [.$A35]+[.$E35]*[.BY$1]; &quot;&quot;)">
            <text:p/>
          </table:table-cell>
          <table:table-cell table:formula="of:=IF([.BZ$1] &lt; [.$C35]; [.$A35]+[.$E35]*[.BZ$1]; &quot;&quot;)">
            <text:p/>
          </table:table-cell>
          <table:table-cell table:formula="of:=IF([.CA$1] &lt; [.$C35]; [.$A35]+[.$E35]*[.CA$1]; &quot;&quot;)">
            <text:p/>
          </table:table-cell>
          <table:table-cell table:formula="of:=IF([.CB$1] &lt; [.$C35]; [.$A35]+[.$E35]*[.CB$1]; &quot;&quot;)">
            <text:p/>
          </table:table-cell>
          <table:table-cell table:formula="of:=IF([.CC$1] &lt; [.$C35]; [.$A35]+[.$E35]*[.CC$1]; &quot;&quot;)">
            <text:p/>
          </table:table-cell>
          <table:table-cell table:formula="of:=IF([.CD$1] &lt; [.$C35]; [.$A35]+[.$E35]*[.CD$1]; &quot;&quot;)">
            <text:p/>
          </table:table-cell>
          <table:table-cell table:formula="of:=IF([.CE$1] &lt; [.$C35]; [.$A35]+[.$E35]*[.CE$1]; &quot;&quot;)">
            <text:p/>
          </table:table-cell>
          <table:table-cell table:formula="of:=IF([.CF$1] &lt; [.$C35]; [.$A35]+[.$E35]*[.CF$1]; &quot;&quot;)">
            <text:p/>
          </table:table-cell>
          <table:table-cell table:formula="of:=IF([.CG$1] &lt; [.$C35]; [.$A35]+[.$E35]*[.CG$1]; &quot;&quot;)">
            <text:p/>
          </table:table-cell>
          <table:table-cell table:formula="of:=IF([.CH$1] &lt; [.$C35]; [.$A35]+[.$E35]*[.CH$1]; &quot;&quot;)">
            <text:p/>
          </table:table-cell>
          <table:table-cell table:formula="of:=IF([.CI$1] &lt; [.$C35]; [.$A35]+[.$E35]*[.CI$1]; &quot;&quot;)">
            <text:p/>
          </table:table-cell>
          <table:table-cell table:formula="of:=IF([.CJ$1] &lt; [.$C35]; [.$A35]+[.$E35]*[.CJ$1]; &quot;&quot;)">
            <text:p/>
          </table:table-cell>
          <table:table-cell table:formula="of:=IF([.CK$1] &lt; [.$C35]; [.$A35]+[.$E35]*[.CK$1]; &quot;&quot;)">
            <text:p/>
          </table:table-cell>
          <table:table-cell table:formula="of:=IF([.CL$1] &lt; [.$C35]; [.$A35]+[.$E35]*[.CL$1]; &quot;&quot;)">
            <text:p/>
          </table:table-cell>
          <table:table-cell table:formula="of:=IF([.CM$1] &lt; [.$C35]; [.$A35]+[.$E35]*[.CM$1]; &quot;&quot;)">
            <text:p/>
          </table:table-cell>
          <table:table-cell table:formula="of:=IF([.CN$1] &lt; [.$C35]; [.$A35]+[.$E35]*[.CN$1]; &quot;&quot;)">
            <text:p/>
          </table:table-cell>
          <table:table-cell table:formula="of:=IF([.CO$1] &lt; [.$C35]; [.$A35]+[.$E35]*[.CO$1]; &quot;&quot;)">
            <text:p/>
          </table:table-cell>
          <table:table-cell table:formula="of:=IF([.CP$1] &lt; [.$C35]; [.$A35]+[.$E35]*[.CP$1]; &quot;&quot;)">
            <text:p/>
          </table:table-cell>
          <table:table-cell table:formula="of:=IF([.CQ$1] &lt; [.$C35]; [.$A35]+[.$E35]*[.CQ$1]; &quot;&quot;)">
            <text:p/>
          </table:table-cell>
          <table:table-cell table:formula="of:=IF([.CR$1] &lt; [.$C35]; [.$A35]+[.$E35]*[.CR$1]; &quot;&quot;)">
            <text:p/>
          </table:table-cell>
          <table:table-cell table:formula="of:=IF([.CS$1] &lt; [.$C35]; [.$A35]+[.$E35]*[.CS$1]; &quot;&quot;)">
            <text:p/>
          </table:table-cell>
          <table:table-cell table:formula="of:=IF([.CT$1] &lt; [.$C35]; [.$A35]+[.$E35]*[.CT$1]; &quot;&quot;)">
            <text:p/>
          </table:table-cell>
          <table:table-cell table:formula="of:=IF([.CU$1] &lt; [.$C35]; [.$A35]+[.$E35]*[.CU$1]; &quot;&quot;)">
            <text:p/>
          </table:table-cell>
          <table:table-cell table:formula="of:=IF([.CV$1] &lt; [.$C35]; [.$A35]+[.$E35]*[.CV$1]; &quot;&quot;)">
            <text:p/>
          </table:table-cell>
          <table:table-cell table:formula="of:=IF([.CW$1] &lt; [.$C35]; [.$A35]+[.$E35]*[.CW$1]; &quot;&quot;)">
            <text:p/>
          </table:table-cell>
          <table:table-cell table:formula="of:=IF([.CX$1] &lt; [.$C35]; [.$A35]+[.$E35]*[.CX$1]; &quot;&quot;)">
            <text:p/>
          </table:table-cell>
          <table:table-cell table:formula="of:=IF([.CY$1] &lt; [.$C35]; [.$A35]+[.$E35]*[.CY$1]; &quot;&quot;)">
            <text:p/>
          </table:table-cell>
          <table:table-cell table:formula="of:=IF([.CZ$1] &lt; [.$C35]; [.$A35]+[.$E35]*[.CZ$1]; &quot;&quot;)">
            <text:p/>
          </table:table-cell>
          <table:table-cell table:formula="of:=IF([.DA$1] &lt; [.$C35]; [.$A35]+[.$E35]*[.DA$1]; &quot;&quot;)">
            <text:p/>
          </table:table-cell>
          <table:table-cell table:formula="of:=IF([.DB$1] &lt; [.$C35]; [.$A35]+[.$E35]*[.DB$1]; &quot;&quot;)">
            <text:p/>
          </table:table-cell>
          <table:table-cell table:number-columns-repeated="6"/>
        </table:table-row>
        <table:table-row table:style-name="ro1">
          <table:table-cell table:formula="of:=[.A15]+1" office:value-type="float" office:value="422" calcext:value-type="float">
            <text:p>422</text:p>
          </table:table-cell>
          <table:table-cell table:formula="of:=[.A36]+[.C36]-1"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table:formula="of:=SIGN([.B36]-[.A36])" office:value-type="float" office:value="1" calcext:value-type="float">
            <text:p>1</text:p>
          </table:table-cell>
          <table:table-cell/>
          <table:table-cell table:formula="of:=IF([.G$1] &lt; [.$C36]; [.$A36]+[.$E36]*[.G$1]; &quot;&quot;)" office:value-type="float" office:value="422" calcext:value-type="float">
            <text:p>422</text:p>
          </table:table-cell>
          <table:table-cell table:formula="of:=IF([.H$1] &lt; [.$C36]; [.$A36]+[.$E36]*[.H$1]; &quot;&quot;)" office:value-type="float" office:value="423" calcext:value-type="float">
            <text:p>423</text:p>
          </table:table-cell>
          <table:table-cell table:formula="of:=IF([.I$1] &lt; [.$C36]; [.$A36]+[.$E36]*[.I$1]; &quot;&quot;)" office:value-type="float" office:value="424" calcext:value-type="float">
            <text:p>424</text:p>
          </table:table-cell>
          <table:table-cell table:formula="of:=IF([.J$1] &lt; [.$C36]; [.$A36]+[.$E36]*[.J$1]; &quot;&quot;)">
            <text:p/>
          </table:table-cell>
          <table:table-cell table:formula="of:=IF([.K$1] &lt; [.$C36]; [.$A36]+[.$E36]*[.K$1]; &quot;&quot;)">
            <text:p/>
          </table:table-cell>
          <table:table-cell table:formula="of:=IF([.L$1] &lt; [.$C36]; [.$A36]+[.$E36]*[.L$1]; &quot;&quot;)">
            <text:p/>
          </table:table-cell>
          <table:table-cell table:formula="of:=IF([.M$1] &lt; [.$C36]; [.$A36]+[.$E36]*[.M$1]; &quot;&quot;)">
            <text:p/>
          </table:table-cell>
          <table:table-cell table:formula="of:=IF([.N$1] &lt; [.$C36]; [.$A36]+[.$E36]*[.N$1]; &quot;&quot;)">
            <text:p/>
          </table:table-cell>
          <table:table-cell table:formula="of:=IF([.O$1] &lt; [.$C36]; [.$A36]+[.$E36]*[.O$1]; &quot;&quot;)">
            <text:p/>
          </table:table-cell>
          <table:table-cell table:formula="of:=IF([.P$1] &lt; [.$C36]; [.$A36]+[.$E36]*[.P$1]; &quot;&quot;)">
            <text:p/>
          </table:table-cell>
          <table:table-cell table:formula="of:=IF([.Q$1] &lt; [.$C36]; [.$A36]+[.$E36]*[.Q$1]; &quot;&quot;)">
            <text:p/>
          </table:table-cell>
          <table:table-cell table:formula="of:=IF([.R$1] &lt; [.$C36]; [.$A36]+[.$E36]*[.R$1]; &quot;&quot;)">
            <text:p/>
          </table:table-cell>
          <table:table-cell table:formula="of:=IF([.S$1] &lt; [.$C36]; [.$A36]+[.$E36]*[.S$1]; &quot;&quot;)">
            <text:p/>
          </table:table-cell>
          <table:table-cell table:formula="of:=IF([.T$1] &lt; [.$C36]; [.$A36]+[.$E36]*[.T$1]; &quot;&quot;)">
            <text:p/>
          </table:table-cell>
          <table:table-cell table:formula="of:=IF([.U$1] &lt; [.$C36]; [.$A36]+[.$E36]*[.U$1]; &quot;&quot;)">
            <text:p/>
          </table:table-cell>
          <table:table-cell table:formula="of:=IF([.V$1] &lt; [.$C36]; [.$A36]+[.$E36]*[.V$1]; &quot;&quot;)">
            <text:p/>
          </table:table-cell>
          <table:table-cell table:formula="of:=IF([.W$1] &lt; [.$C36]; [.$A36]+[.$E36]*[.W$1]; &quot;&quot;)">
            <text:p/>
          </table:table-cell>
          <table:table-cell table:formula="of:=IF([.X$1] &lt; [.$C36]; [.$A36]+[.$E36]*[.X$1]; &quot;&quot;)">
            <text:p/>
          </table:table-cell>
          <table:table-cell table:formula="of:=IF([.Y$1] &lt; [.$C36]; [.$A36]+[.$E36]*[.Y$1]; &quot;&quot;)">
            <text:p/>
          </table:table-cell>
          <table:table-cell table:formula="of:=IF([.Z$1] &lt; [.$C36]; [.$A36]+[.$E36]*[.Z$1]; &quot;&quot;)">
            <text:p/>
          </table:table-cell>
          <table:table-cell table:formula="of:=IF([.AA$1] &lt; [.$C36]; [.$A36]+[.$E36]*[.AA$1]; &quot;&quot;)">
            <text:p/>
          </table:table-cell>
          <table:table-cell table:formula="of:=IF([.AB$1] &lt; [.$C36]; [.$A36]+[.$E36]*[.AB$1]; &quot;&quot;)">
            <text:p/>
          </table:table-cell>
          <table:table-cell table:formula="of:=IF([.AC$1] &lt; [.$C36]; [.$A36]+[.$E36]*[.AC$1]; &quot;&quot;)">
            <text:p/>
          </table:table-cell>
          <table:table-cell table:formula="of:=IF([.AD$1] &lt; [.$C36]; [.$A36]+[.$E36]*[.AD$1]; &quot;&quot;)">
            <text:p/>
          </table:table-cell>
          <table:table-cell table:formula="of:=IF([.AE$1] &lt; [.$C36]; [.$A36]+[.$E36]*[.AE$1]; &quot;&quot;)">
            <text:p/>
          </table:table-cell>
          <table:table-cell table:formula="of:=IF([.AF$1] &lt; [.$C36]; [.$A36]+[.$E36]*[.AF$1]; &quot;&quot;)">
            <text:p/>
          </table:table-cell>
          <table:table-cell table:formula="of:=IF([.AG$1] &lt; [.$C36]; [.$A36]+[.$E36]*[.AG$1]; &quot;&quot;)">
            <text:p/>
          </table:table-cell>
          <table:table-cell table:formula="of:=IF([.AH$1] &lt; [.$C36]; [.$A36]+[.$E36]*[.AH$1]; &quot;&quot;)">
            <text:p/>
          </table:table-cell>
          <table:table-cell table:formula="of:=IF([.AI$1] &lt; [.$C36]; [.$A36]+[.$E36]*[.AI$1]; &quot;&quot;)">
            <text:p/>
          </table:table-cell>
          <table:table-cell table:formula="of:=IF([.AJ$1] &lt; [.$C36]; [.$A36]+[.$E36]*[.AJ$1]; &quot;&quot;)">
            <text:p/>
          </table:table-cell>
          <table:table-cell table:formula="of:=IF([.AK$1] &lt; [.$C36]; [.$A36]+[.$E36]*[.AK$1]; &quot;&quot;)">
            <text:p/>
          </table:table-cell>
          <table:table-cell table:formula="of:=IF([.AL$1] &lt; [.$C36]; [.$A36]+[.$E36]*[.AL$1]; &quot;&quot;)">
            <text:p/>
          </table:table-cell>
          <table:table-cell table:formula="of:=IF([.AM$1] &lt; [.$C36]; [.$A36]+[.$E36]*[.AM$1]; &quot;&quot;)">
            <text:p/>
          </table:table-cell>
          <table:table-cell table:formula="of:=IF([.AN$1] &lt; [.$C36]; [.$A36]+[.$E36]*[.AN$1]; &quot;&quot;)">
            <text:p/>
          </table:table-cell>
          <table:table-cell table:formula="of:=IF([.AO$1] &lt; [.$C36]; [.$A36]+[.$E36]*[.AO$1]; &quot;&quot;)">
            <text:p/>
          </table:table-cell>
          <table:table-cell table:formula="of:=IF([.AP$1] &lt; [.$C36]; [.$A36]+[.$E36]*[.AP$1]; &quot;&quot;)">
            <text:p/>
          </table:table-cell>
          <table:table-cell table:formula="of:=IF([.AQ$1] &lt; [.$C36]; [.$A36]+[.$E36]*[.AQ$1]; &quot;&quot;)">
            <text:p/>
          </table:table-cell>
          <table:table-cell table:formula="of:=IF([.AR$1] &lt; [.$C36]; [.$A36]+[.$E36]*[.AR$1]; &quot;&quot;)">
            <text:p/>
          </table:table-cell>
          <table:table-cell table:formula="of:=IF([.AS$1] &lt; [.$C36]; [.$A36]+[.$E36]*[.AS$1]; &quot;&quot;)">
            <text:p/>
          </table:table-cell>
          <table:table-cell table:formula="of:=IF([.AT$1] &lt; [.$C36]; [.$A36]+[.$E36]*[.AT$1]; &quot;&quot;)">
            <text:p/>
          </table:table-cell>
          <table:table-cell table:formula="of:=IF([.AU$1] &lt; [.$C36]; [.$A36]+[.$E36]*[.AU$1]; &quot;&quot;)">
            <text:p/>
          </table:table-cell>
          <table:table-cell table:formula="of:=IF([.AV$1] &lt; [.$C36]; [.$A36]+[.$E36]*[.AV$1]; &quot;&quot;)">
            <text:p/>
          </table:table-cell>
          <table:table-cell table:formula="of:=IF([.AW$1] &lt; [.$C36]; [.$A36]+[.$E36]*[.AW$1]; &quot;&quot;)">
            <text:p/>
          </table:table-cell>
          <table:table-cell table:formula="of:=IF([.AX$1] &lt; [.$C36]; [.$A36]+[.$E36]*[.AX$1]; &quot;&quot;)">
            <text:p/>
          </table:table-cell>
          <table:table-cell table:formula="of:=IF([.AY$1] &lt; [.$C36]; [.$A36]+[.$E36]*[.AY$1]; &quot;&quot;)">
            <text:p/>
          </table:table-cell>
          <table:table-cell table:formula="of:=IF([.AZ$1] &lt; [.$C36]; [.$A36]+[.$E36]*[.AZ$1]; &quot;&quot;)">
            <text:p/>
          </table:table-cell>
          <table:table-cell table:formula="of:=IF([.BA$1] &lt; [.$C36]; [.$A36]+[.$E36]*[.BA$1]; &quot;&quot;)">
            <text:p/>
          </table:table-cell>
          <table:table-cell table:formula="of:=IF([.BB$1] &lt; [.$C36]; [.$A36]+[.$E36]*[.BB$1]; &quot;&quot;)">
            <text:p/>
          </table:table-cell>
          <table:table-cell table:formula="of:=IF([.BC$1] &lt; [.$C36]; [.$A36]+[.$E36]*[.BC$1]; &quot;&quot;)">
            <text:p/>
          </table:table-cell>
          <table:table-cell table:formula="of:=IF([.BD$1] &lt; [.$C36]; [.$A36]+[.$E36]*[.BD$1]; &quot;&quot;)">
            <text:p/>
          </table:table-cell>
          <table:table-cell table:formula="of:=IF([.BE$1] &lt; [.$C36]; [.$A36]+[.$E36]*[.BE$1]; &quot;&quot;)">
            <text:p/>
          </table:table-cell>
          <table:table-cell table:formula="of:=IF([.BF$1] &lt; [.$C36]; [.$A36]+[.$E36]*[.BF$1]; &quot;&quot;)">
            <text:p/>
          </table:table-cell>
          <table:table-cell table:formula="of:=IF([.BG$1] &lt; [.$C36]; [.$A36]+[.$E36]*[.BG$1]; &quot;&quot;)">
            <text:p/>
          </table:table-cell>
          <table:table-cell table:formula="of:=IF([.BH$1] &lt; [.$C36]; [.$A36]+[.$E36]*[.BH$1]; &quot;&quot;)">
            <text:p/>
          </table:table-cell>
          <table:table-cell table:formula="of:=IF([.BI$1] &lt; [.$C36]; [.$A36]+[.$E36]*[.BI$1]; &quot;&quot;)">
            <text:p/>
          </table:table-cell>
          <table:table-cell table:formula="of:=IF([.BJ$1] &lt; [.$C36]; [.$A36]+[.$E36]*[.BJ$1]; &quot;&quot;)">
            <text:p/>
          </table:table-cell>
          <table:table-cell table:formula="of:=IF([.BK$1] &lt; [.$C36]; [.$A36]+[.$E36]*[.BK$1]; &quot;&quot;)">
            <text:p/>
          </table:table-cell>
          <table:table-cell table:formula="of:=IF([.BL$1] &lt; [.$C36]; [.$A36]+[.$E36]*[.BL$1]; &quot;&quot;)">
            <text:p/>
          </table:table-cell>
          <table:table-cell table:formula="of:=IF([.BM$1] &lt; [.$C36]; [.$A36]+[.$E36]*[.BM$1]; &quot;&quot;)">
            <text:p/>
          </table:table-cell>
          <table:table-cell table:formula="of:=IF([.BN$1] &lt; [.$C36]; [.$A36]+[.$E36]*[.BN$1]; &quot;&quot;)">
            <text:p/>
          </table:table-cell>
          <table:table-cell table:formula="of:=IF([.BO$1] &lt; [.$C36]; [.$A36]+[.$E36]*[.BO$1]; &quot;&quot;)">
            <text:p/>
          </table:table-cell>
          <table:table-cell table:formula="of:=IF([.BP$1] &lt; [.$C36]; [.$A36]+[.$E36]*[.BP$1]; &quot;&quot;)">
            <text:p/>
          </table:table-cell>
          <table:table-cell table:formula="of:=IF([.BQ$1] &lt; [.$C36]; [.$A36]+[.$E36]*[.BQ$1]; &quot;&quot;)">
            <text:p/>
          </table:table-cell>
          <table:table-cell table:formula="of:=IF([.BR$1] &lt; [.$C36]; [.$A36]+[.$E36]*[.BR$1]; &quot;&quot;)">
            <text:p/>
          </table:table-cell>
          <table:table-cell table:formula="of:=IF([.BS$1] &lt; [.$C36]; [.$A36]+[.$E36]*[.BS$1]; &quot;&quot;)">
            <text:p/>
          </table:table-cell>
          <table:table-cell table:formula="of:=IF([.BT$1] &lt; [.$C36]; [.$A36]+[.$E36]*[.BT$1]; &quot;&quot;)">
            <text:p/>
          </table:table-cell>
          <table:table-cell table:formula="of:=IF([.BU$1] &lt; [.$C36]; [.$A36]+[.$E36]*[.BU$1]; &quot;&quot;)">
            <text:p/>
          </table:table-cell>
          <table:table-cell table:formula="of:=IF([.BV$1] &lt; [.$C36]; [.$A36]+[.$E36]*[.BV$1]; &quot;&quot;)">
            <text:p/>
          </table:table-cell>
          <table:table-cell table:formula="of:=IF([.BW$1] &lt; [.$C36]; [.$A36]+[.$E36]*[.BW$1]; &quot;&quot;)">
            <text:p/>
          </table:table-cell>
          <table:table-cell table:formula="of:=IF([.BX$1] &lt; [.$C36]; [.$A36]+[.$E36]*[.BX$1]; &quot;&quot;)">
            <text:p/>
          </table:table-cell>
          <table:table-cell table:formula="of:=IF([.BY$1] &lt; [.$C36]; [.$A36]+[.$E36]*[.BY$1]; &quot;&quot;)">
            <text:p/>
          </table:table-cell>
          <table:table-cell table:formula="of:=IF([.BZ$1] &lt; [.$C36]; [.$A36]+[.$E36]*[.BZ$1]; &quot;&quot;)">
            <text:p/>
          </table:table-cell>
          <table:table-cell table:formula="of:=IF([.CA$1] &lt; [.$C36]; [.$A36]+[.$E36]*[.CA$1]; &quot;&quot;)">
            <text:p/>
          </table:table-cell>
          <table:table-cell table:formula="of:=IF([.CB$1] &lt; [.$C36]; [.$A36]+[.$E36]*[.CB$1]; &quot;&quot;)">
            <text:p/>
          </table:table-cell>
          <table:table-cell table:formula="of:=IF([.CC$1] &lt; [.$C36]; [.$A36]+[.$E36]*[.CC$1]; &quot;&quot;)">
            <text:p/>
          </table:table-cell>
          <table:table-cell table:formula="of:=IF([.CD$1] &lt; [.$C36]; [.$A36]+[.$E36]*[.CD$1]; &quot;&quot;)">
            <text:p/>
          </table:table-cell>
          <table:table-cell table:formula="of:=IF([.CE$1] &lt; [.$C36]; [.$A36]+[.$E36]*[.CE$1]; &quot;&quot;)">
            <text:p/>
          </table:table-cell>
          <table:table-cell table:formula="of:=IF([.CF$1] &lt; [.$C36]; [.$A36]+[.$E36]*[.CF$1]; &quot;&quot;)">
            <text:p/>
          </table:table-cell>
          <table:table-cell table:formula="of:=IF([.CG$1] &lt; [.$C36]; [.$A36]+[.$E36]*[.CG$1]; &quot;&quot;)">
            <text:p/>
          </table:table-cell>
          <table:table-cell table:formula="of:=IF([.CH$1] &lt; [.$C36]; [.$A36]+[.$E36]*[.CH$1]; &quot;&quot;)">
            <text:p/>
          </table:table-cell>
          <table:table-cell table:formula="of:=IF([.CI$1] &lt; [.$C36]; [.$A36]+[.$E36]*[.CI$1]; &quot;&quot;)">
            <text:p/>
          </table:table-cell>
          <table:table-cell table:formula="of:=IF([.CJ$1] &lt; [.$C36]; [.$A36]+[.$E36]*[.CJ$1]; &quot;&quot;)">
            <text:p/>
          </table:table-cell>
          <table:table-cell table:formula="of:=IF([.CK$1] &lt; [.$C36]; [.$A36]+[.$E36]*[.CK$1]; &quot;&quot;)">
            <text:p/>
          </table:table-cell>
          <table:table-cell table:formula="of:=IF([.CL$1] &lt; [.$C36]; [.$A36]+[.$E36]*[.CL$1]; &quot;&quot;)">
            <text:p/>
          </table:table-cell>
          <table:table-cell table:formula="of:=IF([.CM$1] &lt; [.$C36]; [.$A36]+[.$E36]*[.CM$1]; &quot;&quot;)">
            <text:p/>
          </table:table-cell>
          <table:table-cell table:formula="of:=IF([.CN$1] &lt; [.$C36]; [.$A36]+[.$E36]*[.CN$1]; &quot;&quot;)">
            <text:p/>
          </table:table-cell>
          <table:table-cell table:formula="of:=IF([.CO$1] &lt; [.$C36]; [.$A36]+[.$E36]*[.CO$1]; &quot;&quot;)">
            <text:p/>
          </table:table-cell>
          <table:table-cell table:formula="of:=IF([.CP$1] &lt; [.$C36]; [.$A36]+[.$E36]*[.CP$1]; &quot;&quot;)">
            <text:p/>
          </table:table-cell>
          <table:table-cell table:formula="of:=IF([.CQ$1] &lt; [.$C36]; [.$A36]+[.$E36]*[.CQ$1]; &quot;&quot;)">
            <text:p/>
          </table:table-cell>
          <table:table-cell table:formula="of:=IF([.CR$1] &lt; [.$C36]; [.$A36]+[.$E36]*[.CR$1]; &quot;&quot;)">
            <text:p/>
          </table:table-cell>
          <table:table-cell table:formula="of:=IF([.CS$1] &lt; [.$C36]; [.$A36]+[.$E36]*[.CS$1]; &quot;&quot;)">
            <text:p/>
          </table:table-cell>
          <table:table-cell table:formula="of:=IF([.CT$1] &lt; [.$C36]; [.$A36]+[.$E36]*[.CT$1]; &quot;&quot;)">
            <text:p/>
          </table:table-cell>
          <table:table-cell table:formula="of:=IF([.CU$1] &lt; [.$C36]; [.$A36]+[.$E36]*[.CU$1]; &quot;&quot;)">
            <text:p/>
          </table:table-cell>
          <table:table-cell table:formula="of:=IF([.CV$1] &lt; [.$C36]; [.$A36]+[.$E36]*[.CV$1]; &quot;&quot;)">
            <text:p/>
          </table:table-cell>
          <table:table-cell table:formula="of:=IF([.CW$1] &lt; [.$C36]; [.$A36]+[.$E36]*[.CW$1]; &quot;&quot;)">
            <text:p/>
          </table:table-cell>
          <table:table-cell table:formula="of:=IF([.CX$1] &lt; [.$C36]; [.$A36]+[.$E36]*[.CX$1]; &quot;&quot;)">
            <text:p/>
          </table:table-cell>
          <table:table-cell table:formula="of:=IF([.CY$1] &lt; [.$C36]; [.$A36]+[.$E36]*[.CY$1]; &quot;&quot;)">
            <text:p/>
          </table:table-cell>
          <table:table-cell table:formula="of:=IF([.CZ$1] &lt; [.$C36]; [.$A36]+[.$E36]*[.CZ$1]; &quot;&quot;)">
            <text:p/>
          </table:table-cell>
          <table:table-cell table:formula="of:=IF([.DA$1] &lt; [.$C36]; [.$A36]+[.$E36]*[.DA$1]; &quot;&quot;)">
            <text:p/>
          </table:table-cell>
          <table:table-cell table:formula="of:=IF([.DB$1] &lt; [.$C36]; [.$A36]+[.$E36]*[.DB$1]; &quot;&quot;)">
            <text:p/>
          </table:table-cell>
          <table:table-cell table:number-columns-repeated="6"/>
        </table:table-row>
        <table:table-row table:style-name="ro1" table:number-rows-repeated="2">
          <table:table-cell table:number-columns-repeated="112"/>
        </table:table-row>
        <table:table-row table:style-name="ro1" table:number-rows-repeated="2">
          <table:table-cell table:number-columns-repeated="15"/>
          <table:table-cell table:style-name="ce5" table:number-columns-repeated="54"/>
          <table:table-cell table:number-columns-repeated="43"/>
        </table:table-row>
        <table:table-row table:style-name="ro1">
          <table:table-cell table:number-columns-repeated="6"/>
          <table:table-cell table:formula="of:=IF([.G$1] &lt; [.$C41]; [.$A41]+[.$E41]*[.G$1]; &quot;&quot;)">
            <text:p/>
          </table:table-cell>
          <table:table-cell table:formula="of:=IF([.H$1] &lt; [.$C41]; [.$A41]+[.$E41]*[.H$1]; &quot;&quot;)">
            <text:p/>
          </table:table-cell>
          <table:table-cell table:formula="of:=IF([.I$1] &lt; [.$C41]; [.$A41]+[.$E41]*[.I$1]; &quot;&quot;)">
            <text:p/>
          </table:table-cell>
          <table:table-cell table:formula="of:=IF([.J$1] &lt; [.$C41]; [.$A41]+[.$E41]*[.J$1]; &quot;&quot;)">
            <text:p/>
          </table:table-cell>
          <table:table-cell table:formula="of:=IF([.K$1] &lt; [.$C41]; [.$A41]+[.$E41]*[.K$1]; &quot;&quot;)">
            <text:p/>
          </table:table-cell>
          <table:table-cell table:formula="of:=IF([.L$1] &lt; [.$C41]; [.$A41]+[.$E41]*[.L$1]; &quot;&quot;)">
            <text:p/>
          </table:table-cell>
          <table:table-cell table:formula="of:=IF([.M$1] &lt; [.$C41]; [.$A41]+[.$E41]*[.M$1]; &quot;&quot;)">
            <text:p/>
          </table:table-cell>
          <table:table-cell table:formula="of:=IF([.N$1] &lt; [.$C41]; [.$A41]+[.$E41]*[.N$1]; &quot;&quot;)">
            <text:p/>
          </table:table-cell>
          <table:table-cell table:formula="of:=IF([.O$1] &lt; [.$C41]; [.$A41]+[.$E41]*[.O$1]; &quot;&quot;)">
            <text:p/>
          </table:table-cell>
          <table:table-cell table:formula="of:=IF([.P$1] &lt; [.$C41]; [.$A41]+[.$E41]*[.P$1]; &quot;&quot;)">
            <text:p/>
          </table:table-cell>
          <table:table-cell table:formula="of:=IF([.Q$1] &lt; [.$C41]; [.$A41]+[.$E41]*[.Q$1]; &quot;&quot;)">
            <text:p/>
          </table:table-cell>
          <table:table-cell table:formula="of:=IF([.R$1] &lt; [.$C41]; [.$A41]+[.$E41]*[.R$1]; &quot;&quot;)">
            <text:p/>
          </table:table-cell>
          <table:table-cell table:formula="of:=IF([.S$1] &lt; [.$C41]; [.$A41]+[.$E41]*[.S$1]; &quot;&quot;)">
            <text:p/>
          </table:table-cell>
          <table:table-cell table:formula="of:=IF([.T$1] &lt; [.$C41]; [.$A41]+[.$E41]*[.T$1]; &quot;&quot;)">
            <text:p/>
          </table:table-cell>
          <table:table-cell table:formula="of:=IF([.U$1] &lt; [.$C41]; [.$A41]+[.$E41]*[.U$1]; &quot;&quot;)">
            <text:p/>
          </table:table-cell>
          <table:table-cell table:formula="of:=IF([.V$1] &lt; [.$C41]; [.$A41]+[.$E41]*[.V$1]; &quot;&quot;)">
            <text:p/>
          </table:table-cell>
          <table:table-cell table:formula="of:=IF([.W$1] &lt; [.$C41]; [.$A41]+[.$E41]*[.W$1]; &quot;&quot;)">
            <text:p/>
          </table:table-cell>
          <table:table-cell table:formula="of:=IF([.X$1] &lt; [.$C41]; [.$A41]+[.$E41]*[.X$1]; &quot;&quot;)">
            <text:p/>
          </table:table-cell>
          <table:table-cell table:formula="of:=IF([.Y$1] &lt; [.$C41]; [.$A41]+[.$E41]*[.Y$1]; &quot;&quot;)">
            <text:p/>
          </table:table-cell>
          <table:table-cell table:formula="of:=IF([.Z$1] &lt; [.$C41]; [.$A41]+[.$E41]*[.Z$1]; &quot;&quot;)">
            <text:p/>
          </table:table-cell>
          <table:table-cell table:formula="of:=IF([.AA$1] &lt; [.$C41]; [.$A41]+[.$E41]*[.AA$1]; &quot;&quot;)">
            <text:p/>
          </table:table-cell>
          <table:table-cell table:formula="of:=IF([.AB$1] &lt; [.$C41]; [.$A41]+[.$E41]*[.AB$1]; &quot;&quot;)">
            <text:p/>
          </table:table-cell>
          <table:table-cell table:formula="of:=IF([.AC$1] &lt; [.$C41]; [.$A41]+[.$E41]*[.AC$1]; &quot;&quot;)">
            <text:p/>
          </table:table-cell>
          <table:table-cell table:formula="of:=IF([.AD$1] &lt; [.$C41]; [.$A41]+[.$E41]*[.AD$1]; &quot;&quot;)">
            <text:p/>
          </table:table-cell>
          <table:table-cell table:formula="of:=IF([.AE$1] &lt; [.$C41]; [.$A41]+[.$E41]*[.AE$1]; &quot;&quot;)">
            <text:p/>
          </table:table-cell>
          <table:table-cell table:formula="of:=IF([.AF$1] &lt; [.$C41]; [.$A41]+[.$E41]*[.AF$1]; &quot;&quot;)">
            <text:p/>
          </table:table-cell>
          <table:table-cell table:formula="of:=IF([.AG$1] &lt; [.$C41]; [.$A41]+[.$E41]*[.AG$1]; &quot;&quot;)">
            <text:p/>
          </table:table-cell>
          <table:table-cell table:formula="of:=IF([.AH$1] &lt; [.$C41]; [.$A41]+[.$E41]*[.AH$1]; &quot;&quot;)">
            <text:p/>
          </table:table-cell>
          <table:table-cell table:formula="of:=IF([.AI$1] &lt; [.$C41]; [.$A41]+[.$E41]*[.AI$1]; &quot;&quot;)">
            <text:p/>
          </table:table-cell>
          <table:table-cell table:formula="of:=IF([.AJ$1] &lt; [.$C41]; [.$A41]+[.$E41]*[.AJ$1]; &quot;&quot;)">
            <text:p/>
          </table:table-cell>
          <table:table-cell table:formula="of:=IF([.AK$1] &lt; [.$C41]; [.$A41]+[.$E41]*[.AK$1]; &quot;&quot;)">
            <text:p/>
          </table:table-cell>
          <table:table-cell table:formula="of:=IF([.AL$1] &lt; [.$C41]; [.$A41]+[.$E41]*[.AL$1]; &quot;&quot;)">
            <text:p/>
          </table:table-cell>
          <table:table-cell table:formula="of:=IF([.AM$1] &lt; [.$C41]; [.$A41]+[.$E41]*[.AM$1]; &quot;&quot;)">
            <text:p/>
          </table:table-cell>
          <table:table-cell table:formula="of:=IF([.AN$1] &lt; [.$C41]; [.$A41]+[.$E41]*[.AN$1]; &quot;&quot;)">
            <text:p/>
          </table:table-cell>
          <table:table-cell table:formula="of:=IF([.AO$1] &lt; [.$C41]; [.$A41]+[.$E41]*[.AO$1]; &quot;&quot;)">
            <text:p/>
          </table:table-cell>
          <table:table-cell table:formula="of:=IF([.AP$1] &lt; [.$C41]; [.$A41]+[.$E41]*[.AP$1]; &quot;&quot;)">
            <text:p/>
          </table:table-cell>
          <table:table-cell table:formula="of:=IF([.AQ$1] &lt; [.$C41]; [.$A41]+[.$E41]*[.AQ$1]; &quot;&quot;)">
            <text:p/>
          </table:table-cell>
          <table:table-cell table:formula="of:=IF([.AR$1] &lt; [.$C41]; [.$A41]+[.$E41]*[.AR$1]; &quot;&quot;)">
            <text:p/>
          </table:table-cell>
          <table:table-cell table:formula="of:=IF([.AS$1] &lt; [.$C41]; [.$A41]+[.$E41]*[.AS$1]; &quot;&quot;)">
            <text:p/>
          </table:table-cell>
          <table:table-cell table:formula="of:=IF([.AT$1] &lt; [.$C41]; [.$A41]+[.$E41]*[.AT$1]; &quot;&quot;)">
            <text:p/>
          </table:table-cell>
          <table:table-cell table:formula="of:=IF([.AU$1] &lt; [.$C41]; [.$A41]+[.$E41]*[.AU$1]; &quot;&quot;)">
            <text:p/>
          </table:table-cell>
          <table:table-cell table:formula="of:=IF([.AV$1] &lt; [.$C41]; [.$A41]+[.$E41]*[.AV$1]; &quot;&quot;)">
            <text:p/>
          </table:table-cell>
          <table:table-cell table:formula="of:=IF([.AW$1] &lt; [.$C41]; [.$A41]+[.$E41]*[.AW$1]; &quot;&quot;)">
            <text:p/>
          </table:table-cell>
          <table:table-cell table:formula="of:=IF([.AX$1] &lt; [.$C41]; [.$A41]+[.$E41]*[.AX$1]; &quot;&quot;)">
            <text:p/>
          </table:table-cell>
          <table:table-cell table:formula="of:=IF([.AY$1] &lt; [.$C41]; [.$A41]+[.$E41]*[.AY$1]; &quot;&quot;)">
            <text:p/>
          </table:table-cell>
          <table:table-cell table:formula="of:=IF([.AZ$1] &lt; [.$C41]; [.$A41]+[.$E41]*[.AZ$1]; &quot;&quot;)">
            <text:p/>
          </table:table-cell>
          <table:table-cell table:formula="of:=IF([.BA$1] &lt; [.$C41]; [.$A41]+[.$E41]*[.BA$1]; &quot;&quot;)">
            <text:p/>
          </table:table-cell>
          <table:table-cell table:formula="of:=IF([.BB$1] &lt; [.$C41]; [.$A41]+[.$E41]*[.BB$1]; &quot;&quot;)">
            <text:p/>
          </table:table-cell>
          <table:table-cell table:formula="of:=IF([.BC$1] &lt; [.$C41]; [.$A41]+[.$E41]*[.BC$1]; &quot;&quot;)">
            <text:p/>
          </table:table-cell>
          <table:table-cell table:formula="of:=IF([.BD$1] &lt; [.$C41]; [.$A41]+[.$E41]*[.BD$1]; &quot;&quot;)">
            <text:p/>
          </table:table-cell>
          <table:table-cell table:formula="of:=IF([.BE$1] &lt; [.$C41]; [.$A41]+[.$E41]*[.BE$1]; &quot;&quot;)">
            <text:p/>
          </table:table-cell>
          <table:table-cell table:formula="of:=IF([.BF$1] &lt; [.$C41]; [.$A41]+[.$E41]*[.BF$1]; &quot;&quot;)">
            <text:p/>
          </table:table-cell>
          <table:table-cell table:formula="of:=IF([.BG$1] &lt; [.$C41]; [.$A41]+[.$E41]*[.BG$1]; &quot;&quot;)">
            <text:p/>
          </table:table-cell>
          <table:table-cell table:formula="of:=IF([.BH$1] &lt; [.$C41]; [.$A41]+[.$E41]*[.BH$1]; &quot;&quot;)">
            <text:p/>
          </table:table-cell>
          <table:table-cell table:formula="of:=IF([.BI$1] &lt; [.$C41]; [.$A41]+[.$E41]*[.BI$1]; &quot;&quot;)">
            <text:p/>
          </table:table-cell>
          <table:table-cell table:formula="of:=IF([.BJ$1] &lt; [.$C41]; [.$A41]+[.$E41]*[.BJ$1]; &quot;&quot;)">
            <text:p/>
          </table:table-cell>
          <table:table-cell table:formula="of:=IF([.BK$1] &lt; [.$C41]; [.$A41]+[.$E41]*[.BK$1]; &quot;&quot;)">
            <text:p/>
          </table:table-cell>
          <table:table-cell table:formula="of:=IF([.BL$1] &lt; [.$C41]; [.$A41]+[.$E41]*[.BL$1]; &quot;&quot;)">
            <text:p/>
          </table:table-cell>
          <table:table-cell table:formula="of:=IF([.BM$1] &lt; [.$C41]; [.$A41]+[.$E41]*[.BM$1]; &quot;&quot;)">
            <text:p/>
          </table:table-cell>
          <table:table-cell table:formula="of:=IF([.BN$1] &lt; [.$C41]; [.$A41]+[.$E41]*[.BN$1]; &quot;&quot;)">
            <text:p/>
          </table:table-cell>
          <table:table-cell table:formula="of:=IF([.BO$1] &lt; [.$C41]; [.$A41]+[.$E41]*[.BO$1]; &quot;&quot;)">
            <text:p/>
          </table:table-cell>
          <table:table-cell table:formula="of:=IF([.BP$1] &lt; [.$C41]; [.$A41]+[.$E41]*[.BP$1]; &quot;&quot;)">
            <text:p/>
          </table:table-cell>
          <table:table-cell table:formula="of:=IF([.BQ$1] &lt; [.$C41]; [.$A41]+[.$E41]*[.BQ$1]; &quot;&quot;)">
            <text:p/>
          </table:table-cell>
          <table:table-cell table:formula="of:=IF([.BR$1] &lt; [.$C41]; [.$A41]+[.$E41]*[.BR$1]; &quot;&quot;)">
            <text:p/>
          </table:table-cell>
          <table:table-cell table:formula="of:=IF([.BS$1] &lt; [.$C41]; [.$A41]+[.$E41]*[.BS$1]; &quot;&quot;)">
            <text:p/>
          </table:table-cell>
          <table:table-cell table:formula="of:=IF([.BT$1] &lt; [.$C41]; [.$A41]+[.$E41]*[.BT$1]; &quot;&quot;)">
            <text:p/>
          </table:table-cell>
          <table:table-cell table:formula="of:=IF([.BU$1] &lt; [.$C41]; [.$A41]+[.$E41]*[.BU$1]; &quot;&quot;)">
            <text:p/>
          </table:table-cell>
          <table:table-cell table:formula="of:=IF([.BV$1] &lt; [.$C41]; [.$A41]+[.$E41]*[.BV$1]; &quot;&quot;)">
            <text:p/>
          </table:table-cell>
          <table:table-cell table:formula="of:=IF([.BW$1] &lt; [.$C41]; [.$A41]+[.$E41]*[.BW$1]; &quot;&quot;)">
            <text:p/>
          </table:table-cell>
          <table:table-cell table:formula="of:=IF([.BX$1] &lt; [.$C41]; [.$A41]+[.$E41]*[.BX$1]; &quot;&quot;)">
            <text:p/>
          </table:table-cell>
          <table:table-cell table:formula="of:=IF([.BY$1] &lt; [.$C41]; [.$A41]+[.$E41]*[.BY$1]; &quot;&quot;)">
            <text:p/>
          </table:table-cell>
          <table:table-cell table:formula="of:=IF([.BZ$1] &lt; [.$C41]; [.$A41]+[.$E41]*[.BZ$1]; &quot;&quot;)">
            <text:p/>
          </table:table-cell>
          <table:table-cell table:formula="of:=IF([.CA$1] &lt; [.$C41]; [.$A41]+[.$E41]*[.CA$1]; &quot;&quot;)">
            <text:p/>
          </table:table-cell>
          <table:table-cell table:formula="of:=IF([.CB$1] &lt; [.$C41]; [.$A41]+[.$E41]*[.CB$1]; &quot;&quot;)">
            <text:p/>
          </table:table-cell>
          <table:table-cell table:formula="of:=IF([.CC$1] &lt; [.$C41]; [.$A41]+[.$E41]*[.CC$1]; &quot;&quot;)">
            <text:p/>
          </table:table-cell>
          <table:table-cell table:formula="of:=IF([.CD$1] &lt; [.$C41]; [.$A41]+[.$E41]*[.CD$1]; &quot;&quot;)">
            <text:p/>
          </table:table-cell>
          <table:table-cell table:formula="of:=IF([.CE$1] &lt; [.$C41]; [.$A41]+[.$E41]*[.CE$1]; &quot;&quot;)">
            <text:p/>
          </table:table-cell>
          <table:table-cell table:formula="of:=IF([.CF$1] &lt; [.$C41]; [.$A41]+[.$E41]*[.CF$1]; &quot;&quot;)">
            <text:p/>
          </table:table-cell>
          <table:table-cell table:formula="of:=IF([.CG$1] &lt; [.$C41]; [.$A41]+[.$E41]*[.CG$1]; &quot;&quot;)">
            <text:p/>
          </table:table-cell>
          <table:table-cell table:formula="of:=IF([.CH$1] &lt; [.$C41]; [.$A41]+[.$E41]*[.CH$1]; &quot;&quot;)">
            <text:p/>
          </table:table-cell>
          <table:table-cell table:formula="of:=IF([.CI$1] &lt; [.$C41]; [.$A41]+[.$E41]*[.CI$1]; &quot;&quot;)">
            <text:p/>
          </table:table-cell>
          <table:table-cell table:formula="of:=IF([.CJ$1] &lt; [.$C41]; [.$A41]+[.$E41]*[.CJ$1]; &quot;&quot;)">
            <text:p/>
          </table:table-cell>
          <table:table-cell table:formula="of:=IF([.CK$1] &lt; [.$C41]; [.$A41]+[.$E41]*[.CK$1]; &quot;&quot;)">
            <text:p/>
          </table:table-cell>
          <table:table-cell table:formula="of:=IF([.CL$1] &lt; [.$C41]; [.$A41]+[.$E41]*[.CL$1]; &quot;&quot;)">
            <text:p/>
          </table:table-cell>
          <table:table-cell table:formula="of:=IF([.CM$1] &lt; [.$C41]; [.$A41]+[.$E41]*[.CM$1]; &quot;&quot;)">
            <text:p/>
          </table:table-cell>
          <table:table-cell table:formula="of:=IF([.CN$1] &lt; [.$C41]; [.$A41]+[.$E41]*[.CN$1]; &quot;&quot;)">
            <text:p/>
          </table:table-cell>
          <table:table-cell table:formula="of:=IF([.CO$1] &lt; [.$C41]; [.$A41]+[.$E41]*[.CO$1]; &quot;&quot;)">
            <text:p/>
          </table:table-cell>
          <table:table-cell table:formula="of:=IF([.CP$1] &lt; [.$C41]; [.$A41]+[.$E41]*[.CP$1]; &quot;&quot;)">
            <text:p/>
          </table:table-cell>
          <table:table-cell table:formula="of:=IF([.CQ$1] &lt; [.$C41]; [.$A41]+[.$E41]*[.CQ$1]; &quot;&quot;)">
            <text:p/>
          </table:table-cell>
          <table:table-cell table:formula="of:=IF([.CR$1] &lt; [.$C41]; [.$A41]+[.$E41]*[.CR$1]; &quot;&quot;)">
            <text:p/>
          </table:table-cell>
          <table:table-cell table:formula="of:=IF([.CS$1] &lt; [.$C41]; [.$A41]+[.$E41]*[.CS$1]; &quot;&quot;)">
            <text:p/>
          </table:table-cell>
          <table:table-cell table:formula="of:=IF([.CT$1] &lt; [.$C41]; [.$A41]+[.$E41]*[.CT$1]; &quot;&quot;)">
            <text:p/>
          </table:table-cell>
          <table:table-cell table:formula="of:=IF([.CU$1] &lt; [.$C41]; [.$A41]+[.$E41]*[.CU$1]; &quot;&quot;)">
            <text:p/>
          </table:table-cell>
          <table:table-cell table:formula="of:=IF([.CV$1] &lt; [.$C41]; [.$A41]+[.$E41]*[.CV$1]; &quot;&quot;)">
            <text:p/>
          </table:table-cell>
          <table:table-cell table:formula="of:=IF([.CW$1] &lt; [.$C41]; [.$A41]+[.$E41]*[.CW$1]; &quot;&quot;)">
            <text:p/>
          </table:table-cell>
          <table:table-cell table:formula="of:=IF([.CX$1] &lt; [.$C41]; [.$A41]+[.$E41]*[.CX$1]; &quot;&quot;)">
            <text:p/>
          </table:table-cell>
          <table:table-cell table:formula="of:=IF([.CY$1] &lt; [.$C41]; [.$A41]+[.$E41]*[.CY$1]; &quot;&quot;)">
            <text:p/>
          </table:table-cell>
          <table:table-cell table:formula="of:=IF([.CZ$1] &lt; [.$C41]; [.$A41]+[.$E41]*[.CZ$1]; &quot;&quot;)">
            <text:p/>
          </table:table-cell>
          <table:table-cell table:formula="of:=IF([.DA$1] &lt; [.$C41]; [.$A41]+[.$E41]*[.DA$1]; &quot;&quot;)">
            <text:p/>
          </table:table-cell>
          <table:table-cell table:formula="of:=IF([.DB$1] &lt; [.$C41]; [.$A41]+[.$E41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42]; [.$A42]+[.$E42]*[.G$1]; &quot;&quot;)">
            <text:p/>
          </table:table-cell>
          <table:table-cell table:formula="of:=IF([.H$1] &lt; [.$C42]; [.$A42]+[.$E42]*[.H$1]; &quot;&quot;)">
            <text:p/>
          </table:table-cell>
          <table:table-cell table:formula="of:=IF([.I$1] &lt; [.$C42]; [.$A42]+[.$E42]*[.I$1]; &quot;&quot;)">
            <text:p/>
          </table:table-cell>
          <table:table-cell table:formula="of:=IF([.J$1] &lt; [.$C42]; [.$A42]+[.$E42]*[.J$1]; &quot;&quot;)">
            <text:p/>
          </table:table-cell>
          <table:table-cell table:formula="of:=IF([.K$1] &lt; [.$C42]; [.$A42]+[.$E42]*[.K$1]; &quot;&quot;)">
            <text:p/>
          </table:table-cell>
          <table:table-cell table:formula="of:=IF([.L$1] &lt; [.$C42]; [.$A42]+[.$E42]*[.L$1]; &quot;&quot;)">
            <text:p/>
          </table:table-cell>
          <table:table-cell table:formula="of:=IF([.M$1] &lt; [.$C42]; [.$A42]+[.$E42]*[.M$1]; &quot;&quot;)">
            <text:p/>
          </table:table-cell>
          <table:table-cell table:formula="of:=IF([.N$1] &lt; [.$C42]; [.$A42]+[.$E42]*[.N$1]; &quot;&quot;)">
            <text:p/>
          </table:table-cell>
          <table:table-cell table:formula="of:=IF([.O$1] &lt; [.$C42]; [.$A42]+[.$E42]*[.O$1]; &quot;&quot;)">
            <text:p/>
          </table:table-cell>
          <table:table-cell table:formula="of:=IF([.P$1] &lt; [.$C42]; [.$A42]+[.$E42]*[.P$1]; &quot;&quot;)">
            <text:p/>
          </table:table-cell>
          <table:table-cell table:formula="of:=IF([.Q$1] &lt; [.$C42]; [.$A42]+[.$E42]*[.Q$1]; &quot;&quot;)">
            <text:p/>
          </table:table-cell>
          <table:table-cell table:formula="of:=IF([.R$1] &lt; [.$C42]; [.$A42]+[.$E42]*[.R$1]; &quot;&quot;)">
            <text:p/>
          </table:table-cell>
          <table:table-cell table:formula="of:=IF([.S$1] &lt; [.$C42]; [.$A42]+[.$E42]*[.S$1]; &quot;&quot;)">
            <text:p/>
          </table:table-cell>
          <table:table-cell table:formula="of:=IF([.T$1] &lt; [.$C42]; [.$A42]+[.$E42]*[.T$1]; &quot;&quot;)">
            <text:p/>
          </table:table-cell>
          <table:table-cell table:formula="of:=IF([.U$1] &lt; [.$C42]; [.$A42]+[.$E42]*[.U$1]; &quot;&quot;)">
            <text:p/>
          </table:table-cell>
          <table:table-cell table:formula="of:=IF([.V$1] &lt; [.$C42]; [.$A42]+[.$E42]*[.V$1]; &quot;&quot;)">
            <text:p/>
          </table:table-cell>
          <table:table-cell table:formula="of:=IF([.W$1] &lt; [.$C42]; [.$A42]+[.$E42]*[.W$1]; &quot;&quot;)">
            <text:p/>
          </table:table-cell>
          <table:table-cell table:formula="of:=IF([.X$1] &lt; [.$C42]; [.$A42]+[.$E42]*[.X$1]; &quot;&quot;)">
            <text:p/>
          </table:table-cell>
          <table:table-cell table:formula="of:=IF([.Y$1] &lt; [.$C42]; [.$A42]+[.$E42]*[.Y$1]; &quot;&quot;)">
            <text:p/>
          </table:table-cell>
          <table:table-cell table:formula="of:=IF([.Z$1] &lt; [.$C42]; [.$A42]+[.$E42]*[.Z$1]; &quot;&quot;)">
            <text:p/>
          </table:table-cell>
          <table:table-cell table:formula="of:=IF([.AA$1] &lt; [.$C42]; [.$A42]+[.$E42]*[.AA$1]; &quot;&quot;)">
            <text:p/>
          </table:table-cell>
          <table:table-cell table:formula="of:=IF([.AB$1] &lt; [.$C42]; [.$A42]+[.$E42]*[.AB$1]; &quot;&quot;)">
            <text:p/>
          </table:table-cell>
          <table:table-cell table:formula="of:=IF([.AC$1] &lt; [.$C42]; [.$A42]+[.$E42]*[.AC$1]; &quot;&quot;)">
            <text:p/>
          </table:table-cell>
          <table:table-cell table:formula="of:=IF([.AD$1] &lt; [.$C42]; [.$A42]+[.$E42]*[.AD$1]; &quot;&quot;)">
            <text:p/>
          </table:table-cell>
          <table:table-cell table:formula="of:=IF([.AE$1] &lt; [.$C42]; [.$A42]+[.$E42]*[.AE$1]; &quot;&quot;)">
            <text:p/>
          </table:table-cell>
          <table:table-cell table:formula="of:=IF([.AF$1] &lt; [.$C42]; [.$A42]+[.$E42]*[.AF$1]; &quot;&quot;)">
            <text:p/>
          </table:table-cell>
          <table:table-cell table:formula="of:=IF([.AG$1] &lt; [.$C42]; [.$A42]+[.$E42]*[.AG$1]; &quot;&quot;)">
            <text:p/>
          </table:table-cell>
          <table:table-cell table:formula="of:=IF([.AH$1] &lt; [.$C42]; [.$A42]+[.$E42]*[.AH$1]; &quot;&quot;)">
            <text:p/>
          </table:table-cell>
          <table:table-cell table:formula="of:=IF([.AI$1] &lt; [.$C42]; [.$A42]+[.$E42]*[.AI$1]; &quot;&quot;)">
            <text:p/>
          </table:table-cell>
          <table:table-cell table:formula="of:=IF([.AJ$1] &lt; [.$C42]; [.$A42]+[.$E42]*[.AJ$1]; &quot;&quot;)">
            <text:p/>
          </table:table-cell>
          <table:table-cell table:formula="of:=IF([.AK$1] &lt; [.$C42]; [.$A42]+[.$E42]*[.AK$1]; &quot;&quot;)">
            <text:p/>
          </table:table-cell>
          <table:table-cell table:formula="of:=IF([.AL$1] &lt; [.$C42]; [.$A42]+[.$E42]*[.AL$1]; &quot;&quot;)">
            <text:p/>
          </table:table-cell>
          <table:table-cell table:formula="of:=IF([.AM$1] &lt; [.$C42]; [.$A42]+[.$E42]*[.AM$1]; &quot;&quot;)">
            <text:p/>
          </table:table-cell>
          <table:table-cell table:formula="of:=IF([.AN$1] &lt; [.$C42]; [.$A42]+[.$E42]*[.AN$1]; &quot;&quot;)">
            <text:p/>
          </table:table-cell>
          <table:table-cell table:formula="of:=IF([.AO$1] &lt; [.$C42]; [.$A42]+[.$E42]*[.AO$1]; &quot;&quot;)">
            <text:p/>
          </table:table-cell>
          <table:table-cell table:formula="of:=IF([.AP$1] &lt; [.$C42]; [.$A42]+[.$E42]*[.AP$1]; &quot;&quot;)">
            <text:p/>
          </table:table-cell>
          <table:table-cell table:formula="of:=IF([.AQ$1] &lt; [.$C42]; [.$A42]+[.$E42]*[.AQ$1]; &quot;&quot;)">
            <text:p/>
          </table:table-cell>
          <table:table-cell table:formula="of:=IF([.AR$1] &lt; [.$C42]; [.$A42]+[.$E42]*[.AR$1]; &quot;&quot;)">
            <text:p/>
          </table:table-cell>
          <table:table-cell table:formula="of:=IF([.AS$1] &lt; [.$C42]; [.$A42]+[.$E42]*[.AS$1]; &quot;&quot;)">
            <text:p/>
          </table:table-cell>
          <table:table-cell table:formula="of:=IF([.AT$1] &lt; [.$C42]; [.$A42]+[.$E42]*[.AT$1]; &quot;&quot;)">
            <text:p/>
          </table:table-cell>
          <table:table-cell table:formula="of:=IF([.AU$1] &lt; [.$C42]; [.$A42]+[.$E42]*[.AU$1]; &quot;&quot;)">
            <text:p/>
          </table:table-cell>
          <table:table-cell table:formula="of:=IF([.AV$1] &lt; [.$C42]; [.$A42]+[.$E42]*[.AV$1]; &quot;&quot;)">
            <text:p/>
          </table:table-cell>
          <table:table-cell table:formula="of:=IF([.AW$1] &lt; [.$C42]; [.$A42]+[.$E42]*[.AW$1]; &quot;&quot;)">
            <text:p/>
          </table:table-cell>
          <table:table-cell table:formula="of:=IF([.AX$1] &lt; [.$C42]; [.$A42]+[.$E42]*[.AX$1]; &quot;&quot;)">
            <text:p/>
          </table:table-cell>
          <table:table-cell table:formula="of:=IF([.AY$1] &lt; [.$C42]; [.$A42]+[.$E42]*[.AY$1]; &quot;&quot;)">
            <text:p/>
          </table:table-cell>
          <table:table-cell table:formula="of:=IF([.AZ$1] &lt; [.$C42]; [.$A42]+[.$E42]*[.AZ$1]; &quot;&quot;)">
            <text:p/>
          </table:table-cell>
          <table:table-cell table:formula="of:=IF([.BA$1] &lt; [.$C42]; [.$A42]+[.$E42]*[.BA$1]; &quot;&quot;)">
            <text:p/>
          </table:table-cell>
          <table:table-cell table:formula="of:=IF([.BB$1] &lt; [.$C42]; [.$A42]+[.$E42]*[.BB$1]; &quot;&quot;)">
            <text:p/>
          </table:table-cell>
          <table:table-cell table:formula="of:=IF([.BC$1] &lt; [.$C42]; [.$A42]+[.$E42]*[.BC$1]; &quot;&quot;)">
            <text:p/>
          </table:table-cell>
          <table:table-cell table:formula="of:=IF([.BD$1] &lt; [.$C42]; [.$A42]+[.$E42]*[.BD$1]; &quot;&quot;)">
            <text:p/>
          </table:table-cell>
          <table:table-cell table:formula="of:=IF([.BE$1] &lt; [.$C42]; [.$A42]+[.$E42]*[.BE$1]; &quot;&quot;)">
            <text:p/>
          </table:table-cell>
          <table:table-cell table:formula="of:=IF([.BF$1] &lt; [.$C42]; [.$A42]+[.$E42]*[.BF$1]; &quot;&quot;)">
            <text:p/>
          </table:table-cell>
          <table:table-cell table:formula="of:=IF([.BG$1] &lt; [.$C42]; [.$A42]+[.$E42]*[.BG$1]; &quot;&quot;)">
            <text:p/>
          </table:table-cell>
          <table:table-cell table:formula="of:=IF([.BH$1] &lt; [.$C42]; [.$A42]+[.$E42]*[.BH$1]; &quot;&quot;)">
            <text:p/>
          </table:table-cell>
          <table:table-cell table:formula="of:=IF([.BI$1] &lt; [.$C42]; [.$A42]+[.$E42]*[.BI$1]; &quot;&quot;)">
            <text:p/>
          </table:table-cell>
          <table:table-cell table:formula="of:=IF([.BJ$1] &lt; [.$C42]; [.$A42]+[.$E42]*[.BJ$1]; &quot;&quot;)">
            <text:p/>
          </table:table-cell>
          <table:table-cell table:formula="of:=IF([.BK$1] &lt; [.$C42]; [.$A42]+[.$E42]*[.BK$1]; &quot;&quot;)">
            <text:p/>
          </table:table-cell>
          <table:table-cell table:formula="of:=IF([.BL$1] &lt; [.$C42]; [.$A42]+[.$E42]*[.BL$1]; &quot;&quot;)">
            <text:p/>
          </table:table-cell>
          <table:table-cell table:formula="of:=IF([.BM$1] &lt; [.$C42]; [.$A42]+[.$E42]*[.BM$1]; &quot;&quot;)">
            <text:p/>
          </table:table-cell>
          <table:table-cell table:formula="of:=IF([.BN$1] &lt; [.$C42]; [.$A42]+[.$E42]*[.BN$1]; &quot;&quot;)">
            <text:p/>
          </table:table-cell>
          <table:table-cell table:formula="of:=IF([.BO$1] &lt; [.$C42]; [.$A42]+[.$E42]*[.BO$1]; &quot;&quot;)">
            <text:p/>
          </table:table-cell>
          <table:table-cell table:formula="of:=IF([.BP$1] &lt; [.$C42]; [.$A42]+[.$E42]*[.BP$1]; &quot;&quot;)">
            <text:p/>
          </table:table-cell>
          <table:table-cell table:formula="of:=IF([.BQ$1] &lt; [.$C42]; [.$A42]+[.$E42]*[.BQ$1]; &quot;&quot;)">
            <text:p/>
          </table:table-cell>
          <table:table-cell table:formula="of:=IF([.BR$1] &lt; [.$C42]; [.$A42]+[.$E42]*[.BR$1]; &quot;&quot;)">
            <text:p/>
          </table:table-cell>
          <table:table-cell table:formula="of:=IF([.BS$1] &lt; [.$C42]; [.$A42]+[.$E42]*[.BS$1]; &quot;&quot;)">
            <text:p/>
          </table:table-cell>
          <table:table-cell table:formula="of:=IF([.BT$1] &lt; [.$C42]; [.$A42]+[.$E42]*[.BT$1]; &quot;&quot;)">
            <text:p/>
          </table:table-cell>
          <table:table-cell table:formula="of:=IF([.BU$1] &lt; [.$C42]; [.$A42]+[.$E42]*[.BU$1]; &quot;&quot;)">
            <text:p/>
          </table:table-cell>
          <table:table-cell table:formula="of:=IF([.BV$1] &lt; [.$C42]; [.$A42]+[.$E42]*[.BV$1]; &quot;&quot;)">
            <text:p/>
          </table:table-cell>
          <table:table-cell table:formula="of:=IF([.BW$1] &lt; [.$C42]; [.$A42]+[.$E42]*[.BW$1]; &quot;&quot;)">
            <text:p/>
          </table:table-cell>
          <table:table-cell table:formula="of:=IF([.BX$1] &lt; [.$C42]; [.$A42]+[.$E42]*[.BX$1]; &quot;&quot;)">
            <text:p/>
          </table:table-cell>
          <table:table-cell table:formula="of:=IF([.BY$1] &lt; [.$C42]; [.$A42]+[.$E42]*[.BY$1]; &quot;&quot;)">
            <text:p/>
          </table:table-cell>
          <table:table-cell table:formula="of:=IF([.BZ$1] &lt; [.$C42]; [.$A42]+[.$E42]*[.BZ$1]; &quot;&quot;)">
            <text:p/>
          </table:table-cell>
          <table:table-cell table:formula="of:=IF([.CA$1] &lt; [.$C42]; [.$A42]+[.$E42]*[.CA$1]; &quot;&quot;)">
            <text:p/>
          </table:table-cell>
          <table:table-cell table:formula="of:=IF([.CB$1] &lt; [.$C42]; [.$A42]+[.$E42]*[.CB$1]; &quot;&quot;)">
            <text:p/>
          </table:table-cell>
          <table:table-cell table:formula="of:=IF([.CC$1] &lt; [.$C42]; [.$A42]+[.$E42]*[.CC$1]; &quot;&quot;)">
            <text:p/>
          </table:table-cell>
          <table:table-cell table:formula="of:=IF([.CD$1] &lt; [.$C42]; [.$A42]+[.$E42]*[.CD$1]; &quot;&quot;)">
            <text:p/>
          </table:table-cell>
          <table:table-cell table:formula="of:=IF([.CE$1] &lt; [.$C42]; [.$A42]+[.$E42]*[.CE$1]; &quot;&quot;)">
            <text:p/>
          </table:table-cell>
          <table:table-cell table:formula="of:=IF([.CF$1] &lt; [.$C42]; [.$A42]+[.$E42]*[.CF$1]; &quot;&quot;)">
            <text:p/>
          </table:table-cell>
          <table:table-cell table:formula="of:=IF([.CG$1] &lt; [.$C42]; [.$A42]+[.$E42]*[.CG$1]; &quot;&quot;)">
            <text:p/>
          </table:table-cell>
          <table:table-cell table:formula="of:=IF([.CH$1] &lt; [.$C42]; [.$A42]+[.$E42]*[.CH$1]; &quot;&quot;)">
            <text:p/>
          </table:table-cell>
          <table:table-cell table:formula="of:=IF([.CI$1] &lt; [.$C42]; [.$A42]+[.$E42]*[.CI$1]; &quot;&quot;)">
            <text:p/>
          </table:table-cell>
          <table:table-cell table:formula="of:=IF([.CJ$1] &lt; [.$C42]; [.$A42]+[.$E42]*[.CJ$1]; &quot;&quot;)">
            <text:p/>
          </table:table-cell>
          <table:table-cell table:formula="of:=IF([.CK$1] &lt; [.$C42]; [.$A42]+[.$E42]*[.CK$1]; &quot;&quot;)">
            <text:p/>
          </table:table-cell>
          <table:table-cell table:formula="of:=IF([.CL$1] &lt; [.$C42]; [.$A42]+[.$E42]*[.CL$1]; &quot;&quot;)">
            <text:p/>
          </table:table-cell>
          <table:table-cell table:formula="of:=IF([.CM$1] &lt; [.$C42]; [.$A42]+[.$E42]*[.CM$1]; &quot;&quot;)">
            <text:p/>
          </table:table-cell>
          <table:table-cell table:formula="of:=IF([.CN$1] &lt; [.$C42]; [.$A42]+[.$E42]*[.CN$1]; &quot;&quot;)">
            <text:p/>
          </table:table-cell>
          <table:table-cell table:formula="of:=IF([.CO$1] &lt; [.$C42]; [.$A42]+[.$E42]*[.CO$1]; &quot;&quot;)">
            <text:p/>
          </table:table-cell>
          <table:table-cell table:formula="of:=IF([.CP$1] &lt; [.$C42]; [.$A42]+[.$E42]*[.CP$1]; &quot;&quot;)">
            <text:p/>
          </table:table-cell>
          <table:table-cell table:formula="of:=IF([.CQ$1] &lt; [.$C42]; [.$A42]+[.$E42]*[.CQ$1]; &quot;&quot;)">
            <text:p/>
          </table:table-cell>
          <table:table-cell table:formula="of:=IF([.CR$1] &lt; [.$C42]; [.$A42]+[.$E42]*[.CR$1]; &quot;&quot;)">
            <text:p/>
          </table:table-cell>
          <table:table-cell table:formula="of:=IF([.CS$1] &lt; [.$C42]; [.$A42]+[.$E42]*[.CS$1]; &quot;&quot;)">
            <text:p/>
          </table:table-cell>
          <table:table-cell table:formula="of:=IF([.CT$1] &lt; [.$C42]; [.$A42]+[.$E42]*[.CT$1]; &quot;&quot;)">
            <text:p/>
          </table:table-cell>
          <table:table-cell table:formula="of:=IF([.CU$1] &lt; [.$C42]; [.$A42]+[.$E42]*[.CU$1]; &quot;&quot;)">
            <text:p/>
          </table:table-cell>
          <table:table-cell table:formula="of:=IF([.CV$1] &lt; [.$C42]; [.$A42]+[.$E42]*[.CV$1]; &quot;&quot;)">
            <text:p/>
          </table:table-cell>
          <table:table-cell table:formula="of:=IF([.CW$1] &lt; [.$C42]; [.$A42]+[.$E42]*[.CW$1]; &quot;&quot;)">
            <text:p/>
          </table:table-cell>
          <table:table-cell table:formula="of:=IF([.CX$1] &lt; [.$C42]; [.$A42]+[.$E42]*[.CX$1]; &quot;&quot;)">
            <text:p/>
          </table:table-cell>
          <table:table-cell table:formula="of:=IF([.CY$1] &lt; [.$C42]; [.$A42]+[.$E42]*[.CY$1]; &quot;&quot;)">
            <text:p/>
          </table:table-cell>
          <table:table-cell table:formula="of:=IF([.CZ$1] &lt; [.$C42]; [.$A42]+[.$E42]*[.CZ$1]; &quot;&quot;)">
            <text:p/>
          </table:table-cell>
          <table:table-cell table:formula="of:=IF([.DA$1] &lt; [.$C42]; [.$A42]+[.$E42]*[.DA$1]; &quot;&quot;)">
            <text:p/>
          </table:table-cell>
          <table:table-cell table:formula="of:=IF([.DB$1] &lt; [.$C42]; [.$A42]+[.$E42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43]; [.$A43]+[.$E43]*[.G$1]; &quot;&quot;)">
            <text:p/>
          </table:table-cell>
          <table:table-cell table:formula="of:=IF([.H$1] &lt; [.$C43]; [.$A43]+[.$E43]*[.H$1]; &quot;&quot;)">
            <text:p/>
          </table:table-cell>
          <table:table-cell table:formula="of:=IF([.I$1] &lt; [.$C43]; [.$A43]+[.$E43]*[.I$1]; &quot;&quot;)">
            <text:p/>
          </table:table-cell>
          <table:table-cell table:formula="of:=IF([.J$1] &lt; [.$C43]; [.$A43]+[.$E43]*[.J$1]; &quot;&quot;)">
            <text:p/>
          </table:table-cell>
          <table:table-cell table:formula="of:=IF([.K$1] &lt; [.$C43]; [.$A43]+[.$E43]*[.K$1]; &quot;&quot;)">
            <text:p/>
          </table:table-cell>
          <table:table-cell table:formula="of:=IF([.L$1] &lt; [.$C43]; [.$A43]+[.$E43]*[.L$1]; &quot;&quot;)">
            <text:p/>
          </table:table-cell>
          <table:table-cell table:formula="of:=IF([.M$1] &lt; [.$C43]; [.$A43]+[.$E43]*[.M$1]; &quot;&quot;)">
            <text:p/>
          </table:table-cell>
          <table:table-cell table:formula="of:=IF([.N$1] &lt; [.$C43]; [.$A43]+[.$E43]*[.N$1]; &quot;&quot;)">
            <text:p/>
          </table:table-cell>
          <table:table-cell table:formula="of:=IF([.O$1] &lt; [.$C43]; [.$A43]+[.$E43]*[.O$1]; &quot;&quot;)">
            <text:p/>
          </table:table-cell>
          <table:table-cell table:formula="of:=IF([.P$1] &lt; [.$C43]; [.$A43]+[.$E43]*[.P$1]; &quot;&quot;)">
            <text:p/>
          </table:table-cell>
          <table:table-cell table:formula="of:=IF([.Q$1] &lt; [.$C43]; [.$A43]+[.$E43]*[.Q$1]; &quot;&quot;)">
            <text:p/>
          </table:table-cell>
          <table:table-cell table:formula="of:=IF([.R$1] &lt; [.$C43]; [.$A43]+[.$E43]*[.R$1]; &quot;&quot;)">
            <text:p/>
          </table:table-cell>
          <table:table-cell table:formula="of:=IF([.S$1] &lt; [.$C43]; [.$A43]+[.$E43]*[.S$1]; &quot;&quot;)">
            <text:p/>
          </table:table-cell>
          <table:table-cell table:formula="of:=IF([.T$1] &lt; [.$C43]; [.$A43]+[.$E43]*[.T$1]; &quot;&quot;)">
            <text:p/>
          </table:table-cell>
          <table:table-cell table:formula="of:=IF([.U$1] &lt; [.$C43]; [.$A43]+[.$E43]*[.U$1]; &quot;&quot;)">
            <text:p/>
          </table:table-cell>
          <table:table-cell table:formula="of:=IF([.V$1] &lt; [.$C43]; [.$A43]+[.$E43]*[.V$1]; &quot;&quot;)">
            <text:p/>
          </table:table-cell>
          <table:table-cell table:formula="of:=IF([.W$1] &lt; [.$C43]; [.$A43]+[.$E43]*[.W$1]; &quot;&quot;)">
            <text:p/>
          </table:table-cell>
          <table:table-cell table:formula="of:=IF([.X$1] &lt; [.$C43]; [.$A43]+[.$E43]*[.X$1]; &quot;&quot;)">
            <text:p/>
          </table:table-cell>
          <table:table-cell table:formula="of:=IF([.Y$1] &lt; [.$C43]; [.$A43]+[.$E43]*[.Y$1]; &quot;&quot;)">
            <text:p/>
          </table:table-cell>
          <table:table-cell table:formula="of:=IF([.Z$1] &lt; [.$C43]; [.$A43]+[.$E43]*[.Z$1]; &quot;&quot;)">
            <text:p/>
          </table:table-cell>
          <table:table-cell table:formula="of:=IF([.AA$1] &lt; [.$C43]; [.$A43]+[.$E43]*[.AA$1]; &quot;&quot;)">
            <text:p/>
          </table:table-cell>
          <table:table-cell table:formula="of:=IF([.AB$1] &lt; [.$C43]; [.$A43]+[.$E43]*[.AB$1]; &quot;&quot;)">
            <text:p/>
          </table:table-cell>
          <table:table-cell table:formula="of:=IF([.AC$1] &lt; [.$C43]; [.$A43]+[.$E43]*[.AC$1]; &quot;&quot;)">
            <text:p/>
          </table:table-cell>
          <table:table-cell table:formula="of:=IF([.AD$1] &lt; [.$C43]; [.$A43]+[.$E43]*[.AD$1]; &quot;&quot;)">
            <text:p/>
          </table:table-cell>
          <table:table-cell table:formula="of:=IF([.AE$1] &lt; [.$C43]; [.$A43]+[.$E43]*[.AE$1]; &quot;&quot;)">
            <text:p/>
          </table:table-cell>
          <table:table-cell table:formula="of:=IF([.AF$1] &lt; [.$C43]; [.$A43]+[.$E43]*[.AF$1]; &quot;&quot;)">
            <text:p/>
          </table:table-cell>
          <table:table-cell table:formula="of:=IF([.AG$1] &lt; [.$C43]; [.$A43]+[.$E43]*[.AG$1]; &quot;&quot;)">
            <text:p/>
          </table:table-cell>
          <table:table-cell table:formula="of:=IF([.AH$1] &lt; [.$C43]; [.$A43]+[.$E43]*[.AH$1]; &quot;&quot;)">
            <text:p/>
          </table:table-cell>
          <table:table-cell table:formula="of:=IF([.AI$1] &lt; [.$C43]; [.$A43]+[.$E43]*[.AI$1]; &quot;&quot;)">
            <text:p/>
          </table:table-cell>
          <table:table-cell table:formula="of:=IF([.AJ$1] &lt; [.$C43]; [.$A43]+[.$E43]*[.AJ$1]; &quot;&quot;)">
            <text:p/>
          </table:table-cell>
          <table:table-cell table:formula="of:=IF([.AK$1] &lt; [.$C43]; [.$A43]+[.$E43]*[.AK$1]; &quot;&quot;)">
            <text:p/>
          </table:table-cell>
          <table:table-cell table:formula="of:=IF([.AL$1] &lt; [.$C43]; [.$A43]+[.$E43]*[.AL$1]; &quot;&quot;)">
            <text:p/>
          </table:table-cell>
          <table:table-cell table:formula="of:=IF([.AM$1] &lt; [.$C43]; [.$A43]+[.$E43]*[.AM$1]; &quot;&quot;)">
            <text:p/>
          </table:table-cell>
          <table:table-cell table:formula="of:=IF([.AN$1] &lt; [.$C43]; [.$A43]+[.$E43]*[.AN$1]; &quot;&quot;)">
            <text:p/>
          </table:table-cell>
          <table:table-cell table:formula="of:=IF([.AO$1] &lt; [.$C43]; [.$A43]+[.$E43]*[.AO$1]; &quot;&quot;)">
            <text:p/>
          </table:table-cell>
          <table:table-cell table:formula="of:=IF([.AP$1] &lt; [.$C43]; [.$A43]+[.$E43]*[.AP$1]; &quot;&quot;)">
            <text:p/>
          </table:table-cell>
          <table:table-cell table:formula="of:=IF([.AQ$1] &lt; [.$C43]; [.$A43]+[.$E43]*[.AQ$1]; &quot;&quot;)">
            <text:p/>
          </table:table-cell>
          <table:table-cell table:formula="of:=IF([.AR$1] &lt; [.$C43]; [.$A43]+[.$E43]*[.AR$1]; &quot;&quot;)">
            <text:p/>
          </table:table-cell>
          <table:table-cell table:formula="of:=IF([.AS$1] &lt; [.$C43]; [.$A43]+[.$E43]*[.AS$1]; &quot;&quot;)">
            <text:p/>
          </table:table-cell>
          <table:table-cell table:formula="of:=IF([.AT$1] &lt; [.$C43]; [.$A43]+[.$E43]*[.AT$1]; &quot;&quot;)">
            <text:p/>
          </table:table-cell>
          <table:table-cell table:formula="of:=IF([.AU$1] &lt; [.$C43]; [.$A43]+[.$E43]*[.AU$1]; &quot;&quot;)">
            <text:p/>
          </table:table-cell>
          <table:table-cell table:formula="of:=IF([.AV$1] &lt; [.$C43]; [.$A43]+[.$E43]*[.AV$1]; &quot;&quot;)">
            <text:p/>
          </table:table-cell>
          <table:table-cell table:formula="of:=IF([.AW$1] &lt; [.$C43]; [.$A43]+[.$E43]*[.AW$1]; &quot;&quot;)">
            <text:p/>
          </table:table-cell>
          <table:table-cell table:formula="of:=IF([.AX$1] &lt; [.$C43]; [.$A43]+[.$E43]*[.AX$1]; &quot;&quot;)">
            <text:p/>
          </table:table-cell>
          <table:table-cell table:formula="of:=IF([.AY$1] &lt; [.$C43]; [.$A43]+[.$E43]*[.AY$1]; &quot;&quot;)">
            <text:p/>
          </table:table-cell>
          <table:table-cell table:formula="of:=IF([.AZ$1] &lt; [.$C43]; [.$A43]+[.$E43]*[.AZ$1]; &quot;&quot;)">
            <text:p/>
          </table:table-cell>
          <table:table-cell table:formula="of:=IF([.BA$1] &lt; [.$C43]; [.$A43]+[.$E43]*[.BA$1]; &quot;&quot;)">
            <text:p/>
          </table:table-cell>
          <table:table-cell table:formula="of:=IF([.BB$1] &lt; [.$C43]; [.$A43]+[.$E43]*[.BB$1]; &quot;&quot;)">
            <text:p/>
          </table:table-cell>
          <table:table-cell table:formula="of:=IF([.BC$1] &lt; [.$C43]; [.$A43]+[.$E43]*[.BC$1]; &quot;&quot;)">
            <text:p/>
          </table:table-cell>
          <table:table-cell table:formula="of:=IF([.BD$1] &lt; [.$C43]; [.$A43]+[.$E43]*[.BD$1]; &quot;&quot;)">
            <text:p/>
          </table:table-cell>
          <table:table-cell table:formula="of:=IF([.BE$1] &lt; [.$C43]; [.$A43]+[.$E43]*[.BE$1]; &quot;&quot;)">
            <text:p/>
          </table:table-cell>
          <table:table-cell table:formula="of:=IF([.BF$1] &lt; [.$C43]; [.$A43]+[.$E43]*[.BF$1]; &quot;&quot;)">
            <text:p/>
          </table:table-cell>
          <table:table-cell table:formula="of:=IF([.BG$1] &lt; [.$C43]; [.$A43]+[.$E43]*[.BG$1]; &quot;&quot;)">
            <text:p/>
          </table:table-cell>
          <table:table-cell table:formula="of:=IF([.BH$1] &lt; [.$C43]; [.$A43]+[.$E43]*[.BH$1]; &quot;&quot;)">
            <text:p/>
          </table:table-cell>
          <table:table-cell table:formula="of:=IF([.BI$1] &lt; [.$C43]; [.$A43]+[.$E43]*[.BI$1]; &quot;&quot;)">
            <text:p/>
          </table:table-cell>
          <table:table-cell table:formula="of:=IF([.BJ$1] &lt; [.$C43]; [.$A43]+[.$E43]*[.BJ$1]; &quot;&quot;)">
            <text:p/>
          </table:table-cell>
          <table:table-cell table:formula="of:=IF([.BK$1] &lt; [.$C43]; [.$A43]+[.$E43]*[.BK$1]; &quot;&quot;)">
            <text:p/>
          </table:table-cell>
          <table:table-cell table:formula="of:=IF([.BL$1] &lt; [.$C43]; [.$A43]+[.$E43]*[.BL$1]; &quot;&quot;)">
            <text:p/>
          </table:table-cell>
          <table:table-cell table:formula="of:=IF([.BM$1] &lt; [.$C43]; [.$A43]+[.$E43]*[.BM$1]; &quot;&quot;)">
            <text:p/>
          </table:table-cell>
          <table:table-cell table:formula="of:=IF([.BN$1] &lt; [.$C43]; [.$A43]+[.$E43]*[.BN$1]; &quot;&quot;)">
            <text:p/>
          </table:table-cell>
          <table:table-cell table:formula="of:=IF([.BO$1] &lt; [.$C43]; [.$A43]+[.$E43]*[.BO$1]; &quot;&quot;)">
            <text:p/>
          </table:table-cell>
          <table:table-cell table:formula="of:=IF([.BP$1] &lt; [.$C43]; [.$A43]+[.$E43]*[.BP$1]; &quot;&quot;)">
            <text:p/>
          </table:table-cell>
          <table:table-cell table:formula="of:=IF([.BQ$1] &lt; [.$C43]; [.$A43]+[.$E43]*[.BQ$1]; &quot;&quot;)">
            <text:p/>
          </table:table-cell>
          <table:table-cell table:formula="of:=IF([.BR$1] &lt; [.$C43]; [.$A43]+[.$E43]*[.BR$1]; &quot;&quot;)">
            <text:p/>
          </table:table-cell>
          <table:table-cell table:formula="of:=IF([.BS$1] &lt; [.$C43]; [.$A43]+[.$E43]*[.BS$1]; &quot;&quot;)">
            <text:p/>
          </table:table-cell>
          <table:table-cell table:formula="of:=IF([.BT$1] &lt; [.$C43]; [.$A43]+[.$E43]*[.BT$1]; &quot;&quot;)">
            <text:p/>
          </table:table-cell>
          <table:table-cell table:formula="of:=IF([.BU$1] &lt; [.$C43]; [.$A43]+[.$E43]*[.BU$1]; &quot;&quot;)">
            <text:p/>
          </table:table-cell>
          <table:table-cell table:formula="of:=IF([.BV$1] &lt; [.$C43]; [.$A43]+[.$E43]*[.BV$1]; &quot;&quot;)">
            <text:p/>
          </table:table-cell>
          <table:table-cell table:formula="of:=IF([.BW$1] &lt; [.$C43]; [.$A43]+[.$E43]*[.BW$1]; &quot;&quot;)">
            <text:p/>
          </table:table-cell>
          <table:table-cell table:formula="of:=IF([.BX$1] &lt; [.$C43]; [.$A43]+[.$E43]*[.BX$1]; &quot;&quot;)">
            <text:p/>
          </table:table-cell>
          <table:table-cell table:formula="of:=IF([.BY$1] &lt; [.$C43]; [.$A43]+[.$E43]*[.BY$1]; &quot;&quot;)">
            <text:p/>
          </table:table-cell>
          <table:table-cell table:formula="of:=IF([.BZ$1] &lt; [.$C43]; [.$A43]+[.$E43]*[.BZ$1]; &quot;&quot;)">
            <text:p/>
          </table:table-cell>
          <table:table-cell table:formula="of:=IF([.CA$1] &lt; [.$C43]; [.$A43]+[.$E43]*[.CA$1]; &quot;&quot;)">
            <text:p/>
          </table:table-cell>
          <table:table-cell table:formula="of:=IF([.CB$1] &lt; [.$C43]; [.$A43]+[.$E43]*[.CB$1]; &quot;&quot;)">
            <text:p/>
          </table:table-cell>
          <table:table-cell table:formula="of:=IF([.CC$1] &lt; [.$C43]; [.$A43]+[.$E43]*[.CC$1]; &quot;&quot;)">
            <text:p/>
          </table:table-cell>
          <table:table-cell table:formula="of:=IF([.CD$1] &lt; [.$C43]; [.$A43]+[.$E43]*[.CD$1]; &quot;&quot;)">
            <text:p/>
          </table:table-cell>
          <table:table-cell table:formula="of:=IF([.CE$1] &lt; [.$C43]; [.$A43]+[.$E43]*[.CE$1]; &quot;&quot;)">
            <text:p/>
          </table:table-cell>
          <table:table-cell table:formula="of:=IF([.CF$1] &lt; [.$C43]; [.$A43]+[.$E43]*[.CF$1]; &quot;&quot;)">
            <text:p/>
          </table:table-cell>
          <table:table-cell table:formula="of:=IF([.CG$1] &lt; [.$C43]; [.$A43]+[.$E43]*[.CG$1]; &quot;&quot;)">
            <text:p/>
          </table:table-cell>
          <table:table-cell table:formula="of:=IF([.CH$1] &lt; [.$C43]; [.$A43]+[.$E43]*[.CH$1]; &quot;&quot;)">
            <text:p/>
          </table:table-cell>
          <table:table-cell table:formula="of:=IF([.CI$1] &lt; [.$C43]; [.$A43]+[.$E43]*[.CI$1]; &quot;&quot;)">
            <text:p/>
          </table:table-cell>
          <table:table-cell table:formula="of:=IF([.CJ$1] &lt; [.$C43]; [.$A43]+[.$E43]*[.CJ$1]; &quot;&quot;)">
            <text:p/>
          </table:table-cell>
          <table:table-cell table:formula="of:=IF([.CK$1] &lt; [.$C43]; [.$A43]+[.$E43]*[.CK$1]; &quot;&quot;)">
            <text:p/>
          </table:table-cell>
          <table:table-cell table:formula="of:=IF([.CL$1] &lt; [.$C43]; [.$A43]+[.$E43]*[.CL$1]; &quot;&quot;)">
            <text:p/>
          </table:table-cell>
          <table:table-cell table:formula="of:=IF([.CM$1] &lt; [.$C43]; [.$A43]+[.$E43]*[.CM$1]; &quot;&quot;)">
            <text:p/>
          </table:table-cell>
          <table:table-cell table:formula="of:=IF([.CN$1] &lt; [.$C43]; [.$A43]+[.$E43]*[.CN$1]; &quot;&quot;)">
            <text:p/>
          </table:table-cell>
          <table:table-cell table:formula="of:=IF([.CO$1] &lt; [.$C43]; [.$A43]+[.$E43]*[.CO$1]; &quot;&quot;)">
            <text:p/>
          </table:table-cell>
          <table:table-cell table:formula="of:=IF([.CP$1] &lt; [.$C43]; [.$A43]+[.$E43]*[.CP$1]; &quot;&quot;)">
            <text:p/>
          </table:table-cell>
          <table:table-cell table:formula="of:=IF([.CQ$1] &lt; [.$C43]; [.$A43]+[.$E43]*[.CQ$1]; &quot;&quot;)">
            <text:p/>
          </table:table-cell>
          <table:table-cell table:formula="of:=IF([.CR$1] &lt; [.$C43]; [.$A43]+[.$E43]*[.CR$1]; &quot;&quot;)">
            <text:p/>
          </table:table-cell>
          <table:table-cell table:formula="of:=IF([.CS$1] &lt; [.$C43]; [.$A43]+[.$E43]*[.CS$1]; &quot;&quot;)">
            <text:p/>
          </table:table-cell>
          <table:table-cell table:formula="of:=IF([.CT$1] &lt; [.$C43]; [.$A43]+[.$E43]*[.CT$1]; &quot;&quot;)">
            <text:p/>
          </table:table-cell>
          <table:table-cell table:formula="of:=IF([.CU$1] &lt; [.$C43]; [.$A43]+[.$E43]*[.CU$1]; &quot;&quot;)">
            <text:p/>
          </table:table-cell>
          <table:table-cell table:formula="of:=IF([.CV$1] &lt; [.$C43]; [.$A43]+[.$E43]*[.CV$1]; &quot;&quot;)">
            <text:p/>
          </table:table-cell>
          <table:table-cell table:formula="of:=IF([.CW$1] &lt; [.$C43]; [.$A43]+[.$E43]*[.CW$1]; &quot;&quot;)">
            <text:p/>
          </table:table-cell>
          <table:table-cell table:formula="of:=IF([.CX$1] &lt; [.$C43]; [.$A43]+[.$E43]*[.CX$1]; &quot;&quot;)">
            <text:p/>
          </table:table-cell>
          <table:table-cell table:formula="of:=IF([.CY$1] &lt; [.$C43]; [.$A43]+[.$E43]*[.CY$1]; &quot;&quot;)">
            <text:p/>
          </table:table-cell>
          <table:table-cell table:formula="of:=IF([.CZ$1] &lt; [.$C43]; [.$A43]+[.$E43]*[.CZ$1]; &quot;&quot;)">
            <text:p/>
          </table:table-cell>
          <table:table-cell table:formula="of:=IF([.DA$1] &lt; [.$C43]; [.$A43]+[.$E43]*[.DA$1]; &quot;&quot;)">
            <text:p/>
          </table:table-cell>
          <table:table-cell table:formula="of:=IF([.DB$1] &lt; [.$C43]; [.$A43]+[.$E43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44]; [.$A44]+[.$E44]*[.G$1]; &quot;&quot;)">
            <text:p/>
          </table:table-cell>
          <table:table-cell table:formula="of:=IF([.H$1] &lt; [.$C44]; [.$A44]+[.$E44]*[.H$1]; &quot;&quot;)">
            <text:p/>
          </table:table-cell>
          <table:table-cell table:formula="of:=IF([.I$1] &lt; [.$C44]; [.$A44]+[.$E44]*[.I$1]; &quot;&quot;)">
            <text:p/>
          </table:table-cell>
          <table:table-cell table:formula="of:=IF([.J$1] &lt; [.$C44]; [.$A44]+[.$E44]*[.J$1]; &quot;&quot;)">
            <text:p/>
          </table:table-cell>
          <table:table-cell table:formula="of:=IF([.K$1] &lt; [.$C44]; [.$A44]+[.$E44]*[.K$1]; &quot;&quot;)">
            <text:p/>
          </table:table-cell>
          <table:table-cell table:formula="of:=IF([.L$1] &lt; [.$C44]; [.$A44]+[.$E44]*[.L$1]; &quot;&quot;)">
            <text:p/>
          </table:table-cell>
          <table:table-cell table:formula="of:=IF([.M$1] &lt; [.$C44]; [.$A44]+[.$E44]*[.M$1]; &quot;&quot;)">
            <text:p/>
          </table:table-cell>
          <table:table-cell table:formula="of:=IF([.N$1] &lt; [.$C44]; [.$A44]+[.$E44]*[.N$1]; &quot;&quot;)">
            <text:p/>
          </table:table-cell>
          <table:table-cell table:formula="of:=IF([.O$1] &lt; [.$C44]; [.$A44]+[.$E44]*[.O$1]; &quot;&quot;)">
            <text:p/>
          </table:table-cell>
          <table:table-cell table:formula="of:=IF([.P$1] &lt; [.$C44]; [.$A44]+[.$E44]*[.P$1]; &quot;&quot;)">
            <text:p/>
          </table:table-cell>
          <table:table-cell table:formula="of:=IF([.Q$1] &lt; [.$C44]; [.$A44]+[.$E44]*[.Q$1]; &quot;&quot;)">
            <text:p/>
          </table:table-cell>
          <table:table-cell table:formula="of:=IF([.R$1] &lt; [.$C44]; [.$A44]+[.$E44]*[.R$1]; &quot;&quot;)">
            <text:p/>
          </table:table-cell>
          <table:table-cell table:formula="of:=IF([.S$1] &lt; [.$C44]; [.$A44]+[.$E44]*[.S$1]; &quot;&quot;)">
            <text:p/>
          </table:table-cell>
          <table:table-cell table:formula="of:=IF([.T$1] &lt; [.$C44]; [.$A44]+[.$E44]*[.T$1]; &quot;&quot;)">
            <text:p/>
          </table:table-cell>
          <table:table-cell table:formula="of:=IF([.U$1] &lt; [.$C44]; [.$A44]+[.$E44]*[.U$1]; &quot;&quot;)">
            <text:p/>
          </table:table-cell>
          <table:table-cell table:formula="of:=IF([.V$1] &lt; [.$C44]; [.$A44]+[.$E44]*[.V$1]; &quot;&quot;)">
            <text:p/>
          </table:table-cell>
          <table:table-cell table:formula="of:=IF([.W$1] &lt; [.$C44]; [.$A44]+[.$E44]*[.W$1]; &quot;&quot;)">
            <text:p/>
          </table:table-cell>
          <table:table-cell table:formula="of:=IF([.X$1] &lt; [.$C44]; [.$A44]+[.$E44]*[.X$1]; &quot;&quot;)">
            <text:p/>
          </table:table-cell>
          <table:table-cell table:formula="of:=IF([.Y$1] &lt; [.$C44]; [.$A44]+[.$E44]*[.Y$1]; &quot;&quot;)">
            <text:p/>
          </table:table-cell>
          <table:table-cell table:formula="of:=IF([.Z$1] &lt; [.$C44]; [.$A44]+[.$E44]*[.Z$1]; &quot;&quot;)">
            <text:p/>
          </table:table-cell>
          <table:table-cell table:formula="of:=IF([.AA$1] &lt; [.$C44]; [.$A44]+[.$E44]*[.AA$1]; &quot;&quot;)">
            <text:p/>
          </table:table-cell>
          <table:table-cell table:formula="of:=IF([.AB$1] &lt; [.$C44]; [.$A44]+[.$E44]*[.AB$1]; &quot;&quot;)">
            <text:p/>
          </table:table-cell>
          <table:table-cell table:formula="of:=IF([.AC$1] &lt; [.$C44]; [.$A44]+[.$E44]*[.AC$1]; &quot;&quot;)">
            <text:p/>
          </table:table-cell>
          <table:table-cell table:formula="of:=IF([.AD$1] &lt; [.$C44]; [.$A44]+[.$E44]*[.AD$1]; &quot;&quot;)">
            <text:p/>
          </table:table-cell>
          <table:table-cell table:formula="of:=IF([.AE$1] &lt; [.$C44]; [.$A44]+[.$E44]*[.AE$1]; &quot;&quot;)">
            <text:p/>
          </table:table-cell>
          <table:table-cell table:formula="of:=IF([.AF$1] &lt; [.$C44]; [.$A44]+[.$E44]*[.AF$1]; &quot;&quot;)">
            <text:p/>
          </table:table-cell>
          <table:table-cell table:formula="of:=IF([.AG$1] &lt; [.$C44]; [.$A44]+[.$E44]*[.AG$1]; &quot;&quot;)">
            <text:p/>
          </table:table-cell>
          <table:table-cell table:formula="of:=IF([.AH$1] &lt; [.$C44]; [.$A44]+[.$E44]*[.AH$1]; &quot;&quot;)">
            <text:p/>
          </table:table-cell>
          <table:table-cell table:formula="of:=IF([.AI$1] &lt; [.$C44]; [.$A44]+[.$E44]*[.AI$1]; &quot;&quot;)">
            <text:p/>
          </table:table-cell>
          <table:table-cell table:formula="of:=IF([.AJ$1] &lt; [.$C44]; [.$A44]+[.$E44]*[.AJ$1]; &quot;&quot;)">
            <text:p/>
          </table:table-cell>
          <table:table-cell table:formula="of:=IF([.AK$1] &lt; [.$C44]; [.$A44]+[.$E44]*[.AK$1]; &quot;&quot;)">
            <text:p/>
          </table:table-cell>
          <table:table-cell table:formula="of:=IF([.AL$1] &lt; [.$C44]; [.$A44]+[.$E44]*[.AL$1]; &quot;&quot;)">
            <text:p/>
          </table:table-cell>
          <table:table-cell table:formula="of:=IF([.AM$1] &lt; [.$C44]; [.$A44]+[.$E44]*[.AM$1]; &quot;&quot;)">
            <text:p/>
          </table:table-cell>
          <table:table-cell table:formula="of:=IF([.AN$1] &lt; [.$C44]; [.$A44]+[.$E44]*[.AN$1]; &quot;&quot;)">
            <text:p/>
          </table:table-cell>
          <table:table-cell table:formula="of:=IF([.AO$1] &lt; [.$C44]; [.$A44]+[.$E44]*[.AO$1]; &quot;&quot;)">
            <text:p/>
          </table:table-cell>
          <table:table-cell table:formula="of:=IF([.AP$1] &lt; [.$C44]; [.$A44]+[.$E44]*[.AP$1]; &quot;&quot;)">
            <text:p/>
          </table:table-cell>
          <table:table-cell table:formula="of:=IF([.AQ$1] &lt; [.$C44]; [.$A44]+[.$E44]*[.AQ$1]; &quot;&quot;)">
            <text:p/>
          </table:table-cell>
          <table:table-cell table:formula="of:=IF([.AR$1] &lt; [.$C44]; [.$A44]+[.$E44]*[.AR$1]; &quot;&quot;)">
            <text:p/>
          </table:table-cell>
          <table:table-cell table:formula="of:=IF([.AS$1] &lt; [.$C44]; [.$A44]+[.$E44]*[.AS$1]; &quot;&quot;)">
            <text:p/>
          </table:table-cell>
          <table:table-cell table:formula="of:=IF([.AT$1] &lt; [.$C44]; [.$A44]+[.$E44]*[.AT$1]; &quot;&quot;)">
            <text:p/>
          </table:table-cell>
          <table:table-cell table:formula="of:=IF([.AU$1] &lt; [.$C44]; [.$A44]+[.$E44]*[.AU$1]; &quot;&quot;)">
            <text:p/>
          </table:table-cell>
          <table:table-cell table:formula="of:=IF([.AV$1] &lt; [.$C44]; [.$A44]+[.$E44]*[.AV$1]; &quot;&quot;)">
            <text:p/>
          </table:table-cell>
          <table:table-cell table:formula="of:=IF([.AW$1] &lt; [.$C44]; [.$A44]+[.$E44]*[.AW$1]; &quot;&quot;)">
            <text:p/>
          </table:table-cell>
          <table:table-cell table:formula="of:=IF([.AX$1] &lt; [.$C44]; [.$A44]+[.$E44]*[.AX$1]; &quot;&quot;)">
            <text:p/>
          </table:table-cell>
          <table:table-cell table:formula="of:=IF([.AY$1] &lt; [.$C44]; [.$A44]+[.$E44]*[.AY$1]; &quot;&quot;)">
            <text:p/>
          </table:table-cell>
          <table:table-cell table:formula="of:=IF([.AZ$1] &lt; [.$C44]; [.$A44]+[.$E44]*[.AZ$1]; &quot;&quot;)">
            <text:p/>
          </table:table-cell>
          <table:table-cell table:formula="of:=IF([.BA$1] &lt; [.$C44]; [.$A44]+[.$E44]*[.BA$1]; &quot;&quot;)">
            <text:p/>
          </table:table-cell>
          <table:table-cell table:formula="of:=IF([.BB$1] &lt; [.$C44]; [.$A44]+[.$E44]*[.BB$1]; &quot;&quot;)">
            <text:p/>
          </table:table-cell>
          <table:table-cell table:formula="of:=IF([.BC$1] &lt; [.$C44]; [.$A44]+[.$E44]*[.BC$1]; &quot;&quot;)">
            <text:p/>
          </table:table-cell>
          <table:table-cell table:formula="of:=IF([.BD$1] &lt; [.$C44]; [.$A44]+[.$E44]*[.BD$1]; &quot;&quot;)">
            <text:p/>
          </table:table-cell>
          <table:table-cell table:formula="of:=IF([.BE$1] &lt; [.$C44]; [.$A44]+[.$E44]*[.BE$1]; &quot;&quot;)">
            <text:p/>
          </table:table-cell>
          <table:table-cell table:formula="of:=IF([.BF$1] &lt; [.$C44]; [.$A44]+[.$E44]*[.BF$1]; &quot;&quot;)">
            <text:p/>
          </table:table-cell>
          <table:table-cell table:formula="of:=IF([.BG$1] &lt; [.$C44]; [.$A44]+[.$E44]*[.BG$1]; &quot;&quot;)">
            <text:p/>
          </table:table-cell>
          <table:table-cell table:formula="of:=IF([.BH$1] &lt; [.$C44]; [.$A44]+[.$E44]*[.BH$1]; &quot;&quot;)">
            <text:p/>
          </table:table-cell>
          <table:table-cell table:formula="of:=IF([.BI$1] &lt; [.$C44]; [.$A44]+[.$E44]*[.BI$1]; &quot;&quot;)">
            <text:p/>
          </table:table-cell>
          <table:table-cell table:formula="of:=IF([.BJ$1] &lt; [.$C44]; [.$A44]+[.$E44]*[.BJ$1]; &quot;&quot;)">
            <text:p/>
          </table:table-cell>
          <table:table-cell table:formula="of:=IF([.BK$1] &lt; [.$C44]; [.$A44]+[.$E44]*[.BK$1]; &quot;&quot;)">
            <text:p/>
          </table:table-cell>
          <table:table-cell table:formula="of:=IF([.BL$1] &lt; [.$C44]; [.$A44]+[.$E44]*[.BL$1]; &quot;&quot;)">
            <text:p/>
          </table:table-cell>
          <table:table-cell table:formula="of:=IF([.BM$1] &lt; [.$C44]; [.$A44]+[.$E44]*[.BM$1]; &quot;&quot;)">
            <text:p/>
          </table:table-cell>
          <table:table-cell table:formula="of:=IF([.BN$1] &lt; [.$C44]; [.$A44]+[.$E44]*[.BN$1]; &quot;&quot;)">
            <text:p/>
          </table:table-cell>
          <table:table-cell table:formula="of:=IF([.BO$1] &lt; [.$C44]; [.$A44]+[.$E44]*[.BO$1]; &quot;&quot;)">
            <text:p/>
          </table:table-cell>
          <table:table-cell table:formula="of:=IF([.BP$1] &lt; [.$C44]; [.$A44]+[.$E44]*[.BP$1]; &quot;&quot;)">
            <text:p/>
          </table:table-cell>
          <table:table-cell table:formula="of:=IF([.BQ$1] &lt; [.$C44]; [.$A44]+[.$E44]*[.BQ$1]; &quot;&quot;)">
            <text:p/>
          </table:table-cell>
          <table:table-cell table:formula="of:=IF([.BR$1] &lt; [.$C44]; [.$A44]+[.$E44]*[.BR$1]; &quot;&quot;)">
            <text:p/>
          </table:table-cell>
          <table:table-cell table:formula="of:=IF([.BS$1] &lt; [.$C44]; [.$A44]+[.$E44]*[.BS$1]; &quot;&quot;)">
            <text:p/>
          </table:table-cell>
          <table:table-cell table:formula="of:=IF([.BT$1] &lt; [.$C44]; [.$A44]+[.$E44]*[.BT$1]; &quot;&quot;)">
            <text:p/>
          </table:table-cell>
          <table:table-cell table:formula="of:=IF([.BU$1] &lt; [.$C44]; [.$A44]+[.$E44]*[.BU$1]; &quot;&quot;)">
            <text:p/>
          </table:table-cell>
          <table:table-cell table:formula="of:=IF([.BV$1] &lt; [.$C44]; [.$A44]+[.$E44]*[.BV$1]; &quot;&quot;)">
            <text:p/>
          </table:table-cell>
          <table:table-cell table:formula="of:=IF([.BW$1] &lt; [.$C44]; [.$A44]+[.$E44]*[.BW$1]; &quot;&quot;)">
            <text:p/>
          </table:table-cell>
          <table:table-cell table:formula="of:=IF([.BX$1] &lt; [.$C44]; [.$A44]+[.$E44]*[.BX$1]; &quot;&quot;)">
            <text:p/>
          </table:table-cell>
          <table:table-cell table:formula="of:=IF([.BY$1] &lt; [.$C44]; [.$A44]+[.$E44]*[.BY$1]; &quot;&quot;)">
            <text:p/>
          </table:table-cell>
          <table:table-cell table:formula="of:=IF([.BZ$1] &lt; [.$C44]; [.$A44]+[.$E44]*[.BZ$1]; &quot;&quot;)">
            <text:p/>
          </table:table-cell>
          <table:table-cell table:formula="of:=IF([.CA$1] &lt; [.$C44]; [.$A44]+[.$E44]*[.CA$1]; &quot;&quot;)">
            <text:p/>
          </table:table-cell>
          <table:table-cell table:formula="of:=IF([.CB$1] &lt; [.$C44]; [.$A44]+[.$E44]*[.CB$1]; &quot;&quot;)">
            <text:p/>
          </table:table-cell>
          <table:table-cell table:formula="of:=IF([.CC$1] &lt; [.$C44]; [.$A44]+[.$E44]*[.CC$1]; &quot;&quot;)">
            <text:p/>
          </table:table-cell>
          <table:table-cell table:formula="of:=IF([.CD$1] &lt; [.$C44]; [.$A44]+[.$E44]*[.CD$1]; &quot;&quot;)">
            <text:p/>
          </table:table-cell>
          <table:table-cell table:formula="of:=IF([.CE$1] &lt; [.$C44]; [.$A44]+[.$E44]*[.CE$1]; &quot;&quot;)">
            <text:p/>
          </table:table-cell>
          <table:table-cell table:formula="of:=IF([.CF$1] &lt; [.$C44]; [.$A44]+[.$E44]*[.CF$1]; &quot;&quot;)">
            <text:p/>
          </table:table-cell>
          <table:table-cell table:formula="of:=IF([.CG$1] &lt; [.$C44]; [.$A44]+[.$E44]*[.CG$1]; &quot;&quot;)">
            <text:p/>
          </table:table-cell>
          <table:table-cell table:formula="of:=IF([.CH$1] &lt; [.$C44]; [.$A44]+[.$E44]*[.CH$1]; &quot;&quot;)">
            <text:p/>
          </table:table-cell>
          <table:table-cell table:formula="of:=IF([.CI$1] &lt; [.$C44]; [.$A44]+[.$E44]*[.CI$1]; &quot;&quot;)">
            <text:p/>
          </table:table-cell>
          <table:table-cell table:formula="of:=IF([.CJ$1] &lt; [.$C44]; [.$A44]+[.$E44]*[.CJ$1]; &quot;&quot;)">
            <text:p/>
          </table:table-cell>
          <table:table-cell table:formula="of:=IF([.CK$1] &lt; [.$C44]; [.$A44]+[.$E44]*[.CK$1]; &quot;&quot;)">
            <text:p/>
          </table:table-cell>
          <table:table-cell table:formula="of:=IF([.CL$1] &lt; [.$C44]; [.$A44]+[.$E44]*[.CL$1]; &quot;&quot;)">
            <text:p/>
          </table:table-cell>
          <table:table-cell table:formula="of:=IF([.CM$1] &lt; [.$C44]; [.$A44]+[.$E44]*[.CM$1]; &quot;&quot;)">
            <text:p/>
          </table:table-cell>
          <table:table-cell table:formula="of:=IF([.CN$1] &lt; [.$C44]; [.$A44]+[.$E44]*[.CN$1]; &quot;&quot;)">
            <text:p/>
          </table:table-cell>
          <table:table-cell table:formula="of:=IF([.CO$1] &lt; [.$C44]; [.$A44]+[.$E44]*[.CO$1]; &quot;&quot;)">
            <text:p/>
          </table:table-cell>
          <table:table-cell table:formula="of:=IF([.CP$1] &lt; [.$C44]; [.$A44]+[.$E44]*[.CP$1]; &quot;&quot;)">
            <text:p/>
          </table:table-cell>
          <table:table-cell table:formula="of:=IF([.CQ$1] &lt; [.$C44]; [.$A44]+[.$E44]*[.CQ$1]; &quot;&quot;)">
            <text:p/>
          </table:table-cell>
          <table:table-cell table:formula="of:=IF([.CR$1] &lt; [.$C44]; [.$A44]+[.$E44]*[.CR$1]; &quot;&quot;)">
            <text:p/>
          </table:table-cell>
          <table:table-cell table:formula="of:=IF([.CS$1] &lt; [.$C44]; [.$A44]+[.$E44]*[.CS$1]; &quot;&quot;)">
            <text:p/>
          </table:table-cell>
          <table:table-cell table:formula="of:=IF([.CT$1] &lt; [.$C44]; [.$A44]+[.$E44]*[.CT$1]; &quot;&quot;)">
            <text:p/>
          </table:table-cell>
          <table:table-cell table:formula="of:=IF([.CU$1] &lt; [.$C44]; [.$A44]+[.$E44]*[.CU$1]; &quot;&quot;)">
            <text:p/>
          </table:table-cell>
          <table:table-cell table:formula="of:=IF([.CV$1] &lt; [.$C44]; [.$A44]+[.$E44]*[.CV$1]; &quot;&quot;)">
            <text:p/>
          </table:table-cell>
          <table:table-cell table:formula="of:=IF([.CW$1] &lt; [.$C44]; [.$A44]+[.$E44]*[.CW$1]; &quot;&quot;)">
            <text:p/>
          </table:table-cell>
          <table:table-cell table:formula="of:=IF([.CX$1] &lt; [.$C44]; [.$A44]+[.$E44]*[.CX$1]; &quot;&quot;)">
            <text:p/>
          </table:table-cell>
          <table:table-cell table:formula="of:=IF([.CY$1] &lt; [.$C44]; [.$A44]+[.$E44]*[.CY$1]; &quot;&quot;)">
            <text:p/>
          </table:table-cell>
          <table:table-cell table:formula="of:=IF([.CZ$1] &lt; [.$C44]; [.$A44]+[.$E44]*[.CZ$1]; &quot;&quot;)">
            <text:p/>
          </table:table-cell>
          <table:table-cell table:formula="of:=IF([.DA$1] &lt; [.$C44]; [.$A44]+[.$E44]*[.DA$1]; &quot;&quot;)">
            <text:p/>
          </table:table-cell>
          <table:table-cell table:formula="of:=IF([.DB$1] &lt; [.$C44]; [.$A44]+[.$E44]*[.DB$1]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/>
          <table:table-cell table:number-columns-repeated="106"/>
        </table:table-row>
        <table:table-row table:style-name="ro1" table:number-rows-repeated="3">
          <table:table-cell table:number-columns-repeated="112"/>
        </table:table-row>
        <table:table-row table:style-name="ro1">
          <table:table-cell table:number-columns-repeated="6"/>
          <table:table-cell table:formula="of:=IF([.G$1] &lt; [.$C49]; [.$A49]+[.$E49]*[.G$1]; &quot;&quot;)">
            <text:p/>
          </table:table-cell>
          <table:table-cell table:formula="of:=IF([.H$1] &lt; [.$C49]; [.$A49]+[.$E49]*[.H$1]; &quot;&quot;)">
            <text:p/>
          </table:table-cell>
          <table:table-cell table:formula="of:=IF([.I$1] &lt; [.$C49]; [.$A49]+[.$E49]*[.I$1]; &quot;&quot;)">
            <text:p/>
          </table:table-cell>
          <table:table-cell table:formula="of:=IF([.J$1] &lt; [.$C49]; [.$A49]+[.$E49]*[.J$1]; &quot;&quot;)">
            <text:p/>
          </table:table-cell>
          <table:table-cell table:formula="of:=IF([.K$1] &lt; [.$C49]; [.$A49]+[.$E49]*[.K$1]; &quot;&quot;)">
            <text:p/>
          </table:table-cell>
          <table:table-cell table:formula="of:=IF([.L$1] &lt; [.$C49]; [.$A49]+[.$E49]*[.L$1]; &quot;&quot;)">
            <text:p/>
          </table:table-cell>
          <table:table-cell table:formula="of:=IF([.M$1] &lt; [.$C49]; [.$A49]+[.$E49]*[.M$1]; &quot;&quot;)">
            <text:p/>
          </table:table-cell>
          <table:table-cell table:formula="of:=IF([.N$1] &lt; [.$C49]; [.$A49]+[.$E49]*[.N$1]; &quot;&quot;)">
            <text:p/>
          </table:table-cell>
          <table:table-cell table:formula="of:=IF([.O$1] &lt; [.$C49]; [.$A49]+[.$E49]*[.O$1]; &quot;&quot;)">
            <text:p/>
          </table:table-cell>
          <table:table-cell table:formula="of:=IF([.P$1] &lt; [.$C49]; [.$A49]+[.$E49]*[.P$1]; &quot;&quot;)">
            <text:p/>
          </table:table-cell>
          <table:table-cell table:formula="of:=IF([.Q$1] &lt; [.$C49]; [.$A49]+[.$E49]*[.Q$1]; &quot;&quot;)">
            <text:p/>
          </table:table-cell>
          <table:table-cell table:formula="of:=IF([.R$1] &lt; [.$C49]; [.$A49]+[.$E49]*[.R$1]; &quot;&quot;)">
            <text:p/>
          </table:table-cell>
          <table:table-cell table:formula="of:=IF([.S$1] &lt; [.$C49]; [.$A49]+[.$E49]*[.S$1]; &quot;&quot;)">
            <text:p/>
          </table:table-cell>
          <table:table-cell table:formula="of:=IF([.T$1] &lt; [.$C49]; [.$A49]+[.$E49]*[.T$1]; &quot;&quot;)">
            <text:p/>
          </table:table-cell>
          <table:table-cell table:formula="of:=IF([.U$1] &lt; [.$C49]; [.$A49]+[.$E49]*[.U$1]; &quot;&quot;)">
            <text:p/>
          </table:table-cell>
          <table:table-cell table:formula="of:=IF([.V$1] &lt; [.$C49]; [.$A49]+[.$E49]*[.V$1]; &quot;&quot;)">
            <text:p/>
          </table:table-cell>
          <table:table-cell table:formula="of:=IF([.W$1] &lt; [.$C49]; [.$A49]+[.$E49]*[.W$1]; &quot;&quot;)">
            <text:p/>
          </table:table-cell>
          <table:table-cell table:formula="of:=IF([.X$1] &lt; [.$C49]; [.$A49]+[.$E49]*[.X$1]; &quot;&quot;)">
            <text:p/>
          </table:table-cell>
          <table:table-cell table:formula="of:=IF([.Y$1] &lt; [.$C49]; [.$A49]+[.$E49]*[.Y$1]; &quot;&quot;)">
            <text:p/>
          </table:table-cell>
          <table:table-cell table:formula="of:=IF([.Z$1] &lt; [.$C49]; [.$A49]+[.$E49]*[.Z$1]; &quot;&quot;)">
            <text:p/>
          </table:table-cell>
          <table:table-cell table:formula="of:=IF([.AA$1] &lt; [.$C49]; [.$A49]+[.$E49]*[.AA$1]; &quot;&quot;)">
            <text:p/>
          </table:table-cell>
          <table:table-cell table:formula="of:=IF([.AB$1] &lt; [.$C49]; [.$A49]+[.$E49]*[.AB$1]; &quot;&quot;)">
            <text:p/>
          </table:table-cell>
          <table:table-cell table:formula="of:=IF([.AC$1] &lt; [.$C49]; [.$A49]+[.$E49]*[.AC$1]; &quot;&quot;)">
            <text:p/>
          </table:table-cell>
          <table:table-cell table:formula="of:=IF([.AD$1] &lt; [.$C49]; [.$A49]+[.$E49]*[.AD$1]; &quot;&quot;)">
            <text:p/>
          </table:table-cell>
          <table:table-cell table:formula="of:=IF([.AE$1] &lt; [.$C49]; [.$A49]+[.$E49]*[.AE$1]; &quot;&quot;)">
            <text:p/>
          </table:table-cell>
          <table:table-cell table:formula="of:=IF([.AF$1] &lt; [.$C49]; [.$A49]+[.$E49]*[.AF$1]; &quot;&quot;)">
            <text:p/>
          </table:table-cell>
          <table:table-cell table:formula="of:=IF([.AG$1] &lt; [.$C49]; [.$A49]+[.$E49]*[.AG$1]; &quot;&quot;)">
            <text:p/>
          </table:table-cell>
          <table:table-cell table:formula="of:=IF([.AH$1] &lt; [.$C49]; [.$A49]+[.$E49]*[.AH$1]; &quot;&quot;)">
            <text:p/>
          </table:table-cell>
          <table:table-cell table:formula="of:=IF([.AI$1] &lt; [.$C49]; [.$A49]+[.$E49]*[.AI$1]; &quot;&quot;)">
            <text:p/>
          </table:table-cell>
          <table:table-cell table:formula="of:=IF([.AJ$1] &lt; [.$C49]; [.$A49]+[.$E49]*[.AJ$1]; &quot;&quot;)">
            <text:p/>
          </table:table-cell>
          <table:table-cell table:formula="of:=IF([.AK$1] &lt; [.$C49]; [.$A49]+[.$E49]*[.AK$1]; &quot;&quot;)">
            <text:p/>
          </table:table-cell>
          <table:table-cell table:formula="of:=IF([.AL$1] &lt; [.$C49]; [.$A49]+[.$E49]*[.AL$1]; &quot;&quot;)">
            <text:p/>
          </table:table-cell>
          <table:table-cell table:formula="of:=IF([.AM$1] &lt; [.$C49]; [.$A49]+[.$E49]*[.AM$1]; &quot;&quot;)">
            <text:p/>
          </table:table-cell>
          <table:table-cell table:formula="of:=IF([.AN$1] &lt; [.$C49]; [.$A49]+[.$E49]*[.AN$1]; &quot;&quot;)">
            <text:p/>
          </table:table-cell>
          <table:table-cell table:formula="of:=IF([.AO$1] &lt; [.$C49]; [.$A49]+[.$E49]*[.AO$1]; &quot;&quot;)">
            <text:p/>
          </table:table-cell>
          <table:table-cell table:formula="of:=IF([.AP$1] &lt; [.$C49]; [.$A49]+[.$E49]*[.AP$1]; &quot;&quot;)">
            <text:p/>
          </table:table-cell>
          <table:table-cell table:formula="of:=IF([.AQ$1] &lt; [.$C49]; [.$A49]+[.$E49]*[.AQ$1]; &quot;&quot;)">
            <text:p/>
          </table:table-cell>
          <table:table-cell table:formula="of:=IF([.AR$1] &lt; [.$C49]; [.$A49]+[.$E49]*[.AR$1]; &quot;&quot;)">
            <text:p/>
          </table:table-cell>
          <table:table-cell table:formula="of:=IF([.AS$1] &lt; [.$C49]; [.$A49]+[.$E49]*[.AS$1]; &quot;&quot;)">
            <text:p/>
          </table:table-cell>
          <table:table-cell table:formula="of:=IF([.AT$1] &lt; [.$C49]; [.$A49]+[.$E49]*[.AT$1]; &quot;&quot;)">
            <text:p/>
          </table:table-cell>
          <table:table-cell table:formula="of:=IF([.AU$1] &lt; [.$C49]; [.$A49]+[.$E49]*[.AU$1]; &quot;&quot;)">
            <text:p/>
          </table:table-cell>
          <table:table-cell table:formula="of:=IF([.AV$1] &lt; [.$C49]; [.$A49]+[.$E49]*[.AV$1]; &quot;&quot;)">
            <text:p/>
          </table:table-cell>
          <table:table-cell table:formula="of:=IF([.AW$1] &lt; [.$C49]; [.$A49]+[.$E49]*[.AW$1]; &quot;&quot;)">
            <text:p/>
          </table:table-cell>
          <table:table-cell table:formula="of:=IF([.AX$1] &lt; [.$C49]; [.$A49]+[.$E49]*[.AX$1]; &quot;&quot;)">
            <text:p/>
          </table:table-cell>
          <table:table-cell table:formula="of:=IF([.AY$1] &lt; [.$C49]; [.$A49]+[.$E49]*[.AY$1]; &quot;&quot;)">
            <text:p/>
          </table:table-cell>
          <table:table-cell table:formula="of:=IF([.AZ$1] &lt; [.$C49]; [.$A49]+[.$E49]*[.AZ$1]; &quot;&quot;)">
            <text:p/>
          </table:table-cell>
          <table:table-cell table:formula="of:=IF([.BA$1] &lt; [.$C49]; [.$A49]+[.$E49]*[.BA$1]; &quot;&quot;)">
            <text:p/>
          </table:table-cell>
          <table:table-cell table:formula="of:=IF([.BB$1] &lt; [.$C49]; [.$A49]+[.$E49]*[.BB$1]; &quot;&quot;)">
            <text:p/>
          </table:table-cell>
          <table:table-cell table:formula="of:=IF([.BC$1] &lt; [.$C49]; [.$A49]+[.$E49]*[.BC$1]; &quot;&quot;)">
            <text:p/>
          </table:table-cell>
          <table:table-cell table:formula="of:=IF([.BD$1] &lt; [.$C49]; [.$A49]+[.$E49]*[.BD$1]; &quot;&quot;)">
            <text:p/>
          </table:table-cell>
          <table:table-cell table:formula="of:=IF([.BE$1] &lt; [.$C49]; [.$A49]+[.$E49]*[.BE$1]; &quot;&quot;)">
            <text:p/>
          </table:table-cell>
          <table:table-cell table:formula="of:=IF([.BF$1] &lt; [.$C49]; [.$A49]+[.$E49]*[.BF$1]; &quot;&quot;)">
            <text:p/>
          </table:table-cell>
          <table:table-cell table:formula="of:=IF([.BG$1] &lt; [.$C49]; [.$A49]+[.$E49]*[.BG$1]; &quot;&quot;)">
            <text:p/>
          </table:table-cell>
          <table:table-cell table:formula="of:=IF([.BH$1] &lt; [.$C49]; [.$A49]+[.$E49]*[.BH$1]; &quot;&quot;)">
            <text:p/>
          </table:table-cell>
          <table:table-cell table:formula="of:=IF([.BI$1] &lt; [.$C49]; [.$A49]+[.$E49]*[.BI$1]; &quot;&quot;)">
            <text:p/>
          </table:table-cell>
          <table:table-cell table:formula="of:=IF([.BJ$1] &lt; [.$C49]; [.$A49]+[.$E49]*[.BJ$1]; &quot;&quot;)">
            <text:p/>
          </table:table-cell>
          <table:table-cell table:formula="of:=IF([.BK$1] &lt; [.$C49]; [.$A49]+[.$E49]*[.BK$1]; &quot;&quot;)">
            <text:p/>
          </table:table-cell>
          <table:table-cell table:formula="of:=IF([.BL$1] &lt; [.$C49]; [.$A49]+[.$E49]*[.BL$1]; &quot;&quot;)">
            <text:p/>
          </table:table-cell>
          <table:table-cell table:formula="of:=IF([.BM$1] &lt; [.$C49]; [.$A49]+[.$E49]*[.BM$1]; &quot;&quot;)">
            <text:p/>
          </table:table-cell>
          <table:table-cell table:formula="of:=IF([.BN$1] &lt; [.$C49]; [.$A49]+[.$E49]*[.BN$1]; &quot;&quot;)">
            <text:p/>
          </table:table-cell>
          <table:table-cell table:formula="of:=IF([.BO$1] &lt; [.$C49]; [.$A49]+[.$E49]*[.BO$1]; &quot;&quot;)">
            <text:p/>
          </table:table-cell>
          <table:table-cell table:formula="of:=IF([.BP$1] &lt; [.$C49]; [.$A49]+[.$E49]*[.BP$1]; &quot;&quot;)">
            <text:p/>
          </table:table-cell>
          <table:table-cell table:formula="of:=IF([.BQ$1] &lt; [.$C49]; [.$A49]+[.$E49]*[.BQ$1]; &quot;&quot;)">
            <text:p/>
          </table:table-cell>
          <table:table-cell table:formula="of:=IF([.BR$1] &lt; [.$C49]; [.$A49]+[.$E49]*[.BR$1]; &quot;&quot;)">
            <text:p/>
          </table:table-cell>
          <table:table-cell table:formula="of:=IF([.BS$1] &lt; [.$C49]; [.$A49]+[.$E49]*[.BS$1]; &quot;&quot;)">
            <text:p/>
          </table:table-cell>
          <table:table-cell table:formula="of:=IF([.BT$1] &lt; [.$C49]; [.$A49]+[.$E49]*[.BT$1]; &quot;&quot;)">
            <text:p/>
          </table:table-cell>
          <table:table-cell table:formula="of:=IF([.BU$1] &lt; [.$C49]; [.$A49]+[.$E49]*[.BU$1]; &quot;&quot;)">
            <text:p/>
          </table:table-cell>
          <table:table-cell table:formula="of:=IF([.BV$1] &lt; [.$C49]; [.$A49]+[.$E49]*[.BV$1]; &quot;&quot;)">
            <text:p/>
          </table:table-cell>
          <table:table-cell table:formula="of:=IF([.BW$1] &lt; [.$C49]; [.$A49]+[.$E49]*[.BW$1]; &quot;&quot;)">
            <text:p/>
          </table:table-cell>
          <table:table-cell table:formula="of:=IF([.BX$1] &lt; [.$C49]; [.$A49]+[.$E49]*[.BX$1]; &quot;&quot;)">
            <text:p/>
          </table:table-cell>
          <table:table-cell table:formula="of:=IF([.BY$1] &lt; [.$C49]; [.$A49]+[.$E49]*[.BY$1]; &quot;&quot;)">
            <text:p/>
          </table:table-cell>
          <table:table-cell table:formula="of:=IF([.BZ$1] &lt; [.$C49]; [.$A49]+[.$E49]*[.BZ$1]; &quot;&quot;)">
            <text:p/>
          </table:table-cell>
          <table:table-cell table:formula="of:=IF([.CA$1] &lt; [.$C49]; [.$A49]+[.$E49]*[.CA$1]; &quot;&quot;)">
            <text:p/>
          </table:table-cell>
          <table:table-cell table:formula="of:=IF([.CB$1] &lt; [.$C49]; [.$A49]+[.$E49]*[.CB$1]; &quot;&quot;)">
            <text:p/>
          </table:table-cell>
          <table:table-cell table:formula="of:=IF([.CC$1] &lt; [.$C49]; [.$A49]+[.$E49]*[.CC$1]; &quot;&quot;)">
            <text:p/>
          </table:table-cell>
          <table:table-cell table:formula="of:=IF([.CD$1] &lt; [.$C49]; [.$A49]+[.$E49]*[.CD$1]; &quot;&quot;)">
            <text:p/>
          </table:table-cell>
          <table:table-cell table:formula="of:=IF([.CE$1] &lt; [.$C49]; [.$A49]+[.$E49]*[.CE$1]; &quot;&quot;)">
            <text:p/>
          </table:table-cell>
          <table:table-cell table:formula="of:=IF([.CF$1] &lt; [.$C49]; [.$A49]+[.$E49]*[.CF$1]; &quot;&quot;)">
            <text:p/>
          </table:table-cell>
          <table:table-cell table:formula="of:=IF([.CG$1] &lt; [.$C49]; [.$A49]+[.$E49]*[.CG$1]; &quot;&quot;)">
            <text:p/>
          </table:table-cell>
          <table:table-cell table:formula="of:=IF([.CH$1] &lt; [.$C49]; [.$A49]+[.$E49]*[.CH$1]; &quot;&quot;)">
            <text:p/>
          </table:table-cell>
          <table:table-cell table:formula="of:=IF([.CI$1] &lt; [.$C49]; [.$A49]+[.$E49]*[.CI$1]; &quot;&quot;)">
            <text:p/>
          </table:table-cell>
          <table:table-cell table:formula="of:=IF([.CJ$1] &lt; [.$C49]; [.$A49]+[.$E49]*[.CJ$1]; &quot;&quot;)">
            <text:p/>
          </table:table-cell>
          <table:table-cell table:formula="of:=IF([.CK$1] &lt; [.$C49]; [.$A49]+[.$E49]*[.CK$1]; &quot;&quot;)">
            <text:p/>
          </table:table-cell>
          <table:table-cell table:formula="of:=IF([.CL$1] &lt; [.$C49]; [.$A49]+[.$E49]*[.CL$1]; &quot;&quot;)">
            <text:p/>
          </table:table-cell>
          <table:table-cell table:formula="of:=IF([.CM$1] &lt; [.$C49]; [.$A49]+[.$E49]*[.CM$1]; &quot;&quot;)">
            <text:p/>
          </table:table-cell>
          <table:table-cell table:formula="of:=IF([.CN$1] &lt; [.$C49]; [.$A49]+[.$E49]*[.CN$1]; &quot;&quot;)">
            <text:p/>
          </table:table-cell>
          <table:table-cell table:formula="of:=IF([.CO$1] &lt; [.$C49]; [.$A49]+[.$E49]*[.CO$1]; &quot;&quot;)">
            <text:p/>
          </table:table-cell>
          <table:table-cell table:formula="of:=IF([.CP$1] &lt; [.$C49]; [.$A49]+[.$E49]*[.CP$1]; &quot;&quot;)">
            <text:p/>
          </table:table-cell>
          <table:table-cell table:formula="of:=IF([.CQ$1] &lt; [.$C49]; [.$A49]+[.$E49]*[.CQ$1]; &quot;&quot;)">
            <text:p/>
          </table:table-cell>
          <table:table-cell table:formula="of:=IF([.CR$1] &lt; [.$C49]; [.$A49]+[.$E49]*[.CR$1]; &quot;&quot;)">
            <text:p/>
          </table:table-cell>
          <table:table-cell table:formula="of:=IF([.CS$1] &lt; [.$C49]; [.$A49]+[.$E49]*[.CS$1]; &quot;&quot;)">
            <text:p/>
          </table:table-cell>
          <table:table-cell table:formula="of:=IF([.CT$1] &lt; [.$C49]; [.$A49]+[.$E49]*[.CT$1]; &quot;&quot;)">
            <text:p/>
          </table:table-cell>
          <table:table-cell table:formula="of:=IF([.CU$1] &lt; [.$C49]; [.$A49]+[.$E49]*[.CU$1]; &quot;&quot;)">
            <text:p/>
          </table:table-cell>
          <table:table-cell table:formula="of:=IF([.CV$1] &lt; [.$C49]; [.$A49]+[.$E49]*[.CV$1]; &quot;&quot;)">
            <text:p/>
          </table:table-cell>
          <table:table-cell table:formula="of:=IF([.CW$1] &lt; [.$C49]; [.$A49]+[.$E49]*[.CW$1]; &quot;&quot;)">
            <text:p/>
          </table:table-cell>
          <table:table-cell table:formula="of:=IF([.CX$1] &lt; [.$C49]; [.$A49]+[.$E49]*[.CX$1]; &quot;&quot;)">
            <text:p/>
          </table:table-cell>
          <table:table-cell table:formula="of:=IF([.CY$1] &lt; [.$C49]; [.$A49]+[.$E49]*[.CY$1]; &quot;&quot;)">
            <text:p/>
          </table:table-cell>
          <table:table-cell table:formula="of:=IF([.CZ$1] &lt; [.$C49]; [.$A49]+[.$E49]*[.CZ$1]; &quot;&quot;)">
            <text:p/>
          </table:table-cell>
          <table:table-cell table:formula="of:=IF([.DA$1] &lt; [.$C49]; [.$A49]+[.$E49]*[.DA$1]; &quot;&quot;)">
            <text:p/>
          </table:table-cell>
          <table:table-cell table:formula="of:=IF([.DB$1] &lt; [.$C49]; [.$A49]+[.$E49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0]; [.$A50]+[.$E50]*[.G$1]; &quot;&quot;)">
            <text:p/>
          </table:table-cell>
          <table:table-cell table:formula="of:=IF([.H$1] &lt; [.$C50]; [.$A50]+[.$E50]*[.H$1]; &quot;&quot;)">
            <text:p/>
          </table:table-cell>
          <table:table-cell table:formula="of:=IF([.I$1] &lt; [.$C50]; [.$A50]+[.$E50]*[.I$1]; &quot;&quot;)">
            <text:p/>
          </table:table-cell>
          <table:table-cell table:formula="of:=IF([.J$1] &lt; [.$C50]; [.$A50]+[.$E50]*[.J$1]; &quot;&quot;)">
            <text:p/>
          </table:table-cell>
          <table:table-cell table:formula="of:=IF([.K$1] &lt; [.$C50]; [.$A50]+[.$E50]*[.K$1]; &quot;&quot;)">
            <text:p/>
          </table:table-cell>
          <table:table-cell table:formula="of:=IF([.L$1] &lt; [.$C50]; [.$A50]+[.$E50]*[.L$1]; &quot;&quot;)">
            <text:p/>
          </table:table-cell>
          <table:table-cell table:formula="of:=IF([.M$1] &lt; [.$C50]; [.$A50]+[.$E50]*[.M$1]; &quot;&quot;)">
            <text:p/>
          </table:table-cell>
          <table:table-cell table:formula="of:=IF([.N$1] &lt; [.$C50]; [.$A50]+[.$E50]*[.N$1]; &quot;&quot;)">
            <text:p/>
          </table:table-cell>
          <table:table-cell table:formula="of:=IF([.O$1] &lt; [.$C50]; [.$A50]+[.$E50]*[.O$1]; &quot;&quot;)">
            <text:p/>
          </table:table-cell>
          <table:table-cell table:formula="of:=IF([.P$1] &lt; [.$C50]; [.$A50]+[.$E50]*[.P$1]; &quot;&quot;)">
            <text:p/>
          </table:table-cell>
          <table:table-cell table:formula="of:=IF([.Q$1] &lt; [.$C50]; [.$A50]+[.$E50]*[.Q$1]; &quot;&quot;)">
            <text:p/>
          </table:table-cell>
          <table:table-cell table:formula="of:=IF([.R$1] &lt; [.$C50]; [.$A50]+[.$E50]*[.R$1]; &quot;&quot;)">
            <text:p/>
          </table:table-cell>
          <table:table-cell table:formula="of:=IF([.S$1] &lt; [.$C50]; [.$A50]+[.$E50]*[.S$1]; &quot;&quot;)">
            <text:p/>
          </table:table-cell>
          <table:table-cell table:formula="of:=IF([.T$1] &lt; [.$C50]; [.$A50]+[.$E50]*[.T$1]; &quot;&quot;)">
            <text:p/>
          </table:table-cell>
          <table:table-cell table:formula="of:=IF([.U$1] &lt; [.$C50]; [.$A50]+[.$E50]*[.U$1]; &quot;&quot;)">
            <text:p/>
          </table:table-cell>
          <table:table-cell table:formula="of:=IF([.V$1] &lt; [.$C50]; [.$A50]+[.$E50]*[.V$1]; &quot;&quot;)">
            <text:p/>
          </table:table-cell>
          <table:table-cell table:formula="of:=IF([.W$1] &lt; [.$C50]; [.$A50]+[.$E50]*[.W$1]; &quot;&quot;)">
            <text:p/>
          </table:table-cell>
          <table:table-cell table:formula="of:=IF([.X$1] &lt; [.$C50]; [.$A50]+[.$E50]*[.X$1]; &quot;&quot;)">
            <text:p/>
          </table:table-cell>
          <table:table-cell table:formula="of:=IF([.Y$1] &lt; [.$C50]; [.$A50]+[.$E50]*[.Y$1]; &quot;&quot;)">
            <text:p/>
          </table:table-cell>
          <table:table-cell table:formula="of:=IF([.Z$1] &lt; [.$C50]; [.$A50]+[.$E50]*[.Z$1]; &quot;&quot;)">
            <text:p/>
          </table:table-cell>
          <table:table-cell table:formula="of:=IF([.AA$1] &lt; [.$C50]; [.$A50]+[.$E50]*[.AA$1]; &quot;&quot;)">
            <text:p/>
          </table:table-cell>
          <table:table-cell table:formula="of:=IF([.AB$1] &lt; [.$C50]; [.$A50]+[.$E50]*[.AB$1]; &quot;&quot;)">
            <text:p/>
          </table:table-cell>
          <table:table-cell table:formula="of:=IF([.AC$1] &lt; [.$C50]; [.$A50]+[.$E50]*[.AC$1]; &quot;&quot;)">
            <text:p/>
          </table:table-cell>
          <table:table-cell table:formula="of:=IF([.AD$1] &lt; [.$C50]; [.$A50]+[.$E50]*[.AD$1]; &quot;&quot;)">
            <text:p/>
          </table:table-cell>
          <table:table-cell table:formula="of:=IF([.AE$1] &lt; [.$C50]; [.$A50]+[.$E50]*[.AE$1]; &quot;&quot;)">
            <text:p/>
          </table:table-cell>
          <table:table-cell table:formula="of:=IF([.AF$1] &lt; [.$C50]; [.$A50]+[.$E50]*[.AF$1]; &quot;&quot;)">
            <text:p/>
          </table:table-cell>
          <table:table-cell table:formula="of:=IF([.AG$1] &lt; [.$C50]; [.$A50]+[.$E50]*[.AG$1]; &quot;&quot;)">
            <text:p/>
          </table:table-cell>
          <table:table-cell table:formula="of:=IF([.AH$1] &lt; [.$C50]; [.$A50]+[.$E50]*[.AH$1]; &quot;&quot;)">
            <text:p/>
          </table:table-cell>
          <table:table-cell table:formula="of:=IF([.AI$1] &lt; [.$C50]; [.$A50]+[.$E50]*[.AI$1]; &quot;&quot;)">
            <text:p/>
          </table:table-cell>
          <table:table-cell table:formula="of:=IF([.AJ$1] &lt; [.$C50]; [.$A50]+[.$E50]*[.AJ$1]; &quot;&quot;)">
            <text:p/>
          </table:table-cell>
          <table:table-cell table:formula="of:=IF([.AK$1] &lt; [.$C50]; [.$A50]+[.$E50]*[.AK$1]; &quot;&quot;)">
            <text:p/>
          </table:table-cell>
          <table:table-cell table:formula="of:=IF([.AL$1] &lt; [.$C50]; [.$A50]+[.$E50]*[.AL$1]; &quot;&quot;)">
            <text:p/>
          </table:table-cell>
          <table:table-cell table:formula="of:=IF([.AM$1] &lt; [.$C50]; [.$A50]+[.$E50]*[.AM$1]; &quot;&quot;)">
            <text:p/>
          </table:table-cell>
          <table:table-cell table:formula="of:=IF([.AN$1] &lt; [.$C50]; [.$A50]+[.$E50]*[.AN$1]; &quot;&quot;)">
            <text:p/>
          </table:table-cell>
          <table:table-cell table:formula="of:=IF([.AO$1] &lt; [.$C50]; [.$A50]+[.$E50]*[.AO$1]; &quot;&quot;)">
            <text:p/>
          </table:table-cell>
          <table:table-cell table:formula="of:=IF([.AP$1] &lt; [.$C50]; [.$A50]+[.$E50]*[.AP$1]; &quot;&quot;)">
            <text:p/>
          </table:table-cell>
          <table:table-cell table:formula="of:=IF([.AQ$1] &lt; [.$C50]; [.$A50]+[.$E50]*[.AQ$1]; &quot;&quot;)">
            <text:p/>
          </table:table-cell>
          <table:table-cell table:formula="of:=IF([.AR$1] &lt; [.$C50]; [.$A50]+[.$E50]*[.AR$1]; &quot;&quot;)">
            <text:p/>
          </table:table-cell>
          <table:table-cell table:formula="of:=IF([.AS$1] &lt; [.$C50]; [.$A50]+[.$E50]*[.AS$1]; &quot;&quot;)">
            <text:p/>
          </table:table-cell>
          <table:table-cell table:formula="of:=IF([.AT$1] &lt; [.$C50]; [.$A50]+[.$E50]*[.AT$1]; &quot;&quot;)">
            <text:p/>
          </table:table-cell>
          <table:table-cell table:formula="of:=IF([.AU$1] &lt; [.$C50]; [.$A50]+[.$E50]*[.AU$1]; &quot;&quot;)">
            <text:p/>
          </table:table-cell>
          <table:table-cell table:formula="of:=IF([.AV$1] &lt; [.$C50]; [.$A50]+[.$E50]*[.AV$1]; &quot;&quot;)">
            <text:p/>
          </table:table-cell>
          <table:table-cell table:formula="of:=IF([.AW$1] &lt; [.$C50]; [.$A50]+[.$E50]*[.AW$1]; &quot;&quot;)">
            <text:p/>
          </table:table-cell>
          <table:table-cell table:formula="of:=IF([.AX$1] &lt; [.$C50]; [.$A50]+[.$E50]*[.AX$1]; &quot;&quot;)">
            <text:p/>
          </table:table-cell>
          <table:table-cell table:formula="of:=IF([.AY$1] &lt; [.$C50]; [.$A50]+[.$E50]*[.AY$1]; &quot;&quot;)">
            <text:p/>
          </table:table-cell>
          <table:table-cell table:formula="of:=IF([.AZ$1] &lt; [.$C50]; [.$A50]+[.$E50]*[.AZ$1]; &quot;&quot;)">
            <text:p/>
          </table:table-cell>
          <table:table-cell table:formula="of:=IF([.BA$1] &lt; [.$C50]; [.$A50]+[.$E50]*[.BA$1]; &quot;&quot;)">
            <text:p/>
          </table:table-cell>
          <table:table-cell table:formula="of:=IF([.BB$1] &lt; [.$C50]; [.$A50]+[.$E50]*[.BB$1]; &quot;&quot;)">
            <text:p/>
          </table:table-cell>
          <table:table-cell table:formula="of:=IF([.BC$1] &lt; [.$C50]; [.$A50]+[.$E50]*[.BC$1]; &quot;&quot;)">
            <text:p/>
          </table:table-cell>
          <table:table-cell table:formula="of:=IF([.BD$1] &lt; [.$C50]; [.$A50]+[.$E50]*[.BD$1]; &quot;&quot;)">
            <text:p/>
          </table:table-cell>
          <table:table-cell table:formula="of:=IF([.BE$1] &lt; [.$C50]; [.$A50]+[.$E50]*[.BE$1]; &quot;&quot;)">
            <text:p/>
          </table:table-cell>
          <table:table-cell table:formula="of:=IF([.BF$1] &lt; [.$C50]; [.$A50]+[.$E50]*[.BF$1]; &quot;&quot;)">
            <text:p/>
          </table:table-cell>
          <table:table-cell table:formula="of:=IF([.BG$1] &lt; [.$C50]; [.$A50]+[.$E50]*[.BG$1]; &quot;&quot;)">
            <text:p/>
          </table:table-cell>
          <table:table-cell table:formula="of:=IF([.BH$1] &lt; [.$C50]; [.$A50]+[.$E50]*[.BH$1]; &quot;&quot;)">
            <text:p/>
          </table:table-cell>
          <table:table-cell table:formula="of:=IF([.BI$1] &lt; [.$C50]; [.$A50]+[.$E50]*[.BI$1]; &quot;&quot;)">
            <text:p/>
          </table:table-cell>
          <table:table-cell table:formula="of:=IF([.BJ$1] &lt; [.$C50]; [.$A50]+[.$E50]*[.BJ$1]; &quot;&quot;)">
            <text:p/>
          </table:table-cell>
          <table:table-cell table:formula="of:=IF([.BK$1] &lt; [.$C50]; [.$A50]+[.$E50]*[.BK$1]; &quot;&quot;)">
            <text:p/>
          </table:table-cell>
          <table:table-cell table:formula="of:=IF([.BL$1] &lt; [.$C50]; [.$A50]+[.$E50]*[.BL$1]; &quot;&quot;)">
            <text:p/>
          </table:table-cell>
          <table:table-cell table:formula="of:=IF([.BM$1] &lt; [.$C50]; [.$A50]+[.$E50]*[.BM$1]; &quot;&quot;)">
            <text:p/>
          </table:table-cell>
          <table:table-cell table:formula="of:=IF([.BN$1] &lt; [.$C50]; [.$A50]+[.$E50]*[.BN$1]; &quot;&quot;)">
            <text:p/>
          </table:table-cell>
          <table:table-cell table:formula="of:=IF([.BO$1] &lt; [.$C50]; [.$A50]+[.$E50]*[.BO$1]; &quot;&quot;)">
            <text:p/>
          </table:table-cell>
          <table:table-cell table:formula="of:=IF([.BP$1] &lt; [.$C50]; [.$A50]+[.$E50]*[.BP$1]; &quot;&quot;)">
            <text:p/>
          </table:table-cell>
          <table:table-cell table:formula="of:=IF([.BQ$1] &lt; [.$C50]; [.$A50]+[.$E50]*[.BQ$1]; &quot;&quot;)">
            <text:p/>
          </table:table-cell>
          <table:table-cell table:formula="of:=IF([.BR$1] &lt; [.$C50]; [.$A50]+[.$E50]*[.BR$1]; &quot;&quot;)">
            <text:p/>
          </table:table-cell>
          <table:table-cell table:formula="of:=IF([.BS$1] &lt; [.$C50]; [.$A50]+[.$E50]*[.BS$1]; &quot;&quot;)">
            <text:p/>
          </table:table-cell>
          <table:table-cell table:formula="of:=IF([.BT$1] &lt; [.$C50]; [.$A50]+[.$E50]*[.BT$1]; &quot;&quot;)">
            <text:p/>
          </table:table-cell>
          <table:table-cell table:formula="of:=IF([.BU$1] &lt; [.$C50]; [.$A50]+[.$E50]*[.BU$1]; &quot;&quot;)">
            <text:p/>
          </table:table-cell>
          <table:table-cell table:formula="of:=IF([.BV$1] &lt; [.$C50]; [.$A50]+[.$E50]*[.BV$1]; &quot;&quot;)">
            <text:p/>
          </table:table-cell>
          <table:table-cell table:formula="of:=IF([.BW$1] &lt; [.$C50]; [.$A50]+[.$E50]*[.BW$1]; &quot;&quot;)">
            <text:p/>
          </table:table-cell>
          <table:table-cell table:formula="of:=IF([.BX$1] &lt; [.$C50]; [.$A50]+[.$E50]*[.BX$1]; &quot;&quot;)">
            <text:p/>
          </table:table-cell>
          <table:table-cell table:formula="of:=IF([.BY$1] &lt; [.$C50]; [.$A50]+[.$E50]*[.BY$1]; &quot;&quot;)">
            <text:p/>
          </table:table-cell>
          <table:table-cell table:formula="of:=IF([.BZ$1] &lt; [.$C50]; [.$A50]+[.$E50]*[.BZ$1]; &quot;&quot;)">
            <text:p/>
          </table:table-cell>
          <table:table-cell table:formula="of:=IF([.CA$1] &lt; [.$C50]; [.$A50]+[.$E50]*[.CA$1]; &quot;&quot;)">
            <text:p/>
          </table:table-cell>
          <table:table-cell table:formula="of:=IF([.CB$1] &lt; [.$C50]; [.$A50]+[.$E50]*[.CB$1]; &quot;&quot;)">
            <text:p/>
          </table:table-cell>
          <table:table-cell table:formula="of:=IF([.CC$1] &lt; [.$C50]; [.$A50]+[.$E50]*[.CC$1]; &quot;&quot;)">
            <text:p/>
          </table:table-cell>
          <table:table-cell table:formula="of:=IF([.CD$1] &lt; [.$C50]; [.$A50]+[.$E50]*[.CD$1]; &quot;&quot;)">
            <text:p/>
          </table:table-cell>
          <table:table-cell table:formula="of:=IF([.CE$1] &lt; [.$C50]; [.$A50]+[.$E50]*[.CE$1]; &quot;&quot;)">
            <text:p/>
          </table:table-cell>
          <table:table-cell table:formula="of:=IF([.CF$1] &lt; [.$C50]; [.$A50]+[.$E50]*[.CF$1]; &quot;&quot;)">
            <text:p/>
          </table:table-cell>
          <table:table-cell table:formula="of:=IF([.CG$1] &lt; [.$C50]; [.$A50]+[.$E50]*[.CG$1]; &quot;&quot;)">
            <text:p/>
          </table:table-cell>
          <table:table-cell table:formula="of:=IF([.CH$1] &lt; [.$C50]; [.$A50]+[.$E50]*[.CH$1]; &quot;&quot;)">
            <text:p/>
          </table:table-cell>
          <table:table-cell table:formula="of:=IF([.CI$1] &lt; [.$C50]; [.$A50]+[.$E50]*[.CI$1]; &quot;&quot;)">
            <text:p/>
          </table:table-cell>
          <table:table-cell table:formula="of:=IF([.CJ$1] &lt; [.$C50]; [.$A50]+[.$E50]*[.CJ$1]; &quot;&quot;)">
            <text:p/>
          </table:table-cell>
          <table:table-cell table:formula="of:=IF([.CK$1] &lt; [.$C50]; [.$A50]+[.$E50]*[.CK$1]; &quot;&quot;)">
            <text:p/>
          </table:table-cell>
          <table:table-cell table:formula="of:=IF([.CL$1] &lt; [.$C50]; [.$A50]+[.$E50]*[.CL$1]; &quot;&quot;)">
            <text:p/>
          </table:table-cell>
          <table:table-cell table:formula="of:=IF([.CM$1] &lt; [.$C50]; [.$A50]+[.$E50]*[.CM$1]; &quot;&quot;)">
            <text:p/>
          </table:table-cell>
          <table:table-cell table:formula="of:=IF([.CN$1] &lt; [.$C50]; [.$A50]+[.$E50]*[.CN$1]; &quot;&quot;)">
            <text:p/>
          </table:table-cell>
          <table:table-cell table:formula="of:=IF([.CO$1] &lt; [.$C50]; [.$A50]+[.$E50]*[.CO$1]; &quot;&quot;)">
            <text:p/>
          </table:table-cell>
          <table:table-cell table:formula="of:=IF([.CP$1] &lt; [.$C50]; [.$A50]+[.$E50]*[.CP$1]; &quot;&quot;)">
            <text:p/>
          </table:table-cell>
          <table:table-cell table:formula="of:=IF([.CQ$1] &lt; [.$C50]; [.$A50]+[.$E50]*[.CQ$1]; &quot;&quot;)">
            <text:p/>
          </table:table-cell>
          <table:table-cell table:formula="of:=IF([.CR$1] &lt; [.$C50]; [.$A50]+[.$E50]*[.CR$1]; &quot;&quot;)">
            <text:p/>
          </table:table-cell>
          <table:table-cell table:formula="of:=IF([.CS$1] &lt; [.$C50]; [.$A50]+[.$E50]*[.CS$1]; &quot;&quot;)">
            <text:p/>
          </table:table-cell>
          <table:table-cell table:formula="of:=IF([.CT$1] &lt; [.$C50]; [.$A50]+[.$E50]*[.CT$1]; &quot;&quot;)">
            <text:p/>
          </table:table-cell>
          <table:table-cell table:formula="of:=IF([.CU$1] &lt; [.$C50]; [.$A50]+[.$E50]*[.CU$1]; &quot;&quot;)">
            <text:p/>
          </table:table-cell>
          <table:table-cell table:formula="of:=IF([.CV$1] &lt; [.$C50]; [.$A50]+[.$E50]*[.CV$1]; &quot;&quot;)">
            <text:p/>
          </table:table-cell>
          <table:table-cell table:formula="of:=IF([.CW$1] &lt; [.$C50]; [.$A50]+[.$E50]*[.CW$1]; &quot;&quot;)">
            <text:p/>
          </table:table-cell>
          <table:table-cell table:formula="of:=IF([.CX$1] &lt; [.$C50]; [.$A50]+[.$E50]*[.CX$1]; &quot;&quot;)">
            <text:p/>
          </table:table-cell>
          <table:table-cell table:formula="of:=IF([.CY$1] &lt; [.$C50]; [.$A50]+[.$E50]*[.CY$1]; &quot;&quot;)">
            <text:p/>
          </table:table-cell>
          <table:table-cell table:formula="of:=IF([.CZ$1] &lt; [.$C50]; [.$A50]+[.$E50]*[.CZ$1]; &quot;&quot;)">
            <text:p/>
          </table:table-cell>
          <table:table-cell table:formula="of:=IF([.DA$1] &lt; [.$C50]; [.$A50]+[.$E50]*[.DA$1]; &quot;&quot;)">
            <text:p/>
          </table:table-cell>
          <table:table-cell table:formula="of:=IF([.DB$1] &lt; [.$C50]; [.$A50]+[.$E50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1]; [.$A51]+[.$E51]*[.G$1]; &quot;&quot;)">
            <text:p/>
          </table:table-cell>
          <table:table-cell table:formula="of:=IF([.H$1] &lt; [.$C51]; [.$A51]+[.$E51]*[.H$1]; &quot;&quot;)">
            <text:p/>
          </table:table-cell>
          <table:table-cell table:formula="of:=IF([.I$1] &lt; [.$C51]; [.$A51]+[.$E51]*[.I$1]; &quot;&quot;)">
            <text:p/>
          </table:table-cell>
          <table:table-cell table:formula="of:=IF([.J$1] &lt; [.$C51]; [.$A51]+[.$E51]*[.J$1]; &quot;&quot;)">
            <text:p/>
          </table:table-cell>
          <table:table-cell table:formula="of:=IF([.K$1] &lt; [.$C51]; [.$A51]+[.$E51]*[.K$1]; &quot;&quot;)">
            <text:p/>
          </table:table-cell>
          <table:table-cell table:formula="of:=IF([.L$1] &lt; [.$C51]; [.$A51]+[.$E51]*[.L$1]; &quot;&quot;)">
            <text:p/>
          </table:table-cell>
          <table:table-cell table:formula="of:=IF([.M$1] &lt; [.$C51]; [.$A51]+[.$E51]*[.M$1]; &quot;&quot;)">
            <text:p/>
          </table:table-cell>
          <table:table-cell table:formula="of:=IF([.N$1] &lt; [.$C51]; [.$A51]+[.$E51]*[.N$1]; &quot;&quot;)">
            <text:p/>
          </table:table-cell>
          <table:table-cell table:formula="of:=IF([.O$1] &lt; [.$C51]; [.$A51]+[.$E51]*[.O$1]; &quot;&quot;)">
            <text:p/>
          </table:table-cell>
          <table:table-cell table:formula="of:=IF([.P$1] &lt; [.$C51]; [.$A51]+[.$E51]*[.P$1]; &quot;&quot;)">
            <text:p/>
          </table:table-cell>
          <table:table-cell table:formula="of:=IF([.Q$1] &lt; [.$C51]; [.$A51]+[.$E51]*[.Q$1]; &quot;&quot;)">
            <text:p/>
          </table:table-cell>
          <table:table-cell table:formula="of:=IF([.R$1] &lt; [.$C51]; [.$A51]+[.$E51]*[.R$1]; &quot;&quot;)">
            <text:p/>
          </table:table-cell>
          <table:table-cell table:formula="of:=IF([.S$1] &lt; [.$C51]; [.$A51]+[.$E51]*[.S$1]; &quot;&quot;)">
            <text:p/>
          </table:table-cell>
          <table:table-cell table:formula="of:=IF([.T$1] &lt; [.$C51]; [.$A51]+[.$E51]*[.T$1]; &quot;&quot;)">
            <text:p/>
          </table:table-cell>
          <table:table-cell table:formula="of:=IF([.U$1] &lt; [.$C51]; [.$A51]+[.$E51]*[.U$1]; &quot;&quot;)">
            <text:p/>
          </table:table-cell>
          <table:table-cell table:formula="of:=IF([.V$1] &lt; [.$C51]; [.$A51]+[.$E51]*[.V$1]; &quot;&quot;)">
            <text:p/>
          </table:table-cell>
          <table:table-cell table:formula="of:=IF([.W$1] &lt; [.$C51]; [.$A51]+[.$E51]*[.W$1]; &quot;&quot;)">
            <text:p/>
          </table:table-cell>
          <table:table-cell table:formula="of:=IF([.X$1] &lt; [.$C51]; [.$A51]+[.$E51]*[.X$1]; &quot;&quot;)">
            <text:p/>
          </table:table-cell>
          <table:table-cell table:formula="of:=IF([.Y$1] &lt; [.$C51]; [.$A51]+[.$E51]*[.Y$1]; &quot;&quot;)">
            <text:p/>
          </table:table-cell>
          <table:table-cell table:formula="of:=IF([.Z$1] &lt; [.$C51]; [.$A51]+[.$E51]*[.Z$1]; &quot;&quot;)">
            <text:p/>
          </table:table-cell>
          <table:table-cell table:formula="of:=IF([.AA$1] &lt; [.$C51]; [.$A51]+[.$E51]*[.AA$1]; &quot;&quot;)">
            <text:p/>
          </table:table-cell>
          <table:table-cell table:formula="of:=IF([.AB$1] &lt; [.$C51]; [.$A51]+[.$E51]*[.AB$1]; &quot;&quot;)">
            <text:p/>
          </table:table-cell>
          <table:table-cell table:formula="of:=IF([.AC$1] &lt; [.$C51]; [.$A51]+[.$E51]*[.AC$1]; &quot;&quot;)">
            <text:p/>
          </table:table-cell>
          <table:table-cell table:formula="of:=IF([.AD$1] &lt; [.$C51]; [.$A51]+[.$E51]*[.AD$1]; &quot;&quot;)">
            <text:p/>
          </table:table-cell>
          <table:table-cell table:formula="of:=IF([.AE$1] &lt; [.$C51]; [.$A51]+[.$E51]*[.AE$1]; &quot;&quot;)">
            <text:p/>
          </table:table-cell>
          <table:table-cell table:formula="of:=IF([.AF$1] &lt; [.$C51]; [.$A51]+[.$E51]*[.AF$1]; &quot;&quot;)">
            <text:p/>
          </table:table-cell>
          <table:table-cell table:formula="of:=IF([.AG$1] &lt; [.$C51]; [.$A51]+[.$E51]*[.AG$1]; &quot;&quot;)">
            <text:p/>
          </table:table-cell>
          <table:table-cell table:formula="of:=IF([.AH$1] &lt; [.$C51]; [.$A51]+[.$E51]*[.AH$1]; &quot;&quot;)">
            <text:p/>
          </table:table-cell>
          <table:table-cell table:formula="of:=IF([.AI$1] &lt; [.$C51]; [.$A51]+[.$E51]*[.AI$1]; &quot;&quot;)">
            <text:p/>
          </table:table-cell>
          <table:table-cell table:formula="of:=IF([.AJ$1] &lt; [.$C51]; [.$A51]+[.$E51]*[.AJ$1]; &quot;&quot;)">
            <text:p/>
          </table:table-cell>
          <table:table-cell table:formula="of:=IF([.AK$1] &lt; [.$C51]; [.$A51]+[.$E51]*[.AK$1]; &quot;&quot;)">
            <text:p/>
          </table:table-cell>
          <table:table-cell table:formula="of:=IF([.AL$1] &lt; [.$C51]; [.$A51]+[.$E51]*[.AL$1]; &quot;&quot;)">
            <text:p/>
          </table:table-cell>
          <table:table-cell table:formula="of:=IF([.AM$1] &lt; [.$C51]; [.$A51]+[.$E51]*[.AM$1]; &quot;&quot;)">
            <text:p/>
          </table:table-cell>
          <table:table-cell table:formula="of:=IF([.AN$1] &lt; [.$C51]; [.$A51]+[.$E51]*[.AN$1]; &quot;&quot;)">
            <text:p/>
          </table:table-cell>
          <table:table-cell table:formula="of:=IF([.AO$1] &lt; [.$C51]; [.$A51]+[.$E51]*[.AO$1]; &quot;&quot;)">
            <text:p/>
          </table:table-cell>
          <table:table-cell table:formula="of:=IF([.AP$1] &lt; [.$C51]; [.$A51]+[.$E51]*[.AP$1]; &quot;&quot;)">
            <text:p/>
          </table:table-cell>
          <table:table-cell table:formula="of:=IF([.AQ$1] &lt; [.$C51]; [.$A51]+[.$E51]*[.AQ$1]; &quot;&quot;)">
            <text:p/>
          </table:table-cell>
          <table:table-cell table:formula="of:=IF([.AR$1] &lt; [.$C51]; [.$A51]+[.$E51]*[.AR$1]; &quot;&quot;)">
            <text:p/>
          </table:table-cell>
          <table:table-cell table:formula="of:=IF([.AS$1] &lt; [.$C51]; [.$A51]+[.$E51]*[.AS$1]; &quot;&quot;)">
            <text:p/>
          </table:table-cell>
          <table:table-cell table:formula="of:=IF([.AT$1] &lt; [.$C51]; [.$A51]+[.$E51]*[.AT$1]; &quot;&quot;)">
            <text:p/>
          </table:table-cell>
          <table:table-cell table:formula="of:=IF([.AU$1] &lt; [.$C51]; [.$A51]+[.$E51]*[.AU$1]; &quot;&quot;)">
            <text:p/>
          </table:table-cell>
          <table:table-cell table:formula="of:=IF([.AV$1] &lt; [.$C51]; [.$A51]+[.$E51]*[.AV$1]; &quot;&quot;)">
            <text:p/>
          </table:table-cell>
          <table:table-cell table:formula="of:=IF([.AW$1] &lt; [.$C51]; [.$A51]+[.$E51]*[.AW$1]; &quot;&quot;)">
            <text:p/>
          </table:table-cell>
          <table:table-cell table:formula="of:=IF([.AX$1] &lt; [.$C51]; [.$A51]+[.$E51]*[.AX$1]; &quot;&quot;)">
            <text:p/>
          </table:table-cell>
          <table:table-cell table:formula="of:=IF([.AY$1] &lt; [.$C51]; [.$A51]+[.$E51]*[.AY$1]; &quot;&quot;)">
            <text:p/>
          </table:table-cell>
          <table:table-cell table:formula="of:=IF([.AZ$1] &lt; [.$C51]; [.$A51]+[.$E51]*[.AZ$1]; &quot;&quot;)">
            <text:p/>
          </table:table-cell>
          <table:table-cell table:formula="of:=IF([.BA$1] &lt; [.$C51]; [.$A51]+[.$E51]*[.BA$1]; &quot;&quot;)">
            <text:p/>
          </table:table-cell>
          <table:table-cell table:formula="of:=IF([.BB$1] &lt; [.$C51]; [.$A51]+[.$E51]*[.BB$1]; &quot;&quot;)">
            <text:p/>
          </table:table-cell>
          <table:table-cell table:formula="of:=IF([.BC$1] &lt; [.$C51]; [.$A51]+[.$E51]*[.BC$1]; &quot;&quot;)">
            <text:p/>
          </table:table-cell>
          <table:table-cell table:formula="of:=IF([.BD$1] &lt; [.$C51]; [.$A51]+[.$E51]*[.BD$1]; &quot;&quot;)">
            <text:p/>
          </table:table-cell>
          <table:table-cell table:formula="of:=IF([.BE$1] &lt; [.$C51]; [.$A51]+[.$E51]*[.BE$1]; &quot;&quot;)">
            <text:p/>
          </table:table-cell>
          <table:table-cell table:formula="of:=IF([.BF$1] &lt; [.$C51]; [.$A51]+[.$E51]*[.BF$1]; &quot;&quot;)">
            <text:p/>
          </table:table-cell>
          <table:table-cell table:formula="of:=IF([.BG$1] &lt; [.$C51]; [.$A51]+[.$E51]*[.BG$1]; &quot;&quot;)">
            <text:p/>
          </table:table-cell>
          <table:table-cell table:formula="of:=IF([.BH$1] &lt; [.$C51]; [.$A51]+[.$E51]*[.BH$1]; &quot;&quot;)">
            <text:p/>
          </table:table-cell>
          <table:table-cell table:formula="of:=IF([.BI$1] &lt; [.$C51]; [.$A51]+[.$E51]*[.BI$1]; &quot;&quot;)">
            <text:p/>
          </table:table-cell>
          <table:table-cell table:formula="of:=IF([.BJ$1] &lt; [.$C51]; [.$A51]+[.$E51]*[.BJ$1]; &quot;&quot;)">
            <text:p/>
          </table:table-cell>
          <table:table-cell table:formula="of:=IF([.BK$1] &lt; [.$C51]; [.$A51]+[.$E51]*[.BK$1]; &quot;&quot;)">
            <text:p/>
          </table:table-cell>
          <table:table-cell table:formula="of:=IF([.BL$1] &lt; [.$C51]; [.$A51]+[.$E51]*[.BL$1]; &quot;&quot;)">
            <text:p/>
          </table:table-cell>
          <table:table-cell table:formula="of:=IF([.BM$1] &lt; [.$C51]; [.$A51]+[.$E51]*[.BM$1]; &quot;&quot;)">
            <text:p/>
          </table:table-cell>
          <table:table-cell table:formula="of:=IF([.BN$1] &lt; [.$C51]; [.$A51]+[.$E51]*[.BN$1]; &quot;&quot;)">
            <text:p/>
          </table:table-cell>
          <table:table-cell table:formula="of:=IF([.BO$1] &lt; [.$C51]; [.$A51]+[.$E51]*[.BO$1]; &quot;&quot;)">
            <text:p/>
          </table:table-cell>
          <table:table-cell table:formula="of:=IF([.BP$1] &lt; [.$C51]; [.$A51]+[.$E51]*[.BP$1]; &quot;&quot;)">
            <text:p/>
          </table:table-cell>
          <table:table-cell table:formula="of:=IF([.BQ$1] &lt; [.$C51]; [.$A51]+[.$E51]*[.BQ$1]; &quot;&quot;)">
            <text:p/>
          </table:table-cell>
          <table:table-cell table:formula="of:=IF([.BR$1] &lt; [.$C51]; [.$A51]+[.$E51]*[.BR$1]; &quot;&quot;)">
            <text:p/>
          </table:table-cell>
          <table:table-cell table:formula="of:=IF([.BS$1] &lt; [.$C51]; [.$A51]+[.$E51]*[.BS$1]; &quot;&quot;)">
            <text:p/>
          </table:table-cell>
          <table:table-cell table:formula="of:=IF([.BT$1] &lt; [.$C51]; [.$A51]+[.$E51]*[.BT$1]; &quot;&quot;)">
            <text:p/>
          </table:table-cell>
          <table:table-cell table:formula="of:=IF([.BU$1] &lt; [.$C51]; [.$A51]+[.$E51]*[.BU$1]; &quot;&quot;)">
            <text:p/>
          </table:table-cell>
          <table:table-cell table:formula="of:=IF([.BV$1] &lt; [.$C51]; [.$A51]+[.$E51]*[.BV$1]; &quot;&quot;)">
            <text:p/>
          </table:table-cell>
          <table:table-cell table:formula="of:=IF([.BW$1] &lt; [.$C51]; [.$A51]+[.$E51]*[.BW$1]; &quot;&quot;)">
            <text:p/>
          </table:table-cell>
          <table:table-cell table:formula="of:=IF([.BX$1] &lt; [.$C51]; [.$A51]+[.$E51]*[.BX$1]; &quot;&quot;)">
            <text:p/>
          </table:table-cell>
          <table:table-cell table:formula="of:=IF([.BY$1] &lt; [.$C51]; [.$A51]+[.$E51]*[.BY$1]; &quot;&quot;)">
            <text:p/>
          </table:table-cell>
          <table:table-cell table:formula="of:=IF([.BZ$1] &lt; [.$C51]; [.$A51]+[.$E51]*[.BZ$1]; &quot;&quot;)">
            <text:p/>
          </table:table-cell>
          <table:table-cell table:formula="of:=IF([.CA$1] &lt; [.$C51]; [.$A51]+[.$E51]*[.CA$1]; &quot;&quot;)">
            <text:p/>
          </table:table-cell>
          <table:table-cell table:formula="of:=IF([.CB$1] &lt; [.$C51]; [.$A51]+[.$E51]*[.CB$1]; &quot;&quot;)">
            <text:p/>
          </table:table-cell>
          <table:table-cell table:formula="of:=IF([.CC$1] &lt; [.$C51]; [.$A51]+[.$E51]*[.CC$1]; &quot;&quot;)">
            <text:p/>
          </table:table-cell>
          <table:table-cell table:formula="of:=IF([.CD$1] &lt; [.$C51]; [.$A51]+[.$E51]*[.CD$1]; &quot;&quot;)">
            <text:p/>
          </table:table-cell>
          <table:table-cell table:formula="of:=IF([.CE$1] &lt; [.$C51]; [.$A51]+[.$E51]*[.CE$1]; &quot;&quot;)">
            <text:p/>
          </table:table-cell>
          <table:table-cell table:formula="of:=IF([.CF$1] &lt; [.$C51]; [.$A51]+[.$E51]*[.CF$1]; &quot;&quot;)">
            <text:p/>
          </table:table-cell>
          <table:table-cell table:formula="of:=IF([.CG$1] &lt; [.$C51]; [.$A51]+[.$E51]*[.CG$1]; &quot;&quot;)">
            <text:p/>
          </table:table-cell>
          <table:table-cell table:formula="of:=IF([.CH$1] &lt; [.$C51]; [.$A51]+[.$E51]*[.CH$1]; &quot;&quot;)">
            <text:p/>
          </table:table-cell>
          <table:table-cell table:formula="of:=IF([.CI$1] &lt; [.$C51]; [.$A51]+[.$E51]*[.CI$1]; &quot;&quot;)">
            <text:p/>
          </table:table-cell>
          <table:table-cell table:formula="of:=IF([.CJ$1] &lt; [.$C51]; [.$A51]+[.$E51]*[.CJ$1]; &quot;&quot;)">
            <text:p/>
          </table:table-cell>
          <table:table-cell table:formula="of:=IF([.CK$1] &lt; [.$C51]; [.$A51]+[.$E51]*[.CK$1]; &quot;&quot;)">
            <text:p/>
          </table:table-cell>
          <table:table-cell table:formula="of:=IF([.CL$1] &lt; [.$C51]; [.$A51]+[.$E51]*[.CL$1]; &quot;&quot;)">
            <text:p/>
          </table:table-cell>
          <table:table-cell table:formula="of:=IF([.CM$1] &lt; [.$C51]; [.$A51]+[.$E51]*[.CM$1]; &quot;&quot;)">
            <text:p/>
          </table:table-cell>
          <table:table-cell table:formula="of:=IF([.CN$1] &lt; [.$C51]; [.$A51]+[.$E51]*[.CN$1]; &quot;&quot;)">
            <text:p/>
          </table:table-cell>
          <table:table-cell table:formula="of:=IF([.CO$1] &lt; [.$C51]; [.$A51]+[.$E51]*[.CO$1]; &quot;&quot;)">
            <text:p/>
          </table:table-cell>
          <table:table-cell table:formula="of:=IF([.CP$1] &lt; [.$C51]; [.$A51]+[.$E51]*[.CP$1]; &quot;&quot;)">
            <text:p/>
          </table:table-cell>
          <table:table-cell table:formula="of:=IF([.CQ$1] &lt; [.$C51]; [.$A51]+[.$E51]*[.CQ$1]; &quot;&quot;)">
            <text:p/>
          </table:table-cell>
          <table:table-cell table:formula="of:=IF([.CR$1] &lt; [.$C51]; [.$A51]+[.$E51]*[.CR$1]; &quot;&quot;)">
            <text:p/>
          </table:table-cell>
          <table:table-cell table:formula="of:=IF([.CS$1] &lt; [.$C51]; [.$A51]+[.$E51]*[.CS$1]; &quot;&quot;)">
            <text:p/>
          </table:table-cell>
          <table:table-cell table:formula="of:=IF([.CT$1] &lt; [.$C51]; [.$A51]+[.$E51]*[.CT$1]; &quot;&quot;)">
            <text:p/>
          </table:table-cell>
          <table:table-cell table:formula="of:=IF([.CU$1] &lt; [.$C51]; [.$A51]+[.$E51]*[.CU$1]; &quot;&quot;)">
            <text:p/>
          </table:table-cell>
          <table:table-cell table:formula="of:=IF([.CV$1] &lt; [.$C51]; [.$A51]+[.$E51]*[.CV$1]; &quot;&quot;)">
            <text:p/>
          </table:table-cell>
          <table:table-cell table:formula="of:=IF([.CW$1] &lt; [.$C51]; [.$A51]+[.$E51]*[.CW$1]; &quot;&quot;)">
            <text:p/>
          </table:table-cell>
          <table:table-cell table:formula="of:=IF([.CX$1] &lt; [.$C51]; [.$A51]+[.$E51]*[.CX$1]; &quot;&quot;)">
            <text:p/>
          </table:table-cell>
          <table:table-cell table:formula="of:=IF([.CY$1] &lt; [.$C51]; [.$A51]+[.$E51]*[.CY$1]; &quot;&quot;)">
            <text:p/>
          </table:table-cell>
          <table:table-cell table:formula="of:=IF([.CZ$1] &lt; [.$C51]; [.$A51]+[.$E51]*[.CZ$1]; &quot;&quot;)">
            <text:p/>
          </table:table-cell>
          <table:table-cell table:formula="of:=IF([.DA$1] &lt; [.$C51]; [.$A51]+[.$E51]*[.DA$1]; &quot;&quot;)">
            <text:p/>
          </table:table-cell>
          <table:table-cell table:formula="of:=IF([.DB$1] &lt; [.$C51]; [.$A51]+[.$E51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2]; [.$A52]+[.$E52]*[.G$1]; &quot;&quot;)">
            <text:p/>
          </table:table-cell>
          <table:table-cell table:formula="of:=IF([.H$1] &lt; [.$C52]; [.$A52]+[.$E52]*[.H$1]; &quot;&quot;)">
            <text:p/>
          </table:table-cell>
          <table:table-cell table:formula="of:=IF([.I$1] &lt; [.$C52]; [.$A52]+[.$E52]*[.I$1]; &quot;&quot;)">
            <text:p/>
          </table:table-cell>
          <table:table-cell table:formula="of:=IF([.J$1] &lt; [.$C52]; [.$A52]+[.$E52]*[.J$1]; &quot;&quot;)">
            <text:p/>
          </table:table-cell>
          <table:table-cell table:formula="of:=IF([.K$1] &lt; [.$C52]; [.$A52]+[.$E52]*[.K$1]; &quot;&quot;)">
            <text:p/>
          </table:table-cell>
          <table:table-cell table:formula="of:=IF([.L$1] &lt; [.$C52]; [.$A52]+[.$E52]*[.L$1]; &quot;&quot;)">
            <text:p/>
          </table:table-cell>
          <table:table-cell table:formula="of:=IF([.M$1] &lt; [.$C52]; [.$A52]+[.$E52]*[.M$1]; &quot;&quot;)">
            <text:p/>
          </table:table-cell>
          <table:table-cell table:formula="of:=IF([.N$1] &lt; [.$C52]; [.$A52]+[.$E52]*[.N$1]; &quot;&quot;)">
            <text:p/>
          </table:table-cell>
          <table:table-cell table:formula="of:=IF([.O$1] &lt; [.$C52]; [.$A52]+[.$E52]*[.O$1]; &quot;&quot;)">
            <text:p/>
          </table:table-cell>
          <table:table-cell table:formula="of:=IF([.P$1] &lt; [.$C52]; [.$A52]+[.$E52]*[.P$1]; &quot;&quot;)">
            <text:p/>
          </table:table-cell>
          <table:table-cell table:formula="of:=IF([.Q$1] &lt; [.$C52]; [.$A52]+[.$E52]*[.Q$1]; &quot;&quot;)">
            <text:p/>
          </table:table-cell>
          <table:table-cell table:formula="of:=IF([.R$1] &lt; [.$C52]; [.$A52]+[.$E52]*[.R$1]; &quot;&quot;)">
            <text:p/>
          </table:table-cell>
          <table:table-cell table:formula="of:=IF([.S$1] &lt; [.$C52]; [.$A52]+[.$E52]*[.S$1]; &quot;&quot;)">
            <text:p/>
          </table:table-cell>
          <table:table-cell table:formula="of:=IF([.T$1] &lt; [.$C52]; [.$A52]+[.$E52]*[.T$1]; &quot;&quot;)">
            <text:p/>
          </table:table-cell>
          <table:table-cell table:formula="of:=IF([.U$1] &lt; [.$C52]; [.$A52]+[.$E52]*[.U$1]; &quot;&quot;)">
            <text:p/>
          </table:table-cell>
          <table:table-cell table:formula="of:=IF([.V$1] &lt; [.$C52]; [.$A52]+[.$E52]*[.V$1]; &quot;&quot;)">
            <text:p/>
          </table:table-cell>
          <table:table-cell table:formula="of:=IF([.W$1] &lt; [.$C52]; [.$A52]+[.$E52]*[.W$1]; &quot;&quot;)">
            <text:p/>
          </table:table-cell>
          <table:table-cell table:formula="of:=IF([.X$1] &lt; [.$C52]; [.$A52]+[.$E52]*[.X$1]; &quot;&quot;)">
            <text:p/>
          </table:table-cell>
          <table:table-cell table:formula="of:=IF([.Y$1] &lt; [.$C52]; [.$A52]+[.$E52]*[.Y$1]; &quot;&quot;)">
            <text:p/>
          </table:table-cell>
          <table:table-cell table:formula="of:=IF([.Z$1] &lt; [.$C52]; [.$A52]+[.$E52]*[.Z$1]; &quot;&quot;)">
            <text:p/>
          </table:table-cell>
          <table:table-cell table:formula="of:=IF([.AA$1] &lt; [.$C52]; [.$A52]+[.$E52]*[.AA$1]; &quot;&quot;)">
            <text:p/>
          </table:table-cell>
          <table:table-cell table:formula="of:=IF([.AB$1] &lt; [.$C52]; [.$A52]+[.$E52]*[.AB$1]; &quot;&quot;)">
            <text:p/>
          </table:table-cell>
          <table:table-cell table:formula="of:=IF([.AC$1] &lt; [.$C52]; [.$A52]+[.$E52]*[.AC$1]; &quot;&quot;)">
            <text:p/>
          </table:table-cell>
          <table:table-cell table:formula="of:=IF([.AD$1] &lt; [.$C52]; [.$A52]+[.$E52]*[.AD$1]; &quot;&quot;)">
            <text:p/>
          </table:table-cell>
          <table:table-cell table:formula="of:=IF([.AE$1] &lt; [.$C52]; [.$A52]+[.$E52]*[.AE$1]; &quot;&quot;)">
            <text:p/>
          </table:table-cell>
          <table:table-cell table:formula="of:=IF([.AF$1] &lt; [.$C52]; [.$A52]+[.$E52]*[.AF$1]; &quot;&quot;)">
            <text:p/>
          </table:table-cell>
          <table:table-cell table:formula="of:=IF([.AG$1] &lt; [.$C52]; [.$A52]+[.$E52]*[.AG$1]; &quot;&quot;)">
            <text:p/>
          </table:table-cell>
          <table:table-cell table:formula="of:=IF([.AH$1] &lt; [.$C52]; [.$A52]+[.$E52]*[.AH$1]; &quot;&quot;)">
            <text:p/>
          </table:table-cell>
          <table:table-cell table:formula="of:=IF([.AI$1] &lt; [.$C52]; [.$A52]+[.$E52]*[.AI$1]; &quot;&quot;)">
            <text:p/>
          </table:table-cell>
          <table:table-cell table:formula="of:=IF([.AJ$1] &lt; [.$C52]; [.$A52]+[.$E52]*[.AJ$1]; &quot;&quot;)">
            <text:p/>
          </table:table-cell>
          <table:table-cell table:formula="of:=IF([.AK$1] &lt; [.$C52]; [.$A52]+[.$E52]*[.AK$1]; &quot;&quot;)">
            <text:p/>
          </table:table-cell>
          <table:table-cell table:formula="of:=IF([.AL$1] &lt; [.$C52]; [.$A52]+[.$E52]*[.AL$1]; &quot;&quot;)">
            <text:p/>
          </table:table-cell>
          <table:table-cell table:formula="of:=IF([.AM$1] &lt; [.$C52]; [.$A52]+[.$E52]*[.AM$1]; &quot;&quot;)">
            <text:p/>
          </table:table-cell>
          <table:table-cell table:formula="of:=IF([.AN$1] &lt; [.$C52]; [.$A52]+[.$E52]*[.AN$1]; &quot;&quot;)">
            <text:p/>
          </table:table-cell>
          <table:table-cell table:formula="of:=IF([.AO$1] &lt; [.$C52]; [.$A52]+[.$E52]*[.AO$1]; &quot;&quot;)">
            <text:p/>
          </table:table-cell>
          <table:table-cell table:formula="of:=IF([.AP$1] &lt; [.$C52]; [.$A52]+[.$E52]*[.AP$1]; &quot;&quot;)">
            <text:p/>
          </table:table-cell>
          <table:table-cell table:formula="of:=IF([.AQ$1] &lt; [.$C52]; [.$A52]+[.$E52]*[.AQ$1]; &quot;&quot;)">
            <text:p/>
          </table:table-cell>
          <table:table-cell table:formula="of:=IF([.AR$1] &lt; [.$C52]; [.$A52]+[.$E52]*[.AR$1]; &quot;&quot;)">
            <text:p/>
          </table:table-cell>
          <table:table-cell table:formula="of:=IF([.AS$1] &lt; [.$C52]; [.$A52]+[.$E52]*[.AS$1]; &quot;&quot;)">
            <text:p/>
          </table:table-cell>
          <table:table-cell table:formula="of:=IF([.AT$1] &lt; [.$C52]; [.$A52]+[.$E52]*[.AT$1]; &quot;&quot;)">
            <text:p/>
          </table:table-cell>
          <table:table-cell table:formula="of:=IF([.AU$1] &lt; [.$C52]; [.$A52]+[.$E52]*[.AU$1]; &quot;&quot;)">
            <text:p/>
          </table:table-cell>
          <table:table-cell table:formula="of:=IF([.AV$1] &lt; [.$C52]; [.$A52]+[.$E52]*[.AV$1]; &quot;&quot;)">
            <text:p/>
          </table:table-cell>
          <table:table-cell table:formula="of:=IF([.AW$1] &lt; [.$C52]; [.$A52]+[.$E52]*[.AW$1]; &quot;&quot;)">
            <text:p/>
          </table:table-cell>
          <table:table-cell table:formula="of:=IF([.AX$1] &lt; [.$C52]; [.$A52]+[.$E52]*[.AX$1]; &quot;&quot;)">
            <text:p/>
          </table:table-cell>
          <table:table-cell table:formula="of:=IF([.AY$1] &lt; [.$C52]; [.$A52]+[.$E52]*[.AY$1]; &quot;&quot;)">
            <text:p/>
          </table:table-cell>
          <table:table-cell table:formula="of:=IF([.AZ$1] &lt; [.$C52]; [.$A52]+[.$E52]*[.AZ$1]; &quot;&quot;)">
            <text:p/>
          </table:table-cell>
          <table:table-cell table:formula="of:=IF([.BA$1] &lt; [.$C52]; [.$A52]+[.$E52]*[.BA$1]; &quot;&quot;)">
            <text:p/>
          </table:table-cell>
          <table:table-cell table:formula="of:=IF([.BB$1] &lt; [.$C52]; [.$A52]+[.$E52]*[.BB$1]; &quot;&quot;)">
            <text:p/>
          </table:table-cell>
          <table:table-cell table:formula="of:=IF([.BC$1] &lt; [.$C52]; [.$A52]+[.$E52]*[.BC$1]; &quot;&quot;)">
            <text:p/>
          </table:table-cell>
          <table:table-cell table:formula="of:=IF([.BD$1] &lt; [.$C52]; [.$A52]+[.$E52]*[.BD$1]; &quot;&quot;)">
            <text:p/>
          </table:table-cell>
          <table:table-cell table:formula="of:=IF([.BE$1] &lt; [.$C52]; [.$A52]+[.$E52]*[.BE$1]; &quot;&quot;)">
            <text:p/>
          </table:table-cell>
          <table:table-cell table:formula="of:=IF([.BF$1] &lt; [.$C52]; [.$A52]+[.$E52]*[.BF$1]; &quot;&quot;)">
            <text:p/>
          </table:table-cell>
          <table:table-cell table:formula="of:=IF([.BG$1] &lt; [.$C52]; [.$A52]+[.$E52]*[.BG$1]; &quot;&quot;)">
            <text:p/>
          </table:table-cell>
          <table:table-cell table:formula="of:=IF([.BH$1] &lt; [.$C52]; [.$A52]+[.$E52]*[.BH$1]; &quot;&quot;)">
            <text:p/>
          </table:table-cell>
          <table:table-cell table:formula="of:=IF([.BI$1] &lt; [.$C52]; [.$A52]+[.$E52]*[.BI$1]; &quot;&quot;)">
            <text:p/>
          </table:table-cell>
          <table:table-cell table:formula="of:=IF([.BJ$1] &lt; [.$C52]; [.$A52]+[.$E52]*[.BJ$1]; &quot;&quot;)">
            <text:p/>
          </table:table-cell>
          <table:table-cell table:formula="of:=IF([.BK$1] &lt; [.$C52]; [.$A52]+[.$E52]*[.BK$1]; &quot;&quot;)">
            <text:p/>
          </table:table-cell>
          <table:table-cell table:formula="of:=IF([.BL$1] &lt; [.$C52]; [.$A52]+[.$E52]*[.BL$1]; &quot;&quot;)">
            <text:p/>
          </table:table-cell>
          <table:table-cell table:formula="of:=IF([.BM$1] &lt; [.$C52]; [.$A52]+[.$E52]*[.BM$1]; &quot;&quot;)">
            <text:p/>
          </table:table-cell>
          <table:table-cell table:formula="of:=IF([.BN$1] &lt; [.$C52]; [.$A52]+[.$E52]*[.BN$1]; &quot;&quot;)">
            <text:p/>
          </table:table-cell>
          <table:table-cell table:formula="of:=IF([.BO$1] &lt; [.$C52]; [.$A52]+[.$E52]*[.BO$1]; &quot;&quot;)">
            <text:p/>
          </table:table-cell>
          <table:table-cell table:formula="of:=IF([.BP$1] &lt; [.$C52]; [.$A52]+[.$E52]*[.BP$1]; &quot;&quot;)">
            <text:p/>
          </table:table-cell>
          <table:table-cell table:formula="of:=IF([.BQ$1] &lt; [.$C52]; [.$A52]+[.$E52]*[.BQ$1]; &quot;&quot;)">
            <text:p/>
          </table:table-cell>
          <table:table-cell table:formula="of:=IF([.BR$1] &lt; [.$C52]; [.$A52]+[.$E52]*[.BR$1]; &quot;&quot;)">
            <text:p/>
          </table:table-cell>
          <table:table-cell table:formula="of:=IF([.BS$1] &lt; [.$C52]; [.$A52]+[.$E52]*[.BS$1]; &quot;&quot;)">
            <text:p/>
          </table:table-cell>
          <table:table-cell table:formula="of:=IF([.BT$1] &lt; [.$C52]; [.$A52]+[.$E52]*[.BT$1]; &quot;&quot;)">
            <text:p/>
          </table:table-cell>
          <table:table-cell table:formula="of:=IF([.BU$1] &lt; [.$C52]; [.$A52]+[.$E52]*[.BU$1]; &quot;&quot;)">
            <text:p/>
          </table:table-cell>
          <table:table-cell table:formula="of:=IF([.BV$1] &lt; [.$C52]; [.$A52]+[.$E52]*[.BV$1]; &quot;&quot;)">
            <text:p/>
          </table:table-cell>
          <table:table-cell table:formula="of:=IF([.BW$1] &lt; [.$C52]; [.$A52]+[.$E52]*[.BW$1]; &quot;&quot;)">
            <text:p/>
          </table:table-cell>
          <table:table-cell table:formula="of:=IF([.BX$1] &lt; [.$C52]; [.$A52]+[.$E52]*[.BX$1]; &quot;&quot;)">
            <text:p/>
          </table:table-cell>
          <table:table-cell table:formula="of:=IF([.BY$1] &lt; [.$C52]; [.$A52]+[.$E52]*[.BY$1]; &quot;&quot;)">
            <text:p/>
          </table:table-cell>
          <table:table-cell table:formula="of:=IF([.BZ$1] &lt; [.$C52]; [.$A52]+[.$E52]*[.BZ$1]; &quot;&quot;)">
            <text:p/>
          </table:table-cell>
          <table:table-cell table:formula="of:=IF([.CA$1] &lt; [.$C52]; [.$A52]+[.$E52]*[.CA$1]; &quot;&quot;)">
            <text:p/>
          </table:table-cell>
          <table:table-cell table:formula="of:=IF([.CB$1] &lt; [.$C52]; [.$A52]+[.$E52]*[.CB$1]; &quot;&quot;)">
            <text:p/>
          </table:table-cell>
          <table:table-cell table:formula="of:=IF([.CC$1] &lt; [.$C52]; [.$A52]+[.$E52]*[.CC$1]; &quot;&quot;)">
            <text:p/>
          </table:table-cell>
          <table:table-cell table:formula="of:=IF([.CD$1] &lt; [.$C52]; [.$A52]+[.$E52]*[.CD$1]; &quot;&quot;)">
            <text:p/>
          </table:table-cell>
          <table:table-cell table:formula="of:=IF([.CE$1] &lt; [.$C52]; [.$A52]+[.$E52]*[.CE$1]; &quot;&quot;)">
            <text:p/>
          </table:table-cell>
          <table:table-cell table:formula="of:=IF([.CF$1] &lt; [.$C52]; [.$A52]+[.$E52]*[.CF$1]; &quot;&quot;)">
            <text:p/>
          </table:table-cell>
          <table:table-cell table:formula="of:=IF([.CG$1] &lt; [.$C52]; [.$A52]+[.$E52]*[.CG$1]; &quot;&quot;)">
            <text:p/>
          </table:table-cell>
          <table:table-cell table:formula="of:=IF([.CH$1] &lt; [.$C52]; [.$A52]+[.$E52]*[.CH$1]; &quot;&quot;)">
            <text:p/>
          </table:table-cell>
          <table:table-cell table:formula="of:=IF([.CI$1] &lt; [.$C52]; [.$A52]+[.$E52]*[.CI$1]; &quot;&quot;)">
            <text:p/>
          </table:table-cell>
          <table:table-cell table:formula="of:=IF([.CJ$1] &lt; [.$C52]; [.$A52]+[.$E52]*[.CJ$1]; &quot;&quot;)">
            <text:p/>
          </table:table-cell>
          <table:table-cell table:formula="of:=IF([.CK$1] &lt; [.$C52]; [.$A52]+[.$E52]*[.CK$1]; &quot;&quot;)">
            <text:p/>
          </table:table-cell>
          <table:table-cell table:formula="of:=IF([.CL$1] &lt; [.$C52]; [.$A52]+[.$E52]*[.CL$1]; &quot;&quot;)">
            <text:p/>
          </table:table-cell>
          <table:table-cell table:formula="of:=IF([.CM$1] &lt; [.$C52]; [.$A52]+[.$E52]*[.CM$1]; &quot;&quot;)">
            <text:p/>
          </table:table-cell>
          <table:table-cell table:formula="of:=IF([.CN$1] &lt; [.$C52]; [.$A52]+[.$E52]*[.CN$1]; &quot;&quot;)">
            <text:p/>
          </table:table-cell>
          <table:table-cell table:formula="of:=IF([.CO$1] &lt; [.$C52]; [.$A52]+[.$E52]*[.CO$1]; &quot;&quot;)">
            <text:p/>
          </table:table-cell>
          <table:table-cell table:formula="of:=IF([.CP$1] &lt; [.$C52]; [.$A52]+[.$E52]*[.CP$1]; &quot;&quot;)">
            <text:p/>
          </table:table-cell>
          <table:table-cell table:formula="of:=IF([.CQ$1] &lt; [.$C52]; [.$A52]+[.$E52]*[.CQ$1]; &quot;&quot;)">
            <text:p/>
          </table:table-cell>
          <table:table-cell table:formula="of:=IF([.CR$1] &lt; [.$C52]; [.$A52]+[.$E52]*[.CR$1]; &quot;&quot;)">
            <text:p/>
          </table:table-cell>
          <table:table-cell table:formula="of:=IF([.CS$1] &lt; [.$C52]; [.$A52]+[.$E52]*[.CS$1]; &quot;&quot;)">
            <text:p/>
          </table:table-cell>
          <table:table-cell table:formula="of:=IF([.CT$1] &lt; [.$C52]; [.$A52]+[.$E52]*[.CT$1]; &quot;&quot;)">
            <text:p/>
          </table:table-cell>
          <table:table-cell table:formula="of:=IF([.CU$1] &lt; [.$C52]; [.$A52]+[.$E52]*[.CU$1]; &quot;&quot;)">
            <text:p/>
          </table:table-cell>
          <table:table-cell table:formula="of:=IF([.CV$1] &lt; [.$C52]; [.$A52]+[.$E52]*[.CV$1]; &quot;&quot;)">
            <text:p/>
          </table:table-cell>
          <table:table-cell table:formula="of:=IF([.CW$1] &lt; [.$C52]; [.$A52]+[.$E52]*[.CW$1]; &quot;&quot;)">
            <text:p/>
          </table:table-cell>
          <table:table-cell table:formula="of:=IF([.CX$1] &lt; [.$C52]; [.$A52]+[.$E52]*[.CX$1]; &quot;&quot;)">
            <text:p/>
          </table:table-cell>
          <table:table-cell table:formula="of:=IF([.CY$1] &lt; [.$C52]; [.$A52]+[.$E52]*[.CY$1]; &quot;&quot;)">
            <text:p/>
          </table:table-cell>
          <table:table-cell table:formula="of:=IF([.CZ$1] &lt; [.$C52]; [.$A52]+[.$E52]*[.CZ$1]; &quot;&quot;)">
            <text:p/>
          </table:table-cell>
          <table:table-cell table:formula="of:=IF([.DA$1] &lt; [.$C52]; [.$A52]+[.$E52]*[.DA$1]; &quot;&quot;)">
            <text:p/>
          </table:table-cell>
          <table:table-cell table:formula="of:=IF([.DB$1] &lt; [.$C52]; [.$A52]+[.$E52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3]; [.$A53]+[.$E53]*[.G$1]; &quot;&quot;)">
            <text:p/>
          </table:table-cell>
          <table:table-cell table:formula="of:=IF([.H$1] &lt; [.$C53]; [.$A53]+[.$E53]*[.H$1]; &quot;&quot;)">
            <text:p/>
          </table:table-cell>
          <table:table-cell table:formula="of:=IF([.I$1] &lt; [.$C53]; [.$A53]+[.$E53]*[.I$1]; &quot;&quot;)">
            <text:p/>
          </table:table-cell>
          <table:table-cell table:formula="of:=IF([.J$1] &lt; [.$C53]; [.$A53]+[.$E53]*[.J$1]; &quot;&quot;)">
            <text:p/>
          </table:table-cell>
          <table:table-cell table:formula="of:=IF([.K$1] &lt; [.$C53]; [.$A53]+[.$E53]*[.K$1]; &quot;&quot;)">
            <text:p/>
          </table:table-cell>
          <table:table-cell table:formula="of:=IF([.L$1] &lt; [.$C53]; [.$A53]+[.$E53]*[.L$1]; &quot;&quot;)">
            <text:p/>
          </table:table-cell>
          <table:table-cell table:formula="of:=IF([.M$1] &lt; [.$C53]; [.$A53]+[.$E53]*[.M$1]; &quot;&quot;)">
            <text:p/>
          </table:table-cell>
          <table:table-cell table:formula="of:=IF([.N$1] &lt; [.$C53]; [.$A53]+[.$E53]*[.N$1]; &quot;&quot;)">
            <text:p/>
          </table:table-cell>
          <table:table-cell table:formula="of:=IF([.O$1] &lt; [.$C53]; [.$A53]+[.$E53]*[.O$1]; &quot;&quot;)">
            <text:p/>
          </table:table-cell>
          <table:table-cell table:formula="of:=IF([.P$1] &lt; [.$C53]; [.$A53]+[.$E53]*[.P$1]; &quot;&quot;)">
            <text:p/>
          </table:table-cell>
          <table:table-cell table:formula="of:=IF([.Q$1] &lt; [.$C53]; [.$A53]+[.$E53]*[.Q$1]; &quot;&quot;)">
            <text:p/>
          </table:table-cell>
          <table:table-cell table:formula="of:=IF([.R$1] &lt; [.$C53]; [.$A53]+[.$E53]*[.R$1]; &quot;&quot;)">
            <text:p/>
          </table:table-cell>
          <table:table-cell table:formula="of:=IF([.S$1] &lt; [.$C53]; [.$A53]+[.$E53]*[.S$1]; &quot;&quot;)">
            <text:p/>
          </table:table-cell>
          <table:table-cell table:formula="of:=IF([.T$1] &lt; [.$C53]; [.$A53]+[.$E53]*[.T$1]; &quot;&quot;)">
            <text:p/>
          </table:table-cell>
          <table:table-cell table:formula="of:=IF([.U$1] &lt; [.$C53]; [.$A53]+[.$E53]*[.U$1]; &quot;&quot;)">
            <text:p/>
          </table:table-cell>
          <table:table-cell table:formula="of:=IF([.V$1] &lt; [.$C53]; [.$A53]+[.$E53]*[.V$1]; &quot;&quot;)">
            <text:p/>
          </table:table-cell>
          <table:table-cell table:formula="of:=IF([.W$1] &lt; [.$C53]; [.$A53]+[.$E53]*[.W$1]; &quot;&quot;)">
            <text:p/>
          </table:table-cell>
          <table:table-cell table:formula="of:=IF([.X$1] &lt; [.$C53]; [.$A53]+[.$E53]*[.X$1]; &quot;&quot;)">
            <text:p/>
          </table:table-cell>
          <table:table-cell table:formula="of:=IF([.Y$1] &lt; [.$C53]; [.$A53]+[.$E53]*[.Y$1]; &quot;&quot;)">
            <text:p/>
          </table:table-cell>
          <table:table-cell table:formula="of:=IF([.Z$1] &lt; [.$C53]; [.$A53]+[.$E53]*[.Z$1]; &quot;&quot;)">
            <text:p/>
          </table:table-cell>
          <table:table-cell table:formula="of:=IF([.AA$1] &lt; [.$C53]; [.$A53]+[.$E53]*[.AA$1]; &quot;&quot;)">
            <text:p/>
          </table:table-cell>
          <table:table-cell table:formula="of:=IF([.AB$1] &lt; [.$C53]; [.$A53]+[.$E53]*[.AB$1]; &quot;&quot;)">
            <text:p/>
          </table:table-cell>
          <table:table-cell table:formula="of:=IF([.AC$1] &lt; [.$C53]; [.$A53]+[.$E53]*[.AC$1]; &quot;&quot;)">
            <text:p/>
          </table:table-cell>
          <table:table-cell table:formula="of:=IF([.AD$1] &lt; [.$C53]; [.$A53]+[.$E53]*[.AD$1]; &quot;&quot;)">
            <text:p/>
          </table:table-cell>
          <table:table-cell table:formula="of:=IF([.AE$1] &lt; [.$C53]; [.$A53]+[.$E53]*[.AE$1]; &quot;&quot;)">
            <text:p/>
          </table:table-cell>
          <table:table-cell table:formula="of:=IF([.AF$1] &lt; [.$C53]; [.$A53]+[.$E53]*[.AF$1]; &quot;&quot;)">
            <text:p/>
          </table:table-cell>
          <table:table-cell table:formula="of:=IF([.AG$1] &lt; [.$C53]; [.$A53]+[.$E53]*[.AG$1]; &quot;&quot;)">
            <text:p/>
          </table:table-cell>
          <table:table-cell table:formula="of:=IF([.AH$1] &lt; [.$C53]; [.$A53]+[.$E53]*[.AH$1]; &quot;&quot;)">
            <text:p/>
          </table:table-cell>
          <table:table-cell table:formula="of:=IF([.AI$1] &lt; [.$C53]; [.$A53]+[.$E53]*[.AI$1]; &quot;&quot;)">
            <text:p/>
          </table:table-cell>
          <table:table-cell table:formula="of:=IF([.AJ$1] &lt; [.$C53]; [.$A53]+[.$E53]*[.AJ$1]; &quot;&quot;)">
            <text:p/>
          </table:table-cell>
          <table:table-cell table:formula="of:=IF([.AK$1] &lt; [.$C53]; [.$A53]+[.$E53]*[.AK$1]; &quot;&quot;)">
            <text:p/>
          </table:table-cell>
          <table:table-cell table:formula="of:=IF([.AL$1] &lt; [.$C53]; [.$A53]+[.$E53]*[.AL$1]; &quot;&quot;)">
            <text:p/>
          </table:table-cell>
          <table:table-cell table:formula="of:=IF([.AM$1] &lt; [.$C53]; [.$A53]+[.$E53]*[.AM$1]; &quot;&quot;)">
            <text:p/>
          </table:table-cell>
          <table:table-cell table:formula="of:=IF([.AN$1] &lt; [.$C53]; [.$A53]+[.$E53]*[.AN$1]; &quot;&quot;)">
            <text:p/>
          </table:table-cell>
          <table:table-cell table:formula="of:=IF([.AO$1] &lt; [.$C53]; [.$A53]+[.$E53]*[.AO$1]; &quot;&quot;)">
            <text:p/>
          </table:table-cell>
          <table:table-cell table:formula="of:=IF([.AP$1] &lt; [.$C53]; [.$A53]+[.$E53]*[.AP$1]; &quot;&quot;)">
            <text:p/>
          </table:table-cell>
          <table:table-cell table:formula="of:=IF([.AQ$1] &lt; [.$C53]; [.$A53]+[.$E53]*[.AQ$1]; &quot;&quot;)">
            <text:p/>
          </table:table-cell>
          <table:table-cell table:formula="of:=IF([.AR$1] &lt; [.$C53]; [.$A53]+[.$E53]*[.AR$1]; &quot;&quot;)">
            <text:p/>
          </table:table-cell>
          <table:table-cell table:formula="of:=IF([.AS$1] &lt; [.$C53]; [.$A53]+[.$E53]*[.AS$1]; &quot;&quot;)">
            <text:p/>
          </table:table-cell>
          <table:table-cell table:formula="of:=IF([.AT$1] &lt; [.$C53]; [.$A53]+[.$E53]*[.AT$1]; &quot;&quot;)">
            <text:p/>
          </table:table-cell>
          <table:table-cell table:formula="of:=IF([.AU$1] &lt; [.$C53]; [.$A53]+[.$E53]*[.AU$1]; &quot;&quot;)">
            <text:p/>
          </table:table-cell>
          <table:table-cell table:formula="of:=IF([.AV$1] &lt; [.$C53]; [.$A53]+[.$E53]*[.AV$1]; &quot;&quot;)">
            <text:p/>
          </table:table-cell>
          <table:table-cell table:formula="of:=IF([.AW$1] &lt; [.$C53]; [.$A53]+[.$E53]*[.AW$1]; &quot;&quot;)">
            <text:p/>
          </table:table-cell>
          <table:table-cell table:formula="of:=IF([.AX$1] &lt; [.$C53]; [.$A53]+[.$E53]*[.AX$1]; &quot;&quot;)">
            <text:p/>
          </table:table-cell>
          <table:table-cell table:formula="of:=IF([.AY$1] &lt; [.$C53]; [.$A53]+[.$E53]*[.AY$1]; &quot;&quot;)">
            <text:p/>
          </table:table-cell>
          <table:table-cell table:formula="of:=IF([.AZ$1] &lt; [.$C53]; [.$A53]+[.$E53]*[.AZ$1]; &quot;&quot;)">
            <text:p/>
          </table:table-cell>
          <table:table-cell table:formula="of:=IF([.BA$1] &lt; [.$C53]; [.$A53]+[.$E53]*[.BA$1]; &quot;&quot;)">
            <text:p/>
          </table:table-cell>
          <table:table-cell table:formula="of:=IF([.BB$1] &lt; [.$C53]; [.$A53]+[.$E53]*[.BB$1]; &quot;&quot;)">
            <text:p/>
          </table:table-cell>
          <table:table-cell table:formula="of:=IF([.BC$1] &lt; [.$C53]; [.$A53]+[.$E53]*[.BC$1]; &quot;&quot;)">
            <text:p/>
          </table:table-cell>
          <table:table-cell table:formula="of:=IF([.BD$1] &lt; [.$C53]; [.$A53]+[.$E53]*[.BD$1]; &quot;&quot;)">
            <text:p/>
          </table:table-cell>
          <table:table-cell table:formula="of:=IF([.BE$1] &lt; [.$C53]; [.$A53]+[.$E53]*[.BE$1]; &quot;&quot;)">
            <text:p/>
          </table:table-cell>
          <table:table-cell table:formula="of:=IF([.BF$1] &lt; [.$C53]; [.$A53]+[.$E53]*[.BF$1]; &quot;&quot;)">
            <text:p/>
          </table:table-cell>
          <table:table-cell table:formula="of:=IF([.BG$1] &lt; [.$C53]; [.$A53]+[.$E53]*[.BG$1]; &quot;&quot;)">
            <text:p/>
          </table:table-cell>
          <table:table-cell table:formula="of:=IF([.BH$1] &lt; [.$C53]; [.$A53]+[.$E53]*[.BH$1]; &quot;&quot;)">
            <text:p/>
          </table:table-cell>
          <table:table-cell table:formula="of:=IF([.BI$1] &lt; [.$C53]; [.$A53]+[.$E53]*[.BI$1]; &quot;&quot;)">
            <text:p/>
          </table:table-cell>
          <table:table-cell table:formula="of:=IF([.BJ$1] &lt; [.$C53]; [.$A53]+[.$E53]*[.BJ$1]; &quot;&quot;)">
            <text:p/>
          </table:table-cell>
          <table:table-cell table:formula="of:=IF([.BK$1] &lt; [.$C53]; [.$A53]+[.$E53]*[.BK$1]; &quot;&quot;)">
            <text:p/>
          </table:table-cell>
          <table:table-cell table:formula="of:=IF([.BL$1] &lt; [.$C53]; [.$A53]+[.$E53]*[.BL$1]; &quot;&quot;)">
            <text:p/>
          </table:table-cell>
          <table:table-cell table:formula="of:=IF([.BM$1] &lt; [.$C53]; [.$A53]+[.$E53]*[.BM$1]; &quot;&quot;)">
            <text:p/>
          </table:table-cell>
          <table:table-cell table:formula="of:=IF([.BN$1] &lt; [.$C53]; [.$A53]+[.$E53]*[.BN$1]; &quot;&quot;)">
            <text:p/>
          </table:table-cell>
          <table:table-cell table:formula="of:=IF([.BO$1] &lt; [.$C53]; [.$A53]+[.$E53]*[.BO$1]; &quot;&quot;)">
            <text:p/>
          </table:table-cell>
          <table:table-cell table:formula="of:=IF([.BP$1] &lt; [.$C53]; [.$A53]+[.$E53]*[.BP$1]; &quot;&quot;)">
            <text:p/>
          </table:table-cell>
          <table:table-cell table:formula="of:=IF([.BQ$1] &lt; [.$C53]; [.$A53]+[.$E53]*[.BQ$1]; &quot;&quot;)">
            <text:p/>
          </table:table-cell>
          <table:table-cell table:formula="of:=IF([.BR$1] &lt; [.$C53]; [.$A53]+[.$E53]*[.BR$1]; &quot;&quot;)">
            <text:p/>
          </table:table-cell>
          <table:table-cell table:formula="of:=IF([.BS$1] &lt; [.$C53]; [.$A53]+[.$E53]*[.BS$1]; &quot;&quot;)">
            <text:p/>
          </table:table-cell>
          <table:table-cell table:formula="of:=IF([.BT$1] &lt; [.$C53]; [.$A53]+[.$E53]*[.BT$1]; &quot;&quot;)">
            <text:p/>
          </table:table-cell>
          <table:table-cell table:formula="of:=IF([.BU$1] &lt; [.$C53]; [.$A53]+[.$E53]*[.BU$1]; &quot;&quot;)">
            <text:p/>
          </table:table-cell>
          <table:table-cell table:formula="of:=IF([.BV$1] &lt; [.$C53]; [.$A53]+[.$E53]*[.BV$1]; &quot;&quot;)">
            <text:p/>
          </table:table-cell>
          <table:table-cell table:formula="of:=IF([.BW$1] &lt; [.$C53]; [.$A53]+[.$E53]*[.BW$1]; &quot;&quot;)">
            <text:p/>
          </table:table-cell>
          <table:table-cell table:formula="of:=IF([.BX$1] &lt; [.$C53]; [.$A53]+[.$E53]*[.BX$1]; &quot;&quot;)">
            <text:p/>
          </table:table-cell>
          <table:table-cell table:formula="of:=IF([.BY$1] &lt; [.$C53]; [.$A53]+[.$E53]*[.BY$1]; &quot;&quot;)">
            <text:p/>
          </table:table-cell>
          <table:table-cell table:formula="of:=IF([.BZ$1] &lt; [.$C53]; [.$A53]+[.$E53]*[.BZ$1]; &quot;&quot;)">
            <text:p/>
          </table:table-cell>
          <table:table-cell table:formula="of:=IF([.CA$1] &lt; [.$C53]; [.$A53]+[.$E53]*[.CA$1]; &quot;&quot;)">
            <text:p/>
          </table:table-cell>
          <table:table-cell table:formula="of:=IF([.CB$1] &lt; [.$C53]; [.$A53]+[.$E53]*[.CB$1]; &quot;&quot;)">
            <text:p/>
          </table:table-cell>
          <table:table-cell table:formula="of:=IF([.CC$1] &lt; [.$C53]; [.$A53]+[.$E53]*[.CC$1]; &quot;&quot;)">
            <text:p/>
          </table:table-cell>
          <table:table-cell table:formula="of:=IF([.CD$1] &lt; [.$C53]; [.$A53]+[.$E53]*[.CD$1]; &quot;&quot;)">
            <text:p/>
          </table:table-cell>
          <table:table-cell table:formula="of:=IF([.CE$1] &lt; [.$C53]; [.$A53]+[.$E53]*[.CE$1]; &quot;&quot;)">
            <text:p/>
          </table:table-cell>
          <table:table-cell table:formula="of:=IF([.CF$1] &lt; [.$C53]; [.$A53]+[.$E53]*[.CF$1]; &quot;&quot;)">
            <text:p/>
          </table:table-cell>
          <table:table-cell table:formula="of:=IF([.CG$1] &lt; [.$C53]; [.$A53]+[.$E53]*[.CG$1]; &quot;&quot;)">
            <text:p/>
          </table:table-cell>
          <table:table-cell table:formula="of:=IF([.CH$1] &lt; [.$C53]; [.$A53]+[.$E53]*[.CH$1]; &quot;&quot;)">
            <text:p/>
          </table:table-cell>
          <table:table-cell table:formula="of:=IF([.CI$1] &lt; [.$C53]; [.$A53]+[.$E53]*[.CI$1]; &quot;&quot;)">
            <text:p/>
          </table:table-cell>
          <table:table-cell table:formula="of:=IF([.CJ$1] &lt; [.$C53]; [.$A53]+[.$E53]*[.CJ$1]; &quot;&quot;)">
            <text:p/>
          </table:table-cell>
          <table:table-cell table:formula="of:=IF([.CK$1] &lt; [.$C53]; [.$A53]+[.$E53]*[.CK$1]; &quot;&quot;)">
            <text:p/>
          </table:table-cell>
          <table:table-cell table:formula="of:=IF([.CL$1] &lt; [.$C53]; [.$A53]+[.$E53]*[.CL$1]; &quot;&quot;)">
            <text:p/>
          </table:table-cell>
          <table:table-cell table:formula="of:=IF([.CM$1] &lt; [.$C53]; [.$A53]+[.$E53]*[.CM$1]; &quot;&quot;)">
            <text:p/>
          </table:table-cell>
          <table:table-cell table:formula="of:=IF([.CN$1] &lt; [.$C53]; [.$A53]+[.$E53]*[.CN$1]; &quot;&quot;)">
            <text:p/>
          </table:table-cell>
          <table:table-cell table:formula="of:=IF([.CO$1] &lt; [.$C53]; [.$A53]+[.$E53]*[.CO$1]; &quot;&quot;)">
            <text:p/>
          </table:table-cell>
          <table:table-cell table:formula="of:=IF([.CP$1] &lt; [.$C53]; [.$A53]+[.$E53]*[.CP$1]; &quot;&quot;)">
            <text:p/>
          </table:table-cell>
          <table:table-cell table:formula="of:=IF([.CQ$1] &lt; [.$C53]; [.$A53]+[.$E53]*[.CQ$1]; &quot;&quot;)">
            <text:p/>
          </table:table-cell>
          <table:table-cell table:formula="of:=IF([.CR$1] &lt; [.$C53]; [.$A53]+[.$E53]*[.CR$1]; &quot;&quot;)">
            <text:p/>
          </table:table-cell>
          <table:table-cell table:formula="of:=IF([.CS$1] &lt; [.$C53]; [.$A53]+[.$E53]*[.CS$1]; &quot;&quot;)">
            <text:p/>
          </table:table-cell>
          <table:table-cell table:formula="of:=IF([.CT$1] &lt; [.$C53]; [.$A53]+[.$E53]*[.CT$1]; &quot;&quot;)">
            <text:p/>
          </table:table-cell>
          <table:table-cell table:formula="of:=IF([.CU$1] &lt; [.$C53]; [.$A53]+[.$E53]*[.CU$1]; &quot;&quot;)">
            <text:p/>
          </table:table-cell>
          <table:table-cell table:formula="of:=IF([.CV$1] &lt; [.$C53]; [.$A53]+[.$E53]*[.CV$1]; &quot;&quot;)">
            <text:p/>
          </table:table-cell>
          <table:table-cell table:formula="of:=IF([.CW$1] &lt; [.$C53]; [.$A53]+[.$E53]*[.CW$1]; &quot;&quot;)">
            <text:p/>
          </table:table-cell>
          <table:table-cell table:formula="of:=IF([.CX$1] &lt; [.$C53]; [.$A53]+[.$E53]*[.CX$1]; &quot;&quot;)">
            <text:p/>
          </table:table-cell>
          <table:table-cell table:formula="of:=IF([.CY$1] &lt; [.$C53]; [.$A53]+[.$E53]*[.CY$1]; &quot;&quot;)">
            <text:p/>
          </table:table-cell>
          <table:table-cell table:formula="of:=IF([.CZ$1] &lt; [.$C53]; [.$A53]+[.$E53]*[.CZ$1]; &quot;&quot;)">
            <text:p/>
          </table:table-cell>
          <table:table-cell table:formula="of:=IF([.DA$1] &lt; [.$C53]; [.$A53]+[.$E53]*[.DA$1]; &quot;&quot;)">
            <text:p/>
          </table:table-cell>
          <table:table-cell table:formula="of:=IF([.DB$1] &lt; [.$C53]; [.$A53]+[.$E53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4]; [.$A54]+[.$E54]*[.G$1]; &quot;&quot;)">
            <text:p/>
          </table:table-cell>
          <table:table-cell table:formula="of:=IF([.H$1] &lt; [.$C54]; [.$A54]+[.$E54]*[.H$1]; &quot;&quot;)">
            <text:p/>
          </table:table-cell>
          <table:table-cell table:formula="of:=IF([.I$1] &lt; [.$C54]; [.$A54]+[.$E54]*[.I$1]; &quot;&quot;)">
            <text:p/>
          </table:table-cell>
          <table:table-cell table:formula="of:=IF([.J$1] &lt; [.$C54]; [.$A54]+[.$E54]*[.J$1]; &quot;&quot;)">
            <text:p/>
          </table:table-cell>
          <table:table-cell table:formula="of:=IF([.K$1] &lt; [.$C54]; [.$A54]+[.$E54]*[.K$1]; &quot;&quot;)">
            <text:p/>
          </table:table-cell>
          <table:table-cell table:formula="of:=IF([.L$1] &lt; [.$C54]; [.$A54]+[.$E54]*[.L$1]; &quot;&quot;)">
            <text:p/>
          </table:table-cell>
          <table:table-cell table:formula="of:=IF([.M$1] &lt; [.$C54]; [.$A54]+[.$E54]*[.M$1]; &quot;&quot;)">
            <text:p/>
          </table:table-cell>
          <table:table-cell table:formula="of:=IF([.N$1] &lt; [.$C54]; [.$A54]+[.$E54]*[.N$1]; &quot;&quot;)">
            <text:p/>
          </table:table-cell>
          <table:table-cell table:formula="of:=IF([.O$1] &lt; [.$C54]; [.$A54]+[.$E54]*[.O$1]; &quot;&quot;)">
            <text:p/>
          </table:table-cell>
          <table:table-cell table:formula="of:=IF([.P$1] &lt; [.$C54]; [.$A54]+[.$E54]*[.P$1]; &quot;&quot;)">
            <text:p/>
          </table:table-cell>
          <table:table-cell table:formula="of:=IF([.Q$1] &lt; [.$C54]; [.$A54]+[.$E54]*[.Q$1]; &quot;&quot;)">
            <text:p/>
          </table:table-cell>
          <table:table-cell table:formula="of:=IF([.R$1] &lt; [.$C54]; [.$A54]+[.$E54]*[.R$1]; &quot;&quot;)">
            <text:p/>
          </table:table-cell>
          <table:table-cell table:formula="of:=IF([.S$1] &lt; [.$C54]; [.$A54]+[.$E54]*[.S$1]; &quot;&quot;)">
            <text:p/>
          </table:table-cell>
          <table:table-cell table:formula="of:=IF([.T$1] &lt; [.$C54]; [.$A54]+[.$E54]*[.T$1]; &quot;&quot;)">
            <text:p/>
          </table:table-cell>
          <table:table-cell table:formula="of:=IF([.U$1] &lt; [.$C54]; [.$A54]+[.$E54]*[.U$1]; &quot;&quot;)">
            <text:p/>
          </table:table-cell>
          <table:table-cell table:formula="of:=IF([.V$1] &lt; [.$C54]; [.$A54]+[.$E54]*[.V$1]; &quot;&quot;)">
            <text:p/>
          </table:table-cell>
          <table:table-cell table:formula="of:=IF([.W$1] &lt; [.$C54]; [.$A54]+[.$E54]*[.W$1]; &quot;&quot;)">
            <text:p/>
          </table:table-cell>
          <table:table-cell table:formula="of:=IF([.X$1] &lt; [.$C54]; [.$A54]+[.$E54]*[.X$1]; &quot;&quot;)">
            <text:p/>
          </table:table-cell>
          <table:table-cell table:formula="of:=IF([.Y$1] &lt; [.$C54]; [.$A54]+[.$E54]*[.Y$1]; &quot;&quot;)">
            <text:p/>
          </table:table-cell>
          <table:table-cell table:formula="of:=IF([.Z$1] &lt; [.$C54]; [.$A54]+[.$E54]*[.Z$1]; &quot;&quot;)">
            <text:p/>
          </table:table-cell>
          <table:table-cell table:formula="of:=IF([.AA$1] &lt; [.$C54]; [.$A54]+[.$E54]*[.AA$1]; &quot;&quot;)">
            <text:p/>
          </table:table-cell>
          <table:table-cell table:formula="of:=IF([.AB$1] &lt; [.$C54]; [.$A54]+[.$E54]*[.AB$1]; &quot;&quot;)">
            <text:p/>
          </table:table-cell>
          <table:table-cell table:formula="of:=IF([.AC$1] &lt; [.$C54]; [.$A54]+[.$E54]*[.AC$1]; &quot;&quot;)">
            <text:p/>
          </table:table-cell>
          <table:table-cell table:formula="of:=IF([.AD$1] &lt; [.$C54]; [.$A54]+[.$E54]*[.AD$1]; &quot;&quot;)">
            <text:p/>
          </table:table-cell>
          <table:table-cell table:formula="of:=IF([.AE$1] &lt; [.$C54]; [.$A54]+[.$E54]*[.AE$1]; &quot;&quot;)">
            <text:p/>
          </table:table-cell>
          <table:table-cell table:formula="of:=IF([.AF$1] &lt; [.$C54]; [.$A54]+[.$E54]*[.AF$1]; &quot;&quot;)">
            <text:p/>
          </table:table-cell>
          <table:table-cell table:formula="of:=IF([.AG$1] &lt; [.$C54]; [.$A54]+[.$E54]*[.AG$1]; &quot;&quot;)">
            <text:p/>
          </table:table-cell>
          <table:table-cell table:formula="of:=IF([.AH$1] &lt; [.$C54]; [.$A54]+[.$E54]*[.AH$1]; &quot;&quot;)">
            <text:p/>
          </table:table-cell>
          <table:table-cell table:formula="of:=IF([.AI$1] &lt; [.$C54]; [.$A54]+[.$E54]*[.AI$1]; &quot;&quot;)">
            <text:p/>
          </table:table-cell>
          <table:table-cell table:formula="of:=IF([.AJ$1] &lt; [.$C54]; [.$A54]+[.$E54]*[.AJ$1]; &quot;&quot;)">
            <text:p/>
          </table:table-cell>
          <table:table-cell table:formula="of:=IF([.AK$1] &lt; [.$C54]; [.$A54]+[.$E54]*[.AK$1]; &quot;&quot;)">
            <text:p/>
          </table:table-cell>
          <table:table-cell table:formula="of:=IF([.AL$1] &lt; [.$C54]; [.$A54]+[.$E54]*[.AL$1]; &quot;&quot;)">
            <text:p/>
          </table:table-cell>
          <table:table-cell table:formula="of:=IF([.AM$1] &lt; [.$C54]; [.$A54]+[.$E54]*[.AM$1]; &quot;&quot;)">
            <text:p/>
          </table:table-cell>
          <table:table-cell table:formula="of:=IF([.AN$1] &lt; [.$C54]; [.$A54]+[.$E54]*[.AN$1]; &quot;&quot;)">
            <text:p/>
          </table:table-cell>
          <table:table-cell table:formula="of:=IF([.AO$1] &lt; [.$C54]; [.$A54]+[.$E54]*[.AO$1]; &quot;&quot;)">
            <text:p/>
          </table:table-cell>
          <table:table-cell table:formula="of:=IF([.AP$1] &lt; [.$C54]; [.$A54]+[.$E54]*[.AP$1]; &quot;&quot;)">
            <text:p/>
          </table:table-cell>
          <table:table-cell table:formula="of:=IF([.AQ$1] &lt; [.$C54]; [.$A54]+[.$E54]*[.AQ$1]; &quot;&quot;)">
            <text:p/>
          </table:table-cell>
          <table:table-cell table:formula="of:=IF([.AR$1] &lt; [.$C54]; [.$A54]+[.$E54]*[.AR$1]; &quot;&quot;)">
            <text:p/>
          </table:table-cell>
          <table:table-cell table:formula="of:=IF([.AS$1] &lt; [.$C54]; [.$A54]+[.$E54]*[.AS$1]; &quot;&quot;)">
            <text:p/>
          </table:table-cell>
          <table:table-cell table:formula="of:=IF([.AT$1] &lt; [.$C54]; [.$A54]+[.$E54]*[.AT$1]; &quot;&quot;)">
            <text:p/>
          </table:table-cell>
          <table:table-cell table:formula="of:=IF([.AU$1] &lt; [.$C54]; [.$A54]+[.$E54]*[.AU$1]; &quot;&quot;)">
            <text:p/>
          </table:table-cell>
          <table:table-cell table:formula="of:=IF([.AV$1] &lt; [.$C54]; [.$A54]+[.$E54]*[.AV$1]; &quot;&quot;)">
            <text:p/>
          </table:table-cell>
          <table:table-cell table:formula="of:=IF([.AW$1] &lt; [.$C54]; [.$A54]+[.$E54]*[.AW$1]; &quot;&quot;)">
            <text:p/>
          </table:table-cell>
          <table:table-cell table:formula="of:=IF([.AX$1] &lt; [.$C54]; [.$A54]+[.$E54]*[.AX$1]; &quot;&quot;)">
            <text:p/>
          </table:table-cell>
          <table:table-cell table:formula="of:=IF([.AY$1] &lt; [.$C54]; [.$A54]+[.$E54]*[.AY$1]; &quot;&quot;)">
            <text:p/>
          </table:table-cell>
          <table:table-cell table:formula="of:=IF([.AZ$1] &lt; [.$C54]; [.$A54]+[.$E54]*[.AZ$1]; &quot;&quot;)">
            <text:p/>
          </table:table-cell>
          <table:table-cell table:formula="of:=IF([.BA$1] &lt; [.$C54]; [.$A54]+[.$E54]*[.BA$1]; &quot;&quot;)">
            <text:p/>
          </table:table-cell>
          <table:table-cell table:formula="of:=IF([.BB$1] &lt; [.$C54]; [.$A54]+[.$E54]*[.BB$1]; &quot;&quot;)">
            <text:p/>
          </table:table-cell>
          <table:table-cell table:formula="of:=IF([.BC$1] &lt; [.$C54]; [.$A54]+[.$E54]*[.BC$1]; &quot;&quot;)">
            <text:p/>
          </table:table-cell>
          <table:table-cell table:formula="of:=IF([.BD$1] &lt; [.$C54]; [.$A54]+[.$E54]*[.BD$1]; &quot;&quot;)">
            <text:p/>
          </table:table-cell>
          <table:table-cell table:formula="of:=IF([.BE$1] &lt; [.$C54]; [.$A54]+[.$E54]*[.BE$1]; &quot;&quot;)">
            <text:p/>
          </table:table-cell>
          <table:table-cell table:formula="of:=IF([.BF$1] &lt; [.$C54]; [.$A54]+[.$E54]*[.BF$1]; &quot;&quot;)">
            <text:p/>
          </table:table-cell>
          <table:table-cell table:formula="of:=IF([.BG$1] &lt; [.$C54]; [.$A54]+[.$E54]*[.BG$1]; &quot;&quot;)">
            <text:p/>
          </table:table-cell>
          <table:table-cell table:formula="of:=IF([.BH$1] &lt; [.$C54]; [.$A54]+[.$E54]*[.BH$1]; &quot;&quot;)">
            <text:p/>
          </table:table-cell>
          <table:table-cell table:formula="of:=IF([.BI$1] &lt; [.$C54]; [.$A54]+[.$E54]*[.BI$1]; &quot;&quot;)">
            <text:p/>
          </table:table-cell>
          <table:table-cell table:formula="of:=IF([.BJ$1] &lt; [.$C54]; [.$A54]+[.$E54]*[.BJ$1]; &quot;&quot;)">
            <text:p/>
          </table:table-cell>
          <table:table-cell table:formula="of:=IF([.BK$1] &lt; [.$C54]; [.$A54]+[.$E54]*[.BK$1]; &quot;&quot;)">
            <text:p/>
          </table:table-cell>
          <table:table-cell table:formula="of:=IF([.BL$1] &lt; [.$C54]; [.$A54]+[.$E54]*[.BL$1]; &quot;&quot;)">
            <text:p/>
          </table:table-cell>
          <table:table-cell table:formula="of:=IF([.BM$1] &lt; [.$C54]; [.$A54]+[.$E54]*[.BM$1]; &quot;&quot;)">
            <text:p/>
          </table:table-cell>
          <table:table-cell table:formula="of:=IF([.BN$1] &lt; [.$C54]; [.$A54]+[.$E54]*[.BN$1]; &quot;&quot;)">
            <text:p/>
          </table:table-cell>
          <table:table-cell table:formula="of:=IF([.BO$1] &lt; [.$C54]; [.$A54]+[.$E54]*[.BO$1]; &quot;&quot;)">
            <text:p/>
          </table:table-cell>
          <table:table-cell table:formula="of:=IF([.BP$1] &lt; [.$C54]; [.$A54]+[.$E54]*[.BP$1]; &quot;&quot;)">
            <text:p/>
          </table:table-cell>
          <table:table-cell table:formula="of:=IF([.BQ$1] &lt; [.$C54]; [.$A54]+[.$E54]*[.BQ$1]; &quot;&quot;)">
            <text:p/>
          </table:table-cell>
          <table:table-cell table:formula="of:=IF([.BR$1] &lt; [.$C54]; [.$A54]+[.$E54]*[.BR$1]; &quot;&quot;)">
            <text:p/>
          </table:table-cell>
          <table:table-cell table:formula="of:=IF([.BS$1] &lt; [.$C54]; [.$A54]+[.$E54]*[.BS$1]; &quot;&quot;)">
            <text:p/>
          </table:table-cell>
          <table:table-cell table:formula="of:=IF([.BT$1] &lt; [.$C54]; [.$A54]+[.$E54]*[.BT$1]; &quot;&quot;)">
            <text:p/>
          </table:table-cell>
          <table:table-cell table:formula="of:=IF([.BU$1] &lt; [.$C54]; [.$A54]+[.$E54]*[.BU$1]; &quot;&quot;)">
            <text:p/>
          </table:table-cell>
          <table:table-cell table:formula="of:=IF([.BV$1] &lt; [.$C54]; [.$A54]+[.$E54]*[.BV$1]; &quot;&quot;)">
            <text:p/>
          </table:table-cell>
          <table:table-cell table:formula="of:=IF([.BW$1] &lt; [.$C54]; [.$A54]+[.$E54]*[.BW$1]; &quot;&quot;)">
            <text:p/>
          </table:table-cell>
          <table:table-cell table:formula="of:=IF([.BX$1] &lt; [.$C54]; [.$A54]+[.$E54]*[.BX$1]; &quot;&quot;)">
            <text:p/>
          </table:table-cell>
          <table:table-cell table:formula="of:=IF([.BY$1] &lt; [.$C54]; [.$A54]+[.$E54]*[.BY$1]; &quot;&quot;)">
            <text:p/>
          </table:table-cell>
          <table:table-cell table:formula="of:=IF([.BZ$1] &lt; [.$C54]; [.$A54]+[.$E54]*[.BZ$1]; &quot;&quot;)">
            <text:p/>
          </table:table-cell>
          <table:table-cell table:formula="of:=IF([.CA$1] &lt; [.$C54]; [.$A54]+[.$E54]*[.CA$1]; &quot;&quot;)">
            <text:p/>
          </table:table-cell>
          <table:table-cell table:formula="of:=IF([.CB$1] &lt; [.$C54]; [.$A54]+[.$E54]*[.CB$1]; &quot;&quot;)">
            <text:p/>
          </table:table-cell>
          <table:table-cell table:formula="of:=IF([.CC$1] &lt; [.$C54]; [.$A54]+[.$E54]*[.CC$1]; &quot;&quot;)">
            <text:p/>
          </table:table-cell>
          <table:table-cell table:formula="of:=IF([.CD$1] &lt; [.$C54]; [.$A54]+[.$E54]*[.CD$1]; &quot;&quot;)">
            <text:p/>
          </table:table-cell>
          <table:table-cell table:formula="of:=IF([.CE$1] &lt; [.$C54]; [.$A54]+[.$E54]*[.CE$1]; &quot;&quot;)">
            <text:p/>
          </table:table-cell>
          <table:table-cell table:formula="of:=IF([.CF$1] &lt; [.$C54]; [.$A54]+[.$E54]*[.CF$1]; &quot;&quot;)">
            <text:p/>
          </table:table-cell>
          <table:table-cell table:formula="of:=IF([.CG$1] &lt; [.$C54]; [.$A54]+[.$E54]*[.CG$1]; &quot;&quot;)">
            <text:p/>
          </table:table-cell>
          <table:table-cell table:formula="of:=IF([.CH$1] &lt; [.$C54]; [.$A54]+[.$E54]*[.CH$1]; &quot;&quot;)">
            <text:p/>
          </table:table-cell>
          <table:table-cell table:formula="of:=IF([.CI$1] &lt; [.$C54]; [.$A54]+[.$E54]*[.CI$1]; &quot;&quot;)">
            <text:p/>
          </table:table-cell>
          <table:table-cell table:formula="of:=IF([.CJ$1] &lt; [.$C54]; [.$A54]+[.$E54]*[.CJ$1]; &quot;&quot;)">
            <text:p/>
          </table:table-cell>
          <table:table-cell table:formula="of:=IF([.CK$1] &lt; [.$C54]; [.$A54]+[.$E54]*[.CK$1]; &quot;&quot;)">
            <text:p/>
          </table:table-cell>
          <table:table-cell table:formula="of:=IF([.CL$1] &lt; [.$C54]; [.$A54]+[.$E54]*[.CL$1]; &quot;&quot;)">
            <text:p/>
          </table:table-cell>
          <table:table-cell table:formula="of:=IF([.CM$1] &lt; [.$C54]; [.$A54]+[.$E54]*[.CM$1]; &quot;&quot;)">
            <text:p/>
          </table:table-cell>
          <table:table-cell table:formula="of:=IF([.CN$1] &lt; [.$C54]; [.$A54]+[.$E54]*[.CN$1]; &quot;&quot;)">
            <text:p/>
          </table:table-cell>
          <table:table-cell table:formula="of:=IF([.CO$1] &lt; [.$C54]; [.$A54]+[.$E54]*[.CO$1]; &quot;&quot;)">
            <text:p/>
          </table:table-cell>
          <table:table-cell table:formula="of:=IF([.CP$1] &lt; [.$C54]; [.$A54]+[.$E54]*[.CP$1]; &quot;&quot;)">
            <text:p/>
          </table:table-cell>
          <table:table-cell table:formula="of:=IF([.CQ$1] &lt; [.$C54]; [.$A54]+[.$E54]*[.CQ$1]; &quot;&quot;)">
            <text:p/>
          </table:table-cell>
          <table:table-cell table:formula="of:=IF([.CR$1] &lt; [.$C54]; [.$A54]+[.$E54]*[.CR$1]; &quot;&quot;)">
            <text:p/>
          </table:table-cell>
          <table:table-cell table:formula="of:=IF([.CS$1] &lt; [.$C54]; [.$A54]+[.$E54]*[.CS$1]; &quot;&quot;)">
            <text:p/>
          </table:table-cell>
          <table:table-cell table:formula="of:=IF([.CT$1] &lt; [.$C54]; [.$A54]+[.$E54]*[.CT$1]; &quot;&quot;)">
            <text:p/>
          </table:table-cell>
          <table:table-cell table:formula="of:=IF([.CU$1] &lt; [.$C54]; [.$A54]+[.$E54]*[.CU$1]; &quot;&quot;)">
            <text:p/>
          </table:table-cell>
          <table:table-cell table:formula="of:=IF([.CV$1] &lt; [.$C54]; [.$A54]+[.$E54]*[.CV$1]; &quot;&quot;)">
            <text:p/>
          </table:table-cell>
          <table:table-cell table:formula="of:=IF([.CW$1] &lt; [.$C54]; [.$A54]+[.$E54]*[.CW$1]; &quot;&quot;)">
            <text:p/>
          </table:table-cell>
          <table:table-cell table:formula="of:=IF([.CX$1] &lt; [.$C54]; [.$A54]+[.$E54]*[.CX$1]; &quot;&quot;)">
            <text:p/>
          </table:table-cell>
          <table:table-cell table:formula="of:=IF([.CY$1] &lt; [.$C54]; [.$A54]+[.$E54]*[.CY$1]; &quot;&quot;)">
            <text:p/>
          </table:table-cell>
          <table:table-cell table:formula="of:=IF([.CZ$1] &lt; [.$C54]; [.$A54]+[.$E54]*[.CZ$1]; &quot;&quot;)">
            <text:p/>
          </table:table-cell>
          <table:table-cell table:formula="of:=IF([.DA$1] &lt; [.$C54]; [.$A54]+[.$E54]*[.DA$1]; &quot;&quot;)">
            <text:p/>
          </table:table-cell>
          <table:table-cell table:formula="of:=IF([.DB$1] &lt; [.$C54]; [.$A54]+[.$E54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5]; [.$A55]+[.$E55]*[.G$1]; &quot;&quot;)">
            <text:p/>
          </table:table-cell>
          <table:table-cell table:formula="of:=IF([.H$1] &lt; [.$C55]; [.$A55]+[.$E55]*[.H$1]; &quot;&quot;)">
            <text:p/>
          </table:table-cell>
          <table:table-cell table:formula="of:=IF([.I$1] &lt; [.$C55]; [.$A55]+[.$E55]*[.I$1]; &quot;&quot;)">
            <text:p/>
          </table:table-cell>
          <table:table-cell table:formula="of:=IF([.J$1] &lt; [.$C55]; [.$A55]+[.$E55]*[.J$1]; &quot;&quot;)">
            <text:p/>
          </table:table-cell>
          <table:table-cell table:formula="of:=IF([.K$1] &lt; [.$C55]; [.$A55]+[.$E55]*[.K$1]; &quot;&quot;)">
            <text:p/>
          </table:table-cell>
          <table:table-cell table:formula="of:=IF([.L$1] &lt; [.$C55]; [.$A55]+[.$E55]*[.L$1]; &quot;&quot;)">
            <text:p/>
          </table:table-cell>
          <table:table-cell table:formula="of:=IF([.M$1] &lt; [.$C55]; [.$A55]+[.$E55]*[.M$1]; &quot;&quot;)">
            <text:p/>
          </table:table-cell>
          <table:table-cell table:formula="of:=IF([.N$1] &lt; [.$C55]; [.$A55]+[.$E55]*[.N$1]; &quot;&quot;)">
            <text:p/>
          </table:table-cell>
          <table:table-cell table:formula="of:=IF([.O$1] &lt; [.$C55]; [.$A55]+[.$E55]*[.O$1]; &quot;&quot;)">
            <text:p/>
          </table:table-cell>
          <table:table-cell table:formula="of:=IF([.P$1] &lt; [.$C55]; [.$A55]+[.$E55]*[.P$1]; &quot;&quot;)">
            <text:p/>
          </table:table-cell>
          <table:table-cell table:formula="of:=IF([.Q$1] &lt; [.$C55]; [.$A55]+[.$E55]*[.Q$1]; &quot;&quot;)">
            <text:p/>
          </table:table-cell>
          <table:table-cell table:formula="of:=IF([.R$1] &lt; [.$C55]; [.$A55]+[.$E55]*[.R$1]; &quot;&quot;)">
            <text:p/>
          </table:table-cell>
          <table:table-cell table:formula="of:=IF([.S$1] &lt; [.$C55]; [.$A55]+[.$E55]*[.S$1]; &quot;&quot;)">
            <text:p/>
          </table:table-cell>
          <table:table-cell table:formula="of:=IF([.T$1] &lt; [.$C55]; [.$A55]+[.$E55]*[.T$1]; &quot;&quot;)">
            <text:p/>
          </table:table-cell>
          <table:table-cell table:formula="of:=IF([.U$1] &lt; [.$C55]; [.$A55]+[.$E55]*[.U$1]; &quot;&quot;)">
            <text:p/>
          </table:table-cell>
          <table:table-cell table:formula="of:=IF([.V$1] &lt; [.$C55]; [.$A55]+[.$E55]*[.V$1]; &quot;&quot;)">
            <text:p/>
          </table:table-cell>
          <table:table-cell table:formula="of:=IF([.W$1] &lt; [.$C55]; [.$A55]+[.$E55]*[.W$1]; &quot;&quot;)">
            <text:p/>
          </table:table-cell>
          <table:table-cell table:formula="of:=IF([.X$1] &lt; [.$C55]; [.$A55]+[.$E55]*[.X$1]; &quot;&quot;)">
            <text:p/>
          </table:table-cell>
          <table:table-cell table:formula="of:=IF([.Y$1] &lt; [.$C55]; [.$A55]+[.$E55]*[.Y$1]; &quot;&quot;)">
            <text:p/>
          </table:table-cell>
          <table:table-cell table:formula="of:=IF([.Z$1] &lt; [.$C55]; [.$A55]+[.$E55]*[.Z$1]; &quot;&quot;)">
            <text:p/>
          </table:table-cell>
          <table:table-cell table:formula="of:=IF([.AA$1] &lt; [.$C55]; [.$A55]+[.$E55]*[.AA$1]; &quot;&quot;)">
            <text:p/>
          </table:table-cell>
          <table:table-cell table:formula="of:=IF([.AB$1] &lt; [.$C55]; [.$A55]+[.$E55]*[.AB$1]; &quot;&quot;)">
            <text:p/>
          </table:table-cell>
          <table:table-cell table:formula="of:=IF([.AC$1] &lt; [.$C55]; [.$A55]+[.$E55]*[.AC$1]; &quot;&quot;)">
            <text:p/>
          </table:table-cell>
          <table:table-cell table:formula="of:=IF([.AD$1] &lt; [.$C55]; [.$A55]+[.$E55]*[.AD$1]; &quot;&quot;)">
            <text:p/>
          </table:table-cell>
          <table:table-cell table:formula="of:=IF([.AE$1] &lt; [.$C55]; [.$A55]+[.$E55]*[.AE$1]; &quot;&quot;)">
            <text:p/>
          </table:table-cell>
          <table:table-cell table:formula="of:=IF([.AF$1] &lt; [.$C55]; [.$A55]+[.$E55]*[.AF$1]; &quot;&quot;)">
            <text:p/>
          </table:table-cell>
          <table:table-cell table:formula="of:=IF([.AG$1] &lt; [.$C55]; [.$A55]+[.$E55]*[.AG$1]; &quot;&quot;)">
            <text:p/>
          </table:table-cell>
          <table:table-cell table:formula="of:=IF([.AH$1] &lt; [.$C55]; [.$A55]+[.$E55]*[.AH$1]; &quot;&quot;)">
            <text:p/>
          </table:table-cell>
          <table:table-cell table:formula="of:=IF([.AI$1] &lt; [.$C55]; [.$A55]+[.$E55]*[.AI$1]; &quot;&quot;)">
            <text:p/>
          </table:table-cell>
          <table:table-cell table:formula="of:=IF([.AJ$1] &lt; [.$C55]; [.$A55]+[.$E55]*[.AJ$1]; &quot;&quot;)">
            <text:p/>
          </table:table-cell>
          <table:table-cell table:formula="of:=IF([.AK$1] &lt; [.$C55]; [.$A55]+[.$E55]*[.AK$1]; &quot;&quot;)">
            <text:p/>
          </table:table-cell>
          <table:table-cell table:formula="of:=IF([.AL$1] &lt; [.$C55]; [.$A55]+[.$E55]*[.AL$1]; &quot;&quot;)">
            <text:p/>
          </table:table-cell>
          <table:table-cell table:formula="of:=IF([.AM$1] &lt; [.$C55]; [.$A55]+[.$E55]*[.AM$1]; &quot;&quot;)">
            <text:p/>
          </table:table-cell>
          <table:table-cell table:formula="of:=IF([.AN$1] &lt; [.$C55]; [.$A55]+[.$E55]*[.AN$1]; &quot;&quot;)">
            <text:p/>
          </table:table-cell>
          <table:table-cell table:formula="of:=IF([.AO$1] &lt; [.$C55]; [.$A55]+[.$E55]*[.AO$1]; &quot;&quot;)">
            <text:p/>
          </table:table-cell>
          <table:table-cell table:formula="of:=IF([.AP$1] &lt; [.$C55]; [.$A55]+[.$E55]*[.AP$1]; &quot;&quot;)">
            <text:p/>
          </table:table-cell>
          <table:table-cell table:formula="of:=IF([.AQ$1] &lt; [.$C55]; [.$A55]+[.$E55]*[.AQ$1]; &quot;&quot;)">
            <text:p/>
          </table:table-cell>
          <table:table-cell table:formula="of:=IF([.AR$1] &lt; [.$C55]; [.$A55]+[.$E55]*[.AR$1]; &quot;&quot;)">
            <text:p/>
          </table:table-cell>
          <table:table-cell table:formula="of:=IF([.AS$1] &lt; [.$C55]; [.$A55]+[.$E55]*[.AS$1]; &quot;&quot;)">
            <text:p/>
          </table:table-cell>
          <table:table-cell table:formula="of:=IF([.AT$1] &lt; [.$C55]; [.$A55]+[.$E55]*[.AT$1]; &quot;&quot;)">
            <text:p/>
          </table:table-cell>
          <table:table-cell table:formula="of:=IF([.AU$1] &lt; [.$C55]; [.$A55]+[.$E55]*[.AU$1]; &quot;&quot;)">
            <text:p/>
          </table:table-cell>
          <table:table-cell table:formula="of:=IF([.AV$1] &lt; [.$C55]; [.$A55]+[.$E55]*[.AV$1]; &quot;&quot;)">
            <text:p/>
          </table:table-cell>
          <table:table-cell table:formula="of:=IF([.AW$1] &lt; [.$C55]; [.$A55]+[.$E55]*[.AW$1]; &quot;&quot;)">
            <text:p/>
          </table:table-cell>
          <table:table-cell table:formula="of:=IF([.AX$1] &lt; [.$C55]; [.$A55]+[.$E55]*[.AX$1]; &quot;&quot;)">
            <text:p/>
          </table:table-cell>
          <table:table-cell table:formula="of:=IF([.AY$1] &lt; [.$C55]; [.$A55]+[.$E55]*[.AY$1]; &quot;&quot;)">
            <text:p/>
          </table:table-cell>
          <table:table-cell table:formula="of:=IF([.AZ$1] &lt; [.$C55]; [.$A55]+[.$E55]*[.AZ$1]; &quot;&quot;)">
            <text:p/>
          </table:table-cell>
          <table:table-cell table:formula="of:=IF([.BA$1] &lt; [.$C55]; [.$A55]+[.$E55]*[.BA$1]; &quot;&quot;)">
            <text:p/>
          </table:table-cell>
          <table:table-cell table:formula="of:=IF([.BB$1] &lt; [.$C55]; [.$A55]+[.$E55]*[.BB$1]; &quot;&quot;)">
            <text:p/>
          </table:table-cell>
          <table:table-cell table:formula="of:=IF([.BC$1] &lt; [.$C55]; [.$A55]+[.$E55]*[.BC$1]; &quot;&quot;)">
            <text:p/>
          </table:table-cell>
          <table:table-cell table:formula="of:=IF([.BD$1] &lt; [.$C55]; [.$A55]+[.$E55]*[.BD$1]; &quot;&quot;)">
            <text:p/>
          </table:table-cell>
          <table:table-cell table:formula="of:=IF([.BE$1] &lt; [.$C55]; [.$A55]+[.$E55]*[.BE$1]; &quot;&quot;)">
            <text:p/>
          </table:table-cell>
          <table:table-cell table:formula="of:=IF([.BF$1] &lt; [.$C55]; [.$A55]+[.$E55]*[.BF$1]; &quot;&quot;)">
            <text:p/>
          </table:table-cell>
          <table:table-cell table:formula="of:=IF([.BG$1] &lt; [.$C55]; [.$A55]+[.$E55]*[.BG$1]; &quot;&quot;)">
            <text:p/>
          </table:table-cell>
          <table:table-cell table:formula="of:=IF([.BH$1] &lt; [.$C55]; [.$A55]+[.$E55]*[.BH$1]; &quot;&quot;)">
            <text:p/>
          </table:table-cell>
          <table:table-cell table:formula="of:=IF([.BI$1] &lt; [.$C55]; [.$A55]+[.$E55]*[.BI$1]; &quot;&quot;)">
            <text:p/>
          </table:table-cell>
          <table:table-cell table:formula="of:=IF([.BJ$1] &lt; [.$C55]; [.$A55]+[.$E55]*[.BJ$1]; &quot;&quot;)">
            <text:p/>
          </table:table-cell>
          <table:table-cell table:formula="of:=IF([.BK$1] &lt; [.$C55]; [.$A55]+[.$E55]*[.BK$1]; &quot;&quot;)">
            <text:p/>
          </table:table-cell>
          <table:table-cell table:formula="of:=IF([.BL$1] &lt; [.$C55]; [.$A55]+[.$E55]*[.BL$1]; &quot;&quot;)">
            <text:p/>
          </table:table-cell>
          <table:table-cell table:formula="of:=IF([.BM$1] &lt; [.$C55]; [.$A55]+[.$E55]*[.BM$1]; &quot;&quot;)">
            <text:p/>
          </table:table-cell>
          <table:table-cell table:formula="of:=IF([.BN$1] &lt; [.$C55]; [.$A55]+[.$E55]*[.BN$1]; &quot;&quot;)">
            <text:p/>
          </table:table-cell>
          <table:table-cell table:formula="of:=IF([.BO$1] &lt; [.$C55]; [.$A55]+[.$E55]*[.BO$1]; &quot;&quot;)">
            <text:p/>
          </table:table-cell>
          <table:table-cell table:formula="of:=IF([.BP$1] &lt; [.$C55]; [.$A55]+[.$E55]*[.BP$1]; &quot;&quot;)">
            <text:p/>
          </table:table-cell>
          <table:table-cell table:formula="of:=IF([.BQ$1] &lt; [.$C55]; [.$A55]+[.$E55]*[.BQ$1]; &quot;&quot;)">
            <text:p/>
          </table:table-cell>
          <table:table-cell table:formula="of:=IF([.BR$1] &lt; [.$C55]; [.$A55]+[.$E55]*[.BR$1]; &quot;&quot;)">
            <text:p/>
          </table:table-cell>
          <table:table-cell table:formula="of:=IF([.BS$1] &lt; [.$C55]; [.$A55]+[.$E55]*[.BS$1]; &quot;&quot;)">
            <text:p/>
          </table:table-cell>
          <table:table-cell table:formula="of:=IF([.BT$1] &lt; [.$C55]; [.$A55]+[.$E55]*[.BT$1]; &quot;&quot;)">
            <text:p/>
          </table:table-cell>
          <table:table-cell table:formula="of:=IF([.BU$1] &lt; [.$C55]; [.$A55]+[.$E55]*[.BU$1]; &quot;&quot;)">
            <text:p/>
          </table:table-cell>
          <table:table-cell table:formula="of:=IF([.BV$1] &lt; [.$C55]; [.$A55]+[.$E55]*[.BV$1]; &quot;&quot;)">
            <text:p/>
          </table:table-cell>
          <table:table-cell table:formula="of:=IF([.BW$1] &lt; [.$C55]; [.$A55]+[.$E55]*[.BW$1]; &quot;&quot;)">
            <text:p/>
          </table:table-cell>
          <table:table-cell table:formula="of:=IF([.BX$1] &lt; [.$C55]; [.$A55]+[.$E55]*[.BX$1]; &quot;&quot;)">
            <text:p/>
          </table:table-cell>
          <table:table-cell table:formula="of:=IF([.BY$1] &lt; [.$C55]; [.$A55]+[.$E55]*[.BY$1]; &quot;&quot;)">
            <text:p/>
          </table:table-cell>
          <table:table-cell table:formula="of:=IF([.BZ$1] &lt; [.$C55]; [.$A55]+[.$E55]*[.BZ$1]; &quot;&quot;)">
            <text:p/>
          </table:table-cell>
          <table:table-cell table:formula="of:=IF([.CA$1] &lt; [.$C55]; [.$A55]+[.$E55]*[.CA$1]; &quot;&quot;)">
            <text:p/>
          </table:table-cell>
          <table:table-cell table:formula="of:=IF([.CB$1] &lt; [.$C55]; [.$A55]+[.$E55]*[.CB$1]; &quot;&quot;)">
            <text:p/>
          </table:table-cell>
          <table:table-cell table:formula="of:=IF([.CC$1] &lt; [.$C55]; [.$A55]+[.$E55]*[.CC$1]; &quot;&quot;)">
            <text:p/>
          </table:table-cell>
          <table:table-cell table:formula="of:=IF([.CD$1] &lt; [.$C55]; [.$A55]+[.$E55]*[.CD$1]; &quot;&quot;)">
            <text:p/>
          </table:table-cell>
          <table:table-cell table:formula="of:=IF([.CE$1] &lt; [.$C55]; [.$A55]+[.$E55]*[.CE$1]; &quot;&quot;)">
            <text:p/>
          </table:table-cell>
          <table:table-cell table:formula="of:=IF([.CF$1] &lt; [.$C55]; [.$A55]+[.$E55]*[.CF$1]; &quot;&quot;)">
            <text:p/>
          </table:table-cell>
          <table:table-cell table:formula="of:=IF([.CG$1] &lt; [.$C55]; [.$A55]+[.$E55]*[.CG$1]; &quot;&quot;)">
            <text:p/>
          </table:table-cell>
          <table:table-cell table:formula="of:=IF([.CH$1] &lt; [.$C55]; [.$A55]+[.$E55]*[.CH$1]; &quot;&quot;)">
            <text:p/>
          </table:table-cell>
          <table:table-cell table:formula="of:=IF([.CI$1] &lt; [.$C55]; [.$A55]+[.$E55]*[.CI$1]; &quot;&quot;)">
            <text:p/>
          </table:table-cell>
          <table:table-cell table:formula="of:=IF([.CJ$1] &lt; [.$C55]; [.$A55]+[.$E55]*[.CJ$1]; &quot;&quot;)">
            <text:p/>
          </table:table-cell>
          <table:table-cell table:formula="of:=IF([.CK$1] &lt; [.$C55]; [.$A55]+[.$E55]*[.CK$1]; &quot;&quot;)">
            <text:p/>
          </table:table-cell>
          <table:table-cell table:formula="of:=IF([.CL$1] &lt; [.$C55]; [.$A55]+[.$E55]*[.CL$1]; &quot;&quot;)">
            <text:p/>
          </table:table-cell>
          <table:table-cell table:formula="of:=IF([.CM$1] &lt; [.$C55]; [.$A55]+[.$E55]*[.CM$1]; &quot;&quot;)">
            <text:p/>
          </table:table-cell>
          <table:table-cell table:formula="of:=IF([.CN$1] &lt; [.$C55]; [.$A55]+[.$E55]*[.CN$1]; &quot;&quot;)">
            <text:p/>
          </table:table-cell>
          <table:table-cell table:formula="of:=IF([.CO$1] &lt; [.$C55]; [.$A55]+[.$E55]*[.CO$1]; &quot;&quot;)">
            <text:p/>
          </table:table-cell>
          <table:table-cell table:formula="of:=IF([.CP$1] &lt; [.$C55]; [.$A55]+[.$E55]*[.CP$1]; &quot;&quot;)">
            <text:p/>
          </table:table-cell>
          <table:table-cell table:formula="of:=IF([.CQ$1] &lt; [.$C55]; [.$A55]+[.$E55]*[.CQ$1]; &quot;&quot;)">
            <text:p/>
          </table:table-cell>
          <table:table-cell table:formula="of:=IF([.CR$1] &lt; [.$C55]; [.$A55]+[.$E55]*[.CR$1]; &quot;&quot;)">
            <text:p/>
          </table:table-cell>
          <table:table-cell table:formula="of:=IF([.CS$1] &lt; [.$C55]; [.$A55]+[.$E55]*[.CS$1]; &quot;&quot;)">
            <text:p/>
          </table:table-cell>
          <table:table-cell table:formula="of:=IF([.CT$1] &lt; [.$C55]; [.$A55]+[.$E55]*[.CT$1]; &quot;&quot;)">
            <text:p/>
          </table:table-cell>
          <table:table-cell table:formula="of:=IF([.CU$1] &lt; [.$C55]; [.$A55]+[.$E55]*[.CU$1]; &quot;&quot;)">
            <text:p/>
          </table:table-cell>
          <table:table-cell table:formula="of:=IF([.CV$1] &lt; [.$C55]; [.$A55]+[.$E55]*[.CV$1]; &quot;&quot;)">
            <text:p/>
          </table:table-cell>
          <table:table-cell table:formula="of:=IF([.CW$1] &lt; [.$C55]; [.$A55]+[.$E55]*[.CW$1]; &quot;&quot;)">
            <text:p/>
          </table:table-cell>
          <table:table-cell table:formula="of:=IF([.CX$1] &lt; [.$C55]; [.$A55]+[.$E55]*[.CX$1]; &quot;&quot;)">
            <text:p/>
          </table:table-cell>
          <table:table-cell table:formula="of:=IF([.CY$1] &lt; [.$C55]; [.$A55]+[.$E55]*[.CY$1]; &quot;&quot;)">
            <text:p/>
          </table:table-cell>
          <table:table-cell table:formula="of:=IF([.CZ$1] &lt; [.$C55]; [.$A55]+[.$E55]*[.CZ$1]; &quot;&quot;)">
            <text:p/>
          </table:table-cell>
          <table:table-cell table:formula="of:=IF([.DA$1] &lt; [.$C55]; [.$A55]+[.$E55]*[.DA$1]; &quot;&quot;)">
            <text:p/>
          </table:table-cell>
          <table:table-cell table:formula="of:=IF([.DB$1] &lt; [.$C55]; [.$A55]+[.$E55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6]; [.$A56]+[.$E56]*[.G$1]; &quot;&quot;)">
            <text:p/>
          </table:table-cell>
          <table:table-cell table:formula="of:=IF([.H$1] &lt; [.$C56]; [.$A56]+[.$E56]*[.H$1]; &quot;&quot;)">
            <text:p/>
          </table:table-cell>
          <table:table-cell table:formula="of:=IF([.I$1] &lt; [.$C56]; [.$A56]+[.$E56]*[.I$1]; &quot;&quot;)">
            <text:p/>
          </table:table-cell>
          <table:table-cell table:formula="of:=IF([.J$1] &lt; [.$C56]; [.$A56]+[.$E56]*[.J$1]; &quot;&quot;)">
            <text:p/>
          </table:table-cell>
          <table:table-cell table:formula="of:=IF([.K$1] &lt; [.$C56]; [.$A56]+[.$E56]*[.K$1]; &quot;&quot;)">
            <text:p/>
          </table:table-cell>
          <table:table-cell table:formula="of:=IF([.L$1] &lt; [.$C56]; [.$A56]+[.$E56]*[.L$1]; &quot;&quot;)">
            <text:p/>
          </table:table-cell>
          <table:table-cell table:formula="of:=IF([.M$1] &lt; [.$C56]; [.$A56]+[.$E56]*[.M$1]; &quot;&quot;)">
            <text:p/>
          </table:table-cell>
          <table:table-cell table:formula="of:=IF([.N$1] &lt; [.$C56]; [.$A56]+[.$E56]*[.N$1]; &quot;&quot;)">
            <text:p/>
          </table:table-cell>
          <table:table-cell table:formula="of:=IF([.O$1] &lt; [.$C56]; [.$A56]+[.$E56]*[.O$1]; &quot;&quot;)">
            <text:p/>
          </table:table-cell>
          <table:table-cell table:formula="of:=IF([.P$1] &lt; [.$C56]; [.$A56]+[.$E56]*[.P$1]; &quot;&quot;)">
            <text:p/>
          </table:table-cell>
          <table:table-cell table:formula="of:=IF([.Q$1] &lt; [.$C56]; [.$A56]+[.$E56]*[.Q$1]; &quot;&quot;)">
            <text:p/>
          </table:table-cell>
          <table:table-cell table:formula="of:=IF([.R$1] &lt; [.$C56]; [.$A56]+[.$E56]*[.R$1]; &quot;&quot;)">
            <text:p/>
          </table:table-cell>
          <table:table-cell table:formula="of:=IF([.S$1] &lt; [.$C56]; [.$A56]+[.$E56]*[.S$1]; &quot;&quot;)">
            <text:p/>
          </table:table-cell>
          <table:table-cell table:formula="of:=IF([.T$1] &lt; [.$C56]; [.$A56]+[.$E56]*[.T$1]; &quot;&quot;)">
            <text:p/>
          </table:table-cell>
          <table:table-cell table:formula="of:=IF([.U$1] &lt; [.$C56]; [.$A56]+[.$E56]*[.U$1]; &quot;&quot;)">
            <text:p/>
          </table:table-cell>
          <table:table-cell table:formula="of:=IF([.V$1] &lt; [.$C56]; [.$A56]+[.$E56]*[.V$1]; &quot;&quot;)">
            <text:p/>
          </table:table-cell>
          <table:table-cell table:formula="of:=IF([.W$1] &lt; [.$C56]; [.$A56]+[.$E56]*[.W$1]; &quot;&quot;)">
            <text:p/>
          </table:table-cell>
          <table:table-cell table:formula="of:=IF([.X$1] &lt; [.$C56]; [.$A56]+[.$E56]*[.X$1]; &quot;&quot;)">
            <text:p/>
          </table:table-cell>
          <table:table-cell table:formula="of:=IF([.Y$1] &lt; [.$C56]; [.$A56]+[.$E56]*[.Y$1]; &quot;&quot;)">
            <text:p/>
          </table:table-cell>
          <table:table-cell table:formula="of:=IF([.Z$1] &lt; [.$C56]; [.$A56]+[.$E56]*[.Z$1]; &quot;&quot;)">
            <text:p/>
          </table:table-cell>
          <table:table-cell table:formula="of:=IF([.AA$1] &lt; [.$C56]; [.$A56]+[.$E56]*[.AA$1]; &quot;&quot;)">
            <text:p/>
          </table:table-cell>
          <table:table-cell table:formula="of:=IF([.AB$1] &lt; [.$C56]; [.$A56]+[.$E56]*[.AB$1]; &quot;&quot;)">
            <text:p/>
          </table:table-cell>
          <table:table-cell table:formula="of:=IF([.AC$1] &lt; [.$C56]; [.$A56]+[.$E56]*[.AC$1]; &quot;&quot;)">
            <text:p/>
          </table:table-cell>
          <table:table-cell table:formula="of:=IF([.AD$1] &lt; [.$C56]; [.$A56]+[.$E56]*[.AD$1]; &quot;&quot;)">
            <text:p/>
          </table:table-cell>
          <table:table-cell table:formula="of:=IF([.AE$1] &lt; [.$C56]; [.$A56]+[.$E56]*[.AE$1]; &quot;&quot;)">
            <text:p/>
          </table:table-cell>
          <table:table-cell table:formula="of:=IF([.AF$1] &lt; [.$C56]; [.$A56]+[.$E56]*[.AF$1]; &quot;&quot;)">
            <text:p/>
          </table:table-cell>
          <table:table-cell table:formula="of:=IF([.AG$1] &lt; [.$C56]; [.$A56]+[.$E56]*[.AG$1]; &quot;&quot;)">
            <text:p/>
          </table:table-cell>
          <table:table-cell table:formula="of:=IF([.AH$1] &lt; [.$C56]; [.$A56]+[.$E56]*[.AH$1]; &quot;&quot;)">
            <text:p/>
          </table:table-cell>
          <table:table-cell table:formula="of:=IF([.AI$1] &lt; [.$C56]; [.$A56]+[.$E56]*[.AI$1]; &quot;&quot;)">
            <text:p/>
          </table:table-cell>
          <table:table-cell table:formula="of:=IF([.AJ$1] &lt; [.$C56]; [.$A56]+[.$E56]*[.AJ$1]; &quot;&quot;)">
            <text:p/>
          </table:table-cell>
          <table:table-cell table:formula="of:=IF([.AK$1] &lt; [.$C56]; [.$A56]+[.$E56]*[.AK$1]; &quot;&quot;)">
            <text:p/>
          </table:table-cell>
          <table:table-cell table:formula="of:=IF([.AL$1] &lt; [.$C56]; [.$A56]+[.$E56]*[.AL$1]; &quot;&quot;)">
            <text:p/>
          </table:table-cell>
          <table:table-cell table:formula="of:=IF([.AM$1] &lt; [.$C56]; [.$A56]+[.$E56]*[.AM$1]; &quot;&quot;)">
            <text:p/>
          </table:table-cell>
          <table:table-cell table:formula="of:=IF([.AN$1] &lt; [.$C56]; [.$A56]+[.$E56]*[.AN$1]; &quot;&quot;)">
            <text:p/>
          </table:table-cell>
          <table:table-cell table:formula="of:=IF([.AO$1] &lt; [.$C56]; [.$A56]+[.$E56]*[.AO$1]; &quot;&quot;)">
            <text:p/>
          </table:table-cell>
          <table:table-cell table:formula="of:=IF([.AP$1] &lt; [.$C56]; [.$A56]+[.$E56]*[.AP$1]; &quot;&quot;)">
            <text:p/>
          </table:table-cell>
          <table:table-cell table:formula="of:=IF([.AQ$1] &lt; [.$C56]; [.$A56]+[.$E56]*[.AQ$1]; &quot;&quot;)">
            <text:p/>
          </table:table-cell>
          <table:table-cell table:formula="of:=IF([.AR$1] &lt; [.$C56]; [.$A56]+[.$E56]*[.AR$1]; &quot;&quot;)">
            <text:p/>
          </table:table-cell>
          <table:table-cell table:formula="of:=IF([.AS$1] &lt; [.$C56]; [.$A56]+[.$E56]*[.AS$1]; &quot;&quot;)">
            <text:p/>
          </table:table-cell>
          <table:table-cell table:formula="of:=IF([.AT$1] &lt; [.$C56]; [.$A56]+[.$E56]*[.AT$1]; &quot;&quot;)">
            <text:p/>
          </table:table-cell>
          <table:table-cell table:formula="of:=IF([.AU$1] &lt; [.$C56]; [.$A56]+[.$E56]*[.AU$1]; &quot;&quot;)">
            <text:p/>
          </table:table-cell>
          <table:table-cell table:formula="of:=IF([.AV$1] &lt; [.$C56]; [.$A56]+[.$E56]*[.AV$1]; &quot;&quot;)">
            <text:p/>
          </table:table-cell>
          <table:table-cell table:formula="of:=IF([.AW$1] &lt; [.$C56]; [.$A56]+[.$E56]*[.AW$1]; &quot;&quot;)">
            <text:p/>
          </table:table-cell>
          <table:table-cell table:formula="of:=IF([.AX$1] &lt; [.$C56]; [.$A56]+[.$E56]*[.AX$1]; &quot;&quot;)">
            <text:p/>
          </table:table-cell>
          <table:table-cell table:formula="of:=IF([.AY$1] &lt; [.$C56]; [.$A56]+[.$E56]*[.AY$1]; &quot;&quot;)">
            <text:p/>
          </table:table-cell>
          <table:table-cell table:formula="of:=IF([.AZ$1] &lt; [.$C56]; [.$A56]+[.$E56]*[.AZ$1]; &quot;&quot;)">
            <text:p/>
          </table:table-cell>
          <table:table-cell table:formula="of:=IF([.BA$1] &lt; [.$C56]; [.$A56]+[.$E56]*[.BA$1]; &quot;&quot;)">
            <text:p/>
          </table:table-cell>
          <table:table-cell table:formula="of:=IF([.BB$1] &lt; [.$C56]; [.$A56]+[.$E56]*[.BB$1]; &quot;&quot;)">
            <text:p/>
          </table:table-cell>
          <table:table-cell table:formula="of:=IF([.BC$1] &lt; [.$C56]; [.$A56]+[.$E56]*[.BC$1]; &quot;&quot;)">
            <text:p/>
          </table:table-cell>
          <table:table-cell table:formula="of:=IF([.BD$1] &lt; [.$C56]; [.$A56]+[.$E56]*[.BD$1]; &quot;&quot;)">
            <text:p/>
          </table:table-cell>
          <table:table-cell table:formula="of:=IF([.BE$1] &lt; [.$C56]; [.$A56]+[.$E56]*[.BE$1]; &quot;&quot;)">
            <text:p/>
          </table:table-cell>
          <table:table-cell table:formula="of:=IF([.BF$1] &lt; [.$C56]; [.$A56]+[.$E56]*[.BF$1]; &quot;&quot;)">
            <text:p/>
          </table:table-cell>
          <table:table-cell table:formula="of:=IF([.BG$1] &lt; [.$C56]; [.$A56]+[.$E56]*[.BG$1]; &quot;&quot;)">
            <text:p/>
          </table:table-cell>
          <table:table-cell table:formula="of:=IF([.BH$1] &lt; [.$C56]; [.$A56]+[.$E56]*[.BH$1]; &quot;&quot;)">
            <text:p/>
          </table:table-cell>
          <table:table-cell table:formula="of:=IF([.BI$1] &lt; [.$C56]; [.$A56]+[.$E56]*[.BI$1]; &quot;&quot;)">
            <text:p/>
          </table:table-cell>
          <table:table-cell table:formula="of:=IF([.BJ$1] &lt; [.$C56]; [.$A56]+[.$E56]*[.BJ$1]; &quot;&quot;)">
            <text:p/>
          </table:table-cell>
          <table:table-cell table:formula="of:=IF([.BK$1] &lt; [.$C56]; [.$A56]+[.$E56]*[.BK$1]; &quot;&quot;)">
            <text:p/>
          </table:table-cell>
          <table:table-cell table:formula="of:=IF([.BL$1] &lt; [.$C56]; [.$A56]+[.$E56]*[.BL$1]; &quot;&quot;)">
            <text:p/>
          </table:table-cell>
          <table:table-cell table:formula="of:=IF([.BM$1] &lt; [.$C56]; [.$A56]+[.$E56]*[.BM$1]; &quot;&quot;)">
            <text:p/>
          </table:table-cell>
          <table:table-cell table:formula="of:=IF([.BN$1] &lt; [.$C56]; [.$A56]+[.$E56]*[.BN$1]; &quot;&quot;)">
            <text:p/>
          </table:table-cell>
          <table:table-cell table:formula="of:=IF([.BO$1] &lt; [.$C56]; [.$A56]+[.$E56]*[.BO$1]; &quot;&quot;)">
            <text:p/>
          </table:table-cell>
          <table:table-cell table:formula="of:=IF([.BP$1] &lt; [.$C56]; [.$A56]+[.$E56]*[.BP$1]; &quot;&quot;)">
            <text:p/>
          </table:table-cell>
          <table:table-cell table:formula="of:=IF([.BQ$1] &lt; [.$C56]; [.$A56]+[.$E56]*[.BQ$1]; &quot;&quot;)">
            <text:p/>
          </table:table-cell>
          <table:table-cell table:formula="of:=IF([.BR$1] &lt; [.$C56]; [.$A56]+[.$E56]*[.BR$1]; &quot;&quot;)">
            <text:p/>
          </table:table-cell>
          <table:table-cell table:formula="of:=IF([.BS$1] &lt; [.$C56]; [.$A56]+[.$E56]*[.BS$1]; &quot;&quot;)">
            <text:p/>
          </table:table-cell>
          <table:table-cell table:formula="of:=IF([.BT$1] &lt; [.$C56]; [.$A56]+[.$E56]*[.BT$1]; &quot;&quot;)">
            <text:p/>
          </table:table-cell>
          <table:table-cell table:formula="of:=IF([.BU$1] &lt; [.$C56]; [.$A56]+[.$E56]*[.BU$1]; &quot;&quot;)">
            <text:p/>
          </table:table-cell>
          <table:table-cell table:formula="of:=IF([.BV$1] &lt; [.$C56]; [.$A56]+[.$E56]*[.BV$1]; &quot;&quot;)">
            <text:p/>
          </table:table-cell>
          <table:table-cell table:formula="of:=IF([.BW$1] &lt; [.$C56]; [.$A56]+[.$E56]*[.BW$1]; &quot;&quot;)">
            <text:p/>
          </table:table-cell>
          <table:table-cell table:formula="of:=IF([.BX$1] &lt; [.$C56]; [.$A56]+[.$E56]*[.BX$1]; &quot;&quot;)">
            <text:p/>
          </table:table-cell>
          <table:table-cell table:formula="of:=IF([.BY$1] &lt; [.$C56]; [.$A56]+[.$E56]*[.BY$1]; &quot;&quot;)">
            <text:p/>
          </table:table-cell>
          <table:table-cell table:formula="of:=IF([.BZ$1] &lt; [.$C56]; [.$A56]+[.$E56]*[.BZ$1]; &quot;&quot;)">
            <text:p/>
          </table:table-cell>
          <table:table-cell table:formula="of:=IF([.CA$1] &lt; [.$C56]; [.$A56]+[.$E56]*[.CA$1]; &quot;&quot;)">
            <text:p/>
          </table:table-cell>
          <table:table-cell table:formula="of:=IF([.CB$1] &lt; [.$C56]; [.$A56]+[.$E56]*[.CB$1]; &quot;&quot;)">
            <text:p/>
          </table:table-cell>
          <table:table-cell table:formula="of:=IF([.CC$1] &lt; [.$C56]; [.$A56]+[.$E56]*[.CC$1]; &quot;&quot;)">
            <text:p/>
          </table:table-cell>
          <table:table-cell table:formula="of:=IF([.CD$1] &lt; [.$C56]; [.$A56]+[.$E56]*[.CD$1]; &quot;&quot;)">
            <text:p/>
          </table:table-cell>
          <table:table-cell table:formula="of:=IF([.CE$1] &lt; [.$C56]; [.$A56]+[.$E56]*[.CE$1]; &quot;&quot;)">
            <text:p/>
          </table:table-cell>
          <table:table-cell table:formula="of:=IF([.CF$1] &lt; [.$C56]; [.$A56]+[.$E56]*[.CF$1]; &quot;&quot;)">
            <text:p/>
          </table:table-cell>
          <table:table-cell table:formula="of:=IF([.CG$1] &lt; [.$C56]; [.$A56]+[.$E56]*[.CG$1]; &quot;&quot;)">
            <text:p/>
          </table:table-cell>
          <table:table-cell table:formula="of:=IF([.CH$1] &lt; [.$C56]; [.$A56]+[.$E56]*[.CH$1]; &quot;&quot;)">
            <text:p/>
          </table:table-cell>
          <table:table-cell table:formula="of:=IF([.CI$1] &lt; [.$C56]; [.$A56]+[.$E56]*[.CI$1]; &quot;&quot;)">
            <text:p/>
          </table:table-cell>
          <table:table-cell table:formula="of:=IF([.CJ$1] &lt; [.$C56]; [.$A56]+[.$E56]*[.CJ$1]; &quot;&quot;)">
            <text:p/>
          </table:table-cell>
          <table:table-cell table:formula="of:=IF([.CK$1] &lt; [.$C56]; [.$A56]+[.$E56]*[.CK$1]; &quot;&quot;)">
            <text:p/>
          </table:table-cell>
          <table:table-cell table:formula="of:=IF([.CL$1] &lt; [.$C56]; [.$A56]+[.$E56]*[.CL$1]; &quot;&quot;)">
            <text:p/>
          </table:table-cell>
          <table:table-cell table:formula="of:=IF([.CM$1] &lt; [.$C56]; [.$A56]+[.$E56]*[.CM$1]; &quot;&quot;)">
            <text:p/>
          </table:table-cell>
          <table:table-cell table:formula="of:=IF([.CN$1] &lt; [.$C56]; [.$A56]+[.$E56]*[.CN$1]; &quot;&quot;)">
            <text:p/>
          </table:table-cell>
          <table:table-cell table:formula="of:=IF([.CO$1] &lt; [.$C56]; [.$A56]+[.$E56]*[.CO$1]; &quot;&quot;)">
            <text:p/>
          </table:table-cell>
          <table:table-cell table:formula="of:=IF([.CP$1] &lt; [.$C56]; [.$A56]+[.$E56]*[.CP$1]; &quot;&quot;)">
            <text:p/>
          </table:table-cell>
          <table:table-cell table:formula="of:=IF([.CQ$1] &lt; [.$C56]; [.$A56]+[.$E56]*[.CQ$1]; &quot;&quot;)">
            <text:p/>
          </table:table-cell>
          <table:table-cell table:formula="of:=IF([.CR$1] &lt; [.$C56]; [.$A56]+[.$E56]*[.CR$1]; &quot;&quot;)">
            <text:p/>
          </table:table-cell>
          <table:table-cell table:formula="of:=IF([.CS$1] &lt; [.$C56]; [.$A56]+[.$E56]*[.CS$1]; &quot;&quot;)">
            <text:p/>
          </table:table-cell>
          <table:table-cell table:formula="of:=IF([.CT$1] &lt; [.$C56]; [.$A56]+[.$E56]*[.CT$1]; &quot;&quot;)">
            <text:p/>
          </table:table-cell>
          <table:table-cell table:formula="of:=IF([.CU$1] &lt; [.$C56]; [.$A56]+[.$E56]*[.CU$1]; &quot;&quot;)">
            <text:p/>
          </table:table-cell>
          <table:table-cell table:formula="of:=IF([.CV$1] &lt; [.$C56]; [.$A56]+[.$E56]*[.CV$1]; &quot;&quot;)">
            <text:p/>
          </table:table-cell>
          <table:table-cell table:formula="of:=IF([.CW$1] &lt; [.$C56]; [.$A56]+[.$E56]*[.CW$1]; &quot;&quot;)">
            <text:p/>
          </table:table-cell>
          <table:table-cell table:formula="of:=IF([.CX$1] &lt; [.$C56]; [.$A56]+[.$E56]*[.CX$1]; &quot;&quot;)">
            <text:p/>
          </table:table-cell>
          <table:table-cell table:formula="of:=IF([.CY$1] &lt; [.$C56]; [.$A56]+[.$E56]*[.CY$1]; &quot;&quot;)">
            <text:p/>
          </table:table-cell>
          <table:table-cell table:formula="of:=IF([.CZ$1] &lt; [.$C56]; [.$A56]+[.$E56]*[.CZ$1]; &quot;&quot;)">
            <text:p/>
          </table:table-cell>
          <table:table-cell table:formula="of:=IF([.DA$1] &lt; [.$C56]; [.$A56]+[.$E56]*[.DA$1]; &quot;&quot;)">
            <text:p/>
          </table:table-cell>
          <table:table-cell table:formula="of:=IF([.DB$1] &lt; [.$C56]; [.$A56]+[.$E56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7]; [.$A57]+[.$E57]*[.G$1]; &quot;&quot;)">
            <text:p/>
          </table:table-cell>
          <table:table-cell table:formula="of:=IF([.H$1] &lt; [.$C57]; [.$A57]+[.$E57]*[.H$1]; &quot;&quot;)">
            <text:p/>
          </table:table-cell>
          <table:table-cell table:formula="of:=IF([.I$1] &lt; [.$C57]; [.$A57]+[.$E57]*[.I$1]; &quot;&quot;)">
            <text:p/>
          </table:table-cell>
          <table:table-cell table:formula="of:=IF([.J$1] &lt; [.$C57]; [.$A57]+[.$E57]*[.J$1]; &quot;&quot;)">
            <text:p/>
          </table:table-cell>
          <table:table-cell table:formula="of:=IF([.K$1] &lt; [.$C57]; [.$A57]+[.$E57]*[.K$1]; &quot;&quot;)">
            <text:p/>
          </table:table-cell>
          <table:table-cell table:formula="of:=IF([.L$1] &lt; [.$C57]; [.$A57]+[.$E57]*[.L$1]; &quot;&quot;)">
            <text:p/>
          </table:table-cell>
          <table:table-cell table:formula="of:=IF([.M$1] &lt; [.$C57]; [.$A57]+[.$E57]*[.M$1]; &quot;&quot;)">
            <text:p/>
          </table:table-cell>
          <table:table-cell table:formula="of:=IF([.N$1] &lt; [.$C57]; [.$A57]+[.$E57]*[.N$1]; &quot;&quot;)">
            <text:p/>
          </table:table-cell>
          <table:table-cell table:formula="of:=IF([.O$1] &lt; [.$C57]; [.$A57]+[.$E57]*[.O$1]; &quot;&quot;)">
            <text:p/>
          </table:table-cell>
          <table:table-cell table:formula="of:=IF([.P$1] &lt; [.$C57]; [.$A57]+[.$E57]*[.P$1]; &quot;&quot;)">
            <text:p/>
          </table:table-cell>
          <table:table-cell table:formula="of:=IF([.Q$1] &lt; [.$C57]; [.$A57]+[.$E57]*[.Q$1]; &quot;&quot;)">
            <text:p/>
          </table:table-cell>
          <table:table-cell table:formula="of:=IF([.R$1] &lt; [.$C57]; [.$A57]+[.$E57]*[.R$1]; &quot;&quot;)">
            <text:p/>
          </table:table-cell>
          <table:table-cell table:formula="of:=IF([.S$1] &lt; [.$C57]; [.$A57]+[.$E57]*[.S$1]; &quot;&quot;)">
            <text:p/>
          </table:table-cell>
          <table:table-cell table:formula="of:=IF([.T$1] &lt; [.$C57]; [.$A57]+[.$E57]*[.T$1]; &quot;&quot;)">
            <text:p/>
          </table:table-cell>
          <table:table-cell table:formula="of:=IF([.U$1] &lt; [.$C57]; [.$A57]+[.$E57]*[.U$1]; &quot;&quot;)">
            <text:p/>
          </table:table-cell>
          <table:table-cell table:formula="of:=IF([.V$1] &lt; [.$C57]; [.$A57]+[.$E57]*[.V$1]; &quot;&quot;)">
            <text:p/>
          </table:table-cell>
          <table:table-cell table:formula="of:=IF([.W$1] &lt; [.$C57]; [.$A57]+[.$E57]*[.W$1]; &quot;&quot;)">
            <text:p/>
          </table:table-cell>
          <table:table-cell table:formula="of:=IF([.X$1] &lt; [.$C57]; [.$A57]+[.$E57]*[.X$1]; &quot;&quot;)">
            <text:p/>
          </table:table-cell>
          <table:table-cell table:formula="of:=IF([.Y$1] &lt; [.$C57]; [.$A57]+[.$E57]*[.Y$1]; &quot;&quot;)">
            <text:p/>
          </table:table-cell>
          <table:table-cell table:formula="of:=IF([.Z$1] &lt; [.$C57]; [.$A57]+[.$E57]*[.Z$1]; &quot;&quot;)">
            <text:p/>
          </table:table-cell>
          <table:table-cell table:formula="of:=IF([.AA$1] &lt; [.$C57]; [.$A57]+[.$E57]*[.AA$1]; &quot;&quot;)">
            <text:p/>
          </table:table-cell>
          <table:table-cell table:formula="of:=IF([.AB$1] &lt; [.$C57]; [.$A57]+[.$E57]*[.AB$1]; &quot;&quot;)">
            <text:p/>
          </table:table-cell>
          <table:table-cell table:formula="of:=IF([.AC$1] &lt; [.$C57]; [.$A57]+[.$E57]*[.AC$1]; &quot;&quot;)">
            <text:p/>
          </table:table-cell>
          <table:table-cell table:formula="of:=IF([.AD$1] &lt; [.$C57]; [.$A57]+[.$E57]*[.AD$1]; &quot;&quot;)">
            <text:p/>
          </table:table-cell>
          <table:table-cell table:formula="of:=IF([.AE$1] &lt; [.$C57]; [.$A57]+[.$E57]*[.AE$1]; &quot;&quot;)">
            <text:p/>
          </table:table-cell>
          <table:table-cell table:formula="of:=IF([.AF$1] &lt; [.$C57]; [.$A57]+[.$E57]*[.AF$1]; &quot;&quot;)">
            <text:p/>
          </table:table-cell>
          <table:table-cell table:formula="of:=IF([.AG$1] &lt; [.$C57]; [.$A57]+[.$E57]*[.AG$1]; &quot;&quot;)">
            <text:p/>
          </table:table-cell>
          <table:table-cell table:formula="of:=IF([.AH$1] &lt; [.$C57]; [.$A57]+[.$E57]*[.AH$1]; &quot;&quot;)">
            <text:p/>
          </table:table-cell>
          <table:table-cell table:formula="of:=IF([.AI$1] &lt; [.$C57]; [.$A57]+[.$E57]*[.AI$1]; &quot;&quot;)">
            <text:p/>
          </table:table-cell>
          <table:table-cell table:formula="of:=IF([.AJ$1] &lt; [.$C57]; [.$A57]+[.$E57]*[.AJ$1]; &quot;&quot;)">
            <text:p/>
          </table:table-cell>
          <table:table-cell table:formula="of:=IF([.AK$1] &lt; [.$C57]; [.$A57]+[.$E57]*[.AK$1]; &quot;&quot;)">
            <text:p/>
          </table:table-cell>
          <table:table-cell table:formula="of:=IF([.AL$1] &lt; [.$C57]; [.$A57]+[.$E57]*[.AL$1]; &quot;&quot;)">
            <text:p/>
          </table:table-cell>
          <table:table-cell table:formula="of:=IF([.AM$1] &lt; [.$C57]; [.$A57]+[.$E57]*[.AM$1]; &quot;&quot;)">
            <text:p/>
          </table:table-cell>
          <table:table-cell table:formula="of:=IF([.AN$1] &lt; [.$C57]; [.$A57]+[.$E57]*[.AN$1]; &quot;&quot;)">
            <text:p/>
          </table:table-cell>
          <table:table-cell table:formula="of:=IF([.AO$1] &lt; [.$C57]; [.$A57]+[.$E57]*[.AO$1]; &quot;&quot;)">
            <text:p/>
          </table:table-cell>
          <table:table-cell table:formula="of:=IF([.AP$1] &lt; [.$C57]; [.$A57]+[.$E57]*[.AP$1]; &quot;&quot;)">
            <text:p/>
          </table:table-cell>
          <table:table-cell table:formula="of:=IF([.AQ$1] &lt; [.$C57]; [.$A57]+[.$E57]*[.AQ$1]; &quot;&quot;)">
            <text:p/>
          </table:table-cell>
          <table:table-cell table:formula="of:=IF([.AR$1] &lt; [.$C57]; [.$A57]+[.$E57]*[.AR$1]; &quot;&quot;)">
            <text:p/>
          </table:table-cell>
          <table:table-cell table:formula="of:=IF([.AS$1] &lt; [.$C57]; [.$A57]+[.$E57]*[.AS$1]; &quot;&quot;)">
            <text:p/>
          </table:table-cell>
          <table:table-cell table:formula="of:=IF([.AT$1] &lt; [.$C57]; [.$A57]+[.$E57]*[.AT$1]; &quot;&quot;)">
            <text:p/>
          </table:table-cell>
          <table:table-cell table:formula="of:=IF([.AU$1] &lt; [.$C57]; [.$A57]+[.$E57]*[.AU$1]; &quot;&quot;)">
            <text:p/>
          </table:table-cell>
          <table:table-cell table:formula="of:=IF([.AV$1] &lt; [.$C57]; [.$A57]+[.$E57]*[.AV$1]; &quot;&quot;)">
            <text:p/>
          </table:table-cell>
          <table:table-cell table:formula="of:=IF([.AW$1] &lt; [.$C57]; [.$A57]+[.$E57]*[.AW$1]; &quot;&quot;)">
            <text:p/>
          </table:table-cell>
          <table:table-cell table:formula="of:=IF([.AX$1] &lt; [.$C57]; [.$A57]+[.$E57]*[.AX$1]; &quot;&quot;)">
            <text:p/>
          </table:table-cell>
          <table:table-cell table:formula="of:=IF([.AY$1] &lt; [.$C57]; [.$A57]+[.$E57]*[.AY$1]; &quot;&quot;)">
            <text:p/>
          </table:table-cell>
          <table:table-cell table:formula="of:=IF([.AZ$1] &lt; [.$C57]; [.$A57]+[.$E57]*[.AZ$1]; &quot;&quot;)">
            <text:p/>
          </table:table-cell>
          <table:table-cell table:formula="of:=IF([.BA$1] &lt; [.$C57]; [.$A57]+[.$E57]*[.BA$1]; &quot;&quot;)">
            <text:p/>
          </table:table-cell>
          <table:table-cell table:formula="of:=IF([.BB$1] &lt; [.$C57]; [.$A57]+[.$E57]*[.BB$1]; &quot;&quot;)">
            <text:p/>
          </table:table-cell>
          <table:table-cell table:formula="of:=IF([.BC$1] &lt; [.$C57]; [.$A57]+[.$E57]*[.BC$1]; &quot;&quot;)">
            <text:p/>
          </table:table-cell>
          <table:table-cell table:formula="of:=IF([.BD$1] &lt; [.$C57]; [.$A57]+[.$E57]*[.BD$1]; &quot;&quot;)">
            <text:p/>
          </table:table-cell>
          <table:table-cell table:formula="of:=IF([.BE$1] &lt; [.$C57]; [.$A57]+[.$E57]*[.BE$1]; &quot;&quot;)">
            <text:p/>
          </table:table-cell>
          <table:table-cell table:formula="of:=IF([.BF$1] &lt; [.$C57]; [.$A57]+[.$E57]*[.BF$1]; &quot;&quot;)">
            <text:p/>
          </table:table-cell>
          <table:table-cell table:formula="of:=IF([.BG$1] &lt; [.$C57]; [.$A57]+[.$E57]*[.BG$1]; &quot;&quot;)">
            <text:p/>
          </table:table-cell>
          <table:table-cell table:formula="of:=IF([.BH$1] &lt; [.$C57]; [.$A57]+[.$E57]*[.BH$1]; &quot;&quot;)">
            <text:p/>
          </table:table-cell>
          <table:table-cell table:formula="of:=IF([.BI$1] &lt; [.$C57]; [.$A57]+[.$E57]*[.BI$1]; &quot;&quot;)">
            <text:p/>
          </table:table-cell>
          <table:table-cell table:formula="of:=IF([.BJ$1] &lt; [.$C57]; [.$A57]+[.$E57]*[.BJ$1]; &quot;&quot;)">
            <text:p/>
          </table:table-cell>
          <table:table-cell table:formula="of:=IF([.BK$1] &lt; [.$C57]; [.$A57]+[.$E57]*[.BK$1]; &quot;&quot;)">
            <text:p/>
          </table:table-cell>
          <table:table-cell table:formula="of:=IF([.BL$1] &lt; [.$C57]; [.$A57]+[.$E57]*[.BL$1]; &quot;&quot;)">
            <text:p/>
          </table:table-cell>
          <table:table-cell table:formula="of:=IF([.BM$1] &lt; [.$C57]; [.$A57]+[.$E57]*[.BM$1]; &quot;&quot;)">
            <text:p/>
          </table:table-cell>
          <table:table-cell table:formula="of:=IF([.BN$1] &lt; [.$C57]; [.$A57]+[.$E57]*[.BN$1]; &quot;&quot;)">
            <text:p/>
          </table:table-cell>
          <table:table-cell table:formula="of:=IF([.BO$1] &lt; [.$C57]; [.$A57]+[.$E57]*[.BO$1]; &quot;&quot;)">
            <text:p/>
          </table:table-cell>
          <table:table-cell table:formula="of:=IF([.BP$1] &lt; [.$C57]; [.$A57]+[.$E57]*[.BP$1]; &quot;&quot;)">
            <text:p/>
          </table:table-cell>
          <table:table-cell table:formula="of:=IF([.BQ$1] &lt; [.$C57]; [.$A57]+[.$E57]*[.BQ$1]; &quot;&quot;)">
            <text:p/>
          </table:table-cell>
          <table:table-cell table:formula="of:=IF([.BR$1] &lt; [.$C57]; [.$A57]+[.$E57]*[.BR$1]; &quot;&quot;)">
            <text:p/>
          </table:table-cell>
          <table:table-cell table:formula="of:=IF([.BS$1] &lt; [.$C57]; [.$A57]+[.$E57]*[.BS$1]; &quot;&quot;)">
            <text:p/>
          </table:table-cell>
          <table:table-cell table:formula="of:=IF([.BT$1] &lt; [.$C57]; [.$A57]+[.$E57]*[.BT$1]; &quot;&quot;)">
            <text:p/>
          </table:table-cell>
          <table:table-cell table:formula="of:=IF([.BU$1] &lt; [.$C57]; [.$A57]+[.$E57]*[.BU$1]; &quot;&quot;)">
            <text:p/>
          </table:table-cell>
          <table:table-cell table:formula="of:=IF([.BV$1] &lt; [.$C57]; [.$A57]+[.$E57]*[.BV$1]; &quot;&quot;)">
            <text:p/>
          </table:table-cell>
          <table:table-cell table:formula="of:=IF([.BW$1] &lt; [.$C57]; [.$A57]+[.$E57]*[.BW$1]; &quot;&quot;)">
            <text:p/>
          </table:table-cell>
          <table:table-cell table:formula="of:=IF([.BX$1] &lt; [.$C57]; [.$A57]+[.$E57]*[.BX$1]; &quot;&quot;)">
            <text:p/>
          </table:table-cell>
          <table:table-cell table:formula="of:=IF([.BY$1] &lt; [.$C57]; [.$A57]+[.$E57]*[.BY$1]; &quot;&quot;)">
            <text:p/>
          </table:table-cell>
          <table:table-cell table:formula="of:=IF([.BZ$1] &lt; [.$C57]; [.$A57]+[.$E57]*[.BZ$1]; &quot;&quot;)">
            <text:p/>
          </table:table-cell>
          <table:table-cell table:formula="of:=IF([.CA$1] &lt; [.$C57]; [.$A57]+[.$E57]*[.CA$1]; &quot;&quot;)">
            <text:p/>
          </table:table-cell>
          <table:table-cell table:formula="of:=IF([.CB$1] &lt; [.$C57]; [.$A57]+[.$E57]*[.CB$1]; &quot;&quot;)">
            <text:p/>
          </table:table-cell>
          <table:table-cell table:formula="of:=IF([.CC$1] &lt; [.$C57]; [.$A57]+[.$E57]*[.CC$1]; &quot;&quot;)">
            <text:p/>
          </table:table-cell>
          <table:table-cell table:formula="of:=IF([.CD$1] &lt; [.$C57]; [.$A57]+[.$E57]*[.CD$1]; &quot;&quot;)">
            <text:p/>
          </table:table-cell>
          <table:table-cell table:formula="of:=IF([.CE$1] &lt; [.$C57]; [.$A57]+[.$E57]*[.CE$1]; &quot;&quot;)">
            <text:p/>
          </table:table-cell>
          <table:table-cell table:formula="of:=IF([.CF$1] &lt; [.$C57]; [.$A57]+[.$E57]*[.CF$1]; &quot;&quot;)">
            <text:p/>
          </table:table-cell>
          <table:table-cell table:formula="of:=IF([.CG$1] &lt; [.$C57]; [.$A57]+[.$E57]*[.CG$1]; &quot;&quot;)">
            <text:p/>
          </table:table-cell>
          <table:table-cell table:formula="of:=IF([.CH$1] &lt; [.$C57]; [.$A57]+[.$E57]*[.CH$1]; &quot;&quot;)">
            <text:p/>
          </table:table-cell>
          <table:table-cell table:formula="of:=IF([.CI$1] &lt; [.$C57]; [.$A57]+[.$E57]*[.CI$1]; &quot;&quot;)">
            <text:p/>
          </table:table-cell>
          <table:table-cell table:formula="of:=IF([.CJ$1] &lt; [.$C57]; [.$A57]+[.$E57]*[.CJ$1]; &quot;&quot;)">
            <text:p/>
          </table:table-cell>
          <table:table-cell table:formula="of:=IF([.CK$1] &lt; [.$C57]; [.$A57]+[.$E57]*[.CK$1]; &quot;&quot;)">
            <text:p/>
          </table:table-cell>
          <table:table-cell table:formula="of:=IF([.CL$1] &lt; [.$C57]; [.$A57]+[.$E57]*[.CL$1]; &quot;&quot;)">
            <text:p/>
          </table:table-cell>
          <table:table-cell table:formula="of:=IF([.CM$1] &lt; [.$C57]; [.$A57]+[.$E57]*[.CM$1]; &quot;&quot;)">
            <text:p/>
          </table:table-cell>
          <table:table-cell table:formula="of:=IF([.CN$1] &lt; [.$C57]; [.$A57]+[.$E57]*[.CN$1]; &quot;&quot;)">
            <text:p/>
          </table:table-cell>
          <table:table-cell table:formula="of:=IF([.CO$1] &lt; [.$C57]; [.$A57]+[.$E57]*[.CO$1]; &quot;&quot;)">
            <text:p/>
          </table:table-cell>
          <table:table-cell table:formula="of:=IF([.CP$1] &lt; [.$C57]; [.$A57]+[.$E57]*[.CP$1]; &quot;&quot;)">
            <text:p/>
          </table:table-cell>
          <table:table-cell table:formula="of:=IF([.CQ$1] &lt; [.$C57]; [.$A57]+[.$E57]*[.CQ$1]; &quot;&quot;)">
            <text:p/>
          </table:table-cell>
          <table:table-cell table:formula="of:=IF([.CR$1] &lt; [.$C57]; [.$A57]+[.$E57]*[.CR$1]; &quot;&quot;)">
            <text:p/>
          </table:table-cell>
          <table:table-cell table:formula="of:=IF([.CS$1] &lt; [.$C57]; [.$A57]+[.$E57]*[.CS$1]; &quot;&quot;)">
            <text:p/>
          </table:table-cell>
          <table:table-cell table:formula="of:=IF([.CT$1] &lt; [.$C57]; [.$A57]+[.$E57]*[.CT$1]; &quot;&quot;)">
            <text:p/>
          </table:table-cell>
          <table:table-cell table:formula="of:=IF([.CU$1] &lt; [.$C57]; [.$A57]+[.$E57]*[.CU$1]; &quot;&quot;)">
            <text:p/>
          </table:table-cell>
          <table:table-cell table:formula="of:=IF([.CV$1] &lt; [.$C57]; [.$A57]+[.$E57]*[.CV$1]; &quot;&quot;)">
            <text:p/>
          </table:table-cell>
          <table:table-cell table:formula="of:=IF([.CW$1] &lt; [.$C57]; [.$A57]+[.$E57]*[.CW$1]; &quot;&quot;)">
            <text:p/>
          </table:table-cell>
          <table:table-cell table:formula="of:=IF([.CX$1] &lt; [.$C57]; [.$A57]+[.$E57]*[.CX$1]; &quot;&quot;)">
            <text:p/>
          </table:table-cell>
          <table:table-cell table:formula="of:=IF([.CY$1] &lt; [.$C57]; [.$A57]+[.$E57]*[.CY$1]; &quot;&quot;)">
            <text:p/>
          </table:table-cell>
          <table:table-cell table:formula="of:=IF([.CZ$1] &lt; [.$C57]; [.$A57]+[.$E57]*[.CZ$1]; &quot;&quot;)">
            <text:p/>
          </table:table-cell>
          <table:table-cell table:formula="of:=IF([.DA$1] &lt; [.$C57]; [.$A57]+[.$E57]*[.DA$1]; &quot;&quot;)">
            <text:p/>
          </table:table-cell>
          <table:table-cell table:formula="of:=IF([.DB$1] &lt; [.$C57]; [.$A57]+[.$E57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8]; [.$A58]+[.$E58]*[.G$1]; &quot;&quot;)">
            <text:p/>
          </table:table-cell>
          <table:table-cell table:formula="of:=IF([.H$1] &lt; [.$C58]; [.$A58]+[.$E58]*[.H$1]; &quot;&quot;)">
            <text:p/>
          </table:table-cell>
          <table:table-cell table:formula="of:=IF([.I$1] &lt; [.$C58]; [.$A58]+[.$E58]*[.I$1]; &quot;&quot;)">
            <text:p/>
          </table:table-cell>
          <table:table-cell table:formula="of:=IF([.J$1] &lt; [.$C58]; [.$A58]+[.$E58]*[.J$1]; &quot;&quot;)">
            <text:p/>
          </table:table-cell>
          <table:table-cell table:formula="of:=IF([.K$1] &lt; [.$C58]; [.$A58]+[.$E58]*[.K$1]; &quot;&quot;)">
            <text:p/>
          </table:table-cell>
          <table:table-cell table:formula="of:=IF([.L$1] &lt; [.$C58]; [.$A58]+[.$E58]*[.L$1]; &quot;&quot;)">
            <text:p/>
          </table:table-cell>
          <table:table-cell table:formula="of:=IF([.M$1] &lt; [.$C58]; [.$A58]+[.$E58]*[.M$1]; &quot;&quot;)">
            <text:p/>
          </table:table-cell>
          <table:table-cell table:formula="of:=IF([.N$1] &lt; [.$C58]; [.$A58]+[.$E58]*[.N$1]; &quot;&quot;)">
            <text:p/>
          </table:table-cell>
          <table:table-cell table:formula="of:=IF([.O$1] &lt; [.$C58]; [.$A58]+[.$E58]*[.O$1]; &quot;&quot;)">
            <text:p/>
          </table:table-cell>
          <table:table-cell table:formula="of:=IF([.P$1] &lt; [.$C58]; [.$A58]+[.$E58]*[.P$1]; &quot;&quot;)">
            <text:p/>
          </table:table-cell>
          <table:table-cell table:formula="of:=IF([.Q$1] &lt; [.$C58]; [.$A58]+[.$E58]*[.Q$1]; &quot;&quot;)">
            <text:p/>
          </table:table-cell>
          <table:table-cell table:formula="of:=IF([.R$1] &lt; [.$C58]; [.$A58]+[.$E58]*[.R$1]; &quot;&quot;)">
            <text:p/>
          </table:table-cell>
          <table:table-cell table:formula="of:=IF([.S$1] &lt; [.$C58]; [.$A58]+[.$E58]*[.S$1]; &quot;&quot;)">
            <text:p/>
          </table:table-cell>
          <table:table-cell table:formula="of:=IF([.T$1] &lt; [.$C58]; [.$A58]+[.$E58]*[.T$1]; &quot;&quot;)">
            <text:p/>
          </table:table-cell>
          <table:table-cell table:formula="of:=IF([.U$1] &lt; [.$C58]; [.$A58]+[.$E58]*[.U$1]; &quot;&quot;)">
            <text:p/>
          </table:table-cell>
          <table:table-cell table:formula="of:=IF([.V$1] &lt; [.$C58]; [.$A58]+[.$E58]*[.V$1]; &quot;&quot;)">
            <text:p/>
          </table:table-cell>
          <table:table-cell table:formula="of:=IF([.W$1] &lt; [.$C58]; [.$A58]+[.$E58]*[.W$1]; &quot;&quot;)">
            <text:p/>
          </table:table-cell>
          <table:table-cell table:formula="of:=IF([.X$1] &lt; [.$C58]; [.$A58]+[.$E58]*[.X$1]; &quot;&quot;)">
            <text:p/>
          </table:table-cell>
          <table:table-cell table:formula="of:=IF([.Y$1] &lt; [.$C58]; [.$A58]+[.$E58]*[.Y$1]; &quot;&quot;)">
            <text:p/>
          </table:table-cell>
          <table:table-cell table:formula="of:=IF([.Z$1] &lt; [.$C58]; [.$A58]+[.$E58]*[.Z$1]; &quot;&quot;)">
            <text:p/>
          </table:table-cell>
          <table:table-cell table:formula="of:=IF([.AA$1] &lt; [.$C58]; [.$A58]+[.$E58]*[.AA$1]; &quot;&quot;)">
            <text:p/>
          </table:table-cell>
          <table:table-cell table:formula="of:=IF([.AB$1] &lt; [.$C58]; [.$A58]+[.$E58]*[.AB$1]; &quot;&quot;)">
            <text:p/>
          </table:table-cell>
          <table:table-cell table:formula="of:=IF([.AC$1] &lt; [.$C58]; [.$A58]+[.$E58]*[.AC$1]; &quot;&quot;)">
            <text:p/>
          </table:table-cell>
          <table:table-cell table:formula="of:=IF([.AD$1] &lt; [.$C58]; [.$A58]+[.$E58]*[.AD$1]; &quot;&quot;)">
            <text:p/>
          </table:table-cell>
          <table:table-cell table:formula="of:=IF([.AE$1] &lt; [.$C58]; [.$A58]+[.$E58]*[.AE$1]; &quot;&quot;)">
            <text:p/>
          </table:table-cell>
          <table:table-cell table:formula="of:=IF([.AF$1] &lt; [.$C58]; [.$A58]+[.$E58]*[.AF$1]; &quot;&quot;)">
            <text:p/>
          </table:table-cell>
          <table:table-cell table:formula="of:=IF([.AG$1] &lt; [.$C58]; [.$A58]+[.$E58]*[.AG$1]; &quot;&quot;)">
            <text:p/>
          </table:table-cell>
          <table:table-cell table:formula="of:=IF([.AH$1] &lt; [.$C58]; [.$A58]+[.$E58]*[.AH$1]; &quot;&quot;)">
            <text:p/>
          </table:table-cell>
          <table:table-cell table:formula="of:=IF([.AI$1] &lt; [.$C58]; [.$A58]+[.$E58]*[.AI$1]; &quot;&quot;)">
            <text:p/>
          </table:table-cell>
          <table:table-cell table:formula="of:=IF([.AJ$1] &lt; [.$C58]; [.$A58]+[.$E58]*[.AJ$1]; &quot;&quot;)">
            <text:p/>
          </table:table-cell>
          <table:table-cell table:formula="of:=IF([.AK$1] &lt; [.$C58]; [.$A58]+[.$E58]*[.AK$1]; &quot;&quot;)">
            <text:p/>
          </table:table-cell>
          <table:table-cell table:formula="of:=IF([.AL$1] &lt; [.$C58]; [.$A58]+[.$E58]*[.AL$1]; &quot;&quot;)">
            <text:p/>
          </table:table-cell>
          <table:table-cell table:formula="of:=IF([.AM$1] &lt; [.$C58]; [.$A58]+[.$E58]*[.AM$1]; &quot;&quot;)">
            <text:p/>
          </table:table-cell>
          <table:table-cell table:formula="of:=IF([.AN$1] &lt; [.$C58]; [.$A58]+[.$E58]*[.AN$1]; &quot;&quot;)">
            <text:p/>
          </table:table-cell>
          <table:table-cell table:formula="of:=IF([.AO$1] &lt; [.$C58]; [.$A58]+[.$E58]*[.AO$1]; &quot;&quot;)">
            <text:p/>
          </table:table-cell>
          <table:table-cell table:formula="of:=IF([.AP$1] &lt; [.$C58]; [.$A58]+[.$E58]*[.AP$1]; &quot;&quot;)">
            <text:p/>
          </table:table-cell>
          <table:table-cell table:formula="of:=IF([.AQ$1] &lt; [.$C58]; [.$A58]+[.$E58]*[.AQ$1]; &quot;&quot;)">
            <text:p/>
          </table:table-cell>
          <table:table-cell table:formula="of:=IF([.AR$1] &lt; [.$C58]; [.$A58]+[.$E58]*[.AR$1]; &quot;&quot;)">
            <text:p/>
          </table:table-cell>
          <table:table-cell table:formula="of:=IF([.AS$1] &lt; [.$C58]; [.$A58]+[.$E58]*[.AS$1]; &quot;&quot;)">
            <text:p/>
          </table:table-cell>
          <table:table-cell table:formula="of:=IF([.AT$1] &lt; [.$C58]; [.$A58]+[.$E58]*[.AT$1]; &quot;&quot;)">
            <text:p/>
          </table:table-cell>
          <table:table-cell table:formula="of:=IF([.AU$1] &lt; [.$C58]; [.$A58]+[.$E58]*[.AU$1]; &quot;&quot;)">
            <text:p/>
          </table:table-cell>
          <table:table-cell table:formula="of:=IF([.AV$1] &lt; [.$C58]; [.$A58]+[.$E58]*[.AV$1]; &quot;&quot;)">
            <text:p/>
          </table:table-cell>
          <table:table-cell table:formula="of:=IF([.AW$1] &lt; [.$C58]; [.$A58]+[.$E58]*[.AW$1]; &quot;&quot;)">
            <text:p/>
          </table:table-cell>
          <table:table-cell table:formula="of:=IF([.AX$1] &lt; [.$C58]; [.$A58]+[.$E58]*[.AX$1]; &quot;&quot;)">
            <text:p/>
          </table:table-cell>
          <table:table-cell table:formula="of:=IF([.AY$1] &lt; [.$C58]; [.$A58]+[.$E58]*[.AY$1]; &quot;&quot;)">
            <text:p/>
          </table:table-cell>
          <table:table-cell table:formula="of:=IF([.AZ$1] &lt; [.$C58]; [.$A58]+[.$E58]*[.AZ$1]; &quot;&quot;)">
            <text:p/>
          </table:table-cell>
          <table:table-cell table:formula="of:=IF([.BA$1] &lt; [.$C58]; [.$A58]+[.$E58]*[.BA$1]; &quot;&quot;)">
            <text:p/>
          </table:table-cell>
          <table:table-cell table:formula="of:=IF([.BB$1] &lt; [.$C58]; [.$A58]+[.$E58]*[.BB$1]; &quot;&quot;)">
            <text:p/>
          </table:table-cell>
          <table:table-cell table:formula="of:=IF([.BC$1] &lt; [.$C58]; [.$A58]+[.$E58]*[.BC$1]; &quot;&quot;)">
            <text:p/>
          </table:table-cell>
          <table:table-cell table:formula="of:=IF([.BD$1] &lt; [.$C58]; [.$A58]+[.$E58]*[.BD$1]; &quot;&quot;)">
            <text:p/>
          </table:table-cell>
          <table:table-cell table:formula="of:=IF([.BE$1] &lt; [.$C58]; [.$A58]+[.$E58]*[.BE$1]; &quot;&quot;)">
            <text:p/>
          </table:table-cell>
          <table:table-cell table:formula="of:=IF([.BF$1] &lt; [.$C58]; [.$A58]+[.$E58]*[.BF$1]; &quot;&quot;)">
            <text:p/>
          </table:table-cell>
          <table:table-cell table:formula="of:=IF([.BG$1] &lt; [.$C58]; [.$A58]+[.$E58]*[.BG$1]; &quot;&quot;)">
            <text:p/>
          </table:table-cell>
          <table:table-cell table:formula="of:=IF([.BH$1] &lt; [.$C58]; [.$A58]+[.$E58]*[.BH$1]; &quot;&quot;)">
            <text:p/>
          </table:table-cell>
          <table:table-cell table:formula="of:=IF([.BI$1] &lt; [.$C58]; [.$A58]+[.$E58]*[.BI$1]; &quot;&quot;)">
            <text:p/>
          </table:table-cell>
          <table:table-cell table:formula="of:=IF([.BJ$1] &lt; [.$C58]; [.$A58]+[.$E58]*[.BJ$1]; &quot;&quot;)">
            <text:p/>
          </table:table-cell>
          <table:table-cell table:formula="of:=IF([.BK$1] &lt; [.$C58]; [.$A58]+[.$E58]*[.BK$1]; &quot;&quot;)">
            <text:p/>
          </table:table-cell>
          <table:table-cell table:formula="of:=IF([.BL$1] &lt; [.$C58]; [.$A58]+[.$E58]*[.BL$1]; &quot;&quot;)">
            <text:p/>
          </table:table-cell>
          <table:table-cell table:formula="of:=IF([.BM$1] &lt; [.$C58]; [.$A58]+[.$E58]*[.BM$1]; &quot;&quot;)">
            <text:p/>
          </table:table-cell>
          <table:table-cell table:formula="of:=IF([.BN$1] &lt; [.$C58]; [.$A58]+[.$E58]*[.BN$1]; &quot;&quot;)">
            <text:p/>
          </table:table-cell>
          <table:table-cell table:formula="of:=IF([.BO$1] &lt; [.$C58]; [.$A58]+[.$E58]*[.BO$1]; &quot;&quot;)">
            <text:p/>
          </table:table-cell>
          <table:table-cell table:formula="of:=IF([.BP$1] &lt; [.$C58]; [.$A58]+[.$E58]*[.BP$1]; &quot;&quot;)">
            <text:p/>
          </table:table-cell>
          <table:table-cell table:formula="of:=IF([.BQ$1] &lt; [.$C58]; [.$A58]+[.$E58]*[.BQ$1]; &quot;&quot;)">
            <text:p/>
          </table:table-cell>
          <table:table-cell table:formula="of:=IF([.BR$1] &lt; [.$C58]; [.$A58]+[.$E58]*[.BR$1]; &quot;&quot;)">
            <text:p/>
          </table:table-cell>
          <table:table-cell table:formula="of:=IF([.BS$1] &lt; [.$C58]; [.$A58]+[.$E58]*[.BS$1]; &quot;&quot;)">
            <text:p/>
          </table:table-cell>
          <table:table-cell table:formula="of:=IF([.BT$1] &lt; [.$C58]; [.$A58]+[.$E58]*[.BT$1]; &quot;&quot;)">
            <text:p/>
          </table:table-cell>
          <table:table-cell table:formula="of:=IF([.BU$1] &lt; [.$C58]; [.$A58]+[.$E58]*[.BU$1]; &quot;&quot;)">
            <text:p/>
          </table:table-cell>
          <table:table-cell table:formula="of:=IF([.BV$1] &lt; [.$C58]; [.$A58]+[.$E58]*[.BV$1]; &quot;&quot;)">
            <text:p/>
          </table:table-cell>
          <table:table-cell table:formula="of:=IF([.BW$1] &lt; [.$C58]; [.$A58]+[.$E58]*[.BW$1]; &quot;&quot;)">
            <text:p/>
          </table:table-cell>
          <table:table-cell table:formula="of:=IF([.BX$1] &lt; [.$C58]; [.$A58]+[.$E58]*[.BX$1]; &quot;&quot;)">
            <text:p/>
          </table:table-cell>
          <table:table-cell table:formula="of:=IF([.BY$1] &lt; [.$C58]; [.$A58]+[.$E58]*[.BY$1]; &quot;&quot;)">
            <text:p/>
          </table:table-cell>
          <table:table-cell table:formula="of:=IF([.BZ$1] &lt; [.$C58]; [.$A58]+[.$E58]*[.BZ$1]; &quot;&quot;)">
            <text:p/>
          </table:table-cell>
          <table:table-cell table:formula="of:=IF([.CA$1] &lt; [.$C58]; [.$A58]+[.$E58]*[.CA$1]; &quot;&quot;)">
            <text:p/>
          </table:table-cell>
          <table:table-cell table:formula="of:=IF([.CB$1] &lt; [.$C58]; [.$A58]+[.$E58]*[.CB$1]; &quot;&quot;)">
            <text:p/>
          </table:table-cell>
          <table:table-cell table:formula="of:=IF([.CC$1] &lt; [.$C58]; [.$A58]+[.$E58]*[.CC$1]; &quot;&quot;)">
            <text:p/>
          </table:table-cell>
          <table:table-cell table:formula="of:=IF([.CD$1] &lt; [.$C58]; [.$A58]+[.$E58]*[.CD$1]; &quot;&quot;)">
            <text:p/>
          </table:table-cell>
          <table:table-cell table:formula="of:=IF([.CE$1] &lt; [.$C58]; [.$A58]+[.$E58]*[.CE$1]; &quot;&quot;)">
            <text:p/>
          </table:table-cell>
          <table:table-cell table:formula="of:=IF([.CF$1] &lt; [.$C58]; [.$A58]+[.$E58]*[.CF$1]; &quot;&quot;)">
            <text:p/>
          </table:table-cell>
          <table:table-cell table:formula="of:=IF([.CG$1] &lt; [.$C58]; [.$A58]+[.$E58]*[.CG$1]; &quot;&quot;)">
            <text:p/>
          </table:table-cell>
          <table:table-cell table:formula="of:=IF([.CH$1] &lt; [.$C58]; [.$A58]+[.$E58]*[.CH$1]; &quot;&quot;)">
            <text:p/>
          </table:table-cell>
          <table:table-cell table:formula="of:=IF([.CI$1] &lt; [.$C58]; [.$A58]+[.$E58]*[.CI$1]; &quot;&quot;)">
            <text:p/>
          </table:table-cell>
          <table:table-cell table:formula="of:=IF([.CJ$1] &lt; [.$C58]; [.$A58]+[.$E58]*[.CJ$1]; &quot;&quot;)">
            <text:p/>
          </table:table-cell>
          <table:table-cell table:formula="of:=IF([.CK$1] &lt; [.$C58]; [.$A58]+[.$E58]*[.CK$1]; &quot;&quot;)">
            <text:p/>
          </table:table-cell>
          <table:table-cell table:formula="of:=IF([.CL$1] &lt; [.$C58]; [.$A58]+[.$E58]*[.CL$1]; &quot;&quot;)">
            <text:p/>
          </table:table-cell>
          <table:table-cell table:formula="of:=IF([.CM$1] &lt; [.$C58]; [.$A58]+[.$E58]*[.CM$1]; &quot;&quot;)">
            <text:p/>
          </table:table-cell>
          <table:table-cell table:formula="of:=IF([.CN$1] &lt; [.$C58]; [.$A58]+[.$E58]*[.CN$1]; &quot;&quot;)">
            <text:p/>
          </table:table-cell>
          <table:table-cell table:formula="of:=IF([.CO$1] &lt; [.$C58]; [.$A58]+[.$E58]*[.CO$1]; &quot;&quot;)">
            <text:p/>
          </table:table-cell>
          <table:table-cell table:formula="of:=IF([.CP$1] &lt; [.$C58]; [.$A58]+[.$E58]*[.CP$1]; &quot;&quot;)">
            <text:p/>
          </table:table-cell>
          <table:table-cell table:formula="of:=IF([.CQ$1] &lt; [.$C58]; [.$A58]+[.$E58]*[.CQ$1]; &quot;&quot;)">
            <text:p/>
          </table:table-cell>
          <table:table-cell table:formula="of:=IF([.CR$1] &lt; [.$C58]; [.$A58]+[.$E58]*[.CR$1]; &quot;&quot;)">
            <text:p/>
          </table:table-cell>
          <table:table-cell table:formula="of:=IF([.CS$1] &lt; [.$C58]; [.$A58]+[.$E58]*[.CS$1]; &quot;&quot;)">
            <text:p/>
          </table:table-cell>
          <table:table-cell table:formula="of:=IF([.CT$1] &lt; [.$C58]; [.$A58]+[.$E58]*[.CT$1]; &quot;&quot;)">
            <text:p/>
          </table:table-cell>
          <table:table-cell table:formula="of:=IF([.CU$1] &lt; [.$C58]; [.$A58]+[.$E58]*[.CU$1]; &quot;&quot;)">
            <text:p/>
          </table:table-cell>
          <table:table-cell table:formula="of:=IF([.CV$1] &lt; [.$C58]; [.$A58]+[.$E58]*[.CV$1]; &quot;&quot;)">
            <text:p/>
          </table:table-cell>
          <table:table-cell table:formula="of:=IF([.CW$1] &lt; [.$C58]; [.$A58]+[.$E58]*[.CW$1]; &quot;&quot;)">
            <text:p/>
          </table:table-cell>
          <table:table-cell table:formula="of:=IF([.CX$1] &lt; [.$C58]; [.$A58]+[.$E58]*[.CX$1]; &quot;&quot;)">
            <text:p/>
          </table:table-cell>
          <table:table-cell table:formula="of:=IF([.CY$1] &lt; [.$C58]; [.$A58]+[.$E58]*[.CY$1]; &quot;&quot;)">
            <text:p/>
          </table:table-cell>
          <table:table-cell table:formula="of:=IF([.CZ$1] &lt; [.$C58]; [.$A58]+[.$E58]*[.CZ$1]; &quot;&quot;)">
            <text:p/>
          </table:table-cell>
          <table:table-cell table:formula="of:=IF([.DA$1] &lt; [.$C58]; [.$A58]+[.$E58]*[.DA$1]; &quot;&quot;)">
            <text:p/>
          </table:table-cell>
          <table:table-cell table:formula="of:=IF([.DB$1] &lt; [.$C58]; [.$A58]+[.$E58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59]; [.$A59]+[.$E59]*[.G$1]; &quot;&quot;)">
            <text:p/>
          </table:table-cell>
          <table:table-cell table:formula="of:=IF([.H$1] &lt; [.$C59]; [.$A59]+[.$E59]*[.H$1]; &quot;&quot;)">
            <text:p/>
          </table:table-cell>
          <table:table-cell table:formula="of:=IF([.I$1] &lt; [.$C59]; [.$A59]+[.$E59]*[.I$1]; &quot;&quot;)">
            <text:p/>
          </table:table-cell>
          <table:table-cell table:formula="of:=IF([.J$1] &lt; [.$C59]; [.$A59]+[.$E59]*[.J$1]; &quot;&quot;)">
            <text:p/>
          </table:table-cell>
          <table:table-cell table:formula="of:=IF([.K$1] &lt; [.$C59]; [.$A59]+[.$E59]*[.K$1]; &quot;&quot;)">
            <text:p/>
          </table:table-cell>
          <table:table-cell table:formula="of:=IF([.L$1] &lt; [.$C59]; [.$A59]+[.$E59]*[.L$1]; &quot;&quot;)">
            <text:p/>
          </table:table-cell>
          <table:table-cell table:formula="of:=IF([.M$1] &lt; [.$C59]; [.$A59]+[.$E59]*[.M$1]; &quot;&quot;)">
            <text:p/>
          </table:table-cell>
          <table:table-cell table:formula="of:=IF([.N$1] &lt; [.$C59]; [.$A59]+[.$E59]*[.N$1]; &quot;&quot;)">
            <text:p/>
          </table:table-cell>
          <table:table-cell table:formula="of:=IF([.O$1] &lt; [.$C59]; [.$A59]+[.$E59]*[.O$1]; &quot;&quot;)">
            <text:p/>
          </table:table-cell>
          <table:table-cell table:formula="of:=IF([.P$1] &lt; [.$C59]; [.$A59]+[.$E59]*[.P$1]; &quot;&quot;)">
            <text:p/>
          </table:table-cell>
          <table:table-cell table:formula="of:=IF([.Q$1] &lt; [.$C59]; [.$A59]+[.$E59]*[.Q$1]; &quot;&quot;)">
            <text:p/>
          </table:table-cell>
          <table:table-cell table:formula="of:=IF([.R$1] &lt; [.$C59]; [.$A59]+[.$E59]*[.R$1]; &quot;&quot;)">
            <text:p/>
          </table:table-cell>
          <table:table-cell table:formula="of:=IF([.S$1] &lt; [.$C59]; [.$A59]+[.$E59]*[.S$1]; &quot;&quot;)">
            <text:p/>
          </table:table-cell>
          <table:table-cell table:formula="of:=IF([.T$1] &lt; [.$C59]; [.$A59]+[.$E59]*[.T$1]; &quot;&quot;)">
            <text:p/>
          </table:table-cell>
          <table:table-cell table:formula="of:=IF([.U$1] &lt; [.$C59]; [.$A59]+[.$E59]*[.U$1]; &quot;&quot;)">
            <text:p/>
          </table:table-cell>
          <table:table-cell table:formula="of:=IF([.V$1] &lt; [.$C59]; [.$A59]+[.$E59]*[.V$1]; &quot;&quot;)">
            <text:p/>
          </table:table-cell>
          <table:table-cell table:formula="of:=IF([.W$1] &lt; [.$C59]; [.$A59]+[.$E59]*[.W$1]; &quot;&quot;)">
            <text:p/>
          </table:table-cell>
          <table:table-cell table:formula="of:=IF([.X$1] &lt; [.$C59]; [.$A59]+[.$E59]*[.X$1]; &quot;&quot;)">
            <text:p/>
          </table:table-cell>
          <table:table-cell table:formula="of:=IF([.Y$1] &lt; [.$C59]; [.$A59]+[.$E59]*[.Y$1]; &quot;&quot;)">
            <text:p/>
          </table:table-cell>
          <table:table-cell table:formula="of:=IF([.Z$1] &lt; [.$C59]; [.$A59]+[.$E59]*[.Z$1]; &quot;&quot;)">
            <text:p/>
          </table:table-cell>
          <table:table-cell table:formula="of:=IF([.AA$1] &lt; [.$C59]; [.$A59]+[.$E59]*[.AA$1]; &quot;&quot;)">
            <text:p/>
          </table:table-cell>
          <table:table-cell table:formula="of:=IF([.AB$1] &lt; [.$C59]; [.$A59]+[.$E59]*[.AB$1]; &quot;&quot;)">
            <text:p/>
          </table:table-cell>
          <table:table-cell table:formula="of:=IF([.AC$1] &lt; [.$C59]; [.$A59]+[.$E59]*[.AC$1]; &quot;&quot;)">
            <text:p/>
          </table:table-cell>
          <table:table-cell table:formula="of:=IF([.AD$1] &lt; [.$C59]; [.$A59]+[.$E59]*[.AD$1]; &quot;&quot;)">
            <text:p/>
          </table:table-cell>
          <table:table-cell table:formula="of:=IF([.AE$1] &lt; [.$C59]; [.$A59]+[.$E59]*[.AE$1]; &quot;&quot;)">
            <text:p/>
          </table:table-cell>
          <table:table-cell table:formula="of:=IF([.AF$1] &lt; [.$C59]; [.$A59]+[.$E59]*[.AF$1]; &quot;&quot;)">
            <text:p/>
          </table:table-cell>
          <table:table-cell table:formula="of:=IF([.AG$1] &lt; [.$C59]; [.$A59]+[.$E59]*[.AG$1]; &quot;&quot;)">
            <text:p/>
          </table:table-cell>
          <table:table-cell table:formula="of:=IF([.AH$1] &lt; [.$C59]; [.$A59]+[.$E59]*[.AH$1]; &quot;&quot;)">
            <text:p/>
          </table:table-cell>
          <table:table-cell table:formula="of:=IF([.AI$1] &lt; [.$C59]; [.$A59]+[.$E59]*[.AI$1]; &quot;&quot;)">
            <text:p/>
          </table:table-cell>
          <table:table-cell table:formula="of:=IF([.AJ$1] &lt; [.$C59]; [.$A59]+[.$E59]*[.AJ$1]; &quot;&quot;)">
            <text:p/>
          </table:table-cell>
          <table:table-cell table:formula="of:=IF([.AK$1] &lt; [.$C59]; [.$A59]+[.$E59]*[.AK$1]; &quot;&quot;)">
            <text:p/>
          </table:table-cell>
          <table:table-cell table:formula="of:=IF([.AL$1] &lt; [.$C59]; [.$A59]+[.$E59]*[.AL$1]; &quot;&quot;)">
            <text:p/>
          </table:table-cell>
          <table:table-cell table:formula="of:=IF([.AM$1] &lt; [.$C59]; [.$A59]+[.$E59]*[.AM$1]; &quot;&quot;)">
            <text:p/>
          </table:table-cell>
          <table:table-cell table:formula="of:=IF([.AN$1] &lt; [.$C59]; [.$A59]+[.$E59]*[.AN$1]; &quot;&quot;)">
            <text:p/>
          </table:table-cell>
          <table:table-cell table:formula="of:=IF([.AO$1] &lt; [.$C59]; [.$A59]+[.$E59]*[.AO$1]; &quot;&quot;)">
            <text:p/>
          </table:table-cell>
          <table:table-cell table:formula="of:=IF([.AP$1] &lt; [.$C59]; [.$A59]+[.$E59]*[.AP$1]; &quot;&quot;)">
            <text:p/>
          </table:table-cell>
          <table:table-cell table:formula="of:=IF([.AQ$1] &lt; [.$C59]; [.$A59]+[.$E59]*[.AQ$1]; &quot;&quot;)">
            <text:p/>
          </table:table-cell>
          <table:table-cell table:formula="of:=IF([.AR$1] &lt; [.$C59]; [.$A59]+[.$E59]*[.AR$1]; &quot;&quot;)">
            <text:p/>
          </table:table-cell>
          <table:table-cell table:formula="of:=IF([.AS$1] &lt; [.$C59]; [.$A59]+[.$E59]*[.AS$1]; &quot;&quot;)">
            <text:p/>
          </table:table-cell>
          <table:table-cell table:formula="of:=IF([.AT$1] &lt; [.$C59]; [.$A59]+[.$E59]*[.AT$1]; &quot;&quot;)">
            <text:p/>
          </table:table-cell>
          <table:table-cell table:formula="of:=IF([.AU$1] &lt; [.$C59]; [.$A59]+[.$E59]*[.AU$1]; &quot;&quot;)">
            <text:p/>
          </table:table-cell>
          <table:table-cell table:formula="of:=IF([.AV$1] &lt; [.$C59]; [.$A59]+[.$E59]*[.AV$1]; &quot;&quot;)">
            <text:p/>
          </table:table-cell>
          <table:table-cell table:formula="of:=IF([.AW$1] &lt; [.$C59]; [.$A59]+[.$E59]*[.AW$1]; &quot;&quot;)">
            <text:p/>
          </table:table-cell>
          <table:table-cell table:formula="of:=IF([.AX$1] &lt; [.$C59]; [.$A59]+[.$E59]*[.AX$1]; &quot;&quot;)">
            <text:p/>
          </table:table-cell>
          <table:table-cell table:formula="of:=IF([.AY$1] &lt; [.$C59]; [.$A59]+[.$E59]*[.AY$1]; &quot;&quot;)">
            <text:p/>
          </table:table-cell>
          <table:table-cell table:formula="of:=IF([.AZ$1] &lt; [.$C59]; [.$A59]+[.$E59]*[.AZ$1]; &quot;&quot;)">
            <text:p/>
          </table:table-cell>
          <table:table-cell table:formula="of:=IF([.BA$1] &lt; [.$C59]; [.$A59]+[.$E59]*[.BA$1]; &quot;&quot;)">
            <text:p/>
          </table:table-cell>
          <table:table-cell table:formula="of:=IF([.BB$1] &lt; [.$C59]; [.$A59]+[.$E59]*[.BB$1]; &quot;&quot;)">
            <text:p/>
          </table:table-cell>
          <table:table-cell table:formula="of:=IF([.BC$1] &lt; [.$C59]; [.$A59]+[.$E59]*[.BC$1]; &quot;&quot;)">
            <text:p/>
          </table:table-cell>
          <table:table-cell table:formula="of:=IF([.BD$1] &lt; [.$C59]; [.$A59]+[.$E59]*[.BD$1]; &quot;&quot;)">
            <text:p/>
          </table:table-cell>
          <table:table-cell table:formula="of:=IF([.BE$1] &lt; [.$C59]; [.$A59]+[.$E59]*[.BE$1]; &quot;&quot;)">
            <text:p/>
          </table:table-cell>
          <table:table-cell table:formula="of:=IF([.BF$1] &lt; [.$C59]; [.$A59]+[.$E59]*[.BF$1]; &quot;&quot;)">
            <text:p/>
          </table:table-cell>
          <table:table-cell table:formula="of:=IF([.BG$1] &lt; [.$C59]; [.$A59]+[.$E59]*[.BG$1]; &quot;&quot;)">
            <text:p/>
          </table:table-cell>
          <table:table-cell table:formula="of:=IF([.BH$1] &lt; [.$C59]; [.$A59]+[.$E59]*[.BH$1]; &quot;&quot;)">
            <text:p/>
          </table:table-cell>
          <table:table-cell table:formula="of:=IF([.BI$1] &lt; [.$C59]; [.$A59]+[.$E59]*[.BI$1]; &quot;&quot;)">
            <text:p/>
          </table:table-cell>
          <table:table-cell table:formula="of:=IF([.BJ$1] &lt; [.$C59]; [.$A59]+[.$E59]*[.BJ$1]; &quot;&quot;)">
            <text:p/>
          </table:table-cell>
          <table:table-cell table:formula="of:=IF([.BK$1] &lt; [.$C59]; [.$A59]+[.$E59]*[.BK$1]; &quot;&quot;)">
            <text:p/>
          </table:table-cell>
          <table:table-cell table:formula="of:=IF([.BL$1] &lt; [.$C59]; [.$A59]+[.$E59]*[.BL$1]; &quot;&quot;)">
            <text:p/>
          </table:table-cell>
          <table:table-cell table:formula="of:=IF([.BM$1] &lt; [.$C59]; [.$A59]+[.$E59]*[.BM$1]; &quot;&quot;)">
            <text:p/>
          </table:table-cell>
          <table:table-cell table:formula="of:=IF([.BN$1] &lt; [.$C59]; [.$A59]+[.$E59]*[.BN$1]; &quot;&quot;)">
            <text:p/>
          </table:table-cell>
          <table:table-cell table:formula="of:=IF([.BO$1] &lt; [.$C59]; [.$A59]+[.$E59]*[.BO$1]; &quot;&quot;)">
            <text:p/>
          </table:table-cell>
          <table:table-cell table:formula="of:=IF([.BP$1] &lt; [.$C59]; [.$A59]+[.$E59]*[.BP$1]; &quot;&quot;)">
            <text:p/>
          </table:table-cell>
          <table:table-cell table:formula="of:=IF([.BQ$1] &lt; [.$C59]; [.$A59]+[.$E59]*[.BQ$1]; &quot;&quot;)">
            <text:p/>
          </table:table-cell>
          <table:table-cell table:formula="of:=IF([.BR$1] &lt; [.$C59]; [.$A59]+[.$E59]*[.BR$1]; &quot;&quot;)">
            <text:p/>
          </table:table-cell>
          <table:table-cell table:formula="of:=IF([.BS$1] &lt; [.$C59]; [.$A59]+[.$E59]*[.BS$1]; &quot;&quot;)">
            <text:p/>
          </table:table-cell>
          <table:table-cell table:formula="of:=IF([.BT$1] &lt; [.$C59]; [.$A59]+[.$E59]*[.BT$1]; &quot;&quot;)">
            <text:p/>
          </table:table-cell>
          <table:table-cell table:formula="of:=IF([.BU$1] &lt; [.$C59]; [.$A59]+[.$E59]*[.BU$1]; &quot;&quot;)">
            <text:p/>
          </table:table-cell>
          <table:table-cell table:formula="of:=IF([.BV$1] &lt; [.$C59]; [.$A59]+[.$E59]*[.BV$1]; &quot;&quot;)">
            <text:p/>
          </table:table-cell>
          <table:table-cell table:formula="of:=IF([.BW$1] &lt; [.$C59]; [.$A59]+[.$E59]*[.BW$1]; &quot;&quot;)">
            <text:p/>
          </table:table-cell>
          <table:table-cell table:formula="of:=IF([.BX$1] &lt; [.$C59]; [.$A59]+[.$E59]*[.BX$1]; &quot;&quot;)">
            <text:p/>
          </table:table-cell>
          <table:table-cell table:formula="of:=IF([.BY$1] &lt; [.$C59]; [.$A59]+[.$E59]*[.BY$1]; &quot;&quot;)">
            <text:p/>
          </table:table-cell>
          <table:table-cell table:formula="of:=IF([.BZ$1] &lt; [.$C59]; [.$A59]+[.$E59]*[.BZ$1]; &quot;&quot;)">
            <text:p/>
          </table:table-cell>
          <table:table-cell table:formula="of:=IF([.CA$1] &lt; [.$C59]; [.$A59]+[.$E59]*[.CA$1]; &quot;&quot;)">
            <text:p/>
          </table:table-cell>
          <table:table-cell table:formula="of:=IF([.CB$1] &lt; [.$C59]; [.$A59]+[.$E59]*[.CB$1]; &quot;&quot;)">
            <text:p/>
          </table:table-cell>
          <table:table-cell table:formula="of:=IF([.CC$1] &lt; [.$C59]; [.$A59]+[.$E59]*[.CC$1]; &quot;&quot;)">
            <text:p/>
          </table:table-cell>
          <table:table-cell table:formula="of:=IF([.CD$1] &lt; [.$C59]; [.$A59]+[.$E59]*[.CD$1]; &quot;&quot;)">
            <text:p/>
          </table:table-cell>
          <table:table-cell table:formula="of:=IF([.CE$1] &lt; [.$C59]; [.$A59]+[.$E59]*[.CE$1]; &quot;&quot;)">
            <text:p/>
          </table:table-cell>
          <table:table-cell table:formula="of:=IF([.CF$1] &lt; [.$C59]; [.$A59]+[.$E59]*[.CF$1]; &quot;&quot;)">
            <text:p/>
          </table:table-cell>
          <table:table-cell table:formula="of:=IF([.CG$1] &lt; [.$C59]; [.$A59]+[.$E59]*[.CG$1]; &quot;&quot;)">
            <text:p/>
          </table:table-cell>
          <table:table-cell table:formula="of:=IF([.CH$1] &lt; [.$C59]; [.$A59]+[.$E59]*[.CH$1]; &quot;&quot;)">
            <text:p/>
          </table:table-cell>
          <table:table-cell table:formula="of:=IF([.CI$1] &lt; [.$C59]; [.$A59]+[.$E59]*[.CI$1]; &quot;&quot;)">
            <text:p/>
          </table:table-cell>
          <table:table-cell table:formula="of:=IF([.CJ$1] &lt; [.$C59]; [.$A59]+[.$E59]*[.CJ$1]; &quot;&quot;)">
            <text:p/>
          </table:table-cell>
          <table:table-cell table:formula="of:=IF([.CK$1] &lt; [.$C59]; [.$A59]+[.$E59]*[.CK$1]; &quot;&quot;)">
            <text:p/>
          </table:table-cell>
          <table:table-cell table:formula="of:=IF([.CL$1] &lt; [.$C59]; [.$A59]+[.$E59]*[.CL$1]; &quot;&quot;)">
            <text:p/>
          </table:table-cell>
          <table:table-cell table:formula="of:=IF([.CM$1] &lt; [.$C59]; [.$A59]+[.$E59]*[.CM$1]; &quot;&quot;)">
            <text:p/>
          </table:table-cell>
          <table:table-cell table:formula="of:=IF([.CN$1] &lt; [.$C59]; [.$A59]+[.$E59]*[.CN$1]; &quot;&quot;)">
            <text:p/>
          </table:table-cell>
          <table:table-cell table:formula="of:=IF([.CO$1] &lt; [.$C59]; [.$A59]+[.$E59]*[.CO$1]; &quot;&quot;)">
            <text:p/>
          </table:table-cell>
          <table:table-cell table:formula="of:=IF([.CP$1] &lt; [.$C59]; [.$A59]+[.$E59]*[.CP$1]; &quot;&quot;)">
            <text:p/>
          </table:table-cell>
          <table:table-cell table:formula="of:=IF([.CQ$1] &lt; [.$C59]; [.$A59]+[.$E59]*[.CQ$1]; &quot;&quot;)">
            <text:p/>
          </table:table-cell>
          <table:table-cell table:formula="of:=IF([.CR$1] &lt; [.$C59]; [.$A59]+[.$E59]*[.CR$1]; &quot;&quot;)">
            <text:p/>
          </table:table-cell>
          <table:table-cell table:formula="of:=IF([.CS$1] &lt; [.$C59]; [.$A59]+[.$E59]*[.CS$1]; &quot;&quot;)">
            <text:p/>
          </table:table-cell>
          <table:table-cell table:formula="of:=IF([.CT$1] &lt; [.$C59]; [.$A59]+[.$E59]*[.CT$1]; &quot;&quot;)">
            <text:p/>
          </table:table-cell>
          <table:table-cell table:formula="of:=IF([.CU$1] &lt; [.$C59]; [.$A59]+[.$E59]*[.CU$1]; &quot;&quot;)">
            <text:p/>
          </table:table-cell>
          <table:table-cell table:formula="of:=IF([.CV$1] &lt; [.$C59]; [.$A59]+[.$E59]*[.CV$1]; &quot;&quot;)">
            <text:p/>
          </table:table-cell>
          <table:table-cell table:formula="of:=IF([.CW$1] &lt; [.$C59]; [.$A59]+[.$E59]*[.CW$1]; &quot;&quot;)">
            <text:p/>
          </table:table-cell>
          <table:table-cell table:formula="of:=IF([.CX$1] &lt; [.$C59]; [.$A59]+[.$E59]*[.CX$1]; &quot;&quot;)">
            <text:p/>
          </table:table-cell>
          <table:table-cell table:formula="of:=IF([.CY$1] &lt; [.$C59]; [.$A59]+[.$E59]*[.CY$1]; &quot;&quot;)">
            <text:p/>
          </table:table-cell>
          <table:table-cell table:formula="of:=IF([.CZ$1] &lt; [.$C59]; [.$A59]+[.$E59]*[.CZ$1]; &quot;&quot;)">
            <text:p/>
          </table:table-cell>
          <table:table-cell table:formula="of:=IF([.DA$1] &lt; [.$C59]; [.$A59]+[.$E59]*[.DA$1]; &quot;&quot;)">
            <text:p/>
          </table:table-cell>
          <table:table-cell table:formula="of:=IF([.DB$1] &lt; [.$C59]; [.$A59]+[.$E59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60]; [.$A60]+[.$E60]*[.G$1]; &quot;&quot;)">
            <text:p/>
          </table:table-cell>
          <table:table-cell table:formula="of:=IF([.H$1] &lt; [.$C60]; [.$A60]+[.$E60]*[.H$1]; &quot;&quot;)">
            <text:p/>
          </table:table-cell>
          <table:table-cell table:formula="of:=IF([.I$1] &lt; [.$C60]; [.$A60]+[.$E60]*[.I$1]; &quot;&quot;)">
            <text:p/>
          </table:table-cell>
          <table:table-cell table:formula="of:=IF([.J$1] &lt; [.$C60]; [.$A60]+[.$E60]*[.J$1]; &quot;&quot;)">
            <text:p/>
          </table:table-cell>
          <table:table-cell table:formula="of:=IF([.K$1] &lt; [.$C60]; [.$A60]+[.$E60]*[.K$1]; &quot;&quot;)">
            <text:p/>
          </table:table-cell>
          <table:table-cell table:formula="of:=IF([.L$1] &lt; [.$C60]; [.$A60]+[.$E60]*[.L$1]; &quot;&quot;)">
            <text:p/>
          </table:table-cell>
          <table:table-cell table:formula="of:=IF([.M$1] &lt; [.$C60]; [.$A60]+[.$E60]*[.M$1]; &quot;&quot;)">
            <text:p/>
          </table:table-cell>
          <table:table-cell table:formula="of:=IF([.N$1] &lt; [.$C60]; [.$A60]+[.$E60]*[.N$1]; &quot;&quot;)">
            <text:p/>
          </table:table-cell>
          <table:table-cell table:formula="of:=IF([.O$1] &lt; [.$C60]; [.$A60]+[.$E60]*[.O$1]; &quot;&quot;)">
            <text:p/>
          </table:table-cell>
          <table:table-cell table:formula="of:=IF([.P$1] &lt; [.$C60]; [.$A60]+[.$E60]*[.P$1]; &quot;&quot;)">
            <text:p/>
          </table:table-cell>
          <table:table-cell table:formula="of:=IF([.Q$1] &lt; [.$C60]; [.$A60]+[.$E60]*[.Q$1]; &quot;&quot;)">
            <text:p/>
          </table:table-cell>
          <table:table-cell table:formula="of:=IF([.R$1] &lt; [.$C60]; [.$A60]+[.$E60]*[.R$1]; &quot;&quot;)">
            <text:p/>
          </table:table-cell>
          <table:table-cell table:formula="of:=IF([.S$1] &lt; [.$C60]; [.$A60]+[.$E60]*[.S$1]; &quot;&quot;)">
            <text:p/>
          </table:table-cell>
          <table:table-cell table:formula="of:=IF([.T$1] &lt; [.$C60]; [.$A60]+[.$E60]*[.T$1]; &quot;&quot;)">
            <text:p/>
          </table:table-cell>
          <table:table-cell table:formula="of:=IF([.U$1] &lt; [.$C60]; [.$A60]+[.$E60]*[.U$1]; &quot;&quot;)">
            <text:p/>
          </table:table-cell>
          <table:table-cell table:formula="of:=IF([.V$1] &lt; [.$C60]; [.$A60]+[.$E60]*[.V$1]; &quot;&quot;)">
            <text:p/>
          </table:table-cell>
          <table:table-cell table:formula="of:=IF([.W$1] &lt; [.$C60]; [.$A60]+[.$E60]*[.W$1]; &quot;&quot;)">
            <text:p/>
          </table:table-cell>
          <table:table-cell table:formula="of:=IF([.X$1] &lt; [.$C60]; [.$A60]+[.$E60]*[.X$1]; &quot;&quot;)">
            <text:p/>
          </table:table-cell>
          <table:table-cell table:formula="of:=IF([.Y$1] &lt; [.$C60]; [.$A60]+[.$E60]*[.Y$1]; &quot;&quot;)">
            <text:p/>
          </table:table-cell>
          <table:table-cell table:formula="of:=IF([.Z$1] &lt; [.$C60]; [.$A60]+[.$E60]*[.Z$1]; &quot;&quot;)">
            <text:p/>
          </table:table-cell>
          <table:table-cell table:formula="of:=IF([.AA$1] &lt; [.$C60]; [.$A60]+[.$E60]*[.AA$1]; &quot;&quot;)">
            <text:p/>
          </table:table-cell>
          <table:table-cell table:formula="of:=IF([.AB$1] &lt; [.$C60]; [.$A60]+[.$E60]*[.AB$1]; &quot;&quot;)">
            <text:p/>
          </table:table-cell>
          <table:table-cell table:formula="of:=IF([.AC$1] &lt; [.$C60]; [.$A60]+[.$E60]*[.AC$1]; &quot;&quot;)">
            <text:p/>
          </table:table-cell>
          <table:table-cell table:formula="of:=IF([.AD$1] &lt; [.$C60]; [.$A60]+[.$E60]*[.AD$1]; &quot;&quot;)">
            <text:p/>
          </table:table-cell>
          <table:table-cell table:formula="of:=IF([.AE$1] &lt; [.$C60]; [.$A60]+[.$E60]*[.AE$1]; &quot;&quot;)">
            <text:p/>
          </table:table-cell>
          <table:table-cell table:formula="of:=IF([.AF$1] &lt; [.$C60]; [.$A60]+[.$E60]*[.AF$1]; &quot;&quot;)">
            <text:p/>
          </table:table-cell>
          <table:table-cell table:formula="of:=IF([.AG$1] &lt; [.$C60]; [.$A60]+[.$E60]*[.AG$1]; &quot;&quot;)">
            <text:p/>
          </table:table-cell>
          <table:table-cell table:formula="of:=IF([.AH$1] &lt; [.$C60]; [.$A60]+[.$E60]*[.AH$1]; &quot;&quot;)">
            <text:p/>
          </table:table-cell>
          <table:table-cell table:formula="of:=IF([.AI$1] &lt; [.$C60]; [.$A60]+[.$E60]*[.AI$1]; &quot;&quot;)">
            <text:p/>
          </table:table-cell>
          <table:table-cell table:formula="of:=IF([.AJ$1] &lt; [.$C60]; [.$A60]+[.$E60]*[.AJ$1]; &quot;&quot;)">
            <text:p/>
          </table:table-cell>
          <table:table-cell table:formula="of:=IF([.AK$1] &lt; [.$C60]; [.$A60]+[.$E60]*[.AK$1]; &quot;&quot;)">
            <text:p/>
          </table:table-cell>
          <table:table-cell table:formula="of:=IF([.AL$1] &lt; [.$C60]; [.$A60]+[.$E60]*[.AL$1]; &quot;&quot;)">
            <text:p/>
          </table:table-cell>
          <table:table-cell table:formula="of:=IF([.AM$1] &lt; [.$C60]; [.$A60]+[.$E60]*[.AM$1]; &quot;&quot;)">
            <text:p/>
          </table:table-cell>
          <table:table-cell table:formula="of:=IF([.AN$1] &lt; [.$C60]; [.$A60]+[.$E60]*[.AN$1]; &quot;&quot;)">
            <text:p/>
          </table:table-cell>
          <table:table-cell table:formula="of:=IF([.AO$1] &lt; [.$C60]; [.$A60]+[.$E60]*[.AO$1]; &quot;&quot;)">
            <text:p/>
          </table:table-cell>
          <table:table-cell table:formula="of:=IF([.AP$1] &lt; [.$C60]; [.$A60]+[.$E60]*[.AP$1]; &quot;&quot;)">
            <text:p/>
          </table:table-cell>
          <table:table-cell table:formula="of:=IF([.AQ$1] &lt; [.$C60]; [.$A60]+[.$E60]*[.AQ$1]; &quot;&quot;)">
            <text:p/>
          </table:table-cell>
          <table:table-cell table:formula="of:=IF([.AR$1] &lt; [.$C60]; [.$A60]+[.$E60]*[.AR$1]; &quot;&quot;)">
            <text:p/>
          </table:table-cell>
          <table:table-cell table:formula="of:=IF([.AS$1] &lt; [.$C60]; [.$A60]+[.$E60]*[.AS$1]; &quot;&quot;)">
            <text:p/>
          </table:table-cell>
          <table:table-cell table:formula="of:=IF([.AT$1] &lt; [.$C60]; [.$A60]+[.$E60]*[.AT$1]; &quot;&quot;)">
            <text:p/>
          </table:table-cell>
          <table:table-cell table:formula="of:=IF([.AU$1] &lt; [.$C60]; [.$A60]+[.$E60]*[.AU$1]; &quot;&quot;)">
            <text:p/>
          </table:table-cell>
          <table:table-cell table:formula="of:=IF([.AV$1] &lt; [.$C60]; [.$A60]+[.$E60]*[.AV$1]; &quot;&quot;)">
            <text:p/>
          </table:table-cell>
          <table:table-cell table:formula="of:=IF([.AW$1] &lt; [.$C60]; [.$A60]+[.$E60]*[.AW$1]; &quot;&quot;)">
            <text:p/>
          </table:table-cell>
          <table:table-cell table:formula="of:=IF([.AX$1] &lt; [.$C60]; [.$A60]+[.$E60]*[.AX$1]; &quot;&quot;)">
            <text:p/>
          </table:table-cell>
          <table:table-cell table:formula="of:=IF([.AY$1] &lt; [.$C60]; [.$A60]+[.$E60]*[.AY$1]; &quot;&quot;)">
            <text:p/>
          </table:table-cell>
          <table:table-cell table:formula="of:=IF([.AZ$1] &lt; [.$C60]; [.$A60]+[.$E60]*[.AZ$1]; &quot;&quot;)">
            <text:p/>
          </table:table-cell>
          <table:table-cell table:formula="of:=IF([.BA$1] &lt; [.$C60]; [.$A60]+[.$E60]*[.BA$1]; &quot;&quot;)">
            <text:p/>
          </table:table-cell>
          <table:table-cell table:formula="of:=IF([.BB$1] &lt; [.$C60]; [.$A60]+[.$E60]*[.BB$1]; &quot;&quot;)">
            <text:p/>
          </table:table-cell>
          <table:table-cell table:formula="of:=IF([.BC$1] &lt; [.$C60]; [.$A60]+[.$E60]*[.BC$1]; &quot;&quot;)">
            <text:p/>
          </table:table-cell>
          <table:table-cell table:formula="of:=IF([.BD$1] &lt; [.$C60]; [.$A60]+[.$E60]*[.BD$1]; &quot;&quot;)">
            <text:p/>
          </table:table-cell>
          <table:table-cell table:formula="of:=IF([.BE$1] &lt; [.$C60]; [.$A60]+[.$E60]*[.BE$1]; &quot;&quot;)">
            <text:p/>
          </table:table-cell>
          <table:table-cell table:formula="of:=IF([.BF$1] &lt; [.$C60]; [.$A60]+[.$E60]*[.BF$1]; &quot;&quot;)">
            <text:p/>
          </table:table-cell>
          <table:table-cell table:formula="of:=IF([.BG$1] &lt; [.$C60]; [.$A60]+[.$E60]*[.BG$1]; &quot;&quot;)">
            <text:p/>
          </table:table-cell>
          <table:table-cell table:formula="of:=IF([.BH$1] &lt; [.$C60]; [.$A60]+[.$E60]*[.BH$1]; &quot;&quot;)">
            <text:p/>
          </table:table-cell>
          <table:table-cell table:formula="of:=IF([.BI$1] &lt; [.$C60]; [.$A60]+[.$E60]*[.BI$1]; &quot;&quot;)">
            <text:p/>
          </table:table-cell>
          <table:table-cell table:formula="of:=IF([.BJ$1] &lt; [.$C60]; [.$A60]+[.$E60]*[.BJ$1]; &quot;&quot;)">
            <text:p/>
          </table:table-cell>
          <table:table-cell table:formula="of:=IF([.BK$1] &lt; [.$C60]; [.$A60]+[.$E60]*[.BK$1]; &quot;&quot;)">
            <text:p/>
          </table:table-cell>
          <table:table-cell table:formula="of:=IF([.BL$1] &lt; [.$C60]; [.$A60]+[.$E60]*[.BL$1]; &quot;&quot;)">
            <text:p/>
          </table:table-cell>
          <table:table-cell table:formula="of:=IF([.BM$1] &lt; [.$C60]; [.$A60]+[.$E60]*[.BM$1]; &quot;&quot;)">
            <text:p/>
          </table:table-cell>
          <table:table-cell table:formula="of:=IF([.BN$1] &lt; [.$C60]; [.$A60]+[.$E60]*[.BN$1]; &quot;&quot;)">
            <text:p/>
          </table:table-cell>
          <table:table-cell table:formula="of:=IF([.BO$1] &lt; [.$C60]; [.$A60]+[.$E60]*[.BO$1]; &quot;&quot;)">
            <text:p/>
          </table:table-cell>
          <table:table-cell table:formula="of:=IF([.BP$1] &lt; [.$C60]; [.$A60]+[.$E60]*[.BP$1]; &quot;&quot;)">
            <text:p/>
          </table:table-cell>
          <table:table-cell table:formula="of:=IF([.BQ$1] &lt; [.$C60]; [.$A60]+[.$E60]*[.BQ$1]; &quot;&quot;)">
            <text:p/>
          </table:table-cell>
          <table:table-cell table:formula="of:=IF([.BR$1] &lt; [.$C60]; [.$A60]+[.$E60]*[.BR$1]; &quot;&quot;)">
            <text:p/>
          </table:table-cell>
          <table:table-cell table:formula="of:=IF([.BS$1] &lt; [.$C60]; [.$A60]+[.$E60]*[.BS$1]; &quot;&quot;)">
            <text:p/>
          </table:table-cell>
          <table:table-cell table:formula="of:=IF([.BT$1] &lt; [.$C60]; [.$A60]+[.$E60]*[.BT$1]; &quot;&quot;)">
            <text:p/>
          </table:table-cell>
          <table:table-cell table:formula="of:=IF([.BU$1] &lt; [.$C60]; [.$A60]+[.$E60]*[.BU$1]; &quot;&quot;)">
            <text:p/>
          </table:table-cell>
          <table:table-cell table:formula="of:=IF([.BV$1] &lt; [.$C60]; [.$A60]+[.$E60]*[.BV$1]; &quot;&quot;)">
            <text:p/>
          </table:table-cell>
          <table:table-cell table:formula="of:=IF([.BW$1] &lt; [.$C60]; [.$A60]+[.$E60]*[.BW$1]; &quot;&quot;)">
            <text:p/>
          </table:table-cell>
          <table:table-cell table:formula="of:=IF([.BX$1] &lt; [.$C60]; [.$A60]+[.$E60]*[.BX$1]; &quot;&quot;)">
            <text:p/>
          </table:table-cell>
          <table:table-cell table:formula="of:=IF([.BY$1] &lt; [.$C60]; [.$A60]+[.$E60]*[.BY$1]; &quot;&quot;)">
            <text:p/>
          </table:table-cell>
          <table:table-cell table:formula="of:=IF([.BZ$1] &lt; [.$C60]; [.$A60]+[.$E60]*[.BZ$1]; &quot;&quot;)">
            <text:p/>
          </table:table-cell>
          <table:table-cell table:formula="of:=IF([.CA$1] &lt; [.$C60]; [.$A60]+[.$E60]*[.CA$1]; &quot;&quot;)">
            <text:p/>
          </table:table-cell>
          <table:table-cell table:formula="of:=IF([.CB$1] &lt; [.$C60]; [.$A60]+[.$E60]*[.CB$1]; &quot;&quot;)">
            <text:p/>
          </table:table-cell>
          <table:table-cell table:formula="of:=IF([.CC$1] &lt; [.$C60]; [.$A60]+[.$E60]*[.CC$1]; &quot;&quot;)">
            <text:p/>
          </table:table-cell>
          <table:table-cell table:formula="of:=IF([.CD$1] &lt; [.$C60]; [.$A60]+[.$E60]*[.CD$1]; &quot;&quot;)">
            <text:p/>
          </table:table-cell>
          <table:table-cell table:formula="of:=IF([.CE$1] &lt; [.$C60]; [.$A60]+[.$E60]*[.CE$1]; &quot;&quot;)">
            <text:p/>
          </table:table-cell>
          <table:table-cell table:formula="of:=IF([.CF$1] &lt; [.$C60]; [.$A60]+[.$E60]*[.CF$1]; &quot;&quot;)">
            <text:p/>
          </table:table-cell>
          <table:table-cell table:formula="of:=IF([.CG$1] &lt; [.$C60]; [.$A60]+[.$E60]*[.CG$1]; &quot;&quot;)">
            <text:p/>
          </table:table-cell>
          <table:table-cell table:formula="of:=IF([.CH$1] &lt; [.$C60]; [.$A60]+[.$E60]*[.CH$1]; &quot;&quot;)">
            <text:p/>
          </table:table-cell>
          <table:table-cell table:formula="of:=IF([.CI$1] &lt; [.$C60]; [.$A60]+[.$E60]*[.CI$1]; &quot;&quot;)">
            <text:p/>
          </table:table-cell>
          <table:table-cell table:formula="of:=IF([.CJ$1] &lt; [.$C60]; [.$A60]+[.$E60]*[.CJ$1]; &quot;&quot;)">
            <text:p/>
          </table:table-cell>
          <table:table-cell table:formula="of:=IF([.CK$1] &lt; [.$C60]; [.$A60]+[.$E60]*[.CK$1]; &quot;&quot;)">
            <text:p/>
          </table:table-cell>
          <table:table-cell table:formula="of:=IF([.CL$1] &lt; [.$C60]; [.$A60]+[.$E60]*[.CL$1]; &quot;&quot;)">
            <text:p/>
          </table:table-cell>
          <table:table-cell table:formula="of:=IF([.CM$1] &lt; [.$C60]; [.$A60]+[.$E60]*[.CM$1]; &quot;&quot;)">
            <text:p/>
          </table:table-cell>
          <table:table-cell table:formula="of:=IF([.CN$1] &lt; [.$C60]; [.$A60]+[.$E60]*[.CN$1]; &quot;&quot;)">
            <text:p/>
          </table:table-cell>
          <table:table-cell table:formula="of:=IF([.CO$1] &lt; [.$C60]; [.$A60]+[.$E60]*[.CO$1]; &quot;&quot;)">
            <text:p/>
          </table:table-cell>
          <table:table-cell table:formula="of:=IF([.CP$1] &lt; [.$C60]; [.$A60]+[.$E60]*[.CP$1]; &quot;&quot;)">
            <text:p/>
          </table:table-cell>
          <table:table-cell table:formula="of:=IF([.CQ$1] &lt; [.$C60]; [.$A60]+[.$E60]*[.CQ$1]; &quot;&quot;)">
            <text:p/>
          </table:table-cell>
          <table:table-cell table:formula="of:=IF([.CR$1] &lt; [.$C60]; [.$A60]+[.$E60]*[.CR$1]; &quot;&quot;)">
            <text:p/>
          </table:table-cell>
          <table:table-cell table:formula="of:=IF([.CS$1] &lt; [.$C60]; [.$A60]+[.$E60]*[.CS$1]; &quot;&quot;)">
            <text:p/>
          </table:table-cell>
          <table:table-cell table:formula="of:=IF([.CT$1] &lt; [.$C60]; [.$A60]+[.$E60]*[.CT$1]; &quot;&quot;)">
            <text:p/>
          </table:table-cell>
          <table:table-cell table:formula="of:=IF([.CU$1] &lt; [.$C60]; [.$A60]+[.$E60]*[.CU$1]; &quot;&quot;)">
            <text:p/>
          </table:table-cell>
          <table:table-cell table:formula="of:=IF([.CV$1] &lt; [.$C60]; [.$A60]+[.$E60]*[.CV$1]; &quot;&quot;)">
            <text:p/>
          </table:table-cell>
          <table:table-cell table:formula="of:=IF([.CW$1] &lt; [.$C60]; [.$A60]+[.$E60]*[.CW$1]; &quot;&quot;)">
            <text:p/>
          </table:table-cell>
          <table:table-cell table:formula="of:=IF([.CX$1] &lt; [.$C60]; [.$A60]+[.$E60]*[.CX$1]; &quot;&quot;)">
            <text:p/>
          </table:table-cell>
          <table:table-cell table:formula="of:=IF([.CY$1] &lt; [.$C60]; [.$A60]+[.$E60]*[.CY$1]; &quot;&quot;)">
            <text:p/>
          </table:table-cell>
          <table:table-cell table:formula="of:=IF([.CZ$1] &lt; [.$C60]; [.$A60]+[.$E60]*[.CZ$1]; &quot;&quot;)">
            <text:p/>
          </table:table-cell>
          <table:table-cell table:formula="of:=IF([.DA$1] &lt; [.$C60]; [.$A60]+[.$E60]*[.DA$1]; &quot;&quot;)">
            <text:p/>
          </table:table-cell>
          <table:table-cell table:formula="of:=IF([.DB$1] &lt; [.$C60]; [.$A60]+[.$E60]*[.DB$1]; &quot;&quot;)">
            <text:p/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IF([.G$1] &lt; [.$C61]; [.$A61]+[.$E61]*[.G$1]; &quot;&quot;)">
            <text:p/>
          </table:table-cell>
          <table:table-cell table:formula="of:=IF([.H$1] &lt; [.$C61]; [.$A61]+[.$E61]*[.H$1]; &quot;&quot;)">
            <text:p/>
          </table:table-cell>
          <table:table-cell table:formula="of:=IF([.I$1] &lt; [.$C61]; [.$A61]+[.$E61]*[.I$1]; &quot;&quot;)">
            <text:p/>
          </table:table-cell>
          <table:table-cell table:formula="of:=IF([.J$1] &lt; [.$C61]; [.$A61]+[.$E61]*[.J$1]; &quot;&quot;)">
            <text:p/>
          </table:table-cell>
          <table:table-cell table:formula="of:=IF([.K$1] &lt; [.$C61]; [.$A61]+[.$E61]*[.K$1]; &quot;&quot;)">
            <text:p/>
          </table:table-cell>
          <table:table-cell table:formula="of:=IF([.L$1] &lt; [.$C61]; [.$A61]+[.$E61]*[.L$1]; &quot;&quot;)">
            <text:p/>
          </table:table-cell>
          <table:table-cell table:formula="of:=IF([.M$1] &lt; [.$C61]; [.$A61]+[.$E61]*[.M$1]; &quot;&quot;)">
            <text:p/>
          </table:table-cell>
          <table:table-cell table:formula="of:=IF([.N$1] &lt; [.$C61]; [.$A61]+[.$E61]*[.N$1]; &quot;&quot;)">
            <text:p/>
          </table:table-cell>
          <table:table-cell table:formula="of:=IF([.O$1] &lt; [.$C61]; [.$A61]+[.$E61]*[.O$1]; &quot;&quot;)">
            <text:p/>
          </table:table-cell>
          <table:table-cell table:formula="of:=IF([.P$1] &lt; [.$C61]; [.$A61]+[.$E61]*[.P$1]; &quot;&quot;)">
            <text:p/>
          </table:table-cell>
          <table:table-cell table:formula="of:=IF([.Q$1] &lt; [.$C61]; [.$A61]+[.$E61]*[.Q$1]; &quot;&quot;)">
            <text:p/>
          </table:table-cell>
          <table:table-cell table:formula="of:=IF([.R$1] &lt; [.$C61]; [.$A61]+[.$E61]*[.R$1]; &quot;&quot;)">
            <text:p/>
          </table:table-cell>
          <table:table-cell table:formula="of:=IF([.S$1] &lt; [.$C61]; [.$A61]+[.$E61]*[.S$1]; &quot;&quot;)">
            <text:p/>
          </table:table-cell>
          <table:table-cell table:formula="of:=IF([.T$1] &lt; [.$C61]; [.$A61]+[.$E61]*[.T$1]; &quot;&quot;)">
            <text:p/>
          </table:table-cell>
          <table:table-cell table:formula="of:=IF([.U$1] &lt; [.$C61]; [.$A61]+[.$E61]*[.U$1]; &quot;&quot;)">
            <text:p/>
          </table:table-cell>
          <table:table-cell table:formula="of:=IF([.V$1] &lt; [.$C61]; [.$A61]+[.$E61]*[.V$1]; &quot;&quot;)">
            <text:p/>
          </table:table-cell>
          <table:table-cell table:formula="of:=IF([.W$1] &lt; [.$C61]; [.$A61]+[.$E61]*[.W$1]; &quot;&quot;)">
            <text:p/>
          </table:table-cell>
          <table:table-cell table:formula="of:=IF([.X$1] &lt; [.$C61]; [.$A61]+[.$E61]*[.X$1]; &quot;&quot;)">
            <text:p/>
          </table:table-cell>
          <table:table-cell table:formula="of:=IF([.Y$1] &lt; [.$C61]; [.$A61]+[.$E61]*[.Y$1]; &quot;&quot;)">
            <text:p/>
          </table:table-cell>
          <table:table-cell table:formula="of:=IF([.Z$1] &lt; [.$C61]; [.$A61]+[.$E61]*[.Z$1]; &quot;&quot;)">
            <text:p/>
          </table:table-cell>
          <table:table-cell table:formula="of:=IF([.AA$1] &lt; [.$C61]; [.$A61]+[.$E61]*[.AA$1]; &quot;&quot;)">
            <text:p/>
          </table:table-cell>
          <table:table-cell table:formula="of:=IF([.AB$1] &lt; [.$C61]; [.$A61]+[.$E61]*[.AB$1]; &quot;&quot;)">
            <text:p/>
          </table:table-cell>
          <table:table-cell table:formula="of:=IF([.AC$1] &lt; [.$C61]; [.$A61]+[.$E61]*[.AC$1]; &quot;&quot;)">
            <text:p/>
          </table:table-cell>
          <table:table-cell table:formula="of:=IF([.AD$1] &lt; [.$C61]; [.$A61]+[.$E61]*[.AD$1]; &quot;&quot;)">
            <text:p/>
          </table:table-cell>
          <table:table-cell table:formula="of:=IF([.AE$1] &lt; [.$C61]; [.$A61]+[.$E61]*[.AE$1]; &quot;&quot;)">
            <text:p/>
          </table:table-cell>
          <table:table-cell table:formula="of:=IF([.AF$1] &lt; [.$C61]; [.$A61]+[.$E61]*[.AF$1]; &quot;&quot;)">
            <text:p/>
          </table:table-cell>
          <table:table-cell table:formula="of:=IF([.AG$1] &lt; [.$C61]; [.$A61]+[.$E61]*[.AG$1]; &quot;&quot;)">
            <text:p/>
          </table:table-cell>
          <table:table-cell table:formula="of:=IF([.AH$1] &lt; [.$C61]; [.$A61]+[.$E61]*[.AH$1]; &quot;&quot;)">
            <text:p/>
          </table:table-cell>
          <table:table-cell table:formula="of:=IF([.AI$1] &lt; [.$C61]; [.$A61]+[.$E61]*[.AI$1]; &quot;&quot;)">
            <text:p/>
          </table:table-cell>
          <table:table-cell table:formula="of:=IF([.AJ$1] &lt; [.$C61]; [.$A61]+[.$E61]*[.AJ$1]; &quot;&quot;)">
            <text:p/>
          </table:table-cell>
          <table:table-cell table:formula="of:=IF([.AK$1] &lt; [.$C61]; [.$A61]+[.$E61]*[.AK$1]; &quot;&quot;)">
            <text:p/>
          </table:table-cell>
          <table:table-cell table:formula="of:=IF([.AL$1] &lt; [.$C61]; [.$A61]+[.$E61]*[.AL$1]; &quot;&quot;)">
            <text:p/>
          </table:table-cell>
          <table:table-cell table:formula="of:=IF([.AM$1] &lt; [.$C61]; [.$A61]+[.$E61]*[.AM$1]; &quot;&quot;)">
            <text:p/>
          </table:table-cell>
          <table:table-cell table:formula="of:=IF([.AN$1] &lt; [.$C61]; [.$A61]+[.$E61]*[.AN$1]; &quot;&quot;)">
            <text:p/>
          </table:table-cell>
          <table:table-cell table:formula="of:=IF([.AO$1] &lt; [.$C61]; [.$A61]+[.$E61]*[.AO$1]; &quot;&quot;)">
            <text:p/>
          </table:table-cell>
          <table:table-cell table:formula="of:=IF([.AP$1] &lt; [.$C61]; [.$A61]+[.$E61]*[.AP$1]; &quot;&quot;)">
            <text:p/>
          </table:table-cell>
          <table:table-cell table:formula="of:=IF([.AQ$1] &lt; [.$C61]; [.$A61]+[.$E61]*[.AQ$1]; &quot;&quot;)">
            <text:p/>
          </table:table-cell>
          <table:table-cell table:formula="of:=IF([.AR$1] &lt; [.$C61]; [.$A61]+[.$E61]*[.AR$1]; &quot;&quot;)">
            <text:p/>
          </table:table-cell>
          <table:table-cell table:formula="of:=IF([.AS$1] &lt; [.$C61]; [.$A61]+[.$E61]*[.AS$1]; &quot;&quot;)">
            <text:p/>
          </table:table-cell>
          <table:table-cell table:formula="of:=IF([.AT$1] &lt; [.$C61]; [.$A61]+[.$E61]*[.AT$1]; &quot;&quot;)">
            <text:p/>
          </table:table-cell>
          <table:table-cell table:formula="of:=IF([.AU$1] &lt; [.$C61]; [.$A61]+[.$E61]*[.AU$1]; &quot;&quot;)">
            <text:p/>
          </table:table-cell>
          <table:table-cell table:formula="of:=IF([.AV$1] &lt; [.$C61]; [.$A61]+[.$E61]*[.AV$1]; &quot;&quot;)">
            <text:p/>
          </table:table-cell>
          <table:table-cell table:formula="of:=IF([.AW$1] &lt; [.$C61]; [.$A61]+[.$E61]*[.AW$1]; &quot;&quot;)">
            <text:p/>
          </table:table-cell>
          <table:table-cell table:formula="of:=IF([.AX$1] &lt; [.$C61]; [.$A61]+[.$E61]*[.AX$1]; &quot;&quot;)">
            <text:p/>
          </table:table-cell>
          <table:table-cell table:formula="of:=IF([.AY$1] &lt; [.$C61]; [.$A61]+[.$E61]*[.AY$1]; &quot;&quot;)">
            <text:p/>
          </table:table-cell>
          <table:table-cell table:formula="of:=IF([.AZ$1] &lt; [.$C61]; [.$A61]+[.$E61]*[.AZ$1]; &quot;&quot;)">
            <text:p/>
          </table:table-cell>
          <table:table-cell table:formula="of:=IF([.BA$1] &lt; [.$C61]; [.$A61]+[.$E61]*[.BA$1]; &quot;&quot;)">
            <text:p/>
          </table:table-cell>
          <table:table-cell table:formula="of:=IF([.BB$1] &lt; [.$C61]; [.$A61]+[.$E61]*[.BB$1]; &quot;&quot;)">
            <text:p/>
          </table:table-cell>
          <table:table-cell table:formula="of:=IF([.BC$1] &lt; [.$C61]; [.$A61]+[.$E61]*[.BC$1]; &quot;&quot;)">
            <text:p/>
          </table:table-cell>
          <table:table-cell table:formula="of:=IF([.BD$1] &lt; [.$C61]; [.$A61]+[.$E61]*[.BD$1]; &quot;&quot;)">
            <text:p/>
          </table:table-cell>
          <table:table-cell table:formula="of:=IF([.BE$1] &lt; [.$C61]; [.$A61]+[.$E61]*[.BE$1]; &quot;&quot;)">
            <text:p/>
          </table:table-cell>
          <table:table-cell table:formula="of:=IF([.BF$1] &lt; [.$C61]; [.$A61]+[.$E61]*[.BF$1]; &quot;&quot;)">
            <text:p/>
          </table:table-cell>
          <table:table-cell table:formula="of:=IF([.BG$1] &lt; [.$C61]; [.$A61]+[.$E61]*[.BG$1]; &quot;&quot;)">
            <text:p/>
          </table:table-cell>
          <table:table-cell table:formula="of:=IF([.BH$1] &lt; [.$C61]; [.$A61]+[.$E61]*[.BH$1]; &quot;&quot;)">
            <text:p/>
          </table:table-cell>
          <table:table-cell table:formula="of:=IF([.BI$1] &lt; [.$C61]; [.$A61]+[.$E61]*[.BI$1]; &quot;&quot;)">
            <text:p/>
          </table:table-cell>
          <table:table-cell table:formula="of:=IF([.BJ$1] &lt; [.$C61]; [.$A61]+[.$E61]*[.BJ$1]; &quot;&quot;)">
            <text:p/>
          </table:table-cell>
          <table:table-cell table:formula="of:=IF([.BK$1] &lt; [.$C61]; [.$A61]+[.$E61]*[.BK$1]; &quot;&quot;)">
            <text:p/>
          </table:table-cell>
          <table:table-cell table:formula="of:=IF([.BL$1] &lt; [.$C61]; [.$A61]+[.$E61]*[.BL$1]; &quot;&quot;)">
            <text:p/>
          </table:table-cell>
          <table:table-cell table:formula="of:=IF([.BM$1] &lt; [.$C61]; [.$A61]+[.$E61]*[.BM$1]; &quot;&quot;)">
            <text:p/>
          </table:table-cell>
          <table:table-cell table:formula="of:=IF([.BN$1] &lt; [.$C61]; [.$A61]+[.$E61]*[.BN$1]; &quot;&quot;)">
            <text:p/>
          </table:table-cell>
          <table:table-cell table:formula="of:=IF([.BO$1] &lt; [.$C61]; [.$A61]+[.$E61]*[.BO$1]; &quot;&quot;)">
            <text:p/>
          </table:table-cell>
          <table:table-cell table:formula="of:=IF([.BP$1] &lt; [.$C61]; [.$A61]+[.$E61]*[.BP$1]; &quot;&quot;)">
            <text:p/>
          </table:table-cell>
          <table:table-cell table:formula="of:=IF([.BQ$1] &lt; [.$C61]; [.$A61]+[.$E61]*[.BQ$1]; &quot;&quot;)">
            <text:p/>
          </table:table-cell>
          <table:table-cell table:formula="of:=IF([.BR$1] &lt; [.$C61]; [.$A61]+[.$E61]*[.BR$1]; &quot;&quot;)">
            <text:p/>
          </table:table-cell>
          <table:table-cell table:formula="of:=IF([.BS$1] &lt; [.$C61]; [.$A61]+[.$E61]*[.BS$1]; &quot;&quot;)">
            <text:p/>
          </table:table-cell>
          <table:table-cell table:formula="of:=IF([.BT$1] &lt; [.$C61]; [.$A61]+[.$E61]*[.BT$1]; &quot;&quot;)">
            <text:p/>
          </table:table-cell>
          <table:table-cell table:formula="of:=IF([.BU$1] &lt; [.$C61]; [.$A61]+[.$E61]*[.BU$1]; &quot;&quot;)">
            <text:p/>
          </table:table-cell>
          <table:table-cell table:formula="of:=IF([.BV$1] &lt; [.$C61]; [.$A61]+[.$E61]*[.BV$1]; &quot;&quot;)">
            <text:p/>
          </table:table-cell>
          <table:table-cell table:formula="of:=IF([.BW$1] &lt; [.$C61]; [.$A61]+[.$E61]*[.BW$1]; &quot;&quot;)">
            <text:p/>
          </table:table-cell>
          <table:table-cell table:formula="of:=IF([.BX$1] &lt; [.$C61]; [.$A61]+[.$E61]*[.BX$1]; &quot;&quot;)">
            <text:p/>
          </table:table-cell>
          <table:table-cell table:formula="of:=IF([.BY$1] &lt; [.$C61]; [.$A61]+[.$E61]*[.BY$1]; &quot;&quot;)">
            <text:p/>
          </table:table-cell>
          <table:table-cell table:formula="of:=IF([.BZ$1] &lt; [.$C61]; [.$A61]+[.$E61]*[.BZ$1]; &quot;&quot;)">
            <text:p/>
          </table:table-cell>
          <table:table-cell table:formula="of:=IF([.CA$1] &lt; [.$C61]; [.$A61]+[.$E61]*[.CA$1]; &quot;&quot;)">
            <text:p/>
          </table:table-cell>
          <table:table-cell table:formula="of:=IF([.CB$1] &lt; [.$C61]; [.$A61]+[.$E61]*[.CB$1]; &quot;&quot;)">
            <text:p/>
          </table:table-cell>
          <table:table-cell table:formula="of:=IF([.CC$1] &lt; [.$C61]; [.$A61]+[.$E61]*[.CC$1]; &quot;&quot;)">
            <text:p/>
          </table:table-cell>
          <table:table-cell table:formula="of:=IF([.CD$1] &lt; [.$C61]; [.$A61]+[.$E61]*[.CD$1]; &quot;&quot;)">
            <text:p/>
          </table:table-cell>
          <table:table-cell table:formula="of:=IF([.CE$1] &lt; [.$C61]; [.$A61]+[.$E61]*[.CE$1]; &quot;&quot;)">
            <text:p/>
          </table:table-cell>
          <table:table-cell table:formula="of:=IF([.CF$1] &lt; [.$C61]; [.$A61]+[.$E61]*[.CF$1]; &quot;&quot;)">
            <text:p/>
          </table:table-cell>
          <table:table-cell table:formula="of:=IF([.CG$1] &lt; [.$C61]; [.$A61]+[.$E61]*[.CG$1]; &quot;&quot;)">
            <text:p/>
          </table:table-cell>
          <table:table-cell table:formula="of:=IF([.CH$1] &lt; [.$C61]; [.$A61]+[.$E61]*[.CH$1]; &quot;&quot;)">
            <text:p/>
          </table:table-cell>
          <table:table-cell table:formula="of:=IF([.CI$1] &lt; [.$C61]; [.$A61]+[.$E61]*[.CI$1]; &quot;&quot;)">
            <text:p/>
          </table:table-cell>
          <table:table-cell table:formula="of:=IF([.CJ$1] &lt; [.$C61]; [.$A61]+[.$E61]*[.CJ$1]; &quot;&quot;)">
            <text:p/>
          </table:table-cell>
          <table:table-cell table:formula="of:=IF([.CK$1] &lt; [.$C61]; [.$A61]+[.$E61]*[.CK$1]; &quot;&quot;)">
            <text:p/>
          </table:table-cell>
          <table:table-cell table:formula="of:=IF([.CL$1] &lt; [.$C61]; [.$A61]+[.$E61]*[.CL$1]; &quot;&quot;)">
            <text:p/>
          </table:table-cell>
          <table:table-cell table:formula="of:=IF([.CM$1] &lt; [.$C61]; [.$A61]+[.$E61]*[.CM$1]; &quot;&quot;)">
            <text:p/>
          </table:table-cell>
          <table:table-cell table:formula="of:=IF([.CN$1] &lt; [.$C61]; [.$A61]+[.$E61]*[.CN$1]; &quot;&quot;)">
            <text:p/>
          </table:table-cell>
          <table:table-cell table:formula="of:=IF([.CO$1] &lt; [.$C61]; [.$A61]+[.$E61]*[.CO$1]; &quot;&quot;)">
            <text:p/>
          </table:table-cell>
          <table:table-cell table:formula="of:=IF([.CP$1] &lt; [.$C61]; [.$A61]+[.$E61]*[.CP$1]; &quot;&quot;)">
            <text:p/>
          </table:table-cell>
          <table:table-cell table:formula="of:=IF([.CQ$1] &lt; [.$C61]; [.$A61]+[.$E61]*[.CQ$1]; &quot;&quot;)">
            <text:p/>
          </table:table-cell>
          <table:table-cell table:formula="of:=IF([.CR$1] &lt; [.$C61]; [.$A61]+[.$E61]*[.CR$1]; &quot;&quot;)">
            <text:p/>
          </table:table-cell>
          <table:table-cell table:formula="of:=IF([.CS$1] &lt; [.$C61]; [.$A61]+[.$E61]*[.CS$1]; &quot;&quot;)">
            <text:p/>
          </table:table-cell>
          <table:table-cell table:formula="of:=IF([.CT$1] &lt; [.$C61]; [.$A61]+[.$E61]*[.CT$1]; &quot;&quot;)">
            <text:p/>
          </table:table-cell>
          <table:table-cell table:formula="of:=IF([.CU$1] &lt; [.$C61]; [.$A61]+[.$E61]*[.CU$1]; &quot;&quot;)">
            <text:p/>
          </table:table-cell>
          <table:table-cell table:formula="of:=IF([.CV$1] &lt; [.$C61]; [.$A61]+[.$E61]*[.CV$1]; &quot;&quot;)">
            <text:p/>
          </table:table-cell>
          <table:table-cell table:formula="of:=IF([.CW$1] &lt; [.$C61]; [.$A61]+[.$E61]*[.CW$1]; &quot;&quot;)">
            <text:p/>
          </table:table-cell>
          <table:table-cell table:formula="of:=IF([.CX$1] &lt; [.$C61]; [.$A61]+[.$E61]*[.CX$1]; &quot;&quot;)">
            <text:p/>
          </table:table-cell>
          <table:table-cell table:formula="of:=IF([.CY$1] &lt; [.$C61]; [.$A61]+[.$E61]*[.CY$1]; &quot;&quot;)">
            <text:p/>
          </table:table-cell>
          <table:table-cell table:formula="of:=IF([.CZ$1] &lt; [.$C61]; [.$A61]+[.$E61]*[.CZ$1]; &quot;&quot;)">
            <text:p/>
          </table:table-cell>
          <table:table-cell table:formula="of:=IF([.DA$1] &lt; [.$C61]; [.$A61]+[.$E61]*[.DA$1]; &quot;&quot;)">
            <text:p/>
          </table:table-cell>
          <table:table-cell table:formula="of:=IF([.DB$1] &lt; [.$C61]; [.$A61]+[.$E61]*[.DB$1]; &quot;&quot;)">
            <text:p/>
          </table:table-cell>
          <table:table-cell table:number-columns-repeated="6"/>
        </table:table-row>
        <table:table-row table:style-name="ro1" table:number-rows-repeated="1048514">
          <table:table-cell table:number-columns-repeated="112"/>
        </table:table-row>
        <table:table-row table:style-name="ro1">
          <table:table-cell table:number-columns-repeated="112"/>
        </table:table-row>
      </table:table>
      <table:table table:name="Vertical segments transposed" table:style-name="ta1">
        <table:table-column table:style-name="co7" table:number-columns-repeated="106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table:number-columns-repeated="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table:number-columns-repeated="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table:number-columns-repeated="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361" calcext:value-type="float">
            <text:p>361</text:p>
          </table:table-cell>
          <table:table-cell office:value-type="float" office:value="373" calcext:value-type="float">
            <text:p>373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table:number-columns-repeated="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table:number-columns-repeated="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359" calcext:value-type="float">
            <text:p>359</text:p>
          </table:table-cell>
          <table:table-cell office:value-type="float" office:value="375" calcext:value-type="float">
            <text:p>375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table:number-columns-repeated="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358" calcext:value-type="float">
            <text:p>358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432" calcext:value-type="float">
            <text:p>432</text:p>
          </table:table-cell>
          <table:table-cell table:number-columns-repeated="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301" calcext:value-type="float">
            <text:p>301</text:p>
          </table:table-cell>
          <table:table-cell office:value-type="float" office:value="321" calcext:value-type="float">
            <text:p>321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table:number-columns-repeated="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322" calcext:value-type="float">
            <text:p>322</text:p>
          </table:table-cell>
          <table:table-cell office:value-type="float" office:value="356" calcext:value-type="float">
            <text:p>356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office:value-type="float" office:value="434" calcext:value-type="float">
            <text:p>434</text:p>
          </table:table-cell>
          <table:table-cell table:number-columns-repeated="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243" calcext:value-type="float">
            <text:p>243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323" calcext:value-type="float">
            <text:p>323</text:p>
          </table:table-cell>
          <table:table-cell office:value-type="float" office:value="355" calcext:value-type="float">
            <text:p>355</text:p>
          </table:table-cell>
          <table:table-cell office:value-type="float" office:value="379" calcext:value-type="float">
            <text:p>379</text:p>
          </table:table-cell>
          <table:table-cell office:value-type="float" office:value="411" calcext:value-type="float">
            <text:p>411</text:p>
          </table:table-cell>
          <table:table-cell office:value-type="float" office:value="435" calcext:value-type="float">
            <text:p>435</text:p>
          </table:table-cell>
          <table:table-cell table:number-columns-repeated="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380" calcext:value-type="float">
            <text:p>380</text:p>
          </table:table-cell>
          <table:table-cell office:value-type="float" office:value="410" calcext:value-type="float">
            <text:p>410</text:p>
          </table:table-cell>
          <table:table-cell office:value-type="float" office:value="436" calcext:value-type="float">
            <text:p>436</text:p>
          </table:table-cell>
          <table:table-cell table:number-columns-repeated="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325" calcext:value-type="float">
            <text:p>325</text:p>
          </table:table-cell>
          <table:table-cell office:value-type="float" office:value="353" calcext:value-type="float">
            <text:p>353</text:p>
          </table:table-cell>
          <table:table-cell office:value-type="float" office:value="381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office:value-type="float" office:value="437" calcext:value-type="float">
            <text:p>437</text:p>
          </table:table-cell>
          <table:table-cell table:number-columns-repeated="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326" calcext:value-type="float">
            <text:p>326</text:p>
          </table:table-cell>
          <table:table-cell office:value-type="float" office:value="352" calcext:value-type="float">
            <text:p>352</text:p>
          </table:table-cell>
          <table:table-cell office:value-type="float" office:value="382" calcext:value-type="float">
            <text:p>382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table:number-columns-repeated="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383" calcext:value-type="float">
            <text:p>38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table:number-columns-repeated="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94" calcext:value-type="float">
            <text:p>294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84" calcext:value-type="float">
            <text:p>384</text:p>
          </table:table-cell>
          <table:table-cell office:value-type="float" office:value="406" calcext:value-type="float">
            <text:p>406</text:p>
          </table:table-cell>
          <table:table-cell office:value-type="float" office:value="440" calcext:value-type="float">
            <text:p>440</text:p>
          </table:table-cell>
          <table:table-cell table:number-columns-repeated="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office:value-type="float" office:value="273" calcext:value-type="float">
            <text:p>273</text:p>
          </table:table-cell>
          <table:table-cell office:value-type="float" office:value="293" calcext:value-type="float">
            <text:p>293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table:number-columns-repeated="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330" calcext:value-type="float">
            <text:p>330</text:p>
          </table:table-cell>
          <table:table-cell office:value-type="float" office:value="348" calcext:value-type="float">
            <text:p>348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442" calcext:value-type="float">
            <text:p>442</text:p>
          </table:table-cell>
          <table:table-cell table:number-columns-repeated="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347" calcext:value-type="float">
            <text:p>347</text:p>
          </table:table-cell>
          <table:table-cell office:value-type="float" office:value="387" calcext:value-type="float">
            <text:p>387</text:p>
          </table:table-cell>
          <table:table-cell office:value-type="float" office:value="403" calcext:value-type="float">
            <text:p>403</text:p>
          </table:table-cell>
          <table:table-cell office:value-type="float" office:value="443" calcext:value-type="float">
            <text:p>443</text:p>
          </table:table-cell>
          <table:table-cell table:number-columns-repeated="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444" calcext:value-type="float">
            <text:p>444</text:p>
          </table:table-cell>
          <table:table-cell table:number-columns-repeated="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445" calcext:value-type="float">
            <text:p>445</text:p>
          </table:table-cell>
          <table:table-cell table:number-columns-repeated="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46" calcext:value-type="float">
            <text:p>446</text:p>
          </table:table-cell>
          <table:table-cell table:number-columns-repeated="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391" calcext:value-type="float">
            <text:p>391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table:number-columns-repeated="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448" calcext:value-type="float">
            <text:p>448</text:p>
          </table:table-cell>
          <table:table-cell table:number-columns-repeated="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table:number-columns-repeated="91"/>
        </table:table-row>
      </table:table>
      <table:table table:name="Horizontal segments" table:style-name="ta1">
        <table:table-column table:style-name="co8" table:number-columns-repeated="1024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12:24:46.445834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1:27:06.669108836</meta:creation-date>
    <dc:date>2019-12-07T12:26:57.764711850</dc:date>
    <meta:editing-duration>PT1H5M25S</meta:editing-duration>
    <meta:editing-cycles>14</meta:editing-cycles>
    <meta:generator>LibreOffice/6.1.5.2$Linux_X86_64 LibreOffice_project/10$Build-2</meta:generator>
    <meta:document-statistic meta:table-count="3" meta:cell-count="4470" meta:object-count="0"/>
  </office:meta>
</office:document-meta>
</file>